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0.52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erif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3" style:family="table-cell" style:parent-style-name="Default" style:data-style-name="N120">
      <style:text-properties style:font-name="Liberation Serif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5957in" svg:height="6.272in" svg:x="1.6193in" svg:y="11.4988in">
            <draw:object draw:notify-on-update-of-ranges="Sheet1.C1:Sheet1.C9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2654in" svg:y="1.1996in">
            <draw:object draw:notify-on-update-of-ranges="Sheet1.I1:Sheet1.I1 Sheet1.I2:Sheet1.I21 Sheet1.L1:Sheet1.L1 Sheet1.L2:Sheet1.L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float" office:value="1570.89550027" calcext:value-type="float">
            <text:p>1570.89550027</text:p>
          </table:table-cell>
          <table:table-cell office:value-type="float" office:value="2223" calcext:value-type="float">
            <text:p>2223</text:p>
          </table:table-cell>
          <table:table-cell table:formula="of:=[.B1]/[.A1]" office:value-type="float" office:value="1.4151164094734" calcext:value-type="float">
            <text:p>1.4151164095</text:p>
          </table:table-cell>
          <table:table-cell table:formula="of:=[.C1]^2" office:value-type="float" office:value="2.00255445236088" calcext:value-type="float">
            <text:p>2.0025544524</text:p>
          </table:table-cell>
          <table:table-cell table:number-columns-repeated="4"/>
          <table:table-cell office:value-type="string" calcext:value-type="string">
            <text:p>Plage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Effectif</text:p>
          </table:table-cell>
        </table:table-row>
        <table:table-row table:style-name="ro1">
          <table:table-cell office:value-type="float" office:value="4796.32093822" calcext:value-type="float">
            <text:p>4796.32093822</text:p>
          </table:table-cell>
          <table:table-cell office:value-type="float" office:value="5547" calcext:value-type="float">
            <text:p>5547</text:p>
          </table:table-cell>
          <table:table-cell table:formula="of:=[.B2]/[.A2]" office:value-type="float" office:value="1.15651143271046" calcext:value-type="float">
            <text:p>1.1565114327</text:p>
          </table:table-cell>
          <table:table-cell table:formula="of:=[.C2]^2" office:value-type="float" office:value="1.33751869399001" calcext:value-type="float">
            <text:p>1.337518694</text:p>
          </table:table-cell>
          <table:table-cell table:number-columns-repeated="4"/>
          <table:table-cell table:formula="of:=AVERAGE([.J2];[.K2])"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style-name="ce2" table:formula="of:=COUNTIFS([.$C$1:.$C$1000];&quot;&gt;1&quot;;[.C$1:.$C$1000];&quot;&lt;=1.1&quot;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70.46716573" calcext:value-type="float">
            <text:p>5470.46716573</text:p>
          </table:table-cell>
          <table:table-cell office:value-type="float" office:value="5849" calcext:value-type="float">
            <text:p>5849</text:p>
          </table:table-cell>
          <table:table-cell table:formula="of:=[.B3]/[.A3]" office:value-type="float" office:value="1.06919570537619" calcext:value-type="float">
            <text:p>1.0691957054</text:p>
          </table:table-cell>
          <table:table-cell table:formula="of:=[.C3]^2" office:value-type="float" office:value="1.1431794563949" calcext:value-type="float">
            <text:p>1.1431794564</text:p>
          </table:table-cell>
          <table:table-cell table:number-columns-repeated="4"/>
          <table:table-cell table:formula="of:=AVERAGE([.J3];[.K3])" office:value-type="float" office:value="1.15" calcext:value-type="float">
            <text:p>1.15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style-name="ce2" table:formula="of:=COUNTIFS([.$C$1:.$C$1000];&quot;&gt;1.1&quot;;[.C$1:.$C$1000];&quot;&lt;=1.2&quot;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458.1928478" calcext:value-type="float">
            <text:p>5458.1928478</text:p>
          </table:table-cell>
          <table:table-cell office:value-type="float" office:value="6760" calcext:value-type="float">
            <text:p>6760</text:p>
          </table:table-cell>
          <table:table-cell table:formula="of:=[.B4]/[.A4]" office:value-type="float" office:value="1.23850515885028" calcext:value-type="float">
            <text:p>1.2385051589</text:p>
          </table:table-cell>
          <table:table-cell table:formula="of:=[.C4]^2" office:value-type="float" office:value="1.53389502849876" calcext:value-type="float">
            <text:p>1.5338950285</text:p>
          </table:table-cell>
          <table:table-cell table:number-columns-repeated="4"/>
          <table:table-cell table:formula="of:=AVERAGE([.J4];[.K4])" office:value-type="float" office:value="1.25" calcext:value-type="float">
            <text:p>1.25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table:style-name="ce2" table:formula="of:=COUNTIFS([.$C$1:.$C$1000];&quot;&gt;=1.2&quot;;[.C$1:.$C$1000];&quot;&lt;=1.3&quot;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285.26276337" calcext:value-type="float">
            <text:p>9285.26276337</text:p>
          </table:table-cell>
          <table:table-cell office:value-type="float" office:value="20570" calcext:value-type="float">
            <text:p>20570</text:p>
          </table:table-cell>
          <table:table-cell table:formula="of:=[.B5]/[.A5]" office:value-type="float" office:value="2.21533849113542" calcext:value-type="float">
            <text:p>2.2153384911</text:p>
          </table:table-cell>
          <table:table-cell table:formula="of:=[.C5]^2" office:value-type="float" office:value="4.90772463030616" calcext:value-type="float">
            <text:p>4.9077246303</text:p>
          </table:table-cell>
          <table:table-cell table:number-columns-repeated="4"/>
          <table:table-cell table:formula="of:=AVERAGE([.J5];[.K5])" office:value-type="float" office:value="1.35" calcext:value-type="float">
            <text:p>1.35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table:style-name="ce2" table:formula="of:=COUNTIFS([.$C$1:.$C$1000];&quot;&gt;1.3&quot;;[.C$1:.$C$1000];&quot;&lt;=1.4&quot;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197.74733212" calcext:value-type="float">
            <text:p>7197.74733212</text:p>
          </table:table-cell>
          <table:table-cell office:value-type="float" office:value="14130" calcext:value-type="float">
            <text:p>14130</text:p>
          </table:table-cell>
          <table:table-cell table:formula="of:=[.B6]/[.A6]" office:value-type="float" office:value="1.96311420059784" calcext:value-type="float">
            <text:p>1.9631142006</text:p>
          </table:table-cell>
          <table:table-cell table:formula="of:=[.C6]^2" office:value-type="float" office:value="3.8538173645889" calcext:value-type="float">
            <text:p>3.8538173646</text:p>
          </table:table-cell>
          <table:table-cell office:value-type="string" calcext:value-type="string">
            <text:p>N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table:formula="of:=AVERAGE([.J6];[.K6])" office:value-type="float" office:value="1.45" calcext:value-type="float">
            <text:p>1.45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table:style-name="ce2" table:formula="of:=COUNTIFS([.$C$1:.$C$1000];&quot;&gt;1.4&quot;;[.C$1:.$C$1000];&quot;&lt;=1.5&quot;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875.44135751" calcext:value-type="float">
            <text:p>6875.44135751</text:p>
          </table:table-cell>
          <table:table-cell office:value-type="float" office:value="9430" calcext:value-type="float">
            <text:p>9430</text:p>
          </table:table-cell>
          <table:table-cell table:formula="of:=[.B7]/[.A7]" office:value-type="float" office:value="1.37154831372384" calcext:value-type="float">
            <text:p>1.3715483137</text:p>
          </table:table-cell>
          <table:table-cell table:formula="of:=[.C7]^2" office:value-type="float" office:value="1.88114477687871" calcext:value-type="float">
            <text:p>1.8811447769</text:p>
          </table:table-cell>
          <table:table-cell table:style-name="ce1" office:value-type="string" calcext:value-type="string">
            <text:p>Moyenne : </text:p>
          </table:table-cell>
          <table:table-cell table:style-name="ce1" table:formula="of:=AVERAGE([.C1:.C1000])" office:value-type="float" office:value="1.51390745235754" calcext:value-type="float">
            <text:p>1.5139074524</text:p>
          </table:table-cell>
          <table:table-cell table:number-columns-repeated="2"/>
          <table:table-cell table:formula="of:=AVERAGE([.J7];[.K7])"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2" table:formula="of:=COUNTIFS([.$C$1:.$C$1000];&quot;&gt;1.5&quot;;[.C$1:.$C$1000];&quot;&lt;=1.6&quot;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99.352189506" calcext:value-type="float">
            <text:p>999.352189506</text:p>
          </table:table-cell>
          <table:table-cell office:value-type="float" office:value="1701" calcext:value-type="float">
            <text:p>1701</text:p>
          </table:table-cell>
          <table:table-cell table:formula="of:=[.B8]/[.A8]" office:value-type="float" office:value="1.70210263995203" calcext:value-type="float">
            <text:p>1.70210264</text:p>
          </table:table-cell>
          <table:table-cell table:formula="of:=[.C8]^2" office:value-type="float" office:value="2.89715339693166" calcext:value-type="float">
            <text:p>2.8971533969</text:p>
          </table:table-cell>
          <table:table-cell office:value-type="string" calcext:value-type="string">
            <text:p>Moyenne du carré :</text:p>
          </table:table-cell>
          <table:table-cell table:formula="of:=AVERAGE([.D1:.D1000])" office:value-type="float" office:value="2.4158772260648" calcext:value-type="float">
            <text:p>2.4158772261</text:p>
          </table:table-cell>
          <table:table-cell table:number-columns-repeated="2"/>
          <table:table-cell table:formula="of:=AVERAGE([.J8];[.K8])" office:value-type="float" office:value="1.65" calcext:value-type="float">
            <text:p>1.6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table:style-name="ce2" table:formula="of:=COUNTIFS([.$C$1:.$C$1000];&quot;&gt;1.6&quot;;[.C$1:.$C$1000];&quot;&lt;=1.7&quot;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54.46094406" calcext:value-type="float">
            <text:p>2054.46094406</text:p>
          </table:table-cell>
          <table:table-cell office:value-type="float" office:value="2764" calcext:value-type="float">
            <text:p>2764</text:p>
          </table:table-cell>
          <table:table-cell table:formula="of:=[.B9]/[.A9]" office:value-type="float" office:value="1.34536507398277" calcext:value-type="float">
            <text:p>1.345365074</text:p>
          </table:table-cell>
          <table:table-cell table:formula="of:=[.C9]^2" office:value-type="float" office:value="1.81000718229267" calcext:value-type="float">
            <text:p>1.8100071823</text:p>
          </table:table-cell>
          <table:table-cell office:value-type="string" calcext:value-type="string">
            <text:p>V(X) :</text:p>
          </table:table-cell>
          <table:table-cell table:formula="of:=[.F8]-[.F7]^2" office:value-type="float" office:value="0.123961451761091" calcext:value-type="float">
            <text:p>0.1239614518</text:p>
          </table:table-cell>
          <table:table-cell table:number-columns-repeated="2"/>
          <table:table-cell table:formula="of:=AVERAGE([.J9];[.K9])" office:value-type="float" office:value="1.75" calcext:value-type="float">
            <text:p>1.75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table:style-name="ce2" table:formula="of:=COUNTIFS([.$C$1:.$C$1000];&quot;&gt;1.7&quot;;[.C$1:.$C$1000];&quot;&lt;=1.8&quot;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182.8205742" calcext:value-type="float">
            <text:p>10182.8205742</text:p>
          </table:table-cell>
          <table:table-cell office:value-type="float" office:value="16025" calcext:value-type="float">
            <text:p>16025</text:p>
          </table:table-cell>
          <table:table-cell table:formula="of:=[.B10]/[.A10]" office:value-type="float" office:value="1.57372899612925" calcext:value-type="float">
            <text:p>1.5737289961</text:p>
          </table:table-cell>
          <table:table-cell table:formula="of:=[.C10]^2" office:value-type="float" office:value="2.47662295325796" calcext:value-type="float">
            <text:p>2.4766229533</text:p>
          </table:table-cell>
          <table:table-cell office:value-type="string" calcext:value-type="string">
            <text:p>Ecart-type : </text:p>
          </table:table-cell>
          <table:table-cell table:formula="of:=[.F9]^(1/2)" office:value-type="float" office:value="0.352081598157432" calcext:value-type="float">
            <text:p>0.3520815982</text:p>
          </table:table-cell>
          <table:table-cell table:number-columns-repeated="2"/>
          <table:table-cell table:formula="of:=AVERAGE([.J10];[.K10])"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style-name="ce2" table:formula="of:=COUNTIFS([.$C$1:.$C$1000];&quot;&gt;1.8&quot;;[.C$1:.$C$1000];&quot;&lt;=1.9&quot;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07.75795831" calcext:value-type="float">
            <text:p>5007.75795831</text:p>
          </table:table-cell>
          <table:table-cell office:value-type="float" office:value="8215" calcext:value-type="float">
            <text:p>8215</text:p>
          </table:table-cell>
          <table:table-cell table:formula="of:=[.B11]/[.A11]" office:value-type="float" office:value="1.64045468419012" calcext:value-type="float">
            <text:p>1.6404546842</text:p>
          </table:table-cell>
          <table:table-cell table:formula="of:=[.C11]^2" office:value-type="float" office:value="2.69109157088131" calcext:value-type="float">
            <text:p>2.6910915709</text:p>
          </table:table-cell>
          <table:table-cell office:value-type="string" calcext:value-type="string">
            <text:p>Mediane : </text:p>
          </table:table-cell>
          <table:table-cell table:formula="of:=MEDIAN([.C1:.C1000])" office:value-type="float" office:value="1.41838934499931" calcext:value-type="float">
            <text:p>1.418389345</text:p>
          </table:table-cell>
          <table:table-cell table:number-columns-repeated="2"/>
          <table:table-cell table:formula="of:=AVERAGE([.J11];[.K11])" office:value-type="float" office:value="1.95" calcext:value-type="float">
            <text:p>1.95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table:style-name="ce2" table:formula="of:=COUNTIFS([.$C$1:.$C$1000];&quot;&gt;1.9&quot;;[.C$1:.$C$1000];&quot;&lt;=2&quot;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00.49679731" calcext:value-type="float">
            <text:p>2800.49679731</text:p>
          </table:table-cell>
          <table:table-cell office:value-type="float" office:value="3434" calcext:value-type="float">
            <text:p>3434</text:p>
          </table:table-cell>
          <table:table-cell table:formula="of:=[.B12]/[.A12]" office:value-type="float" office:value="1.22621100773924" calcext:value-type="float">
            <text:p>1.2262110077</text:p>
          </table:table-cell>
          <table:table-cell table:formula="of:=[.C12]^2" office:value-type="float" office:value="1.50359343550087" calcext:value-type="float">
            <text:p>1.5035934355</text:p>
          </table:table-cell>
          <table:table-cell table:number-columns-repeated="4"/>
          <table:table-cell table:formula="of:=AVERAGE([.J12];[.K12])" office:value-type="float" office:value="2.05" calcext:value-type="float">
            <text:p>2.05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ce2" table:formula="of:=COUNTIFS([.$C$1:.$C$1000];&quot;&gt;2&quot;;[.C$1:.$C$1000];&quot;&lt;=2.1&quot;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87.42490779" calcext:value-type="float">
            <text:p>6587.42490779</text:p>
          </table:table-cell>
          <table:table-cell office:value-type="float" office:value="8226" calcext:value-type="float">
            <text:p>8226</text:p>
          </table:table-cell>
          <table:table-cell table:formula="of:=[.B13]/[.A13]" office:value-type="float" office:value="1.24874288741755" calcext:value-type="float">
            <text:p>1.2487428874</text:p>
          </table:table-cell>
          <table:table-cell table:formula="of:=[.C13]^2" office:value-type="float" office:value="1.55935879887593" calcext:value-type="float">
            <text:p>1.5593587989</text:p>
          </table:table-cell>
          <table:table-cell table:number-columns-repeated="4"/>
          <table:table-cell table:formula="of:=AVERAGE([.J13];[.K13])" office:value-type="float" office:value="2.15" calcext:value-type="float">
            <text:p>2.15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table:style-name="ce2" table:formula="of:=COUNTIFS([.$C$1:.$C$1000];&quot;&gt;2.1&quot;;[.C$1:.$C$1000];&quot;&lt;=2.2&quot;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90.55349542" calcext:value-type="float">
            <text:p>2490.55349542</text:p>
          </table:table-cell>
          <table:table-cell office:value-type="float" office:value="3392" calcext:value-type="float">
            <text:p>3392</text:p>
          </table:table-cell>
          <table:table-cell table:formula="of:=[.B14]/[.A14]" office:value-type="float" office:value="1.36194625260518" calcext:value-type="float">
            <text:p>1.3619462526</text:p>
          </table:table-cell>
          <table:table-cell table:formula="of:=[.C14]^2" office:value-type="float" office:value="1.85489759498529" calcext:value-type="float">
            <text:p>1.854897595</text:p>
          </table:table-cell>
          <table:table-cell table:number-columns-repeated="4"/>
          <table:table-cell table:formula="of:=AVERAGE([.J14];[.K14])" office:value-type="float" office:value="2.25" calcext:value-type="float">
            <text:p>2.25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table:style-name="ce2" table:formula="of:=COUNTIFS([.$C$1:.$C$1000];&quot;&gt;2.2&quot;;[.C$1:.$C$1000];&quot;&lt;=2.3&quot;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81.66342487" calcext:value-type="float">
            <text:p>5381.66342487</text:p>
          </table:table-cell>
          <table:table-cell office:value-type="float" office:value="6340" calcext:value-type="float">
            <text:p>6340</text:p>
          </table:table-cell>
          <table:table-cell table:formula="of:=[.B15]/[.A15]" office:value-type="float" office:value="1.17807441667595" calcext:value-type="float">
            <text:p>1.1780744167</text:p>
          </table:table-cell>
          <table:table-cell table:formula="of:=[.C15]^2" office:value-type="float" office:value="1.38785933122637" calcext:value-type="float">
            <text:p>1.3878593312</text:p>
          </table:table-cell>
          <table:table-cell table:number-columns-repeated="4"/>
          <table:table-cell table:formula="of:=AVERAGE([.J15];[.K15])" office:value-type="float" office:value="2.35" calcext:value-type="float">
            <text:p>2.35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table:style-name="ce2" table:formula="of:=COUNTIFS([.$C$1:.$C$1000];&quot;&gt;2.3&quot;;[.C$1:.$C$1000];&quot;&lt;=2.4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2.757701476" calcext:value-type="float">
            <text:p>772.757701476</text:p>
          </table:table-cell>
          <table:table-cell office:value-type="float" office:value="857" calcext:value-type="float">
            <text:p>857</text:p>
          </table:table-cell>
          <table:table-cell table:formula="of:=[.B16]/[.A16]" office:value-type="float" office:value="1.10901515230854" calcext:value-type="float">
            <text:p>1.1090151523</text:p>
          </table:table-cell>
          <table:table-cell table:formula="of:=[.C16]^2" office:value-type="float" office:value="1.22991460804992" calcext:value-type="float">
            <text:p>1.229914608</text:p>
          </table:table-cell>
          <table:table-cell table:number-columns-repeated="4"/>
          <table:table-cell table:formula="of:=AVERAGE([.J16];[.K16])" office:value-type="float" office:value="2.45" calcext:value-type="float">
            <text:p>2.45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table:style-name="ce2" table:formula="of:=COUNTIFS([.$C$1:.$C$1000];&quot;&gt;2.4&quot;;[.C$1:.$C$1000];&quot;&lt;=2.5&quot;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007.95675785" calcext:value-type="float">
            <text:p>7007.95675785</text:p>
          </table:table-cell>
          <table:table-cell office:value-type="float" office:value="13408" calcext:value-type="float">
            <text:p>13408</text:p>
          </table:table-cell>
          <table:table-cell table:formula="of:=[.B17]/[.A17]" office:value-type="float" office:value="1.91325381467015" calcext:value-type="float">
            <text:p>1.9132538147</text:p>
          </table:table-cell>
          <table:table-cell table:formula="of:=[.C17]^2" office:value-type="float" office:value="3.6605401593499" calcext:value-type="float">
            <text:p>3.6605401593</text:p>
          </table:table-cell>
          <table:table-cell table:number-columns-repeated="4"/>
          <table:table-cell table:formula="of:=AVERAGE([.J17];[.K17])" office:value-type="float" office:value="2.55" calcext:value-type="float">
            <text:p>2.55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table:style-name="ce2" table:formula="of:=COUNTIFS([.$C$1:.$C$1000];&quot;&gt;2.5&quot;;[.C$1:.$C$1000];&quot;&lt;=2.6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8.61343704" calcext:value-type="float">
            <text:p>1228.61343704</text:p>
          </table:table-cell>
          <table:table-cell office:value-type="float" office:value="1781" calcext:value-type="float">
            <text:p>1781</text:p>
          </table:table-cell>
          <table:table-cell table:formula="of:=[.B18]/[.A18]" office:value-type="float" office:value="1.44960159665095" calcext:value-type="float">
            <text:p>1.4496015967</text:p>
          </table:table-cell>
          <table:table-cell table:formula="of:=[.C18]^2" office:value-type="float" office:value="2.10134478901299" calcext:value-type="float">
            <text:p>2.101344789</text:p>
          </table:table-cell>
          <table:table-cell table:number-columns-repeated="4"/>
          <table:table-cell table:formula="of:=AVERAGE([.J18];[.K18])" office:value-type="float" office:value="2.65" calcext:value-type="float">
            <text:p>2.65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style-name="ce3" table:formula="of:=COUNTIFS([.$C$1:.$C$1000];&quot;&gt;2.6&quot;;[.C$1:.$C$1000];&quot;&lt;=2.7&quot;)" office:value-type="float" office:value="6" calcext:value-type="float">
            <text:p>6.0</text:p>
          </table:table-cell>
        </table:table-row>
        <table:table-row table:style-name="ro1">
          <table:table-cell office:value-type="float" office:value="3308.68249719" calcext:value-type="float">
            <text:p>3308.68249719</text:p>
          </table:table-cell>
          <table:table-cell office:value-type="float" office:value="4693" calcext:value-type="float">
            <text:p>4693</text:p>
          </table:table-cell>
          <table:table-cell table:formula="of:=[.B19]/[.A19]" office:value-type="float" office:value="1.41838934499931" calcext:value-type="float">
            <text:p>1.418389345</text:p>
          </table:table-cell>
          <table:table-cell table:formula="of:=[.C19]^2" office:value-type="float" office:value="2.01182833400757" calcext:value-type="float">
            <text:p>2.011828334</text:p>
          </table:table-cell>
          <table:table-cell table:number-columns-repeated="4"/>
          <table:table-cell table:formula="of:=AVERAGE([.J19];[.K19])" office:value-type="float" office:value="2.75" calcext:value-type="float">
            <text:p>2.75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table:style-name="ce2" table:formula="of:=COUNTIFS([.$C$1:.$C$1000];&quot;&gt;2.7&quot;;[.C$1:.$C$1000];&quot;&lt;=2.8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4.76410381" calcext:value-type="float">
            <text:p>3044.76410381</text:p>
          </table:table-cell>
          <table:table-cell office:value-type="float" office:value="4263" calcext:value-type="float">
            <text:p>4263</text:p>
          </table:table-cell>
          <table:table-cell table:formula="of:=[.B20]/[.A20]" office:value-type="float" office:value="1.40010846642129" calcext:value-type="float">
            <text:p>1.4001084664</text:p>
          </table:table-cell>
          <table:table-cell table:formula="of:=[.C20]^2" office:value-type="float" office:value="1.96030371774457" calcext:value-type="float">
            <text:p>1.9603037177</text:p>
          </table:table-cell>
          <table:table-cell table:number-columns-repeated="4"/>
          <table:table-cell table:formula="of:=AVERAGE([.J20];[.K20])" office:value-type="float" office:value="2.85" calcext:value-type="float">
            <text:p>2.85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table:style-name="ce2" table:formula="of:=COUNTIFS([.$C$1:.$C$1000];&quot;&gt;2.8&quot;;[.C$1:.$C$1000];&quot;&lt;=2.9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.25800146" calcext:value-type="float">
            <text:p>1469.25800146</text:p>
          </table:table-cell>
          <table:table-cell office:value-type="float" office:value="3301" calcext:value-type="float">
            <text:p>3301</text:p>
          </table:table-cell>
          <table:table-cell table:formula="of:=[.B21]/[.A21]" office:value-type="float" office:value="2.24671228383293" calcext:value-type="float">
            <text:p>2.2467122838</text:p>
          </table:table-cell>
          <table:table-cell table:formula="of:=[.C21]^2" office:value-type="float" office:value="5.04771608632577" calcext:value-type="float">
            <text:p>5.0477160863</text:p>
          </table:table-cell>
          <table:table-cell table:number-columns-repeated="4"/>
          <table:table-cell table:formula="of:=AVERAGE([.J21];[.K21])" office:value-type="float" office:value="2.95" calcext:value-type="float">
            <text:p>2.95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table:style-name="ce2" table:formula="of:=COUNTIFS([.$C$1:.$C$1000];&quot;&gt;2.9&quot;;[.C$1:.$C$1000];&quot;&lt;=3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6.26272095" calcext:value-type="float">
            <text:p>6616.26272095</text:p>
          </table:table-cell>
          <table:table-cell office:value-type="float" office:value="8130" calcext:value-type="float">
            <text:p>8130</text:p>
          </table:table-cell>
          <table:table-cell table:formula="of:=[.B22]/[.A22]" office:value-type="float" office:value="1.22879038256096" calcext:value-type="float">
            <text:p>1.2287903826</text:p>
          </table:table-cell>
          <table:table-cell table:formula="of:=[.C22]^2" office:value-type="float" office:value="1.50992580427432" calcext:value-type="float">
            <text:p>1.5099258043</text:p>
          </table:table-cell>
          <table:table-cell table:number-columns-repeated="4"/>
          <table:table-cell table:formula="of:=AVERAGE([.J22];[.K22])"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style-name="ce2"/>
        </table:table-row>
        <table:table-row table:style-name="ro1">
          <table:table-cell office:value-type="float" office:value="8209.27593676" calcext:value-type="float">
            <text:p>8209.27593676</text:p>
          </table:table-cell>
          <table:table-cell office:value-type="float" office:value="14119" calcext:value-type="float">
            <text:p>14119</text:p>
          </table:table-cell>
          <table:table-cell table:formula="of:=[.B23]/[.A23]" office:value-type="float" office:value="1.71988371553904" calcext:value-type="float">
            <text:p>1.7198837155</text:p>
          </table:table-cell>
          <table:table-cell table:formula="of:=[.C23]^2" office:value-type="float" office:value="2.95799999497636" calcext:value-type="float">
            <text:p>2.957999995</text:p>
          </table:table-cell>
          <table:table-cell table:number-columns-repeated="4"/>
          <table:table-cell table:formula="of:=AVERAGE([.J23];[.K23])" office:value-type="float" office:value="3.15" calcext:value-type="float">
            <text:p>3.15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table:style-name="ce2"/>
        </table:table-row>
        <table:table-row table:style-name="ro1">
          <table:table-cell office:value-type="float" office:value="3552.61921067" calcext:value-type="float">
            <text:p>3552.61921067</text:p>
          </table:table-cell>
          <table:table-cell office:value-type="float" office:value="4148" calcext:value-type="float">
            <text:p>4148</text:p>
          </table:table-cell>
          <table:table-cell table:formula="of:=[.B24]/[.A24]" office:value-type="float" office:value="1.16758925007831" calcext:value-type="float">
            <text:p>1.1675892501</text:p>
          </table:table-cell>
          <table:table-cell table:formula="of:=[.C24]^2" office:value-type="float" office:value="1.36326465689844" calcext:value-type="float">
            <text:p>1.3632646569</text:p>
          </table:table-cell>
          <table:table-cell table:number-columns-repeated="4"/>
          <table:table-cell table:formula="of:=AVERAGE([.J24];[.K24])" office:value-type="float" office:value="3.25" calcext:value-type="float">
            <text:p>3.25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table:style-name="ce2"/>
        </table:table-row>
        <table:table-row table:style-name="ro1">
          <table:table-cell office:value-type="float" office:value="8325.82143094" calcext:value-type="float">
            <text:p>8325.82143094</text:p>
          </table:table-cell>
          <table:table-cell office:value-type="float" office:value="11646" calcext:value-type="float">
            <text:p>11646</text:p>
          </table:table-cell>
          <table:table-cell table:formula="of:=[.B25]/[.A25]" office:value-type="float" office:value="1.39878090067146" calcext:value-type="float">
            <text:p>1.3987809007</text:p>
          </table:table-cell>
          <table:table-cell table:formula="of:=[.C25]^2" office:value-type="float" office:value="1.95658800808326" calcext:value-type="float">
            <text:p>1.9565880081</text:p>
          </table:table-cell>
          <table:table-cell table:number-columns-repeated="4"/>
          <table:table-cell table:formula="of:=AVERAGE([.J25];[.K25])" office:value-type="float" office:value="3.35" calcext:value-type="float">
            <text:p>3.35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table:style-name="ce2"/>
        </table:table-row>
        <table:table-row table:style-name="ro1">
          <table:table-cell office:value-type="float" office:value="3986.74383578" calcext:value-type="float">
            <text:p>3986.74383578</text:p>
          </table:table-cell>
          <table:table-cell office:value-type="float" office:value="5717" calcext:value-type="float">
            <text:p>5717</text:p>
          </table:table-cell>
          <table:table-cell table:formula="of:=[.B26]/[.A26]" office:value-type="float" office:value="1.43400234263646" calcext:value-type="float">
            <text:p>1.4340023426</text:p>
          </table:table-cell>
          <table:table-cell table:formula="of:=[.C26]^2" office:value-type="float" office:value="2.05636271868687" calcext:value-type="float">
            <text:p>2.0563627187</text:p>
          </table:table-cell>
          <table:table-cell table:number-columns-repeated="4"/>
          <table:table-cell table:formula="of:=AVERAGE([.J26];[.K26])" office:value-type="float" office:value="3.45" calcext:value-type="float">
            <text:p>3.45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table:style-name="ce2"/>
        </table:table-row>
        <table:table-row table:style-name="ro1">
          <table:table-cell office:value-type="float" office:value="545.528596176" calcext:value-type="float">
            <text:p>545.528596176</text:p>
          </table:table-cell>
          <table:table-cell office:value-type="float" office:value="786" calcext:value-type="float">
            <text:p>786</text:p>
          </table:table-cell>
          <table:table-cell table:formula="of:=[.B27]/[.A27]" office:value-type="float" office:value="1.44080439689072" calcext:value-type="float">
            <text:p>1.4408043969</text:p>
          </table:table-cell>
          <table:table-cell table:formula="of:=[.C27]^2" office:value-type="float" office:value="2.07591731009962" calcext:value-type="float">
            <text:p>2.0759173101</text:p>
          </table:table-cell>
          <table:table-cell table:number-columns-repeated="4"/>
          <table:table-cell table:formula="of:=AVERAGE([.J27];[.K27])" office:value-type="float" office:value="3.55" calcext:value-type="float">
            <text:p>3.55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table:style-name="ce2"/>
        </table:table-row>
        <table:table-row table:style-name="ro1">
          <table:table-cell office:value-type="float" office:value="1432.11876473" calcext:value-type="float">
            <text:p>1432.11876473</text:p>
          </table:table-cell>
          <table:table-cell office:value-type="float" office:value="2336" calcext:value-type="float">
            <text:p>2336</text:p>
          </table:table-cell>
          <table:table-cell table:formula="of:=[.B28]/[.A28]" office:value-type="float" office:value="1.63114963474444" calcext:value-type="float">
            <text:p>1.6311496347</text:p>
          </table:table-cell>
          <table:table-cell table:formula="of:=[.C28]^2" office:value-type="float" office:value="2.66064913092692" calcext:value-type="float">
            <text:p>2.6606491309</text:p>
          </table:table-cell>
          <table:table-cell table:number-columns-repeated="4"/>
          <table:table-cell table:formula="of:=AVERAGE([.J28];[.K28])" office:value-type="float" office:value="3.65" calcext:value-type="float">
            <text:p>3.65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table:style-name="ce2"/>
        </table:table-row>
        <table:table-row table:style-name="ro1">
          <table:table-cell office:value-type="float" office:value="4200.35289343" calcext:value-type="float">
            <text:p>4200.35289343</text:p>
          </table:table-cell>
          <table:table-cell office:value-type="float" office:value="10949" calcext:value-type="float">
            <text:p>10949</text:p>
          </table:table-cell>
          <table:table-cell table:formula="of:=[.B29]/[.A29]" office:value-type="float" office:value="2.60668574231606" calcext:value-type="float">
            <text:p>2.6066857423</text:p>
          </table:table-cell>
          <table:table-cell table:formula="of:=[.C29]^2" office:value-type="float" office:value="6.79481055919384" calcext:value-type="float">
            <text:p>6.7948105592</text:p>
          </table:table-cell>
          <table:table-cell table:number-columns-repeated="4"/>
          <table:table-cell table:formula="of:=AVERAGE([.J29];[.K29])" office:value-type="float" office:value="3.75" calcext:value-type="float">
            <text:p>3.75</text:p>
          </table:table-cell>
          <table:table-cell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 table:style-name="ce2"/>
        </table:table-row>
        <table:table-row table:style-name="ro1">
          <table:table-cell office:value-type="float" office:value="2577.91012584" calcext:value-type="float">
            <text:p>2577.91012584</text:p>
          </table:table-cell>
          <table:table-cell office:value-type="float" office:value="3814" calcext:value-type="float">
            <text:p>3814</text:p>
          </table:table-cell>
          <table:table-cell table:formula="of:=[.B30]/[.A30]" office:value-type="float" office:value="1.47949300550469" calcext:value-type="float">
            <text:p>1.4794930055</text:p>
          </table:table-cell>
          <table:table-cell table:formula="of:=[.C30]^2" office:value-type="float" office:value="2.18889955333731" calcext:value-type="float">
            <text:p>2.1888995533</text:p>
          </table:table-cell>
          <table:table-cell table:number-columns-repeated="4"/>
          <table:table-cell table:formula="of:=AVERAGE([.J30];[.K30])" office:value-type="float" office:value="3.85" calcext:value-type="float">
            <text:p>3.85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  <table:table-cell table:style-name="ce2"/>
        </table:table-row>
        <table:table-row table:style-name="ro1">
          <table:table-cell office:value-type="float" office:value="2569.33542332" calcext:value-type="float">
            <text:p>2569.33542332</text:p>
          </table:table-cell>
          <table:table-cell office:value-type="float" office:value="3769" calcext:value-type="float">
            <text:p>3769</text:p>
          </table:table-cell>
          <table:table-cell table:formula="of:=[.B31]/[.A31]" office:value-type="float" office:value="1.46691629508219" calcext:value-type="float">
            <text:p>1.4669162951</text:p>
          </table:table-cell>
          <table:table-cell table:formula="of:=[.C31]^2" office:value-type="float" office:value="2.15184341677765" calcext:value-type="float">
            <text:p>2.1518434168</text:p>
          </table:table-cell>
          <table:table-cell table:number-columns-repeated="4"/>
          <table:table-cell table:formula="of:=AVERAGE([.J31];[.K31])" office:value-type="float" office:value="3.95" calcext:value-type="float">
            <text:p>3.95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float" office:value="6874.20918409" calcext:value-type="float">
            <text:p>6874.20918409</text:p>
          </table:table-cell>
          <table:table-cell office:value-type="float" office:value="18458" calcext:value-type="float">
            <text:p>18458</text:p>
          </table:table-cell>
          <table:table-cell table:formula="of:=[.B32]/[.A32]" office:value-type="float" office:value="2.68510886208119" calcext:value-type="float">
            <text:p>2.6851088621</text:p>
          </table:table-cell>
          <table:table-cell table:formula="of:=[.C32]^2" office:value-type="float" office:value="7.20980960122697" calcext:value-type="float">
            <text:p>7.2098096012</text:p>
          </table:table-cell>
          <table:table-cell table:number-columns-repeated="4"/>
          <table:table-cell table:formula="of:=AVERAGE([.J32];[.K32])" office:value-type="float" office:value="4.05" calcext:value-type="float">
            <text:p>4.05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table:style-name="ce2"/>
        </table:table-row>
        <table:table-row table:style-name="ro1">
          <table:table-cell office:value-type="float" office:value="930.834511844" calcext:value-type="float">
            <text:p>930.834511844</text:p>
          </table:table-cell>
          <table:table-cell office:value-type="float" office:value="2330" calcext:value-type="float">
            <text:p>2330</text:p>
          </table:table-cell>
          <table:table-cell table:formula="of:=[.B33]/[.A33]" office:value-type="float" office:value="2.50313022385067" calcext:value-type="float">
            <text:p>2.5031302239</text:p>
          </table:table-cell>
          <table:table-cell table:formula="of:=[.C33]^2" office:value-type="float" office:value="6.2656609175547" calcext:value-type="float">
            <text:p>6.2656609176</text:p>
          </table:table-cell>
          <table:table-cell table:number-columns-repeated="4"/>
          <table:table-cell table:formula="of:=AVERAGE([.J33];[.K33])" office:value-type="float" office:value="4.15" calcext:value-type="float">
            <text:p>4.15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table:style-name="ce2"/>
        </table:table-row>
        <table:table-row table:style-name="ro1">
          <table:table-cell office:value-type="float" office:value="6344.091778" calcext:value-type="float">
            <text:p>6344.091778</text:p>
          </table:table-cell>
          <table:table-cell office:value-type="float" office:value="7937" calcext:value-type="float">
            <text:p>7937</text:p>
          </table:table-cell>
          <table:table-cell table:formula="of:=[.B34]/[.A34]" office:value-type="float" office:value="1.25108530546861" calcext:value-type="float">
            <text:p>1.2510853055</text:p>
          </table:table-cell>
          <table:table-cell table:formula="of:=[.C34]^2" office:value-type="float" office:value="1.56521444155947" calcext:value-type="float">
            <text:p>1.5652144416</text:p>
          </table:table-cell>
          <table:table-cell table:number-columns-repeated="4"/>
          <table:table-cell table:formula="of:=AVERAGE([.J34];[.K34])" office:value-type="float" office:value="4.25" calcext:value-type="float">
            <text:p>4.25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table:style-name="ce2"/>
        </table:table-row>
        <table:table-row table:style-name="ro1">
          <table:table-cell office:value-type="float" office:value="10470.1178935" calcext:value-type="float">
            <text:p>10470.1178935</text:p>
          </table:table-cell>
          <table:table-cell office:value-type="float" office:value="20803" calcext:value-type="float">
            <text:p>20803</text:p>
          </table:table-cell>
          <table:table-cell table:formula="of:=[.B35]/[.A35]" office:value-type="float" office:value="1.98689262256682" calcext:value-type="float">
            <text:p>1.9868926226</text:p>
          </table:table-cell>
          <table:table-cell table:formula="of:=[.C35]^2" office:value-type="float" office:value="3.94774229361045" calcext:value-type="float">
            <text:p>3.9477422936</text:p>
          </table:table-cell>
          <table:table-cell table:number-columns-repeated="4"/>
          <table:table-cell table:formula="of:=AVERAGE([.J35];[.K35])" office:value-type="float" office:value="4.35" calcext:value-type="float">
            <text:p>4.35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ce2"/>
        </table:table-row>
        <table:table-row table:style-name="ro1">
          <table:table-cell office:value-type="float" office:value="4001.27947854" calcext:value-type="float">
            <text:p>4001.27947854</text:p>
          </table:table-cell>
          <table:table-cell office:value-type="float" office:value="4929" calcext:value-type="float">
            <text:p>4929</text:p>
          </table:table-cell>
          <table:table-cell table:formula="of:=[.B36]/[.A36]" office:value-type="float" office:value="1.23185596668157" calcext:value-type="float">
            <text:p>1.2318559667</text:p>
          </table:table-cell>
          <table:table-cell table:formula="of:=[.C36]^2" office:value-type="float" office:value="1.51746912264897" calcext:value-type="float">
            <text:p>1.5174691226</text:p>
          </table:table-cell>
          <table:table-cell table:number-columns-repeated="4"/>
          <table:table-cell table:formula="of:=AVERAGE([.J36];[.K36])" office:value-type="float" office:value="4.45" calcext:value-type="float">
            <text:p>4.45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table:style-name="ce2"/>
        </table:table-row>
        <table:table-row table:style-name="ro1">
          <table:table-cell office:value-type="float" office:value="3606.98760571" calcext:value-type="float">
            <text:p>3606.98760571</text:p>
          </table:table-cell>
          <table:table-cell office:value-type="float" office:value="4465" calcext:value-type="float">
            <text:p>4465</text:p>
          </table:table-cell>
          <table:table-cell table:formula="of:=[.B37]/[.A37]" office:value-type="float" office:value="1.23787506032228" calcext:value-type="float">
            <text:p>1.2378750603</text:p>
          </table:table-cell>
          <table:table-cell table:formula="of:=[.C37]^2" office:value-type="float" office:value="1.5323346649679" calcext:value-type="float">
            <text:p>1.532334665</text:p>
          </table:table-cell>
          <table:table-cell table:number-columns-repeated="4"/>
          <table:table-cell table:formula="of:=AVERAGE([.J37];[.K37])" office:value-type="float" office:value="4.55" calcext:value-type="float">
            <text:p>4.55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table:style-name="ce2"/>
        </table:table-row>
        <table:table-row table:style-name="ro1">
          <table:table-cell office:value-type="float" office:value="7669.10313223" calcext:value-type="float">
            <text:p>7669.10313223</text:p>
          </table:table-cell>
          <table:table-cell office:value-type="float" office:value="16120" calcext:value-type="float">
            <text:p>16120</text:p>
          </table:table-cell>
          <table:table-cell table:formula="of:=[.B38]/[.A38]" office:value-type="float" office:value="2.10194069920046" calcext:value-type="float">
            <text:p>2.1019406992</text:p>
          </table:table-cell>
          <table:table-cell table:formula="of:=[.C38]^2" office:value-type="float" office:value="4.41815470295534" calcext:value-type="float">
            <text:p>4.418154703</text:p>
          </table:table-cell>
          <table:table-cell table:number-columns-repeated="4"/>
          <table:table-cell table:formula="of:=AVERAGE([.J38];[.K38])" office:value-type="float" office:value="4.65" calcext:value-type="float">
            <text:p>4.65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table:style-name="ce2"/>
        </table:table-row>
        <table:table-row table:style-name="ro1">
          <table:table-cell office:value-type="float" office:value="3303.9832657" calcext:value-type="float">
            <text:p>3303.9832657</text:p>
          </table:table-cell>
          <table:table-cell office:value-type="float" office:value="4175" calcext:value-type="float">
            <text:p>4175</text:p>
          </table:table-cell>
          <table:table-cell table:formula="of:=[.B39]/[.A39]" office:value-type="float" office:value="1.2636262548126" calcext:value-type="float">
            <text:p>1.2636262548</text:p>
          </table:table-cell>
          <table:table-cell table:formula="of:=[.C39]^2" office:value-type="float" office:value="1.59675131185172" calcext:value-type="float">
            <text:p>1.5967513119</text:p>
          </table:table-cell>
          <table:table-cell table:number-columns-repeated="4"/>
          <table:table-cell table:formula="of:=AVERAGE([.J39];[.K39])" office:value-type="float" office:value="4.75" calcext:value-type="float">
            <text:p>4.75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table:style-name="ce2"/>
        </table:table-row>
        <table:table-row table:style-name="ro1">
          <table:table-cell office:value-type="float" office:value="3827.61550189" calcext:value-type="float">
            <text:p>3827.61550189</text:p>
          </table:table-cell>
          <table:table-cell office:value-type="float" office:value="4519" calcext:value-type="float">
            <text:p>4519</text:p>
          </table:table-cell>
          <table:table-cell table:formula="of:=[.B40]/[.A40]" office:value-type="float" office:value="1.18063060350984" calcext:value-type="float">
            <text:p>1.1806306035</text:p>
          </table:table-cell>
          <table:table-cell table:formula="of:=[.C40]^2" office:value-type="float" office:value="1.393888621944" calcext:value-type="float">
            <text:p>1.3938886219</text:p>
          </table:table-cell>
          <table:table-cell table:number-columns-repeated="4"/>
          <table:table-cell table:formula="of:=AVERAGE([.J40];[.K40])" office:value-type="float" office:value="4.85" calcext:value-type="float">
            <text:p>4.85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table:style-name="ce2"/>
        </table:table-row>
        <table:table-row table:style-name="ro1">
          <table:table-cell office:value-type="float" office:value="3444.90091219" calcext:value-type="float">
            <text:p>3444.90091219</text:p>
          </table:table-cell>
          <table:table-cell office:value-type="float" office:value="4644" calcext:value-type="float">
            <text:p>4644</text:p>
          </table:table-cell>
          <table:table-cell table:formula="of:=[.B41]/[.A41]" office:value-type="float" office:value="1.34807941313113" calcext:value-type="float">
            <text:p>1.3480794131</text:p>
          </table:table-cell>
          <table:table-cell table:formula="of:=[.C41]^2" office:value-type="float" office:value="1.81731810410798" calcext:value-type="float">
            <text:p>1.8173181041</text:p>
          </table:table-cell>
          <table:table-cell table:number-columns-repeated="4"/>
          <table:table-cell table:formula="of:=AVERAGE([.J41];[.K41])" office:value-type="float" office:value="4.95" calcext:value-type="float">
            <text:p>4.95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float" office:value="5887.84127022" calcext:value-type="float">
            <text:p>5887.84127022</text:p>
          </table:table-cell>
          <table:table-cell office:value-type="float" office:value="6785" calcext:value-type="float">
            <text:p>6785</text:p>
          </table:table-cell>
          <table:table-cell table:formula="of:=[.B42]/[.A42]" office:value-type="float" office:value="1.15237481593088" calcext:value-type="float">
            <text:p>1.1523748159</text:p>
          </table:table-cell>
          <table:table-cell table:formula="of:=[.C42]^2" office:value-type="float" office:value="1.32796771639173" calcext:value-type="float">
            <text:p>1.3279677164</text:p>
          </table:table-cell>
          <table:table-cell table:number-columns-repeated="4"/>
          <table:table-cell table:formula="of:=AVERAGE([.J42];[.K42])" office:value-type="float" office:value="5.05" calcext:value-type="float">
            <text:p>5.05</text:p>
          </table:table-cell>
          <table:table-cell office:value-type="float" office:value="5" calcext:value-type="float">
            <text:p>5</text:p>
          </table:table-cell>
          <table:table-cell office:value-type="float" office:value="5.09999999999999" calcext:value-type="float">
            <text:p>5.1</text:p>
          </table:table-cell>
          <table:table-cell table:style-name="ce2"/>
        </table:table-row>
        <table:table-row table:style-name="ro1">
          <table:table-cell office:value-type="float" office:value="6746.57303974" calcext:value-type="float">
            <text:p>6746.57303974</text:p>
          </table:table-cell>
          <table:table-cell office:value-type="float" office:value="12040" calcext:value-type="float">
            <text:p>12040</text:p>
          </table:table-cell>
          <table:table-cell table:formula="of:=[.B43]/[.A43]" office:value-type="float" office:value="1.78460974617478" calcext:value-type="float">
            <text:p>1.7846097462</text:p>
          </table:table-cell>
          <table:table-cell table:formula="of:=[.C43]^2" office:value-type="float" office:value="3.184831946142" calcext:value-type="float">
            <text:p>3.1848319461</text:p>
          </table:table-cell>
          <table:table-cell table:number-columns-repeated="8"/>
        </table:table-row>
        <table:table-row table:style-name="ro1">
          <table:table-cell office:value-type="float" office:value="4692.5312902" calcext:value-type="float">
            <text:p>4692.5312902</text:p>
          </table:table-cell>
          <table:table-cell office:value-type="float" office:value="10553" calcext:value-type="float">
            <text:p>10553</text:p>
          </table:table-cell>
          <table:table-cell table:formula="of:=[.B44]/[.A44]" office:value-type="float" office:value="2.24889283573647" calcext:value-type="float">
            <text:p>2.2488928357</text:p>
          </table:table-cell>
          <table:table-cell table:formula="of:=[.C44]^2" office:value-type="float" office:value="5.05751898662683" calcext:value-type="float">
            <text:p>5.0575189866</text:p>
          </table:table-cell>
          <table:table-cell table:number-columns-repeated="8"/>
        </table:table-row>
        <table:table-row table:style-name="ro1">
          <table:table-cell office:value-type="float" office:value="10668.0265055" calcext:value-type="float">
            <text:p>10668.0265055</text:p>
          </table:table-cell>
          <table:table-cell office:value-type="float" office:value="15018" calcext:value-type="float">
            <text:p>15018</text:p>
          </table:table-cell>
          <table:table-cell table:formula="of:=[.B45]/[.A45]" office:value-type="float" office:value="1.40775803212125" calcext:value-type="float">
            <text:p>1.4077580321</text:p>
          </table:table-cell>
          <table:table-cell table:formula="of:=[.C45]^2" office:value-type="float" office:value="1.98178267700189" calcext:value-type="float">
            <text:p>1.981782677</text:p>
          </table:table-cell>
          <table:table-cell table:number-columns-repeated="8"/>
        </table:table-row>
        <table:table-row table:style-name="ro1">
          <table:table-cell office:value-type="float" office:value="11027.9518635" calcext:value-type="float">
            <text:p>11027.9518635</text:p>
          </table:table-cell>
          <table:table-cell office:value-type="float" office:value="17921" calcext:value-type="float">
            <text:p>17921</text:p>
          </table:table-cell>
          <table:table-cell table:formula="of:=[.B46]/[.A46]" office:value-type="float" office:value="1.62505243238451" calcext:value-type="float">
            <text:p>1.6250524324</text:p>
          </table:table-cell>
          <table:table-cell table:formula="of:=[.C46]^2" office:value-type="float" office:value="2.64079540799882" calcext:value-type="float">
            <text:p>2.640795408</text:p>
          </table:table-cell>
          <table:table-cell table:number-columns-repeated="8"/>
        </table:table-row>
        <table:table-row table:style-name="ro1">
          <table:table-cell office:value-type="float" office:value="2119.24633214" calcext:value-type="float">
            <text:p>2119.24633214</text:p>
          </table:table-cell>
          <table:table-cell office:value-type="float" office:value="2726" calcext:value-type="float">
            <text:p>2726</text:p>
          </table:table-cell>
          <table:table-cell table:formula="of:=[.B47]/[.A47]" office:value-type="float" office:value="1.28630634327785" calcext:value-type="float">
            <text:p>1.2863063433</text:p>
          </table:table-cell>
          <table:table-cell table:formula="of:=[.C47]^2" office:value-type="float" office:value="1.65458400875683" calcext:value-type="float">
            <text:p>1.6545840088</text:p>
          </table:table-cell>
          <table:table-cell table:number-columns-repeated="8"/>
        </table:table-row>
        <table:table-row table:style-name="ro1">
          <table:table-cell office:value-type="float" office:value="7910.98273229" calcext:value-type="float">
            <text:p>7910.98273229</text:p>
          </table:table-cell>
          <table:table-cell office:value-type="float" office:value="12047" calcext:value-type="float">
            <text:p>12047</text:p>
          </table:table-cell>
          <table:table-cell table:formula="of:=[.B48]/[.A48]" office:value-type="float" office:value="1.52281965561979" calcext:value-type="float">
            <text:p>1.5228196556</text:p>
          </table:table-cell>
          <table:table-cell table:formula="of:=[.C48]^2" office:value-type="float" office:value="2.31897970354199" calcext:value-type="float">
            <text:p>2.3189797035</text:p>
          </table:table-cell>
          <table:table-cell table:number-columns-repeated="8"/>
        </table:table-row>
        <table:table-row table:style-name="ro1">
          <table:table-cell office:value-type="float" office:value="3356.98650838" calcext:value-type="float">
            <text:p>3356.98650838</text:p>
          </table:table-cell>
          <table:table-cell office:value-type="float" office:value="3971" calcext:value-type="float">
            <text:p>3971</text:p>
          </table:table-cell>
          <table:table-cell table:formula="of:=[.B49]/[.A49]" office:value-type="float" office:value="1.18290615410197" calcext:value-type="float">
            <text:p>1.1829061541</text:p>
          </table:table-cell>
          <table:table-cell table:formula="of:=[.C49]^2" office:value-type="float" office:value="1.39926696941232" calcext:value-type="float">
            <text:p>1.3992669694</text:p>
          </table:table-cell>
          <table:table-cell table:number-columns-repeated="8"/>
        </table:table-row>
        <table:table-row table:style-name="ro1">
          <table:table-cell office:value-type="float" office:value="4418.6454034" calcext:value-type="float">
            <text:p>4418.6454034</text:p>
          </table:table-cell>
          <table:table-cell office:value-type="float" office:value="5692" calcext:value-type="float">
            <text:p>5692</text:p>
          </table:table-cell>
          <table:table-cell table:formula="of:=[.B50]/[.A50]" office:value-type="float" office:value="1.28817759298363" calcext:value-type="float">
            <text:p>1.288177593</text:p>
          </table:table-cell>
          <table:table-cell table:formula="of:=[.C50]^2" office:value-type="float" office:value="1.6594015110651" calcext:value-type="float">
            <text:p>1.6594015111</text:p>
          </table:table-cell>
          <table:table-cell table:number-columns-repeated="8"/>
        </table:table-row>
        <table:table-row table:style-name="ro1">
          <table:table-cell office:value-type="float" office:value="2397.48460291" calcext:value-type="float">
            <text:p>2397.48460291</text:p>
          </table:table-cell>
          <table:table-cell office:value-type="float" office:value="2754" calcext:value-type="float">
            <text:p>2754</text:p>
          </table:table-cell>
          <table:table-cell table:formula="of:=[.B51]/[.A51]" office:value-type="float" office:value="1.14870393605751" calcext:value-type="float">
            <text:p>1.1487039361</text:p>
          </table:table-cell>
          <table:table-cell table:formula="of:=[.C51]^2" office:value-type="float" office:value="1.31952073271402" calcext:value-type="float">
            <text:p>1.3195207327</text:p>
          </table:table-cell>
          <table:table-cell table:number-columns-repeated="8"/>
        </table:table-row>
        <table:table-row table:style-name="ro1">
          <table:table-cell office:value-type="float" office:value="2958.00780759" calcext:value-type="float">
            <text:p>2958.00780759</text:p>
          </table:table-cell>
          <table:table-cell office:value-type="float" office:value="4336" calcext:value-type="float">
            <text:p>4336</text:p>
          </table:table-cell>
          <table:table-cell table:formula="of:=[.B52]/[.A52]" office:value-type="float" office:value="1.4658514385507" calcext:value-type="float">
            <text:p>1.4658514386</text:p>
          </table:table-cell>
          <table:table-cell table:formula="of:=[.C52]^2" office:value-type="float" office:value="2.14872043990115" calcext:value-type="float">
            <text:p>2.1487204399</text:p>
          </table:table-cell>
          <table:table-cell table:number-columns-repeated="8"/>
        </table:table-row>
        <table:table-row table:style-name="ro1">
          <table:table-cell office:value-type="float" office:value="3811.07056666" calcext:value-type="float">
            <text:p>3811.07056666</text:p>
          </table:table-cell>
          <table:table-cell office:value-type="float" office:value="4594" calcext:value-type="float">
            <text:p>4594</text:p>
          </table:table-cell>
          <table:table-cell table:formula="of:=[.B53]/[.A53]" office:value-type="float" office:value="1.20543556453381" calcext:value-type="float">
            <text:p>1.2054355645</text:p>
          </table:table-cell>
          <table:table-cell table:formula="of:=[.C53]^2" office:value-type="float" office:value="1.45307490024296" calcext:value-type="float">
            <text:p>1.4530749002</text:p>
          </table:table-cell>
          <table:table-cell table:number-columns-repeated="8"/>
        </table:table-row>
        <table:table-row table:style-name="ro1">
          <table:table-cell office:value-type="float" office:value="4445.15042477" calcext:value-type="float">
            <text:p>4445.15042477</text:p>
          </table:table-cell>
          <table:table-cell office:value-type="float" office:value="6742" calcext:value-type="float">
            <text:p>6742</text:p>
          </table:table-cell>
          <table:table-cell table:formula="of:=[.B54]/[.A54]" office:value-type="float" office:value="1.51670907747713" calcext:value-type="float">
            <text:p>1.5167090775</text:p>
          </table:table-cell>
          <table:table-cell table:formula="of:=[.C54]^2" office:value-type="float" office:value="2.30040642570154" calcext:value-type="float">
            <text:p>2.3004064257</text:p>
          </table:table-cell>
          <table:table-cell table:number-columns-repeated="8"/>
        </table:table-row>
        <table:table-row table:style-name="ro1">
          <table:table-cell office:value-type="float" office:value="6628.76541564" calcext:value-type="float">
            <text:p>6628.76541564</text:p>
          </table:table-cell>
          <table:table-cell office:value-type="float" office:value="12309" calcext:value-type="float">
            <text:p>12309</text:p>
          </table:table-cell>
          <table:table-cell table:formula="of:=[.B55]/[.A55]" office:value-type="float" office:value="1.85690686397771" calcext:value-type="float">
            <text:p>1.856906864</text:p>
          </table:table-cell>
          <table:table-cell table:formula="of:=[.C55]^2" office:value-type="float" office:value="3.44810310148755" calcext:value-type="float">
            <text:p>3.4481031015</text:p>
          </table:table-cell>
          <table:table-cell table:number-columns-repeated="8"/>
        </table:table-row>
        <table:table-row table:style-name="ro1">
          <table:table-cell office:value-type="float" office:value="3402.84962911" calcext:value-type="float">
            <text:p>3402.84962911</text:p>
          </table:table-cell>
          <table:table-cell office:value-type="float" office:value="4222" calcext:value-type="float">
            <text:p>4222</text:p>
          </table:table-cell>
          <table:table-cell table:formula="of:=[.B56]/[.A56]" office:value-type="float" office:value="1.24072482189119" calcext:value-type="float">
            <text:p>1.2407248219</text:p>
          </table:table-cell>
          <table:table-cell table:formula="of:=[.C56]^2" office:value-type="float" office:value="1.53939808365692" calcext:value-type="float">
            <text:p>1.5393980837</text:p>
          </table:table-cell>
          <table:table-cell table:number-columns-repeated="8"/>
        </table:table-row>
        <table:table-row table:style-name="ro1">
          <table:table-cell office:value-type="float" office:value="3516.10308546" calcext:value-type="float">
            <text:p>3516.10308546</text:p>
          </table:table-cell>
          <table:table-cell office:value-type="float" office:value="3964" calcext:value-type="float">
            <text:p>3964</text:p>
          </table:table-cell>
          <table:table-cell table:formula="of:=[.B57]/[.A57]" office:value-type="float" office:value="1.12738446617" calcext:value-type="float">
            <text:p>1.1273844662</text:p>
          </table:table-cell>
          <table:table-cell table:formula="of:=[.C57]^2" office:value-type="float" office:value="1.27099573456141" calcext:value-type="float">
            <text:p>1.2709957346</text:p>
          </table:table-cell>
          <table:table-cell table:number-columns-repeated="8"/>
        </table:table-row>
        <table:table-row table:style-name="ro1">
          <table:table-cell office:value-type="float" office:value="5105.68822117" calcext:value-type="float">
            <text:p>5105.68822117</text:p>
          </table:table-cell>
          <table:table-cell office:value-type="float" office:value="7641" calcext:value-type="float">
            <text:p>7641</text:p>
          </table:table-cell>
          <table:table-cell table:formula="of:=[.B58]/[.A58]" office:value-type="float" office:value="1.49656611782868" calcext:value-type="float">
            <text:p>1.4965661178</text:p>
          </table:table-cell>
          <table:table-cell table:formula="of:=[.C58]^2" office:value-type="float" office:value="2.2397101450328" calcext:value-type="float">
            <text:p>2.239710145</text:p>
          </table:table-cell>
          <table:table-cell table:number-columns-repeated="8"/>
        </table:table-row>
        <table:table-row table:style-name="ro1">
          <table:table-cell office:value-type="float" office:value="4328.58442457" calcext:value-type="float">
            <text:p>4328.58442457</text:p>
          </table:table-cell>
          <table:table-cell office:value-type="float" office:value="5689" calcext:value-type="float">
            <text:p>5689</text:p>
          </table:table-cell>
          <table:table-cell table:formula="of:=[.B59]/[.A59]" office:value-type="float" office:value="1.31428648306083" calcext:value-type="float">
            <text:p>1.3142864831</text:p>
          </table:table-cell>
          <table:table-cell table:formula="of:=[.C59]^2" office:value-type="float" office:value="1.72734895955641" calcext:value-type="float">
            <text:p>1.7273489596</text:p>
          </table:table-cell>
          <table:table-cell table:number-columns-repeated="8"/>
        </table:table-row>
        <table:table-row table:style-name="ro1">
          <table:table-cell office:value-type="float" office:value="6001.91723208" calcext:value-type="float">
            <text:p>6001.91723208</text:p>
          </table:table-cell>
          <table:table-cell office:value-type="float" office:value="11451" calcext:value-type="float">
            <text:p>11451</text:p>
          </table:table-cell>
          <table:table-cell table:formula="of:=[.B60]/[.A60]" office:value-type="float" office:value="1.9078903552343" calcext:value-type="float">
            <text:p>1.9078903552</text:p>
          </table:table-cell>
          <table:table-cell table:formula="of:=[.C60]^2" office:value-type="float" office:value="3.64004560759608" calcext:value-type="float">
            <text:p>3.6400456076</text:p>
          </table:table-cell>
          <table:table-cell table:number-columns-repeated="8"/>
        </table:table-row>
        <table:table-row table:style-name="ro1">
          <table:table-cell office:value-type="float" office:value="4155.88304421" calcext:value-type="float">
            <text:p>4155.88304421</text:p>
          </table:table-cell>
          <table:table-cell office:value-type="float" office:value="5851" calcext:value-type="float">
            <text:p>5851</text:p>
          </table:table-cell>
          <table:table-cell table:formula="of:=[.B61]/[.A61]" office:value-type="float" office:value="1.40788370070992" calcext:value-type="float">
            <text:p>1.4078837007</text:p>
          </table:table-cell>
          <table:table-cell table:formula="of:=[.C61]^2" office:value-type="float" office:value="1.98213651472467" calcext:value-type="float">
            <text:p>1.9821365147</text:p>
          </table:table-cell>
          <table:table-cell table:number-columns-repeated="8"/>
        </table:table-row>
        <table:table-row table:style-name="ro1">
          <table:table-cell office:value-type="float" office:value="5014.31184967" calcext:value-type="float">
            <text:p>5014.31184967</text:p>
          </table:table-cell>
          <table:table-cell office:value-type="float" office:value="5465" calcext:value-type="float">
            <text:p>5465</text:p>
          </table:table-cell>
          <table:table-cell table:formula="of:=[.B62]/[.A62]" office:value-type="float" office:value="1.08988035922809" calcext:value-type="float">
            <text:p>1.0898803592</text:p>
          </table:table-cell>
          <table:table-cell table:formula="of:=[.C62]^2" office:value-type="float" office:value="1.18783919743115" calcext:value-type="float">
            <text:p>1.1878391974</text:p>
          </table:table-cell>
          <table:table-cell table:number-columns-repeated="8"/>
        </table:table-row>
        <table:table-row table:style-name="ro1">
          <table:table-cell office:value-type="float" office:value="1769.95145369" calcext:value-type="float">
            <text:p>1769.95145369</text:p>
          </table:table-cell>
          <table:table-cell office:value-type="float" office:value="2980" calcext:value-type="float">
            <text:p>2980</text:p>
          </table:table-cell>
          <table:table-cell table:formula="of:=[.B63]/[.A63]" office:value-type="float" office:value="1.68366199750128" calcext:value-type="float">
            <text:p>1.6836619975</text:p>
          </table:table-cell>
          <table:table-cell table:formula="of:=[.C63]^2" office:value-type="float" office:value="2.83471772183" calcext:value-type="float">
            <text:p>2.8347177218</text:p>
          </table:table-cell>
          <table:table-cell table:number-columns-repeated="8"/>
        </table:table-row>
        <table:table-row table:style-name="ro1">
          <table:table-cell office:value-type="float" office:value="8249.27980114" calcext:value-type="float">
            <text:p>8249.27980114</text:p>
          </table:table-cell>
          <table:table-cell office:value-type="float" office:value="13181" calcext:value-type="float">
            <text:p>13181</text:p>
          </table:table-cell>
          <table:table-cell table:formula="of:=[.B64]/[.A64]" office:value-type="float" office:value="1.59783645575684" calcext:value-type="float">
            <text:p>1.5978364558</text:p>
          </table:table-cell>
          <table:table-cell table:formula="of:=[.C64]^2" office:value-type="float" office:value="2.55308133934557" calcext:value-type="float">
            <text:p>2.5530813393</text:p>
          </table:table-cell>
          <table:table-cell table:number-columns-repeated="8"/>
        </table:table-row>
        <table:table-row table:style-name="ro1">
          <table:table-cell office:value-type="float" office:value="6589.25513697" calcext:value-type="float">
            <text:p>6589.25513697</text:p>
          </table:table-cell>
          <table:table-cell office:value-type="float" office:value="11022" calcext:value-type="float">
            <text:p>11022</text:p>
          </table:table-cell>
          <table:table-cell table:formula="of:=[.B65]/[.A65]" office:value-type="float" office:value="1.67272320935934" calcext:value-type="float">
            <text:p>1.6727232094</text:p>
          </table:table-cell>
          <table:table-cell table:formula="of:=[.C65]^2" office:value-type="float" office:value="2.79800293512942" calcext:value-type="float">
            <text:p>2.7980029351</text:p>
          </table:table-cell>
          <table:table-cell table:number-columns-repeated="8"/>
        </table:table-row>
        <table:table-row table:style-name="ro1">
          <table:table-cell office:value-type="float" office:value="11161.5186" calcext:value-type="float">
            <text:p>11161.5186</text:p>
          </table:table-cell>
          <table:table-cell office:value-type="float" office:value="16613" calcext:value-type="float">
            <text:p>16613</text:p>
          </table:table-cell>
          <table:table-cell table:formula="of:=[.B66]/[.A66]" office:value-type="float" office:value="1.48841753486842" calcext:value-type="float">
            <text:p>1.4884175349</text:p>
          </table:table-cell>
          <table:table-cell table:formula="of:=[.C66]^2" office:value-type="float" office:value="2.21538675810378" calcext:value-type="float">
            <text:p>2.2153867581</text:p>
          </table:table-cell>
          <table:table-cell table:number-columns-repeated="8"/>
        </table:table-row>
        <table:table-row table:style-name="ro1">
          <table:table-cell office:value-type="float" office:value="2688.15620666" calcext:value-type="float">
            <text:p>2688.15620666</text:p>
          </table:table-cell>
          <table:table-cell office:value-type="float" office:value="3221" calcext:value-type="float">
            <text:p>3221</text:p>
          </table:table-cell>
          <table:table-cell table:formula="of:=[.B67]/[.A67]" office:value-type="float" office:value="1.19821905885523" calcext:value-type="float">
            <text:p>1.1982190589</text:p>
          </table:table-cell>
          <table:table-cell table:formula="of:=[.C67]^2" office:value-type="float" office:value="1.43572891300392" calcext:value-type="float">
            <text:p>1.435728913</text:p>
          </table:table-cell>
          <table:table-cell table:number-columns-repeated="8"/>
        </table:table-row>
        <table:table-row table:style-name="ro1">
          <table:table-cell office:value-type="float" office:value="1396.4947302" calcext:value-type="float">
            <text:p>1396.4947302</text:p>
          </table:table-cell>
          <table:table-cell office:value-type="float" office:value="3414" calcext:value-type="float">
            <text:p>3414</text:p>
          </table:table-cell>
          <table:table-cell table:formula="of:=[.B68]/[.A68]" office:value-type="float" office:value="2.44469236164684" calcext:value-type="float">
            <text:p>2.4446923616</text:p>
          </table:table-cell>
          <table:table-cell table:formula="of:=[.C68]^2" office:value-type="float" office:value="5.97652074309439" calcext:value-type="float">
            <text:p>5.9765207431</text:p>
          </table:table-cell>
          <table:table-cell table:number-columns-repeated="8"/>
        </table:table-row>
        <table:table-row table:style-name="ro1">
          <table:table-cell office:value-type="float" office:value="4277.89233157" calcext:value-type="float">
            <text:p>4277.89233157</text:p>
          </table:table-cell>
          <table:table-cell office:value-type="float" office:value="4669" calcext:value-type="float">
            <text:p>4669</text:p>
          </table:table-cell>
          <table:table-cell table:formula="of:=[.B69]/[.A69]" office:value-type="float" office:value="1.09142531838487" calcext:value-type="float">
            <text:p>1.0914253184</text:p>
          </table:table-cell>
          <table:table-cell table:formula="of:=[.C69]^2" office:value-type="float" office:value="1.19120922561152" calcext:value-type="float">
            <text:p>1.1912092256</text:p>
          </table:table-cell>
          <table:table-cell table:number-columns-repeated="8"/>
        </table:table-row>
        <table:table-row table:style-name="ro1">
          <table:table-cell office:value-type="float" office:value="2478.05028057" calcext:value-type="float">
            <text:p>2478.05028057</text:p>
          </table:table-cell>
          <table:table-cell office:value-type="float" office:value="3601" calcext:value-type="float">
            <text:p>3601</text:p>
          </table:table-cell>
          <table:table-cell table:formula="of:=[.B70]/[.A70]" office:value-type="float" office:value="1.45315856915208" calcext:value-type="float">
            <text:p>1.4531585692</text:p>
          </table:table-cell>
          <table:table-cell table:formula="of:=[.C70]^2" office:value-type="float" office:value="2.11166982710011" calcext:value-type="float">
            <text:p>2.1116698271</text:p>
          </table:table-cell>
          <table:table-cell table:number-columns-repeated="8"/>
        </table:table-row>
        <table:table-row table:style-name="ro1">
          <table:table-cell office:value-type="float" office:value="2317.96269934" calcext:value-type="float">
            <text:p>2317.96269934</text:p>
          </table:table-cell>
          <table:table-cell office:value-type="float" office:value="3293" calcext:value-type="float">
            <text:p>3293</text:p>
          </table:table-cell>
          <table:table-cell table:formula="of:=[.B71]/[.A71]" office:value-type="float" office:value="1.42064408583349" calcext:value-type="float">
            <text:p>1.4206440858</text:p>
          </table:table-cell>
          <table:table-cell table:formula="of:=[.C71]^2" office:value-type="float" office:value="2.01822961861367" calcext:value-type="float">
            <text:p>2.0182296186</text:p>
          </table:table-cell>
          <table:table-cell table:number-columns-repeated="8"/>
        </table:table-row>
        <table:table-row table:style-name="ro1">
          <table:table-cell office:value-type="float" office:value="6122.93606756" calcext:value-type="float">
            <text:p>6122.93606756</text:p>
          </table:table-cell>
          <table:table-cell office:value-type="float" office:value="8138" calcext:value-type="float">
            <text:p>8138</text:p>
          </table:table-cell>
          <table:table-cell table:formula="of:=[.B72]/[.A72]" office:value-type="float" office:value="1.32910092645194" calcext:value-type="float">
            <text:p>1.3291009265</text:p>
          </table:table-cell>
          <table:table-cell table:formula="of:=[.C72]^2" office:value-type="float" office:value="1.76650927269541" calcext:value-type="float">
            <text:p>1.7665092727</text:p>
          </table:table-cell>
          <table:table-cell table:number-columns-repeated="8"/>
        </table:table-row>
        <table:table-row table:style-name="ro1">
          <table:table-cell office:value-type="float" office:value="8386.50001564" calcext:value-type="float">
            <text:p>8386.50001564</text:p>
          </table:table-cell>
          <table:table-cell office:value-type="float" office:value="16196" calcext:value-type="float">
            <text:p>16196</text:p>
          </table:table-cell>
          <table:table-cell table:formula="of:=[.B73]/[.A73]" office:value-type="float" office:value="1.93119894709307" calcext:value-type="float">
            <text:p>1.9311989471</text:p>
          </table:table-cell>
          <table:table-cell table:formula="of:=[.C73]^2" office:value-type="float" office:value="3.72952937325339" calcext:value-type="float">
            <text:p>3.7295293733</text:p>
          </table:table-cell>
          <table:table-cell table:number-columns-repeated="8"/>
        </table:table-row>
        <table:table-row table:style-name="ro1">
          <table:table-cell office:value-type="float" office:value="2612.45367297" calcext:value-type="float">
            <text:p>2612.45367297</text:p>
          </table:table-cell>
          <table:table-cell office:value-type="float" office:value="3325" calcext:value-type="float">
            <text:p>3325</text:p>
          </table:table-cell>
          <table:table-cell table:formula="of:=[.B74]/[.A74]" office:value-type="float" office:value="1.27274984218952" calcext:value-type="float">
            <text:p>1.2727498422</text:p>
          </table:table-cell>
          <table:table-cell table:formula="of:=[.C74]^2" office:value-type="float" office:value="1.61989216079345" calcext:value-type="float">
            <text:p>1.6198921608</text:p>
          </table:table-cell>
          <table:table-cell table:number-columns-repeated="8"/>
        </table:table-row>
        <table:table-row table:style-name="ro1">
          <table:table-cell office:value-type="float" office:value="6229.875512" calcext:value-type="float">
            <text:p>6229.875512</text:p>
          </table:table-cell>
          <table:table-cell office:value-type="float" office:value="9448" calcext:value-type="float">
            <text:p>9448</text:p>
          </table:table-cell>
          <table:table-cell table:formula="of:=[.B75]/[.A75]" office:value-type="float" office:value="1.51656320929708" calcext:value-type="float">
            <text:p>1.5165632093</text:p>
          </table:table-cell>
          <table:table-cell table:formula="of:=[.C75]^2" office:value-type="float" office:value="2.29996396779345" calcext:value-type="float">
            <text:p>2.2999639678</text:p>
          </table:table-cell>
          <table:table-cell table:number-columns-repeated="8"/>
        </table:table-row>
        <table:table-row table:style-name="ro1">
          <table:table-cell office:value-type="float" office:value="2554.99596749" calcext:value-type="float">
            <text:p>2554.99596749</text:p>
          </table:table-cell>
          <table:table-cell office:value-type="float" office:value="2978" calcext:value-type="float">
            <text:p>2978</text:p>
          </table:table-cell>
          <table:table-cell table:formula="of:=[.B76]/[.A76]" office:value-type="float" office:value="1.16555956952275" calcext:value-type="float">
            <text:p>1.1655595695</text:p>
          </table:table-cell>
          <table:table-cell table:formula="of:=[.C76]^2" office:value-type="float" office:value="1.35852911010605" calcext:value-type="float">
            <text:p>1.3585291101</text:p>
          </table:table-cell>
          <table:table-cell table:number-columns-repeated="8"/>
        </table:table-row>
        <table:table-row table:style-name="ro1">
          <table:table-cell office:value-type="float" office:value="448.379318383" calcext:value-type="float">
            <text:p>448.379318383</text:p>
          </table:table-cell>
          <table:table-cell office:value-type="float" office:value="709" calcext:value-type="float">
            <text:p>709</text:p>
          </table:table-cell>
          <table:table-cell table:formula="of:=[.B77]/[.A77]" office:value-type="float" office:value="1.58125045231096" calcext:value-type="float">
            <text:p>1.5812504523</text:p>
          </table:table-cell>
          <table:table-cell table:formula="of:=[.C77]^2" office:value-type="float" office:value="2.50035299293362" calcext:value-type="float">
            <text:p>2.5003529929</text:p>
          </table:table-cell>
          <table:table-cell table:number-columns-repeated="8"/>
        </table:table-row>
        <table:table-row table:style-name="ro1">
          <table:table-cell office:value-type="float" office:value="2166.83343075" calcext:value-type="float">
            <text:p>2166.83343075</text:p>
          </table:table-cell>
          <table:table-cell office:value-type="float" office:value="3218" calcext:value-type="float">
            <text:p>3218</text:p>
          </table:table-cell>
          <table:table-cell table:formula="of:=[.B78]/[.A78]" office:value-type="float" office:value="1.48511646272975" calcext:value-type="float">
            <text:p>1.4851164627</text:p>
          </table:table-cell>
          <table:table-cell table:formula="of:=[.C78]^2" office:value-type="float" office:value="2.20557090787091" calcext:value-type="float">
            <text:p>2.2055709079</text:p>
          </table:table-cell>
          <table:table-cell table:number-columns-repeated="8"/>
        </table:table-row>
        <table:table-row table:style-name="ro1">
          <table:table-cell office:value-type="float" office:value="5813.58940479" calcext:value-type="float">
            <text:p>5813.58940479</text:p>
          </table:table-cell>
          <table:table-cell office:value-type="float" office:value="9932" calcext:value-type="float">
            <text:p>9932</text:p>
          </table:table-cell>
          <table:table-cell table:formula="of:=[.B79]/[.A79]" office:value-type="float" office:value="1.70841098475526" calcext:value-type="float">
            <text:p>1.7084109848</text:p>
          </table:table-cell>
          <table:table-cell table:formula="of:=[.C79]^2" office:value-type="float" office:value="2.91866809283242" calcext:value-type="float">
            <text:p>2.9186680928</text:p>
          </table:table-cell>
          <table:table-cell table:number-columns-repeated="8"/>
        </table:table-row>
        <table:table-row table:style-name="ro1">
          <table:table-cell office:value-type="float" office:value="6536.86154491" calcext:value-type="float">
            <text:p>6536.86154491</text:p>
          </table:table-cell>
          <table:table-cell office:value-type="float" office:value="14817" calcext:value-type="float">
            <text:p>14817</text:p>
          </table:table-cell>
          <table:table-cell table:formula="of:=[.B80]/[.A80]" office:value-type="float" office:value="2.26668408045715" calcext:value-type="float">
            <text:p>2.2666840805</text:p>
          </table:table-cell>
          <table:table-cell table:formula="of:=[.C80]^2" office:value-type="float" office:value="5.13785672059786" calcext:value-type="float">
            <text:p>5.1378567206</text:p>
          </table:table-cell>
          <table:table-cell table:number-columns-repeated="8"/>
        </table:table-row>
        <table:table-row table:style-name="ro1">
          <table:table-cell office:value-type="float" office:value="3704.89279371" calcext:value-type="float">
            <text:p>3704.89279371</text:p>
          </table:table-cell>
          <table:table-cell office:value-type="float" office:value="7273" calcext:value-type="float">
            <text:p>7273</text:p>
          </table:table-cell>
          <table:table-cell table:formula="of:=[.B81]/[.A81]" office:value-type="float" office:value="1.96307974480335" calcext:value-type="float">
            <text:p>1.9630797448</text:p>
          </table:table-cell>
          <table:table-cell table:formula="of:=[.C81]^2" office:value-type="float" office:value="3.85368208445719" calcext:value-type="float">
            <text:p>3.8536820845</text:p>
          </table:table-cell>
          <table:table-cell table:number-columns-repeated="8"/>
        </table:table-row>
        <table:table-row table:style-name="ro1">
          <table:table-cell office:value-type="float" office:value="3818.85343766" calcext:value-type="float">
            <text:p>3818.85343766</text:p>
          </table:table-cell>
          <table:table-cell office:value-type="float" office:value="5258" calcext:value-type="float">
            <text:p>5258</text:p>
          </table:table-cell>
          <table:table-cell table:formula="of:=[.B82]/[.A82]" office:value-type="float" office:value="1.37685304917641" calcext:value-type="float">
            <text:p>1.3768530492</text:p>
          </table:table-cell>
          <table:table-cell table:formula="of:=[.C82]^2" office:value-type="float" office:value="1.89572431902639" calcext:value-type="float">
            <text:p>1.895724319</text:p>
          </table:table-cell>
          <table:table-cell table:number-columns-repeated="8"/>
        </table:table-row>
        <table:table-row table:style-name="ro1">
          <table:table-cell office:value-type="float" office:value="1119.02547591" calcext:value-type="float">
            <text:p>1119.02547591</text:p>
          </table:table-cell>
          <table:table-cell office:value-type="float" office:value="1430" calcext:value-type="float">
            <text:p>1430</text:p>
          </table:table-cell>
          <table:table-cell table:formula="of:=[.B83]/[.A83]" office:value-type="float" office:value="1.27789762680525" calcext:value-type="float">
            <text:p>1.2778976268</text:p>
          </table:table-cell>
          <table:table-cell table:formula="of:=[.C83]^2" office:value-type="float" office:value="1.63302234459448" calcext:value-type="float">
            <text:p>1.6330223446</text:p>
          </table:table-cell>
          <table:table-cell table:number-columns-repeated="8"/>
        </table:table-row>
        <table:table-row table:style-name="ro1">
          <table:table-cell office:value-type="float" office:value="966.77739112" calcext:value-type="float">
            <text:p>966.77739112</text:p>
          </table:table-cell>
          <table:table-cell office:value-type="float" office:value="1882" calcext:value-type="float">
            <text:p>1882</text:p>
          </table:table-cell>
          <table:table-cell table:formula="of:=[.B84]/[.A84]" office:value-type="float" office:value="1.94667357479236" calcext:value-type="float">
            <text:p>1.9466735748</text:p>
          </table:table-cell>
          <table:table-cell table:formula="of:=[.C84]^2" office:value-type="float" office:value="3.78953800679486" calcext:value-type="float">
            <text:p>3.7895380068</text:p>
          </table:table-cell>
          <table:table-cell table:number-columns-repeated="8"/>
        </table:table-row>
        <table:table-row table:style-name="ro1">
          <table:table-cell office:value-type="float" office:value="7885.58259037" calcext:value-type="float">
            <text:p>7885.58259037</text:p>
          </table:table-cell>
          <table:table-cell office:value-type="float" office:value="14730" calcext:value-type="float">
            <text:p>14730</text:p>
          </table:table-cell>
          <table:table-cell table:formula="of:=[.B85]/[.A85]" office:value-type="float" office:value="1.86796597856809" calcext:value-type="float">
            <text:p>1.8679659786</text:p>
          </table:table-cell>
          <table:table-cell table:formula="of:=[.C85]^2" office:value-type="float" office:value="3.48929689708785" calcext:value-type="float">
            <text:p>3.4892968971</text:p>
          </table:table-cell>
          <table:table-cell table:number-columns-repeated="8"/>
        </table:table-row>
        <table:table-row table:style-name="ro1">
          <table:table-cell office:value-type="float" office:value="3401.46326656" calcext:value-type="float">
            <text:p>3401.46326656</text:p>
          </table:table-cell>
          <table:table-cell office:value-type="float" office:value="6064" calcext:value-type="float">
            <text:p>6064</text:p>
          </table:table-cell>
          <table:table-cell table:formula="of:=[.B86]/[.A86]" office:value-type="float" office:value="1.78276215992557" calcext:value-type="float">
            <text:p>1.7827621599</text:p>
          </table:table-cell>
          <table:table-cell table:formula="of:=[.C86]^2" office:value-type="float" office:value="3.17824091886249" calcext:value-type="float">
            <text:p>3.1782409189</text:p>
          </table:table-cell>
          <table:table-cell table:number-columns-repeated="8"/>
        </table:table-row>
        <table:table-row table:style-name="ro1">
          <table:table-cell office:value-type="float" office:value="7087.84563822" calcext:value-type="float">
            <text:p>7087.84563822</text:p>
          </table:table-cell>
          <table:table-cell office:value-type="float" office:value="10695" calcext:value-type="float">
            <text:p>10695</text:p>
          </table:table-cell>
          <table:table-cell table:formula="of:=[.B87]/[.A87]" office:value-type="float" office:value="1.50892112298962" calcext:value-type="float">
            <text:p>1.508921123</text:p>
          </table:table-cell>
          <table:table-cell table:formula="of:=[.C87]^2" office:value-type="float" office:value="2.27684295540425" calcext:value-type="float">
            <text:p>2.2768429554</text:p>
          </table:table-cell>
          <table:table-cell table:number-columns-repeated="8"/>
        </table:table-row>
        <table:table-row table:style-name="ro1">
          <table:table-cell office:value-type="float" office:value="7040.41285854" calcext:value-type="float">
            <text:p>7040.41285854</text:p>
          </table:table-cell>
          <table:table-cell office:value-type="float" office:value="12875" calcext:value-type="float">
            <text:p>12875</text:p>
          </table:table-cell>
          <table:table-cell table:formula="of:=[.B88]/[.A88]" office:value-type="float" office:value="1.82872798210728" calcext:value-type="float">
            <text:p>1.8287279821</text:p>
          </table:table-cell>
          <table:table-cell table:formula="of:=[.C88]^2" office:value-type="float" office:value="3.34424603254216" calcext:value-type="float">
            <text:p>3.3442460325</text:p>
          </table:table-cell>
          <table:table-cell table:number-columns-repeated="8"/>
        </table:table-row>
        <table:table-row table:style-name="ro1">
          <table:table-cell office:value-type="float" office:value="5695.46981781" calcext:value-type="float">
            <text:p>5695.46981781</text:p>
          </table:table-cell>
          <table:table-cell office:value-type="float" office:value="7392" calcext:value-type="float">
            <text:p>7392</text:p>
          </table:table-cell>
          <table:table-cell table:formula="of:=[.B89]/[.A89]" office:value-type="float" office:value="1.29787361472532" calcext:value-type="float">
            <text:p>1.2978736147</text:p>
          </table:table-cell>
          <table:table-cell table:formula="of:=[.C89]^2" office:value-type="float" office:value="1.68447591980016" calcext:value-type="float">
            <text:p>1.6844759198</text:p>
          </table:table-cell>
          <table:table-cell table:number-columns-repeated="8"/>
        </table:table-row>
        <table:table-row table:style-name="ro1">
          <table:table-cell office:value-type="float" office:value="5170.43094588" calcext:value-type="float">
            <text:p>5170.43094588</text:p>
          </table:table-cell>
          <table:table-cell office:value-type="float" office:value="11255" calcext:value-type="float">
            <text:p>11255</text:p>
          </table:table-cell>
          <table:table-cell table:formula="of:=[.B90]/[.A90]" office:value-type="float" office:value="2.17680114439366" calcext:value-type="float">
            <text:p>2.1768011444</text:p>
          </table:table-cell>
          <table:table-cell table:formula="of:=[.C90]^2" office:value-type="float" office:value="4.73846322223357" calcext:value-type="float">
            <text:p>4.7384632222</text:p>
          </table:table-cell>
          <table:table-cell table:number-columns-repeated="8"/>
        </table:table-row>
        <table:table-row table:style-name="ro1">
          <table:table-cell office:value-type="float" office:value="2218.79430461" calcext:value-type="float">
            <text:p>2218.79430461</text:p>
          </table:table-cell>
          <table:table-cell office:value-type="float" office:value="2988" calcext:value-type="float">
            <text:p>2988</text:p>
          </table:table-cell>
          <table:table-cell table:formula="of:=[.B91]/[.A91]" office:value-type="float" office:value="1.34667733452886" calcext:value-type="float">
            <text:p>1.3466773345</text:p>
          </table:table-cell>
          <table:table-cell table:formula="of:=[.C91]^2" office:value-type="float" office:value="1.81353984333374" calcext:value-type="float">
            <text:p>1.8135398433</text:p>
          </table:table-cell>
          <table:table-cell table:number-columns-repeated="8"/>
        </table:table-row>
        <table:table-row table:style-name="ro1">
          <table:table-cell office:value-type="float" office:value="9686.96091017" calcext:value-type="float">
            <text:p>9686.96091017</text:p>
          </table:table-cell>
          <table:table-cell office:value-type="float" office:value="13524" calcext:value-type="float">
            <text:p>13524</text:p>
          </table:table-cell>
          <table:table-cell table:formula="of:=[.B92]/[.A92]" office:value-type="float" office:value="1.3961034967945" calcext:value-type="float">
            <text:p>1.3961034968</text:p>
          </table:table-cell>
          <table:table-cell table:formula="of:=[.C92]^2" office:value-type="float" office:value="1.94910497376184" calcext:value-type="float">
            <text:p>1.9491049738</text:p>
          </table:table-cell>
          <table:table-cell table:number-columns-repeated="8"/>
        </table:table-row>
        <table:table-row table:style-name="ro1">
          <table:table-cell office:value-type="float" office:value="6992.06095379" calcext:value-type="float">
            <text:p>6992.06095379</text:p>
          </table:table-cell>
          <table:table-cell office:value-type="float" office:value="8327" calcext:value-type="float">
            <text:p>8327</text:p>
          </table:table-cell>
          <table:table-cell table:formula="of:=[.B93]/[.A93]" office:value-type="float" office:value="1.19092211224023" calcext:value-type="float">
            <text:p>1.1909221122</text:p>
          </table:table-cell>
          <table:table-cell table:formula="of:=[.C93]^2" office:value-type="float" office:value="1.41829547742272" calcext:value-type="float">
            <text:p>1.4182954774</text:p>
          </table:table-cell>
          <table:table-cell table:number-columns-repeated="8"/>
        </table:table-row>
        <table:table-row table:style-name="ro1">
          <table:table-cell office:value-type="float" office:value="6360.93763919" calcext:value-type="float">
            <text:p>6360.93763919</text:p>
          </table:table-cell>
          <table:table-cell office:value-type="float" office:value="7740" calcext:value-type="float">
            <text:p>7740</text:p>
          </table:table-cell>
          <table:table-cell table:formula="of:=[.B94]/[.A94]" office:value-type="float" office:value="1.21680174198117" calcext:value-type="float">
            <text:p>1.216801742</text:p>
          </table:table-cell>
          <table:table-cell table:formula="of:=[.C94]^2" office:value-type="float" office:value="1.48060647928842" calcext:value-type="float">
            <text:p>1.4806064793</text:p>
          </table:table-cell>
          <table:table-cell table:number-columns-repeated="8"/>
        </table:table-row>
        <table:table-row table:style-name="ro1">
          <table:table-cell office:value-type="float" office:value="4224.34199656" calcext:value-type="float">
            <text:p>4224.34199656</text:p>
          </table:table-cell>
          <table:table-cell office:value-type="float" office:value="5946" calcext:value-type="float">
            <text:p>5946</text:p>
          </table:table-cell>
          <table:table-cell table:formula="of:=[.B95]/[.A95]" office:value-type="float" office:value="1.40755649160082" calcext:value-type="float">
            <text:p>1.4075564916</text:p>
          </table:table-cell>
          <table:table-cell table:formula="of:=[.C95]^2" office:value-type="float" office:value="1.98121527704761" calcext:value-type="float">
            <text:p>1.981215277</text:p>
          </table:table-cell>
          <table:table-cell table:number-columns-repeated="8"/>
        </table:table-row>
        <table:table-row table:style-name="ro1">
          <table:table-cell office:value-type="float" office:value="1367.06610714" calcext:value-type="float">
            <text:p>1367.06610714</text:p>
          </table:table-cell>
          <table:table-cell office:value-type="float" office:value="2177" calcext:value-type="float">
            <text:p>2177</text:p>
          </table:table-cell>
          <table:table-cell table:formula="of:=[.B96]/[.A96]" office:value-type="float" office:value="1.59246139497558" calcext:value-type="float">
            <text:p>1.592461395</text:p>
          </table:table-cell>
          <table:table-cell table:formula="of:=[.C96]^2" office:value-type="float" office:value="2.53593329448757" calcext:value-type="float">
            <text:p>2.5359332945</text:p>
          </table:table-cell>
          <table:table-cell table:number-columns-repeated="8"/>
        </table:table-row>
        <table:table-row table:style-name="ro1">
          <table:table-cell office:value-type="float" office:value="5213.58982168" calcext:value-type="float">
            <text:p>5213.58982168</text:p>
          </table:table-cell>
          <table:table-cell office:value-type="float" office:value="7003" calcext:value-type="float">
            <text:p>7003</text:p>
          </table:table-cell>
          <table:table-cell table:formula="of:=[.B97]/[.A97]" office:value-type="float" office:value="1.34322036054294" calcext:value-type="float">
            <text:p>1.3432203605</text:p>
          </table:table-cell>
          <table:table-cell table:formula="of:=[.C97]^2" office:value-type="float" office:value="1.8042409369771" calcext:value-type="float">
            <text:p>1.804240937</text:p>
          </table:table-cell>
          <table:table-cell table:number-columns-repeated="8"/>
        </table:table-row>
        <table:table-row table:style-name="ro1">
          <table:table-cell office:value-type="float" office:value="453.767497014" calcext:value-type="float">
            <text:p>453.767497014</text:p>
          </table:table-cell>
          <table:table-cell office:value-type="float" office:value="545" calcext:value-type="float">
            <text:p>545</text:p>
          </table:table-cell>
          <table:table-cell table:formula="of:=[.B98]/[.A98]" office:value-type="float" office:value="1.20105561457432" calcext:value-type="float">
            <text:p>1.2010556146</text:p>
          </table:table-cell>
          <table:table-cell table:formula="of:=[.C98]^2" office:value-type="float" office:value="1.44253458930049" calcext:value-type="float">
            <text:p>1.4425345893</text:p>
          </table:table-cell>
          <table:table-cell table:number-columns-repeated="8"/>
        </table:table-row>
        <table:table-row table:style-name="ro1">
          <table:table-cell office:value-type="float" office:value="2048.00667453" calcext:value-type="float">
            <text:p>2048.00667453</text:p>
          </table:table-cell>
          <table:table-cell office:value-type="float" office:value="2893" calcext:value-type="float">
            <text:p>2893</text:p>
          </table:table-cell>
          <table:table-cell table:formula="of:=[.B99]/[.A99]" office:value-type="float" office:value="1.41259305254165" calcext:value-type="float">
            <text:p>1.4125930525</text:p>
          </table:table-cell>
          <table:table-cell table:formula="of:=[.C99]^2" office:value-type="float" office:value="1.99541913208893" calcext:value-type="float">
            <text:p>1.9954191321</text:p>
          </table:table-cell>
          <table:table-cell table:number-columns-repeated="8"/>
        </table:table-row>
        <table:table-row table:style-name="ro1">
          <table:table-cell office:value-type="float" office:value="2856.24413552" calcext:value-type="float">
            <text:p>2856.24413552</text:p>
          </table:table-cell>
          <table:table-cell office:value-type="float" office:value="3968" calcext:value-type="float">
            <text:p>3968</text:p>
          </table:table-cell>
          <table:table-cell table:formula="of:=[.B100]/[.A100]" office:value-type="float" office:value="1.38923698806216" calcext:value-type="float">
            <text:p>1.3892369881</text:p>
          </table:table-cell>
          <table:table-cell table:formula="of:=[.C100]^2" office:value-type="float" office:value="1.92997940900001" calcext:value-type="float">
            <text:p>1.929979409</text:p>
          </table:table-cell>
          <table:table-cell table:number-columns-repeated="8"/>
        </table:table-row>
        <table:table-row table:style-name="ro1">
          <table:table-cell office:value-type="float" office:value="10537.2848208" calcext:value-type="float">
            <text:p>10537.2848208</text:p>
          </table:table-cell>
          <table:table-cell office:value-type="float" office:value="18567" calcext:value-type="float">
            <text:p>18567</text:p>
          </table:table-cell>
          <table:table-cell table:formula="of:=[.B101]/[.A101]" office:value-type="float" office:value="1.76202886376857" calcext:value-type="float">
            <text:p>1.7620288638</text:p>
          </table:table-cell>
          <table:table-cell table:formula="of:=[.C101]^2" office:value-type="float" office:value="3.10474571675355" calcext:value-type="float">
            <text:p>3.1047457168</text:p>
          </table:table-cell>
          <table:table-cell table:number-columns-repeated="8"/>
        </table:table-row>
        <table:table-row table:style-name="ro1">
          <table:table-cell office:value-type="float" office:value="5957.65935776" calcext:value-type="float">
            <text:p>5957.65935776</text:p>
          </table:table-cell>
          <table:table-cell office:value-type="float" office:value="8973" calcext:value-type="float">
            <text:p>8973</text:p>
          </table:table-cell>
          <table:table-cell table:formula="of:=[.B102]/[.A102]" office:value-type="float" office:value="1.50612840734381" calcext:value-type="float">
            <text:p>1.5061284073</text:p>
          </table:table-cell>
          <table:table-cell table:formula="of:=[.C102]^2" office:value-type="float" office:value="2.26842277940799" calcext:value-type="float">
            <text:p>2.2684227794</text:p>
          </table:table-cell>
          <table:table-cell table:number-columns-repeated="8"/>
        </table:table-row>
        <table:table-row table:style-name="ro1">
          <table:table-cell office:value-type="float" office:value="9491.53765094" calcext:value-type="float">
            <text:p>9491.53765094</text:p>
          </table:table-cell>
          <table:table-cell office:value-type="float" office:value="15629" calcext:value-type="float">
            <text:p>15629</text:p>
          </table:table-cell>
          <table:table-cell table:formula="of:=[.B103]/[.A103]" office:value-type="float" office:value="1.64662466449282" calcext:value-type="float">
            <text:p>1.6466246645</text:p>
          </table:table-cell>
          <table:table-cell table:formula="of:=[.C103]^2" office:value-type="float" office:value="2.71137278571608" calcext:value-type="float">
            <text:p>2.7113727857</text:p>
          </table:table-cell>
          <table:table-cell table:number-columns-repeated="8"/>
        </table:table-row>
        <table:table-row table:style-name="ro1">
          <table:table-cell office:value-type="float" office:value="2648.97438454" calcext:value-type="float">
            <text:p>2648.97438454</text:p>
          </table:table-cell>
          <table:table-cell office:value-type="float" office:value="4308" calcext:value-type="float">
            <text:p>4308</text:p>
          </table:table-cell>
          <table:table-cell table:formula="of:=[.B104]/[.A104]" office:value-type="float" office:value="1.6262897916803" calcext:value-type="float">
            <text:p>1.6262897917</text:p>
          </table:table-cell>
          <table:table-cell table:formula="of:=[.C104]^2" office:value-type="float" office:value="2.64481848652354" calcext:value-type="float">
            <text:p>2.6448184865</text:p>
          </table:table-cell>
          <table:table-cell table:number-columns-repeated="8"/>
        </table:table-row>
        <table:table-row table:style-name="ro1">
          <table:table-cell office:value-type="float" office:value="3580.40849095" calcext:value-type="float">
            <text:p>3580.40849095</text:p>
          </table:table-cell>
          <table:table-cell office:value-type="float" office:value="4381" calcext:value-type="float">
            <text:p>4381</text:p>
          </table:table-cell>
          <table:table-cell table:formula="of:=[.B105]/[.A105]" office:value-type="float" office:value="1.22360339918577" calcext:value-type="float">
            <text:p>1.2236033992</text:p>
          </table:table-cell>
          <table:table-cell table:formula="of:=[.C105]^2" office:value-type="float" office:value="1.49720527849896" calcext:value-type="float">
            <text:p>1.4972052785</text:p>
          </table:table-cell>
          <table:table-cell table:number-columns-repeated="8"/>
        </table:table-row>
        <table:table-row table:style-name="ro1">
          <table:table-cell office:value-type="float" office:value="10229.967135" calcext:value-type="float">
            <text:p>10229.967135</text:p>
          </table:table-cell>
          <table:table-cell office:value-type="float" office:value="12286" calcext:value-type="float">
            <text:p>12286</text:p>
          </table:table-cell>
          <table:table-cell table:formula="of:=[.B106]/[.A106]" office:value-type="float" office:value="1.20098137539129" calcext:value-type="float">
            <text:p>1.2009813754</text:p>
          </table:table-cell>
          <table:table-cell table:formula="of:=[.C106]^2" office:value-type="float" office:value="1.44235626403676" calcext:value-type="float">
            <text:p>1.442356264</text:p>
          </table:table-cell>
          <table:table-cell table:number-columns-repeated="8"/>
        </table:table-row>
        <table:table-row table:style-name="ro1">
          <table:table-cell office:value-type="float" office:value="4081.40050483" calcext:value-type="float">
            <text:p>4081.40050483</text:p>
          </table:table-cell>
          <table:table-cell office:value-type="float" office:value="5428" calcext:value-type="float">
            <text:p>5428</text:p>
          </table:table-cell>
          <table:table-cell table:formula="of:=[.B107]/[.A107]" office:value-type="float" office:value="1.32993564184069" calcext:value-type="float">
            <text:p>1.3299356418</text:p>
          </table:table-cell>
          <table:table-cell table:formula="of:=[.C107]^2" office:value-type="float" office:value="1.76872881143821" calcext:value-type="float">
            <text:p>1.7687288114</text:p>
          </table:table-cell>
          <table:table-cell table:number-columns-repeated="8"/>
        </table:table-row>
        <table:table-row table:style-name="ro1">
          <table:table-cell office:value-type="float" office:value="10152.9722885" calcext:value-type="float">
            <text:p>10152.9722885</text:p>
          </table:table-cell>
          <table:table-cell office:value-type="float" office:value="15587" calcext:value-type="float">
            <text:p>15587</text:p>
          </table:table-cell>
          <table:table-cell table:formula="of:=[.B108]/[.A108]" office:value-type="float" office:value="1.53521545780786" calcext:value-type="float">
            <text:p>1.5352154578</text:p>
          </table:table-cell>
          <table:table-cell table:formula="of:=[.C108]^2" office:value-type="float" office:value="2.35688650189218" calcext:value-type="float">
            <text:p>2.3568865019</text:p>
          </table:table-cell>
          <table:table-cell table:number-columns-repeated="8"/>
        </table:table-row>
        <table:table-row table:style-name="ro1">
          <table:table-cell office:value-type="float" office:value="950.716087802" calcext:value-type="float">
            <text:p>950.716087802</text:p>
          </table:table-cell>
          <table:table-cell office:value-type="float" office:value="2314" calcext:value-type="float">
            <text:p>2314</text:p>
          </table:table-cell>
          <table:table-cell table:formula="of:=[.B109]/[.A109]" office:value-type="float" office:value="2.43395481541691" calcext:value-type="float">
            <text:p>2.4339548154</text:p>
          </table:table-cell>
          <table:table-cell table:formula="of:=[.C109]^2" office:value-type="float" office:value="5.92413604349115" calcext:value-type="float">
            <text:p>5.9241360435</text:p>
          </table:table-cell>
          <table:table-cell table:number-columns-repeated="8"/>
        </table:table-row>
        <table:table-row table:style-name="ro1">
          <table:table-cell office:value-type="float" office:value="8012.72526018" calcext:value-type="float">
            <text:p>8012.72526018</text:p>
          </table:table-cell>
          <table:table-cell office:value-type="float" office:value="15497" calcext:value-type="float">
            <text:p>15497</text:p>
          </table:table-cell>
          <table:table-cell table:formula="of:=[.B110]/[.A110]" office:value-type="float" office:value="1.93404859105975" calcext:value-type="float">
            <text:p>1.9340485911</text:p>
          </table:table-cell>
          <table:table-cell table:formula="of:=[.C110]^2" office:value-type="float" office:value="3.7405439525802" calcext:value-type="float">
            <text:p>3.7405439526</text:p>
          </table:table-cell>
          <table:table-cell table:number-columns-repeated="8"/>
        </table:table-row>
        <table:table-row table:style-name="ro1">
          <table:table-cell office:value-type="float" office:value="2803.04999819" calcext:value-type="float">
            <text:p>2803.04999819</text:p>
          </table:table-cell>
          <table:table-cell office:value-type="float" office:value="3680" calcext:value-type="float">
            <text:p>3680</text:p>
          </table:table-cell>
          <table:table-cell table:formula="of:=[.B111]/[.A111]" office:value-type="float" office:value="1.31285564024055" calcext:value-type="float">
            <text:p>1.3128556402</text:p>
          </table:table-cell>
          <table:table-cell table:formula="of:=[.C111]^2" office:value-type="float" office:value="1.72358993211142" calcext:value-type="float">
            <text:p>1.7235899321</text:p>
          </table:table-cell>
          <table:table-cell table:number-columns-repeated="8"/>
        </table:table-row>
        <table:table-row table:style-name="ro1">
          <table:table-cell office:value-type="float" office:value="9922.79517562" calcext:value-type="float">
            <text:p>9922.79517562</text:p>
          </table:table-cell>
          <table:table-cell office:value-type="float" office:value="11179" calcext:value-type="float">
            <text:p>11179</text:p>
          </table:table-cell>
          <table:table-cell table:formula="of:=[.B112]/[.A112]" office:value-type="float" office:value="1.12659787914059" calcext:value-type="float">
            <text:p>1.1265978791</text:p>
          </table:table-cell>
          <table:table-cell table:formula="of:=[.C112]^2" office:value-type="float" office:value="1.26922278128408" calcext:value-type="float">
            <text:p>1.2692227813</text:p>
          </table:table-cell>
          <table:table-cell table:number-columns-repeated="8"/>
        </table:table-row>
        <table:table-row table:style-name="ro1">
          <table:table-cell office:value-type="float" office:value="1608.83527803" calcext:value-type="float">
            <text:p>1608.83527803</text:p>
          </table:table-cell>
          <table:table-cell office:value-type="float" office:value="2025" calcext:value-type="float">
            <text:p>2025</text:p>
          </table:table-cell>
          <table:table-cell table:formula="of:=[.B113]/[.A113]" office:value-type="float" office:value="1.25867453781818" calcext:value-type="float">
            <text:p>1.2586745378</text:p>
          </table:table-cell>
          <table:table-cell table:formula="of:=[.C113]^2" office:value-type="float" office:value="1.58426159215182" calcext:value-type="float">
            <text:p>1.5842615922</text:p>
          </table:table-cell>
          <table:table-cell table:number-columns-repeated="8"/>
        </table:table-row>
        <table:table-row table:style-name="ro1">
          <table:table-cell office:value-type="float" office:value="6561.82675149" calcext:value-type="float">
            <text:p>6561.82675149</text:p>
          </table:table-cell>
          <table:table-cell office:value-type="float" office:value="7961" calcext:value-type="float">
            <text:p>7961</text:p>
          </table:table-cell>
          <table:table-cell table:formula="of:=[.B114]/[.A114]" office:value-type="float" office:value="1.21322922739347" calcext:value-type="float">
            <text:p>1.2132292274</text:p>
          </table:table-cell>
          <table:table-cell table:formula="of:=[.C114]^2" office:value-type="float" office:value="1.47192515820175" calcext:value-type="float">
            <text:p>1.4719251582</text:p>
          </table:table-cell>
          <table:table-cell table:number-columns-repeated="8"/>
        </table:table-row>
        <table:table-row table:style-name="ro1">
          <table:table-cell office:value-type="float" office:value="8200.51415467" calcext:value-type="float">
            <text:p>8200.51415467</text:p>
          </table:table-cell>
          <table:table-cell office:value-type="float" office:value="9329" calcext:value-type="float">
            <text:p>9329</text:p>
          </table:table-cell>
          <table:table-cell table:formula="of:=[.B115]/[.A115]" office:value-type="float" office:value="1.13761159654695" calcext:value-type="float">
            <text:p>1.1376115965</text:p>
          </table:table-cell>
          <table:table-cell table:formula="of:=[.C115]^2" office:value-type="float" office:value="1.2941601445981" calcext:value-type="float">
            <text:p>1.2941601446</text:p>
          </table:table-cell>
          <table:table-cell table:number-columns-repeated="8"/>
        </table:table-row>
        <table:table-row table:style-name="ro1">
          <table:table-cell office:value-type="float" office:value="1360.81892116" calcext:value-type="float">
            <text:p>1360.81892116</text:p>
          </table:table-cell>
          <table:table-cell office:value-type="float" office:value="2298" calcext:value-type="float">
            <text:p>2298</text:p>
          </table:table-cell>
          <table:table-cell table:formula="of:=[.B116]/[.A116]" office:value-type="float" office:value="1.68868904177282" calcext:value-type="float">
            <text:p>1.6886890418</text:p>
          </table:table-cell>
          <table:table-cell table:formula="of:=[.C116]^2" office:value-type="float" office:value="2.8516706798036" calcext:value-type="float">
            <text:p>2.8516706798</text:p>
          </table:table-cell>
          <table:table-cell table:number-columns-repeated="8"/>
        </table:table-row>
        <table:table-row table:style-name="ro1">
          <table:table-cell office:value-type="float" office:value="7398.66023486" calcext:value-type="float">
            <text:p>7398.66023486</text:p>
          </table:table-cell>
          <table:table-cell office:value-type="float" office:value="11746" calcext:value-type="float">
            <text:p>11746</text:p>
          </table:table-cell>
          <table:table-cell table:formula="of:=[.B117]/[.A117]" office:value-type="float" office:value="1.58758472846973" calcext:value-type="float">
            <text:p>1.5875847285</text:p>
          </table:table-cell>
          <table:table-cell table:formula="of:=[.C117]^2" office:value-type="float" office:value="2.52042527007031" calcext:value-type="float">
            <text:p>2.5204252701</text:p>
          </table:table-cell>
          <table:table-cell table:number-columns-repeated="8"/>
        </table:table-row>
        <table:table-row table:style-name="ro1">
          <table:table-cell office:value-type="float" office:value="4690.66952342" calcext:value-type="float">
            <text:p>4690.66952342</text:p>
          </table:table-cell>
          <table:table-cell office:value-type="float" office:value="6666" calcext:value-type="float">
            <text:p>6666</text:p>
          </table:table-cell>
          <table:table-cell table:formula="of:=[.B118]/[.A118]" office:value-type="float" office:value="1.42111908901648" calcext:value-type="float">
            <text:p>1.421119089</text:p>
          </table:table-cell>
          <table:table-cell table:formula="of:=[.C118]^2" office:value-type="float" office:value="2.01957946516703" calcext:value-type="float">
            <text:p>2.0195794652</text:p>
          </table:table-cell>
          <table:table-cell table:number-columns-repeated="8"/>
        </table:table-row>
        <table:table-row table:style-name="ro1">
          <table:table-cell office:value-type="float" office:value="5854.34475748" calcext:value-type="float">
            <text:p>5854.34475748</text:p>
          </table:table-cell>
          <table:table-cell office:value-type="float" office:value="7435" calcext:value-type="float">
            <text:p>7435</text:p>
          </table:table-cell>
          <table:table-cell table:formula="of:=[.B119]/[.A119]" office:value-type="float" office:value="1.26999695234901" calcext:value-type="float">
            <text:p>1.2699969523</text:p>
          </table:table-cell>
          <table:table-cell table:formula="of:=[.C119]^2" office:value-type="float" office:value="1.61289225897577" calcext:value-type="float">
            <text:p>1.612892259</text:p>
          </table:table-cell>
          <table:table-cell table:number-columns-repeated="8"/>
        </table:table-row>
        <table:table-row table:style-name="ro1">
          <table:table-cell office:value-type="float" office:value="4085.6556686" calcext:value-type="float">
            <text:p>4085.6556686</text:p>
          </table:table-cell>
          <table:table-cell office:value-type="float" office:value="5316" calcext:value-type="float">
            <text:p>5316</text:p>
          </table:table-cell>
          <table:table-cell table:formula="of:=[.B120]/[.A120]" office:value-type="float" office:value="1.30113754833911" calcext:value-type="float">
            <text:p>1.3011375483</text:p>
          </table:table-cell>
          <table:table-cell table:formula="of:=[.C120]^2" office:value-type="float" office:value="1.69295891969792" calcext:value-type="float">
            <text:p>1.6929589197</text:p>
          </table:table-cell>
          <table:table-cell table:number-columns-repeated="8"/>
        </table:table-row>
        <table:table-row table:style-name="ro1">
          <table:table-cell office:value-type="float" office:value="2851.31506816" calcext:value-type="float">
            <text:p>2851.31506816</text:p>
          </table:table-cell>
          <table:table-cell office:value-type="float" office:value="4747" calcext:value-type="float">
            <text:p>4747</text:p>
          </table:table-cell>
          <table:table-cell table:formula="of:=[.B121]/[.A121]" office:value-type="float" office:value="1.66484582956429" calcext:value-type="float">
            <text:p>1.6648458296</text:p>
          </table:table-cell>
          <table:table-cell table:formula="of:=[.C121]^2" office:value-type="float" office:value="2.77171163621761" calcext:value-type="float">
            <text:p>2.7717116362</text:p>
          </table:table-cell>
          <table:table-cell table:number-columns-repeated="8"/>
        </table:table-row>
        <table:table-row table:style-name="ro1">
          <table:table-cell office:value-type="float" office:value="3813.59647279" calcext:value-type="float">
            <text:p>3813.59647279</text:p>
          </table:table-cell>
          <table:table-cell office:value-type="float" office:value="4804" calcext:value-type="float">
            <text:p>4804</text:p>
          </table:table-cell>
          <table:table-cell table:formula="of:=[.B122]/[.A122]" office:value-type="float" office:value="1.25970328383628" calcext:value-type="float">
            <text:p>1.2597032838</text:p>
          </table:table-cell>
          <table:table-cell table:formula="of:=[.C122]^2" office:value-type="float" office:value="1.5868523633079" calcext:value-type="float">
            <text:p>1.5868523633</text:p>
          </table:table-cell>
          <table:table-cell table:number-columns-repeated="8"/>
        </table:table-row>
        <table:table-row table:style-name="ro1">
          <table:table-cell office:value-type="float" office:value="8832.14743079" calcext:value-type="float">
            <text:p>8832.14743079</text:p>
          </table:table-cell>
          <table:table-cell office:value-type="float" office:value="11889" calcext:value-type="float">
            <text:p>11889</text:p>
          </table:table-cell>
          <table:table-cell table:formula="of:=[.B123]/[.A123]" office:value-type="float" office:value="1.34610524712862" calcext:value-type="float">
            <text:p>1.3461052471</text:p>
          </table:table-cell>
          <table:table-cell table:formula="of:=[.C123]^2" office:value-type="float" office:value="1.81199933634721" calcext:value-type="float">
            <text:p>1.8119993363</text:p>
          </table:table-cell>
          <table:table-cell table:number-columns-repeated="8"/>
        </table:table-row>
        <table:table-row table:style-name="ro1">
          <table:table-cell office:value-type="float" office:value="6966.29672686" calcext:value-type="float">
            <text:p>6966.29672686</text:p>
          </table:table-cell>
          <table:table-cell office:value-type="float" office:value="9250" calcext:value-type="float">
            <text:p>9250</text:p>
          </table:table-cell>
          <table:table-cell table:formula="of:=[.B124]/[.A124]" office:value-type="float" office:value="1.32782170537392" calcext:value-type="float">
            <text:p>1.3278217054</text:p>
          </table:table-cell>
          <table:table-cell table:formula="of:=[.C124]^2" office:value-type="float" office:value="1.7631104812621" calcext:value-type="float">
            <text:p>1.7631104813</text:p>
          </table:table-cell>
          <table:table-cell table:number-columns-repeated="8"/>
        </table:table-row>
        <table:table-row table:style-name="ro1">
          <table:table-cell office:value-type="float" office:value="6581.80216272" calcext:value-type="float">
            <text:p>6581.80216272</text:p>
          </table:table-cell>
          <table:table-cell office:value-type="float" office:value="8455" calcext:value-type="float">
            <text:p>8455</text:p>
          </table:table-cell>
          <table:table-cell table:formula="of:=[.B125]/[.A125]" office:value-type="float" office:value="1.28460257403208" calcext:value-type="float">
            <text:p>1.284602574</text:p>
          </table:table-cell>
          <table:table-cell table:formula="of:=[.C125]^2" office:value-type="float" office:value="1.65020377320984" calcext:value-type="float">
            <text:p>1.6502037732</text:p>
          </table:table-cell>
          <table:table-cell table:number-columns-repeated="8"/>
        </table:table-row>
        <table:table-row table:style-name="ro1">
          <table:table-cell office:value-type="float" office:value="6573.83308947" calcext:value-type="float">
            <text:p>6573.83308947</text:p>
          </table:table-cell>
          <table:table-cell office:value-type="float" office:value="7873" calcext:value-type="float">
            <text:p>7873</text:p>
          </table:table-cell>
          <table:table-cell table:formula="of:=[.B126]/[.A126]" office:value-type="float" office:value="1.19762699978054" calcext:value-type="float">
            <text:p>1.1976269998</text:p>
          </table:table-cell>
          <table:table-cell table:formula="of:=[.C126]^2" office:value-type="float" office:value="1.43431043060334" calcext:value-type="float">
            <text:p>1.4343104306</text:p>
          </table:table-cell>
          <table:table-cell table:number-columns-repeated="8"/>
        </table:table-row>
        <table:table-row table:style-name="ro1">
          <table:table-cell office:value-type="float" office:value="4917.2766859" calcext:value-type="float">
            <text:p>4917.2766859</text:p>
          </table:table-cell>
          <table:table-cell office:value-type="float" office:value="7032" calcext:value-type="float">
            <text:p>7032</text:p>
          </table:table-cell>
          <table:table-cell table:formula="of:=[.B127]/[.A127]" office:value-type="float" office:value="1.43005985816577" calcext:value-type="float">
            <text:p>1.4300598582</text:p>
          </table:table-cell>
          <table:table-cell table:formula="of:=[.C127]^2" office:value-type="float" office:value="2.0450711979371" calcext:value-type="float">
            <text:p>2.0450711979</text:p>
          </table:table-cell>
          <table:table-cell table:number-columns-repeated="8"/>
        </table:table-row>
        <table:table-row table:style-name="ro1">
          <table:table-cell office:value-type="float" office:value="1975.45579498" calcext:value-type="float">
            <text:p>1975.45579498</text:p>
          </table:table-cell>
          <table:table-cell office:value-type="float" office:value="2897" calcext:value-type="float">
            <text:p>2897</text:p>
          </table:table-cell>
          <table:table-cell table:formula="of:=[.B128]/[.A128]" office:value-type="float" office:value="1.46649700153343" calcext:value-type="float">
            <text:p>1.4664970015</text:p>
          </table:table-cell>
          <table:table-cell table:formula="of:=[.C128]^2" office:value-type="float" office:value="2.15061345550653" calcext:value-type="float">
            <text:p>2.1506134555</text:p>
          </table:table-cell>
          <table:table-cell table:number-columns-repeated="8"/>
        </table:table-row>
        <table:table-row table:style-name="ro1">
          <table:table-cell office:value-type="float" office:value="5015.20228695" calcext:value-type="float">
            <text:p>5015.20228695</text:p>
          </table:table-cell>
          <table:table-cell office:value-type="float" office:value="6670" calcext:value-type="float">
            <text:p>6670</text:p>
          </table:table-cell>
          <table:table-cell table:formula="of:=[.B129]/[.A129]" office:value-type="float" office:value="1.3299563244649" calcext:value-type="float">
            <text:p>1.3299563245</text:p>
          </table:table-cell>
          <table:table-cell table:formula="of:=[.C129]^2" office:value-type="float" office:value="1.7687838249842" calcext:value-type="float">
            <text:p>1.768783825</text:p>
          </table:table-cell>
          <table:table-cell table:number-columns-repeated="8"/>
        </table:table-row>
        <table:table-row table:style-name="ro1">
          <table:table-cell office:value-type="float" office:value="1380.5522472" calcext:value-type="float">
            <text:p>1380.5522472</text:p>
          </table:table-cell>
          <table:table-cell office:value-type="float" office:value="2094" calcext:value-type="float">
            <text:p>2094</text:p>
          </table:table-cell>
          <table:table-cell table:formula="of:=[.B130]/[.A130]" office:value-type="float" office:value="1.51678431891802" calcext:value-type="float">
            <text:p>1.5167843189</text:p>
          </table:table-cell>
          <table:table-cell table:formula="of:=[.C130]^2" office:value-type="float" office:value="2.30063467011561" calcext:value-type="float">
            <text:p>2.3006346701</text:p>
          </table:table-cell>
          <table:table-cell table:number-columns-repeated="8"/>
        </table:table-row>
        <table:table-row table:style-name="ro1">
          <table:table-cell office:value-type="float" office:value="3650.89461059" calcext:value-type="float">
            <text:p>3650.89461059</text:p>
          </table:table-cell>
          <table:table-cell office:value-type="float" office:value="6345" calcext:value-type="float">
            <text:p>6345</text:p>
          </table:table-cell>
          <table:table-cell table:formula="of:=[.B131]/[.A131]" office:value-type="float" office:value="1.73793019979139" calcext:value-type="float">
            <text:p>1.7379301998</text:p>
          </table:table-cell>
          <table:table-cell table:formula="of:=[.C131]^2" office:value-type="float" office:value="3.02040137934695" calcext:value-type="float">
            <text:p>3.0204013793</text:p>
          </table:table-cell>
          <table:table-cell table:number-columns-repeated="8"/>
        </table:table-row>
        <table:table-row table:style-name="ro1">
          <table:table-cell office:value-type="float" office:value="2646.34847948" calcext:value-type="float">
            <text:p>2646.34847948</text:p>
          </table:table-cell>
          <table:table-cell office:value-type="float" office:value="3388" calcext:value-type="float">
            <text:p>3388</text:p>
          </table:table-cell>
          <table:table-cell table:formula="of:=[.B132]/[.A132]" office:value-type="float" office:value="1.28025467026388" calcext:value-type="float">
            <text:p>1.2802546703</text:p>
          </table:table-cell>
          <table:table-cell table:formula="of:=[.C132]^2" office:value-type="float" office:value="1.63905202073249" calcext:value-type="float">
            <text:p>1.6390520207</text:p>
          </table:table-cell>
          <table:table-cell table:number-columns-repeated="8"/>
        </table:table-row>
        <table:table-row table:style-name="ro1">
          <table:table-cell office:value-type="float" office:value="9511.72823828" calcext:value-type="float">
            <text:p>9511.72823828</text:p>
          </table:table-cell>
          <table:table-cell office:value-type="float" office:value="16773" calcext:value-type="float">
            <text:p>16773</text:p>
          </table:table-cell>
          <table:table-cell table:formula="of:=[.B133]/[.A133]" office:value-type="float" office:value="1.763401937042" calcext:value-type="float">
            <text:p>1.763401937</text:p>
          </table:table-cell>
          <table:table-cell table:formula="of:=[.C133]^2" office:value-type="float" office:value="3.10958639156346" calcext:value-type="float">
            <text:p>3.1095863916</text:p>
          </table:table-cell>
          <table:table-cell table:number-columns-repeated="8"/>
        </table:table-row>
        <table:table-row table:style-name="ro1">
          <table:table-cell office:value-type="float" office:value="2976.17900085" calcext:value-type="float">
            <text:p>2976.17900085</text:p>
          </table:table-cell>
          <table:table-cell office:value-type="float" office:value="3411" calcext:value-type="float">
            <text:p>3411</text:p>
          </table:table-cell>
          <table:table-cell table:formula="of:=[.B134]/[.A134]" office:value-type="float" office:value="1.14610041903589" calcext:value-type="float">
            <text:p>1.146100419</text:p>
          </table:table-cell>
          <table:table-cell table:formula="of:=[.C134]^2" office:value-type="float" office:value="1.31354617051424" calcext:value-type="float">
            <text:p>1.3135461705</text:p>
          </table:table-cell>
          <table:table-cell table:number-columns-repeated="8"/>
        </table:table-row>
        <table:table-row table:style-name="ro1">
          <table:table-cell office:value-type="float" office:value="6508.41442031" calcext:value-type="float">
            <text:p>6508.41442031</text:p>
          </table:table-cell>
          <table:table-cell office:value-type="float" office:value="7917" calcext:value-type="float">
            <text:p>7917</text:p>
          </table:table-cell>
          <table:table-cell table:formula="of:=[.B135]/[.A135]" office:value-type="float" office:value="1.21642530556973" calcext:value-type="float">
            <text:p>1.2164253056</text:p>
          </table:table-cell>
          <table:table-cell table:formula="of:=[.C135]^2" office:value-type="float" office:value="1.4796905240304" calcext:value-type="float">
            <text:p>1.479690524</text:p>
          </table:table-cell>
          <table:table-cell table:number-columns-repeated="8"/>
        </table:table-row>
        <table:table-row table:style-name="ro1">
          <table:table-cell office:value-type="float" office:value="11340.7973019" calcext:value-type="float">
            <text:p>11340.7973019</text:p>
          </table:table-cell>
          <table:table-cell office:value-type="float" office:value="17937" calcext:value-type="float">
            <text:p>17937</text:p>
          </table:table-cell>
          <table:table-cell table:formula="of:=[.B136]/[.A136]" office:value-type="float" office:value="1.58163482888411" calcext:value-type="float">
            <text:p>1.5816348289</text:p>
          </table:table-cell>
          <table:table-cell table:formula="of:=[.C136]^2" office:value-type="float" office:value="2.50156873193927" calcext:value-type="float">
            <text:p>2.5015687319</text:p>
          </table:table-cell>
          <table:table-cell table:number-columns-repeated="8"/>
        </table:table-row>
        <table:table-row table:style-name="ro1">
          <table:table-cell office:value-type="float" office:value="6336.68510459" calcext:value-type="float">
            <text:p>6336.68510459</text:p>
          </table:table-cell>
          <table:table-cell office:value-type="float" office:value="9276" calcext:value-type="float">
            <text:p>9276</text:p>
          </table:table-cell>
          <table:table-cell table:formula="of:=[.B137]/[.A137]" office:value-type="float" office:value="1.46385686631026" calcext:value-type="float">
            <text:p>1.4638568663</text:p>
          </table:table-cell>
          <table:table-cell table:formula="of:=[.C137]^2" office:value-type="float" office:value="2.14287692504369" calcext:value-type="float">
            <text:p>2.142876925</text:p>
          </table:table-cell>
          <table:table-cell table:number-columns-repeated="8"/>
        </table:table-row>
        <table:table-row table:style-name="ro1">
          <table:table-cell office:value-type="float" office:value="8271.06617086" calcext:value-type="float">
            <text:p>8271.06617086</text:p>
          </table:table-cell>
          <table:table-cell office:value-type="float" office:value="12686" calcext:value-type="float">
            <text:p>12686</text:p>
          </table:table-cell>
          <table:table-cell table:formula="of:=[.B138]/[.A138]" office:value-type="float" office:value="1.53378049914464" calcext:value-type="float">
            <text:p>1.5337804991</text:p>
          </table:table-cell>
          <table:table-cell table:formula="of:=[.C138]^2" office:value-type="float" office:value="2.35248261955638" calcext:value-type="float">
            <text:p>2.3524826196</text:p>
          </table:table-cell>
          <table:table-cell table:number-columns-repeated="8"/>
        </table:table-row>
        <table:table-row table:style-name="ro1">
          <table:table-cell office:value-type="float" office:value="3232.93993052" calcext:value-type="float">
            <text:p>3232.93993052</text:p>
          </table:table-cell>
          <table:table-cell office:value-type="float" office:value="5122" calcext:value-type="float">
            <text:p>5122</text:p>
          </table:table-cell>
          <table:table-cell table:formula="of:=[.B139]/[.A139]" office:value-type="float" office:value="1.58431647666777" calcext:value-type="float">
            <text:p>1.5843164767</text:p>
          </table:table-cell>
          <table:table-cell table:formula="of:=[.C139]^2" office:value-type="float" office:value="2.51005869824098" calcext:value-type="float">
            <text:p>2.5100586982</text:p>
          </table:table-cell>
          <table:table-cell table:number-columns-repeated="8"/>
        </table:table-row>
        <table:table-row table:style-name="ro1">
          <table:table-cell office:value-type="float" office:value="3144.79032492" calcext:value-type="float">
            <text:p>3144.79032492</text:p>
          </table:table-cell>
          <table:table-cell office:value-type="float" office:value="4264" calcext:value-type="float">
            <text:p>4264</text:p>
          </table:table-cell>
          <table:table-cell table:formula="of:=[.B140]/[.A140]" office:value-type="float" office:value="1.35589325819631" calcext:value-type="float">
            <text:p>1.3558932582</text:p>
          </table:table-cell>
          <table:table-cell table:formula="of:=[.C140]^2" office:value-type="float" office:value="1.8384465276222" calcext:value-type="float">
            <text:p>1.8384465276</text:p>
          </table:table-cell>
          <table:table-cell table:number-columns-repeated="8"/>
        </table:table-row>
        <table:table-row table:style-name="ro1">
          <table:table-cell office:value-type="float" office:value="1126.03596943" calcext:value-type="float">
            <text:p>1126.03596943</text:p>
          </table:table-cell>
          <table:table-cell office:value-type="float" office:value="1433" calcext:value-type="float">
            <text:p>1433</text:p>
          </table:table-cell>
          <table:table-cell table:formula="of:=[.B141]/[.A141]" office:value-type="float" office:value="1.27260588374045" calcext:value-type="float">
            <text:p>1.2726058837</text:p>
          </table:table-cell>
          <table:table-cell table:formula="of:=[.C141]^2" office:value-type="float" office:value="1.61952573533081" calcext:value-type="float">
            <text:p>1.6195257353</text:p>
          </table:table-cell>
          <table:table-cell table:number-columns-repeated="8"/>
        </table:table-row>
        <table:table-row table:style-name="ro1">
          <table:table-cell office:value-type="float" office:value="2042.191841" calcext:value-type="float">
            <text:p>2042.191841</text:p>
          </table:table-cell>
          <table:table-cell office:value-type="float" office:value="3096" calcext:value-type="float">
            <text:p>3096</text:p>
          </table:table-cell>
          <table:table-cell table:formula="of:=[.B142]/[.A142]" office:value-type="float" office:value="1.51601820056434" calcext:value-type="float">
            <text:p>1.5160182006</text:p>
          </table:table-cell>
          <table:table-cell table:formula="of:=[.C142]^2" office:value-type="float" office:value="2.29831118444234" calcext:value-type="float">
            <text:p>2.2983111844</text:p>
          </table:table-cell>
          <table:table-cell table:number-columns-repeated="8"/>
        </table:table-row>
        <table:table-row table:style-name="ro1">
          <table:table-cell office:value-type="float" office:value="7575.11675502" calcext:value-type="float">
            <text:p>7575.11675502</text:p>
          </table:table-cell>
          <table:table-cell office:value-type="float" office:value="15906" calcext:value-type="float">
            <text:p>15906</text:p>
          </table:table-cell>
          <table:table-cell table:formula="of:=[.B143]/[.A143]" office:value-type="float" office:value="2.09976961602066" calcext:value-type="float">
            <text:p>2.099769616</text:p>
          </table:table-cell>
          <table:table-cell table:formula="of:=[.C143]^2" office:value-type="float" office:value="4.40903244036354" calcext:value-type="float">
            <text:p>4.4090324404</text:p>
          </table:table-cell>
          <table:table-cell table:number-columns-repeated="8"/>
        </table:table-row>
        <table:table-row table:style-name="ro1">
          <table:table-cell office:value-type="float" office:value="2956.01778337" calcext:value-type="float">
            <text:p>2956.01778337</text:p>
          </table:table-cell>
          <table:table-cell office:value-type="float" office:value="4653" calcext:value-type="float">
            <text:p>4653</text:p>
          </table:table-cell>
          <table:table-cell table:formula="of:=[.B144]/[.A144]" office:value-type="float" office:value="1.57407713383083" calcext:value-type="float">
            <text:p>1.5740771338</text:p>
          </table:table-cell>
          <table:table-cell table:formula="of:=[.C144]^2" office:value-type="float" office:value="2.47771882324907" calcext:value-type="float">
            <text:p>2.4777188232</text:p>
          </table:table-cell>
          <table:table-cell table:number-columns-repeated="8"/>
        </table:table-row>
        <table:table-row table:style-name="ro1">
          <table:table-cell office:value-type="float" office:value="1601.00547979" calcext:value-type="float">
            <text:p>1601.00547979</text:p>
          </table:table-cell>
          <table:table-cell office:value-type="float" office:value="2321" calcext:value-type="float">
            <text:p>2321</text:p>
          </table:table-cell>
          <table:table-cell table:formula="of:=[.B145]/[.A145]" office:value-type="float" office:value="1.44971396369264" calcext:value-type="float">
            <text:p>1.4497139637</text:p>
          </table:table-cell>
          <table:table-cell table:formula="of:=[.C145]^2" office:value-type="float" office:value="2.10167057652543" calcext:value-type="float">
            <text:p>2.1016705765</text:p>
          </table:table-cell>
          <table:table-cell table:number-columns-repeated="8"/>
        </table:table-row>
        <table:table-row table:style-name="ro1">
          <table:table-cell office:value-type="float" office:value="503.610661127" calcext:value-type="float">
            <text:p>503.610661127</text:p>
          </table:table-cell>
          <table:table-cell office:value-type="float" office:value="1204" calcext:value-type="float">
            <text:p>1204</text:p>
          </table:table-cell>
          <table:table-cell table:formula="of:=[.B146]/[.A146]" office:value-type="float" office:value="2.39073572689196" calcext:value-type="float">
            <text:p>2.3907357269</text:p>
          </table:table-cell>
          <table:table-cell table:formula="of:=[.C146]^2" office:value-type="float" office:value="5.71561731583764" calcext:value-type="float">
            <text:p>5.7156173158</text:p>
          </table:table-cell>
          <table:table-cell table:number-columns-repeated="8"/>
        </table:table-row>
        <table:table-row table:style-name="ro1">
          <table:table-cell office:value-type="float" office:value="7211.75394788" calcext:value-type="float">
            <text:p>7211.75394788</text:p>
          </table:table-cell>
          <table:table-cell office:value-type="float" office:value="7901" calcext:value-type="float">
            <text:p>7901</text:p>
          </table:table-cell>
          <table:table-cell table:formula="of:=[.B147]/[.A147]" office:value-type="float" office:value="1.0955725967776" calcext:value-type="float">
            <text:p>1.0955725968</text:p>
          </table:table-cell>
          <table:table-cell table:formula="of:=[.C147]^2" office:value-type="float" office:value="1.20027931481001" calcext:value-type="float">
            <text:p>1.2002793148</text:p>
          </table:table-cell>
          <table:table-cell table:number-columns-repeated="8"/>
        </table:table-row>
        <table:table-row table:style-name="ro1">
          <table:table-cell office:value-type="float" office:value="5061.94657206" calcext:value-type="float">
            <text:p>5061.94657206</text:p>
          </table:table-cell>
          <table:table-cell office:value-type="float" office:value="5726" calcext:value-type="float">
            <text:p>5726</text:p>
          </table:table-cell>
          <table:table-cell table:formula="of:=[.B148]/[.A148]" office:value-type="float" office:value="1.13118538856283" calcext:value-type="float">
            <text:p>1.1311853886</text:p>
          </table:table-cell>
          <table:table-cell table:formula="of:=[.C148]^2" office:value-type="float" office:value="1.27958038329805" calcext:value-type="float">
            <text:p>1.2795803833</text:p>
          </table:table-cell>
          <table:table-cell table:number-columns-repeated="8"/>
        </table:table-row>
        <table:table-row table:style-name="ro1">
          <table:table-cell office:value-type="float" office:value="1961.18507535" calcext:value-type="float">
            <text:p>1961.18507535</text:p>
          </table:table-cell>
          <table:table-cell office:value-type="float" office:value="3743" calcext:value-type="float">
            <text:p>3743</text:p>
          </table:table-cell>
          <table:table-cell table:formula="of:=[.B149]/[.A149]" office:value-type="float" office:value="1.90853991652573" calcext:value-type="float">
            <text:p>1.9085399165</text:p>
          </table:table-cell>
          <table:table-cell table:formula="of:=[.C149]^2" office:value-type="float" office:value="3.64252461297205" calcext:value-type="float">
            <text:p>3.642524613</text:p>
          </table:table-cell>
          <table:table-cell table:number-columns-repeated="8"/>
        </table:table-row>
        <table:table-row table:style-name="ro1">
          <table:table-cell office:value-type="float" office:value="6830.1814516" calcext:value-type="float">
            <text:p>6830.1814516</text:p>
          </table:table-cell>
          <table:table-cell office:value-type="float" office:value="8486" calcext:value-type="float">
            <text:p>8486</text:p>
          </table:table-cell>
          <table:table-cell table:formula="of:=[.B150]/[.A150]" office:value-type="float" office:value="1.24242672908962" calcext:value-type="float">
            <text:p>1.2424267291</text:p>
          </table:table-cell>
          <table:table-cell table:formula="of:=[.C150]^2" office:value-type="float" office:value="1.54362417715634" calcext:value-type="float">
            <text:p>1.5436241772</text:p>
          </table:table-cell>
          <table:table-cell table:number-columns-repeated="8"/>
        </table:table-row>
        <table:table-row table:style-name="ro1">
          <table:table-cell office:value-type="float" office:value="2899.02605304" calcext:value-type="float">
            <text:p>2899.02605304</text:p>
          </table:table-cell>
          <table:table-cell office:value-type="float" office:value="3852" calcext:value-type="float">
            <text:p>3852</text:p>
          </table:table-cell>
          <table:table-cell table:formula="of:=[.B151]/[.A151]" office:value-type="float" office:value="1.3287221051224" calcext:value-type="float">
            <text:p>1.3287221051</text:p>
          </table:table-cell>
          <table:table-cell table:formula="of:=[.C151]^2" office:value-type="float" office:value="1.76550243264091" calcext:value-type="float">
            <text:p>1.7655024326</text:p>
          </table:table-cell>
          <table:table-cell table:number-columns-repeated="8"/>
        </table:table-row>
        <table:table-row table:style-name="ro1">
          <table:table-cell office:value-type="float" office:value="7676.69549265" calcext:value-type="float">
            <text:p>7676.69549265</text:p>
          </table:table-cell>
          <table:table-cell office:value-type="float" office:value="11360" calcext:value-type="float">
            <text:p>11360</text:p>
          </table:table-cell>
          <table:table-cell table:formula="of:=[.B152]/[.A152]" office:value-type="float" office:value="1.47980338817354" calcext:value-type="float">
            <text:p>1.4798033882</text:p>
          </table:table-cell>
          <table:table-cell table:formula="of:=[.C152]^2" office:value-type="float" office:value="2.18981806764988" calcext:value-type="float">
            <text:p>2.1898180676</text:p>
          </table:table-cell>
          <table:table-cell table:number-columns-repeated="8"/>
        </table:table-row>
        <table:table-row table:style-name="ro1">
          <table:table-cell office:value-type="float" office:value="2222.28642136" calcext:value-type="float">
            <text:p>2222.28642136</text:p>
          </table:table-cell>
          <table:table-cell office:value-type="float" office:value="3120" calcext:value-type="float">
            <text:p>3120</text:p>
          </table:table-cell>
          <table:table-cell table:formula="of:=[.B153]/[.A153]" office:value-type="float" office:value="1.40395944015651" calcext:value-type="float">
            <text:p>1.4039594402</text:p>
          </table:table-cell>
          <table:table-cell table:formula="of:=[.C153]^2" office:value-type="float" office:value="1.97110210960458" calcext:value-type="float">
            <text:p>1.9711021096</text:p>
          </table:table-cell>
          <table:table-cell table:number-columns-repeated="8"/>
        </table:table-row>
        <table:table-row table:style-name="ro1">
          <table:table-cell office:value-type="float" office:value="6815.56545442" calcext:value-type="float">
            <text:p>6815.56545442</text:p>
          </table:table-cell>
          <table:table-cell office:value-type="float" office:value="8950" calcext:value-type="float">
            <text:p>8950</text:p>
          </table:table-cell>
          <table:table-cell table:formula="of:=[.B154]/[.A154]" office:value-type="float" office:value="1.31317057401243" calcext:value-type="float">
            <text:p>1.313170574</text:p>
          </table:table-cell>
          <table:table-cell table:formula="of:=[.C154]^2" office:value-type="float" office:value="1.72441695645214" calcext:value-type="float">
            <text:p>1.7244169565</text:p>
          </table:table-cell>
          <table:table-cell table:number-columns-repeated="8"/>
        </table:table-row>
        <table:table-row table:style-name="ro1">
          <table:table-cell office:value-type="float" office:value="8405.28071317" calcext:value-type="float">
            <text:p>8405.28071317</text:p>
          </table:table-cell>
          <table:table-cell office:value-type="float" office:value="14158" calcext:value-type="float">
            <text:p>14158</text:p>
          </table:table-cell>
          <table:table-cell table:formula="of:=[.B155]/[.A155]" office:value-type="float" office:value="1.68441727089688" calcext:value-type="float">
            <text:p>1.6844172709</text:p>
          </table:table-cell>
          <table:table-cell table:formula="of:=[.C155]^2" office:value-type="float" office:value="2.8372615424957" calcext:value-type="float">
            <text:p>2.8372615425</text:p>
          </table:table-cell>
          <table:table-cell table:number-columns-repeated="8"/>
        </table:table-row>
        <table:table-row table:style-name="ro1">
          <table:table-cell office:value-type="float" office:value="7922.43696942" calcext:value-type="float">
            <text:p>7922.43696942</text:p>
          </table:table-cell>
          <table:table-cell office:value-type="float" office:value="12469" calcext:value-type="float">
            <text:p>12469</text:p>
          </table:table-cell>
          <table:table-cell table:formula="of:=[.B156]/[.A156]" office:value-type="float" office:value="1.57388440553448" calcext:value-type="float">
            <text:p>1.5738844055</text:p>
          </table:table-cell>
          <table:table-cell table:formula="of:=[.C156]^2" office:value-type="float" office:value="2.47711212198463" calcext:value-type="float">
            <text:p>2.477112122</text:p>
          </table:table-cell>
          <table:table-cell table:number-columns-repeated="8"/>
        </table:table-row>
        <table:table-row table:style-name="ro1">
          <table:table-cell office:value-type="float" office:value="3136.3298773" calcext:value-type="float">
            <text:p>3136.3298773</text:p>
          </table:table-cell>
          <table:table-cell office:value-type="float" office:value="3685" calcext:value-type="float">
            <text:p>3685</text:p>
          </table:table-cell>
          <table:table-cell table:formula="of:=[.B157]/[.A157]" office:value-type="float" office:value="1.17494018300535" calcext:value-type="float">
            <text:p>1.174940183</text:p>
          </table:table-cell>
          <table:table-cell table:formula="of:=[.C157]^2" office:value-type="float" office:value="1.38048443364064" calcext:value-type="float">
            <text:p>1.3804844336</text:p>
          </table:table-cell>
          <table:table-cell table:number-columns-repeated="8"/>
        </table:table-row>
        <table:table-row table:style-name="ro1">
          <table:table-cell office:value-type="float" office:value="971.852082229" calcext:value-type="float">
            <text:p>971.852082229</text:p>
          </table:table-cell>
          <table:table-cell office:value-type="float" office:value="1434" calcext:value-type="float">
            <text:p>1434</text:p>
          </table:table-cell>
          <table:table-cell table:formula="of:=[.B158]/[.A158]" office:value-type="float" office:value="1.47553318681073" calcext:value-type="float">
            <text:p>1.4755331868</text:p>
          </table:table-cell>
          <table:table-cell table:formula="of:=[.C158]^2" office:value-type="float" office:value="2.17719818537983" calcext:value-type="float">
            <text:p>2.1771981854</text:p>
          </table:table-cell>
          <table:table-cell table:number-columns-repeated="8"/>
        </table:table-row>
        <table:table-row table:style-name="ro1">
          <table:table-cell office:value-type="float" office:value="6111.51441585" calcext:value-type="float">
            <text:p>6111.51441585</text:p>
          </table:table-cell>
          <table:table-cell office:value-type="float" office:value="7667" calcext:value-type="float">
            <text:p>7667</text:p>
          </table:table-cell>
          <table:table-cell table:formula="of:=[.B159]/[.A159]" office:value-type="float" office:value="1.25451720773429" calcext:value-type="float">
            <text:p>1.2545172077</text:p>
          </table:table-cell>
          <table:table-cell table:formula="of:=[.C159]^2" office:value-type="float" office:value="1.57381342450144" calcext:value-type="float">
            <text:p>1.5738134245</text:p>
          </table:table-cell>
          <table:table-cell table:number-columns-repeated="8"/>
        </table:table-row>
        <table:table-row table:style-name="ro1">
          <table:table-cell office:value-type="float" office:value="4293.87373241" calcext:value-type="float">
            <text:p>4293.87373241</text:p>
          </table:table-cell>
          <table:table-cell office:value-type="float" office:value="5314" calcext:value-type="float">
            <text:p>5314</text:p>
          </table:table-cell>
          <table:table-cell table:formula="of:=[.B160]/[.A160]" office:value-type="float" office:value="1.2375771462235" calcext:value-type="float">
            <text:p>1.2375771462</text:p>
          </table:table-cell>
          <table:table-cell table:formula="of:=[.C160]^2" office:value-type="float" office:value="1.53159719285469" calcext:value-type="float">
            <text:p>1.5315971929</text:p>
          </table:table-cell>
          <table:table-cell table:number-columns-repeated="8"/>
        </table:table-row>
        <table:table-row table:style-name="ro1">
          <table:table-cell office:value-type="float" office:value="5386.11189054" calcext:value-type="float">
            <text:p>5386.11189054</text:p>
          </table:table-cell>
          <table:table-cell office:value-type="float" office:value="6709" calcext:value-type="float">
            <text:p>6709</text:p>
          </table:table-cell>
          <table:table-cell table:formula="of:=[.B161]/[.A161]" office:value-type="float" office:value="1.2456109595093" calcext:value-type="float">
            <text:p>1.2456109595</text:p>
          </table:table-cell>
          <table:table-cell table:formula="of:=[.C161]^2" office:value-type="float" office:value="1.55154666244969" calcext:value-type="float">
            <text:p>1.5515466624</text:p>
          </table:table-cell>
          <table:table-cell table:number-columns-repeated="8"/>
        </table:table-row>
        <table:table-row table:style-name="ro1">
          <table:table-cell office:value-type="float" office:value="5354.02272359" calcext:value-type="float">
            <text:p>5354.02272359</text:p>
          </table:table-cell>
          <table:table-cell office:value-type="float" office:value="7417" calcext:value-type="float">
            <text:p>7417</text:p>
          </table:table-cell>
          <table:table-cell table:formula="of:=[.B162]/[.A162]" office:value-type="float" office:value="1.38531350778928" calcext:value-type="float">
            <text:p>1.3853135078</text:p>
          </table:table-cell>
          <table:table-cell table:formula="of:=[.C162]^2" office:value-type="float" office:value="1.91909351486345" calcext:value-type="float">
            <text:p>1.9190935149</text:p>
          </table:table-cell>
          <table:table-cell table:number-columns-repeated="8"/>
        </table:table-row>
        <table:table-row table:style-name="ro1">
          <table:table-cell office:value-type="float" office:value="6818.7933514" calcext:value-type="float">
            <text:p>6818.7933514</text:p>
          </table:table-cell>
          <table:table-cell office:value-type="float" office:value="8716" calcext:value-type="float">
            <text:p>8716</text:p>
          </table:table-cell>
          <table:table-cell table:formula="of:=[.B163]/[.A163]" office:value-type="float" office:value="1.27823202007001" calcext:value-type="float">
            <text:p>1.2782320201</text:p>
          </table:table-cell>
          <table:table-cell table:formula="of:=[.C163]^2" office:value-type="float" office:value="1.63387709713227" calcext:value-type="float">
            <text:p>1.6338770971</text:p>
          </table:table-cell>
          <table:table-cell table:number-columns-repeated="8"/>
        </table:table-row>
        <table:table-row table:style-name="ro1">
          <table:table-cell office:value-type="float" office:value="9234.95356392" calcext:value-type="float">
            <text:p>9234.95356392</text:p>
          </table:table-cell>
          <table:table-cell office:value-type="float" office:value="13471" calcext:value-type="float">
            <text:p>13471</text:p>
          </table:table-cell>
          <table:table-cell table:formula="of:=[.B164]/[.A164]" office:value-type="float" office:value="1.45869710191395" calcext:value-type="float">
            <text:p>1.4586971019</text:p>
          </table:table-cell>
          <table:table-cell table:formula="of:=[.C164]^2" office:value-type="float" office:value="2.12779723513215" calcext:value-type="float">
            <text:p>2.1277972351</text:p>
          </table:table-cell>
          <table:table-cell table:number-columns-repeated="8"/>
        </table:table-row>
        <table:table-row table:style-name="ro1">
          <table:table-cell office:value-type="float" office:value="6586.99962712" calcext:value-type="float">
            <text:p>6586.99962712</text:p>
          </table:table-cell>
          <table:table-cell office:value-type="float" office:value="17798" calcext:value-type="float">
            <text:p>17798</text:p>
          </table:table-cell>
          <table:table-cell table:formula="of:=[.B165]/[.A165]" office:value-type="float" office:value="2.70198891870618" calcext:value-type="float">
            <text:p>2.7019889187</text:p>
          </table:table-cell>
          <table:table-cell table:formula="of:=[.C165]^2" office:value-type="float" office:value="7.30074411681101" calcext:value-type="float">
            <text:p>7.3007441168</text:p>
          </table:table-cell>
          <table:table-cell table:number-columns-repeated="8"/>
        </table:table-row>
        <table:table-row table:style-name="ro1">
          <table:table-cell office:value-type="float" office:value="524.230387689" calcext:value-type="float">
            <text:p>524.230387689</text:p>
          </table:table-cell>
          <table:table-cell office:value-type="float" office:value="862" calcext:value-type="float">
            <text:p>862</text:p>
          </table:table-cell>
          <table:table-cell table:formula="of:=[.B166]/[.A166]" office:value-type="float" office:value="1.64431520995952" calcext:value-type="float">
            <text:p>1.64431521</text:p>
          </table:table-cell>
          <table:table-cell table:formula="of:=[.C166]^2" office:value-type="float" office:value="2.70377250970423" calcext:value-type="float">
            <text:p>2.7037725097</text:p>
          </table:table-cell>
          <table:table-cell table:number-columns-repeated="8"/>
        </table:table-row>
        <table:table-row table:style-name="ro1">
          <table:table-cell office:value-type="float" office:value="2301.94706629" calcext:value-type="float">
            <text:p>2301.94706629</text:p>
          </table:table-cell>
          <table:table-cell office:value-type="float" office:value="3681" calcext:value-type="float">
            <text:p>3681</text:p>
          </table:table-cell>
          <table:table-cell table:formula="of:=[.B167]/[.A167]" office:value-type="float" office:value="1.59908107962386" calcext:value-type="float">
            <text:p>1.5990810796</text:p>
          </table:table-cell>
          <table:table-cell table:formula="of:=[.C167]^2" office:value-type="float" office:value="2.55706029921102" calcext:value-type="float">
            <text:p>2.5570602992</text:p>
          </table:table-cell>
          <table:table-cell table:number-columns-repeated="8"/>
        </table:table-row>
        <table:table-row table:style-name="ro1">
          <table:table-cell office:value-type="float" office:value="8408.74359584" calcext:value-type="float">
            <text:p>8408.74359584</text:p>
          </table:table-cell>
          <table:table-cell office:value-type="float" office:value="16091" calcext:value-type="float">
            <text:p>16091</text:p>
          </table:table-cell>
          <table:table-cell table:formula="of:=[.B168]/[.A168]" office:value-type="float" office:value="1.91360336019291" calcext:value-type="float">
            <text:p>1.9136033602</text:p>
          </table:table-cell>
          <table:table-cell table:formula="of:=[.C168]^2" office:value-type="float" office:value="3.66187782014158" calcext:value-type="float">
            <text:p>3.6618778201</text:p>
          </table:table-cell>
          <table:table-cell table:number-columns-repeated="8"/>
        </table:table-row>
        <table:table-row table:style-name="ro1">
          <table:table-cell office:value-type="float" office:value="3491.09712806" calcext:value-type="float">
            <text:p>3491.09712806</text:p>
          </table:table-cell>
          <table:table-cell office:value-type="float" office:value="4171" calcext:value-type="float">
            <text:p>4171</text:p>
          </table:table-cell>
          <table:table-cell table:formula="of:=[.B169]/[.A169]" office:value-type="float" office:value="1.19475335317234" calcext:value-type="float">
            <text:p>1.1947533532</text:p>
          </table:table-cell>
          <table:table-cell table:formula="of:=[.C169]^2" office:value-type="float" office:value="1.42743557491654" calcext:value-type="float">
            <text:p>1.4274355749</text:p>
          </table:table-cell>
          <table:table-cell table:number-columns-repeated="8"/>
        </table:table-row>
        <table:table-row table:style-name="ro1">
          <table:table-cell office:value-type="float" office:value="2578.02213342" calcext:value-type="float">
            <text:p>2578.02213342</text:p>
          </table:table-cell>
          <table:table-cell office:value-type="float" office:value="3693" calcext:value-type="float">
            <text:p>3693</text:p>
          </table:table-cell>
          <table:table-cell table:formula="of:=[.B170]/[.A170]" office:value-type="float" office:value="1.43249351979026" calcext:value-type="float">
            <text:p>1.4324935198</text:p>
          </table:table-cell>
          <table:table-cell table:formula="of:=[.C170]^2" office:value-type="float" office:value="2.05203768424108" calcext:value-type="float">
            <text:p>2.0520376842</text:p>
          </table:table-cell>
          <table:table-cell table:number-columns-repeated="8"/>
        </table:table-row>
        <table:table-row table:style-name="ro1">
          <table:table-cell office:value-type="float" office:value="9007.35514592" calcext:value-type="float">
            <text:p>9007.35514592</text:p>
          </table:table-cell>
          <table:table-cell office:value-type="float" office:value="16172" calcext:value-type="float">
            <text:p>16172</text:p>
          </table:table-cell>
          <table:table-cell table:formula="of:=[.B171]/[.A171]" office:value-type="float" office:value="1.79542160134824" calcext:value-type="float">
            <text:p>1.7954216013</text:p>
          </table:table-cell>
          <table:table-cell table:formula="of:=[.C171]^2" office:value-type="float" office:value="3.22353872658788" calcext:value-type="float">
            <text:p>3.2235387266</text:p>
          </table:table-cell>
          <table:table-cell table:number-columns-repeated="8"/>
        </table:table-row>
        <table:table-row table:style-name="ro1">
          <table:table-cell office:value-type="float" office:value="7385.55102138" calcext:value-type="float">
            <text:p>7385.55102138</text:p>
          </table:table-cell>
          <table:table-cell office:value-type="float" office:value="12389" calcext:value-type="float">
            <text:p>12389</text:p>
          </table:table-cell>
          <table:table-cell table:formula="of:=[.B172]/[.A172]" office:value-type="float" office:value="1.67746454721331" calcext:value-type="float">
            <text:p>1.6774645472</text:p>
          </table:table-cell>
          <table:table-cell table:formula="of:=[.C172]^2" office:value-type="float" office:value="2.81388730715755" calcext:value-type="float">
            <text:p>2.8138873072</text:p>
          </table:table-cell>
          <table:table-cell table:number-columns-repeated="8"/>
        </table:table-row>
        <table:table-row table:style-name="ro1">
          <table:table-cell office:value-type="float" office:value="7702.68108672" calcext:value-type="float">
            <text:p>7702.68108672</text:p>
          </table:table-cell>
          <table:table-cell office:value-type="float" office:value="11844" calcext:value-type="float">
            <text:p>11844</text:p>
          </table:table-cell>
          <table:table-cell table:formula="of:=[.B173]/[.A173]" office:value-type="float" office:value="1.53764642033797" calcext:value-type="float">
            <text:p>1.5376464203</text:p>
          </table:table-cell>
          <table:table-cell table:formula="of:=[.C173]^2" office:value-type="float" office:value="2.36435651397818" calcext:value-type="float">
            <text:p>2.364356514</text:p>
          </table:table-cell>
          <table:table-cell table:number-columns-repeated="8"/>
        </table:table-row>
        <table:table-row table:style-name="ro1">
          <table:table-cell office:value-type="float" office:value="4810.29727409" calcext:value-type="float">
            <text:p>4810.29727409</text:p>
          </table:table-cell>
          <table:table-cell office:value-type="float" office:value="6725" calcext:value-type="float">
            <text:p>6725</text:p>
          </table:table-cell>
          <table:table-cell table:formula="of:=[.B174]/[.A174]" office:value-type="float" office:value="1.39804249442613" calcext:value-type="float">
            <text:p>1.3980424944</text:p>
          </table:table-cell>
          <table:table-cell table:formula="of:=[.C174]^2" office:value-type="float" office:value="1.95452281622124" calcext:value-type="float">
            <text:p>1.9545228162</text:p>
          </table:table-cell>
          <table:table-cell table:number-columns-repeated="8"/>
        </table:table-row>
        <table:table-row table:style-name="ro1">
          <table:table-cell office:value-type="float" office:value="5917.30337762" calcext:value-type="float">
            <text:p>5917.30337762</text:p>
          </table:table-cell>
          <table:table-cell office:value-type="float" office:value="6401" calcext:value-type="float">
            <text:p>6401</text:p>
          </table:table-cell>
          <table:table-cell table:formula="of:=[.B175]/[.A175]" office:value-type="float" office:value="1.08174274521895" calcext:value-type="float">
            <text:p>1.0817427452</text:p>
          </table:table-cell>
          <table:table-cell table:formula="of:=[.C175]^2" office:value-type="float" office:value="1.17016736683382" calcext:value-type="float">
            <text:p>1.1701673668</text:p>
          </table:table-cell>
          <table:table-cell table:number-columns-repeated="8"/>
        </table:table-row>
        <table:table-row table:style-name="ro1">
          <table:table-cell office:value-type="float" office:value="4609.42906983" calcext:value-type="float">
            <text:p>4609.42906983</text:p>
          </table:table-cell>
          <table:table-cell office:value-type="float" office:value="5695" calcext:value-type="float">
            <text:p>5695</text:p>
          </table:table-cell>
          <table:table-cell table:formula="of:=[.B176]/[.A176]" office:value-type="float" office:value="1.2355109306867" calcext:value-type="float">
            <text:p>1.2355109307</text:p>
          </table:table-cell>
          <table:table-cell table:formula="of:=[.C176]^2" office:value-type="float" office:value="1.52648725984632" calcext:value-type="float">
            <text:p>1.5264872598</text:p>
          </table:table-cell>
          <table:table-cell table:number-columns-repeated="8"/>
        </table:table-row>
        <table:table-row table:style-name="ro1">
          <table:table-cell office:value-type="float" office:value="2921.23020313" calcext:value-type="float">
            <text:p>2921.23020313</text:p>
          </table:table-cell>
          <table:table-cell office:value-type="float" office:value="3312" calcext:value-type="float">
            <text:p>3312</text:p>
          </table:table-cell>
          <table:table-cell table:formula="of:=[.B177]/[.A177]" office:value-type="float" office:value="1.13376891572985" calcext:value-type="float">
            <text:p>1.1337689157</text:p>
          </table:table-cell>
          <table:table-cell table:formula="of:=[.C177]^2" office:value-type="float" office:value="1.28543195427525" calcext:value-type="float">
            <text:p>1.2854319543</text:p>
          </table:table-cell>
          <table:table-cell table:number-columns-repeated="8"/>
        </table:table-row>
        <table:table-row table:style-name="ro1">
          <table:table-cell office:value-type="float" office:value="1724.2467567" calcext:value-type="float">
            <text:p>1724.2467567</text:p>
          </table:table-cell>
          <table:table-cell office:value-type="float" office:value="2485" calcext:value-type="float">
            <text:p>2485</text:p>
          </table:table-cell>
          <table:table-cell table:formula="of:=[.B178]/[.A178]" office:value-type="float" office:value="1.44120903249138" calcext:value-type="float">
            <text:p>1.4412090325</text:p>
          </table:table-cell>
          <table:table-cell table:formula="of:=[.C178]^2" office:value-type="float" office:value="2.07708347533473" calcext:value-type="float">
            <text:p>2.0770834753</text:p>
          </table:table-cell>
          <table:table-cell table:number-columns-repeated="8"/>
        </table:table-row>
        <table:table-row table:style-name="ro1">
          <table:table-cell office:value-type="float" office:value="8469.27532571" calcext:value-type="float">
            <text:p>8469.27532571</text:p>
          </table:table-cell>
          <table:table-cell office:value-type="float" office:value="14292" calcext:value-type="float">
            <text:p>14292</text:p>
          </table:table-cell>
          <table:table-cell table:formula="of:=[.B179]/[.A179]" office:value-type="float" office:value="1.68751155799766" calcext:value-type="float">
            <text:p>1.687511558</text:p>
          </table:table-cell>
          <table:table-cell table:formula="of:=[.C179]^2" office:value-type="float" office:value="2.84769525837568" calcext:value-type="float">
            <text:p>2.8476952584</text:p>
          </table:table-cell>
          <table:table-cell table:number-columns-repeated="8"/>
        </table:table-row>
        <table:table-row table:style-name="ro1">
          <table:table-cell office:value-type="float" office:value="4554.33661467" calcext:value-type="float">
            <text:p>4554.33661467</text:p>
          </table:table-cell>
          <table:table-cell office:value-type="float" office:value="11536" calcext:value-type="float">
            <text:p>11536</text:p>
          </table:table-cell>
          <table:table-cell table:formula="of:=[.B180]/[.A180]" office:value-type="float" office:value="2.53297043587892" calcext:value-type="float">
            <text:p>2.5329704359</text:p>
          </table:table-cell>
          <table:table-cell table:formula="of:=[.C180]^2" office:value-type="float" office:value="6.41593922903665" calcext:value-type="float">
            <text:p>6.415939229</text:p>
          </table:table-cell>
          <table:table-cell table:number-columns-repeated="8"/>
        </table:table-row>
        <table:table-row table:style-name="ro1">
          <table:table-cell office:value-type="float" office:value="1630.27298843" calcext:value-type="float">
            <text:p>1630.27298843</text:p>
          </table:table-cell>
          <table:table-cell office:value-type="float" office:value="2075" calcext:value-type="float">
            <text:p>2075</text:p>
          </table:table-cell>
          <table:table-cell table:formula="of:=[.B181]/[.A181]" office:value-type="float" office:value="1.27279297070258" calcext:value-type="float">
            <text:p>1.2727929707</text:p>
          </table:table-cell>
          <table:table-cell table:formula="of:=[.C181]^2" office:value-type="float" office:value="1.62000194626991" calcext:value-type="float">
            <text:p>1.6200019463</text:p>
          </table:table-cell>
          <table:table-cell table:number-columns-repeated="8"/>
        </table:table-row>
        <table:table-row table:style-name="ro1">
          <table:table-cell office:value-type="float" office:value="3710.89708633" calcext:value-type="float">
            <text:p>3710.89708633</text:p>
          </table:table-cell>
          <table:table-cell office:value-type="float" office:value="4440" calcext:value-type="float">
            <text:p>4440</text:p>
          </table:table-cell>
          <table:table-cell table:formula="of:=[.B182]/[.A182]" office:value-type="float" office:value="1.1964761880236" calcext:value-type="float">
            <text:p>1.196476188</text:p>
          </table:table-cell>
          <table:table-cell table:formula="of:=[.C182]^2" office:value-type="float" office:value="1.43155526850748" calcext:value-type="float">
            <text:p>1.4315552685</text:p>
          </table:table-cell>
          <table:table-cell table:number-columns-repeated="8"/>
        </table:table-row>
        <table:table-row table:style-name="ro1">
          <table:table-cell office:value-type="float" office:value="3643.36961999" calcext:value-type="float">
            <text:p>3643.36961999</text:p>
          </table:table-cell>
          <table:table-cell office:value-type="float" office:value="5023" calcext:value-type="float">
            <text:p>5023</text:p>
          </table:table-cell>
          <table:table-cell table:formula="of:=[.B183]/[.A183]" office:value-type="float" office:value="1.37866879397589" calcext:value-type="float">
            <text:p>1.378668794</text:p>
          </table:table-cell>
          <table:table-cell table:formula="of:=[.C183]^2" office:value-type="float" office:value="1.90072764348293" calcext:value-type="float">
            <text:p>1.9007276435</text:p>
          </table:table-cell>
          <table:table-cell table:number-columns-repeated="8"/>
        </table:table-row>
        <table:table-row table:style-name="ro1">
          <table:table-cell office:value-type="float" office:value="6486.61324572" calcext:value-type="float">
            <text:p>6486.61324572</text:p>
          </table:table-cell>
          <table:table-cell office:value-type="float" office:value="7928" calcext:value-type="float">
            <text:p>7928</text:p>
          </table:table-cell>
          <table:table-cell table:formula="of:=[.B184]/[.A184]" office:value-type="float" office:value="1.22220944885701" calcext:value-type="float">
            <text:p>1.2222094489</text:p>
          </table:table-cell>
          <table:table-cell table:formula="of:=[.C184]^2" office:value-type="float" office:value="1.49379593687535" calcext:value-type="float">
            <text:p>1.4937959369</text:p>
          </table:table-cell>
          <table:table-cell table:number-columns-repeated="8"/>
        </table:table-row>
        <table:table-row table:style-name="ro1">
          <table:table-cell office:value-type="float" office:value="5678.84767874" calcext:value-type="float">
            <text:p>5678.84767874</text:p>
          </table:table-cell>
          <table:table-cell office:value-type="float" office:value="9510" calcext:value-type="float">
            <text:p>9510</text:p>
          </table:table-cell>
          <table:table-cell table:formula="of:=[.B185]/[.A185]" office:value-type="float" office:value="1.67463551375092" calcext:value-type="float">
            <text:p>1.6746355138</text:p>
          </table:table-cell>
          <table:table-cell table:formula="of:=[.C185]^2" office:value-type="float" office:value="2.80440410391582" calcext:value-type="float">
            <text:p>2.8044041039</text:p>
          </table:table-cell>
          <table:table-cell table:number-columns-repeated="8"/>
        </table:table-row>
        <table:table-row table:style-name="ro1">
          <table:table-cell office:value-type="float" office:value="3813.5978275" calcext:value-type="float">
            <text:p>3813.5978275</text:p>
          </table:table-cell>
          <table:table-cell office:value-type="float" office:value="5159" calcext:value-type="float">
            <text:p>5159</text:p>
          </table:table-cell>
          <table:table-cell table:formula="of:=[.B186]/[.A186]" office:value-type="float" office:value="1.35279078533092" calcext:value-type="float">
            <text:p>1.3527907853</text:p>
          </table:table-cell>
          <table:table-cell table:formula="of:=[.C186]^2" office:value-type="float" office:value="1.83004290887624" calcext:value-type="float">
            <text:p>1.8300429089</text:p>
          </table:table-cell>
          <table:table-cell table:number-columns-repeated="8"/>
        </table:table-row>
        <table:table-row table:style-name="ro1">
          <table:table-cell office:value-type="float" office:value="6127.78639156" calcext:value-type="float">
            <text:p>6127.78639156</text:p>
          </table:table-cell>
          <table:table-cell office:value-type="float" office:value="11239" calcext:value-type="float">
            <text:p>11239</text:p>
          </table:table-cell>
          <table:table-cell table:formula="of:=[.B187]/[.A187]" office:value-type="float" office:value="1.83410440277093" calcext:value-type="float">
            <text:p>1.8341044028</text:p>
          </table:table-cell>
          <table:table-cell table:formula="of:=[.C187]^2" office:value-type="float" office:value="3.36393896026372" calcext:value-type="float">
            <text:p>3.3639389603</text:p>
          </table:table-cell>
          <table:table-cell table:number-columns-repeated="8"/>
        </table:table-row>
        <table:table-row table:style-name="ro1">
          <table:table-cell office:value-type="float" office:value="7472.77426531" calcext:value-type="float">
            <text:p>7472.77426531</text:p>
          </table:table-cell>
          <table:table-cell office:value-type="float" office:value="17548" calcext:value-type="float">
            <text:p>17548</text:p>
          </table:table-cell>
          <table:table-cell table:formula="of:=[.B188]/[.A188]" office:value-type="float" office:value="2.34825773895795" calcext:value-type="float">
            <text:p>2.348257739</text:p>
          </table:table-cell>
          <table:table-cell table:formula="of:=[.C188]^2" office:value-type="float" office:value="5.51431440857589" calcext:value-type="float">
            <text:p>5.5143144086</text:p>
          </table:table-cell>
          <table:table-cell table:number-columns-repeated="8"/>
        </table:table-row>
        <table:table-row table:style-name="ro1">
          <table:table-cell office:value-type="float" office:value="5650.30898123" calcext:value-type="float">
            <text:p>5650.30898123</text:p>
          </table:table-cell>
          <table:table-cell office:value-type="float" office:value="10743" calcext:value-type="float">
            <text:p>10743</text:p>
          </table:table-cell>
          <table:table-cell table:formula="of:=[.B189]/[.A189]" office:value-type="float" office:value="1.90131195226449" calcext:value-type="float">
            <text:p>1.9013119523</text:p>
          </table:table-cell>
          <table:table-cell table:formula="of:=[.C189]^2" office:value-type="float" office:value="3.61498713982381" calcext:value-type="float">
            <text:p>3.6149871398</text:p>
          </table:table-cell>
          <table:table-cell table:number-columns-repeated="8"/>
        </table:table-row>
        <table:table-row table:style-name="ro1">
          <table:table-cell office:value-type="float" office:value="703.064327063" calcext:value-type="float">
            <text:p>703.064327063</text:p>
          </table:table-cell>
          <table:table-cell office:value-type="float" office:value="728" calcext:value-type="float">
            <text:p>728</text:p>
          </table:table-cell>
          <table:table-cell table:formula="of:=[.B190]/[.A190]" office:value-type="float" office:value="1.03546712864976" calcext:value-type="float">
            <text:p>1.0354671286</text:p>
          </table:table-cell>
          <table:table-cell table:formula="of:=[.C190]^2" office:value-type="float" office:value="1.07219217451418" calcext:value-type="float">
            <text:p>1.0721921745</text:p>
          </table:table-cell>
          <table:table-cell table:number-columns-repeated="8"/>
        </table:table-row>
        <table:table-row table:style-name="ro1">
          <table:table-cell office:value-type="float" office:value="4408.93325602" calcext:value-type="float">
            <text:p>4408.93325602</text:p>
          </table:table-cell>
          <table:table-cell office:value-type="float" office:value="9392" calcext:value-type="float">
            <text:p>9392</text:p>
          </table:table-cell>
          <table:table-cell table:formula="of:=[.B191]/[.A191]" office:value-type="float" office:value="2.130220498842" calcext:value-type="float">
            <text:p>2.1302204988</text:p>
          </table:table-cell>
          <table:table-cell table:formula="of:=[.C191]^2" office:value-type="float" office:value="4.53783937368665" calcext:value-type="float">
            <text:p>4.5378393737</text:p>
          </table:table-cell>
          <table:table-cell table:number-columns-repeated="8"/>
        </table:table-row>
        <table:table-row table:style-name="ro1">
          <table:table-cell office:value-type="float" office:value="5670.72652059" calcext:value-type="float">
            <text:p>5670.72652059</text:p>
          </table:table-cell>
          <table:table-cell office:value-type="float" office:value="9920" calcext:value-type="float">
            <text:p>9920</text:p>
          </table:table-cell>
          <table:table-cell table:formula="of:=[.B192]/[.A192]" office:value-type="float" office:value="1.74933493336016" calcext:value-type="float">
            <text:p>1.7493349334</text:p>
          </table:table-cell>
          <table:table-cell table:formula="of:=[.C192]^2" office:value-type="float" office:value="3.0601727090742" calcext:value-type="float">
            <text:p>3.0601727091</text:p>
          </table:table-cell>
          <table:table-cell table:number-columns-repeated="8"/>
        </table:table-row>
        <table:table-row table:style-name="ro1">
          <table:table-cell office:value-type="float" office:value="3778.76490554" calcext:value-type="float">
            <text:p>3778.76490554</text:p>
          </table:table-cell>
          <table:table-cell office:value-type="float" office:value="4567" calcext:value-type="float">
            <text:p>4567</text:p>
          </table:table-cell>
          <table:table-cell table:formula="of:=[.B193]/[.A193]" office:value-type="float" office:value="1.20859596036376" calcext:value-type="float">
            <text:p>1.2085959604</text:p>
          </table:table-cell>
          <table:table-cell table:formula="of:=[.C193]^2" office:value-type="float" office:value="1.46070419540761" calcext:value-type="float">
            <text:p>1.4607041954</text:p>
          </table:table-cell>
          <table:table-cell table:number-columns-repeated="8"/>
        </table:table-row>
        <table:table-row table:style-name="ro1">
          <table:table-cell office:value-type="float" office:value="6945.14208971" calcext:value-type="float">
            <text:p>6945.14208971</text:p>
          </table:table-cell>
          <table:table-cell office:value-type="float" office:value="23189" calcext:value-type="float">
            <text:p>23189</text:p>
          </table:table-cell>
          <table:table-cell table:formula="of:=[.B194]/[.A194]" office:value-type="float" office:value="3.33888057299174" calcext:value-type="float">
            <text:p>3.338880573</text:p>
          </table:table-cell>
          <table:table-cell table:formula="of:=[.C194]^2" office:value-type="float" office:value="11.1481234807017" calcext:value-type="float">
            <text:p>11.1481234807</text:p>
          </table:table-cell>
          <table:table-cell table:number-columns-repeated="8"/>
        </table:table-row>
        <table:table-row table:style-name="ro1">
          <table:table-cell office:value-type="float" office:value="9730.28655006" calcext:value-type="float">
            <text:p>9730.28655006</text:p>
          </table:table-cell>
          <table:table-cell office:value-type="float" office:value="20351" calcext:value-type="float">
            <text:p>20351</text:p>
          </table:table-cell>
          <table:table-cell table:formula="of:=[.B195]/[.A195]" office:value-type="float" office:value="2.09151086099047" calcext:value-type="float">
            <text:p>2.091510861</text:p>
          </table:table-cell>
          <table:table-cell table:formula="of:=[.C195]^2" office:value-type="float" office:value="4.37441768164111" calcext:value-type="float">
            <text:p>4.3744176816</text:p>
          </table:table-cell>
          <table:table-cell table:number-columns-repeated="8"/>
        </table:table-row>
        <table:table-row table:style-name="ro1">
          <table:table-cell office:value-type="float" office:value="4849.65096637" calcext:value-type="float">
            <text:p>4849.65096637</text:p>
          </table:table-cell>
          <table:table-cell office:value-type="float" office:value="6609" calcext:value-type="float">
            <text:p>6609</text:p>
          </table:table-cell>
          <table:table-cell table:formula="of:=[.B196]/[.A196]" office:value-type="float" office:value="1.36277848567459" calcext:value-type="float">
            <text:p>1.3627784857</text:p>
          </table:table-cell>
          <table:table-cell table:formula="of:=[.C196]^2" office:value-type="float" office:value="1.85716520101752" calcext:value-type="float">
            <text:p>1.857165201</text:p>
          </table:table-cell>
          <table:table-cell table:number-columns-repeated="8"/>
        </table:table-row>
        <table:table-row table:style-name="ro1">
          <table:table-cell office:value-type="float" office:value="3661.36340008" calcext:value-type="float">
            <text:p>3661.36340008</text:p>
          </table:table-cell>
          <table:table-cell office:value-type="float" office:value="5165" calcext:value-type="float">
            <text:p>5165</text:p>
          </table:table-cell>
          <table:table-cell table:formula="of:=[.B197]/[.A197]" office:value-type="float" office:value="1.41067668942317" calcext:value-type="float">
            <text:p>1.4106766894</text:p>
          </table:table-cell>
          <table:table-cell table:formula="of:=[.C197]^2" office:value-type="float" office:value="1.9900087220819" calcext:value-type="float">
            <text:p>1.9900087221</text:p>
          </table:table-cell>
          <table:table-cell table:number-columns-repeated="8"/>
        </table:table-row>
        <table:table-row table:style-name="ro1">
          <table:table-cell office:value-type="float" office:value="5900.82462268" calcext:value-type="float">
            <text:p>5900.82462268</text:p>
          </table:table-cell>
          <table:table-cell office:value-type="float" office:value="6523" calcext:value-type="float">
            <text:p>6523</text:p>
          </table:table-cell>
          <table:table-cell table:formula="of:=[.B198]/[.A198]" office:value-type="float" office:value="1.10543871697672" calcext:value-type="float">
            <text:p>1.105438717</text:p>
          </table:table-cell>
          <table:table-cell table:formula="of:=[.C198]^2" office:value-type="float" office:value="1.22199475699113" calcext:value-type="float">
            <text:p>1.221994757</text:p>
          </table:table-cell>
          <table:table-cell table:number-columns-repeated="8"/>
        </table:table-row>
        <table:table-row table:style-name="ro1">
          <table:table-cell office:value-type="float" office:value="8178.19916025" calcext:value-type="float">
            <text:p>8178.19916025</text:p>
          </table:table-cell>
          <table:table-cell office:value-type="float" office:value="14602" calcext:value-type="float">
            <text:p>14602</text:p>
          </table:table-cell>
          <table:table-cell table:formula="of:=[.B199]/[.A199]" office:value-type="float" office:value="1.78547865048002" calcext:value-type="float">
            <text:p>1.7854786505</text:p>
          </table:table-cell>
          <table:table-cell table:formula="of:=[.C199]^2" office:value-type="float" office:value="3.18793401131995" calcext:value-type="float">
            <text:p>3.1879340113</text:p>
          </table:table-cell>
          <table:table-cell table:number-columns-repeated="8"/>
        </table:table-row>
        <table:table-row table:style-name="ro1">
          <table:table-cell office:value-type="float" office:value="4508.45003401" calcext:value-type="float">
            <text:p>4508.45003401</text:p>
          </table:table-cell>
          <table:table-cell office:value-type="float" office:value="5984" calcext:value-type="float">
            <text:p>5984</text:p>
          </table:table-cell>
          <table:table-cell table:formula="of:=[.B200]/[.A200]" office:value-type="float" office:value="1.32728542067873" calcext:value-type="float">
            <text:p>1.3272854207</text:p>
          </table:table-cell>
          <table:table-cell table:formula="of:=[.C200]^2" office:value-type="float" office:value="1.76168658794631" calcext:value-type="float">
            <text:p>1.7616865879</text:p>
          </table:table-cell>
          <table:table-cell table:number-columns-repeated="8"/>
        </table:table-row>
        <table:table-row table:style-name="ro1">
          <table:table-cell office:value-type="float" office:value="9050.91340888" calcext:value-type="float">
            <text:p>9050.91340888</text:p>
          </table:table-cell>
          <table:table-cell office:value-type="float" office:value="19283" calcext:value-type="float">
            <text:p>19283</text:p>
          </table:table-cell>
          <table:table-cell table:formula="of:=[.B201]/[.A201]" office:value-type="float" office:value="2.13050320214987" calcext:value-type="float">
            <text:p>2.1305032021</text:p>
          </table:table-cell>
          <table:table-cell table:formula="of:=[.C201]^2" office:value-type="float" office:value="4.53904389437083" calcext:value-type="float">
            <text:p>4.5390438944</text:p>
          </table:table-cell>
          <table:table-cell table:number-columns-repeated="8"/>
        </table:table-row>
        <table:table-row table:style-name="ro1">
          <table:table-cell office:value-type="float" office:value="1807.38885459" calcext:value-type="float">
            <text:p>1807.38885459</text:p>
          </table:table-cell>
          <table:table-cell office:value-type="float" office:value="2445" calcext:value-type="float">
            <text:p>2445</text:p>
          </table:table-cell>
          <table:table-cell table:formula="of:=[.B202]/[.A202]" office:value-type="float" office:value="1.35278027956781" calcext:value-type="float">
            <text:p>1.3527802796</text:p>
          </table:table-cell>
          <table:table-cell table:formula="of:=[.C202]^2" office:value-type="float" office:value="1.83001448478756" calcext:value-type="float">
            <text:p>1.8300144848</text:p>
          </table:table-cell>
          <table:table-cell table:number-columns-repeated="8"/>
        </table:table-row>
        <table:table-row table:style-name="ro1">
          <table:table-cell office:value-type="float" office:value="5982.20036612" calcext:value-type="float">
            <text:p>5982.20036612</text:p>
          </table:table-cell>
          <table:table-cell office:value-type="float" office:value="8254" calcext:value-type="float">
            <text:p>8254</text:p>
          </table:table-cell>
          <table:table-cell table:formula="of:=[.B203]/[.A203]" office:value-type="float" office:value="1.37975987008832" calcext:value-type="float">
            <text:p>1.3797598701</text:p>
          </table:table-cell>
          <table:table-cell table:formula="of:=[.C203]^2" office:value-type="float" office:value="1.90373729910612" calcext:value-type="float">
            <text:p>1.9037372991</text:p>
          </table:table-cell>
          <table:table-cell table:number-columns-repeated="8"/>
        </table:table-row>
        <table:table-row table:style-name="ro1">
          <table:table-cell office:value-type="float" office:value="11109.5543094" calcext:value-type="float">
            <text:p>11109.5543094</text:p>
          </table:table-cell>
          <table:table-cell office:value-type="float" office:value="20609" calcext:value-type="float">
            <text:p>20609</text:p>
          </table:table-cell>
          <table:table-cell table:formula="of:=[.B204]/[.A204]" office:value-type="float" office:value="1.85506991784201" calcext:value-type="float">
            <text:p>1.8550699178</text:p>
          </table:table-cell>
          <table:table-cell table:formula="of:=[.C204]^2" office:value-type="float" office:value="3.44128440008236" calcext:value-type="float">
            <text:p>3.4412844001</text:p>
          </table:table-cell>
          <table:table-cell table:number-columns-repeated="8"/>
        </table:table-row>
        <table:table-row table:style-name="ro1">
          <table:table-cell office:value-type="float" office:value="6739.75603011" calcext:value-type="float">
            <text:p>6739.75603011</text:p>
          </table:table-cell>
          <table:table-cell office:value-type="float" office:value="16058" calcext:value-type="float">
            <text:p>16058</text:p>
          </table:table-cell>
          <table:table-cell table:formula="of:=[.B205]/[.A205]" office:value-type="float" office:value="2.38257882455397" calcext:value-type="float">
            <text:p>2.3825788246</text:p>
          </table:table-cell>
          <table:table-cell table:formula="of:=[.C205]^2" office:value-type="float" office:value="5.67668185521297" calcext:value-type="float">
            <text:p>5.6766818552</text:p>
          </table:table-cell>
          <table:table-cell table:number-columns-repeated="8"/>
        </table:table-row>
        <table:table-row table:style-name="ro1">
          <table:table-cell office:value-type="float" office:value="8118.38365375" calcext:value-type="float">
            <text:p>8118.38365375</text:p>
          </table:table-cell>
          <table:table-cell office:value-type="float" office:value="11440" calcext:value-type="float">
            <text:p>11440</text:p>
          </table:table-cell>
          <table:table-cell table:formula="of:=[.B206]/[.A206]" office:value-type="float" office:value="1.40914749633884" calcext:value-type="float">
            <text:p>1.4091474963</text:p>
          </table:table-cell>
          <table:table-cell table:formula="of:=[.C206]^2" office:value-type="float" office:value="1.98569666643803" calcext:value-type="float">
            <text:p>1.9856966664</text:p>
          </table:table-cell>
          <table:table-cell table:number-columns-repeated="8"/>
        </table:table-row>
        <table:table-row table:style-name="ro1">
          <table:table-cell office:value-type="float" office:value="3747.8876592" calcext:value-type="float">
            <text:p>3747.8876592</text:p>
          </table:table-cell>
          <table:table-cell office:value-type="float" office:value="4925" calcext:value-type="float">
            <text:p>4925</text:p>
          </table:table-cell>
          <table:table-cell table:formula="of:=[.B207]/[.A207]" office:value-type="float" office:value="1.31407353897349" calcext:value-type="float">
            <text:p>1.314073539</text:p>
          </table:table-cell>
          <table:table-cell table:formula="of:=[.C207]^2" office:value-type="float" office:value="1.7267892658303" calcext:value-type="float">
            <text:p>1.7267892658</text:p>
          </table:table-cell>
          <table:table-cell table:number-columns-repeated="8"/>
        </table:table-row>
        <table:table-row table:style-name="ro1">
          <table:table-cell office:value-type="float" office:value="1803.47171856" calcext:value-type="float">
            <text:p>1803.47171856</text:p>
          </table:table-cell>
          <table:table-cell office:value-type="float" office:value="3004" calcext:value-type="float">
            <text:p>3004</text:p>
          </table:table-cell>
          <table:table-cell table:formula="of:=[.B208]/[.A208]" office:value-type="float" office:value="1.6656762449253" calcext:value-type="float">
            <text:p>1.6656762449</text:p>
          </table:table-cell>
          <table:table-cell table:formula="of:=[.C208]^2" office:value-type="float" office:value="2.77447735290845" calcext:value-type="float">
            <text:p>2.7744773529</text:p>
          </table:table-cell>
          <table:table-cell table:number-columns-repeated="8"/>
        </table:table-row>
        <table:table-row table:style-name="ro1">
          <table:table-cell office:value-type="float" office:value="2869.56667861" calcext:value-type="float">
            <text:p>2869.56667861</text:p>
          </table:table-cell>
          <table:table-cell office:value-type="float" office:value="4640" calcext:value-type="float">
            <text:p>4640</text:p>
          </table:table-cell>
          <table:table-cell table:formula="of:=[.B209]/[.A209]" office:value-type="float" office:value="1.61696887358881" calcext:value-type="float">
            <text:p>1.6169688736</text:p>
          </table:table-cell>
          <table:table-cell table:formula="of:=[.C209]^2" office:value-type="float" office:value="2.61458833815507" calcext:value-type="float">
            <text:p>2.6145883382</text:p>
          </table:table-cell>
          <table:table-cell table:number-columns-repeated="8"/>
        </table:table-row>
        <table:table-row table:style-name="ro1">
          <table:table-cell office:value-type="float" office:value="5538.49280808" calcext:value-type="float">
            <text:p>5538.49280808</text:p>
          </table:table-cell>
          <table:table-cell office:value-type="float" office:value="6186" calcext:value-type="float">
            <text:p>6186</text:p>
          </table:table-cell>
          <table:table-cell table:formula="of:=[.B210]/[.A210]" office:value-type="float" office:value="1.11691036069874" calcext:value-type="float">
            <text:p>1.1169103607</text:p>
          </table:table-cell>
          <table:table-cell table:formula="of:=[.C210]^2" office:value-type="float" office:value="1.24748875383619" calcext:value-type="float">
            <text:p>1.2474887538</text:p>
          </table:table-cell>
          <table:table-cell table:number-columns-repeated="8"/>
        </table:table-row>
        <table:table-row table:style-name="ro1">
          <table:table-cell office:value-type="float" office:value="3568.0061136" calcext:value-type="float">
            <text:p>3568.0061136</text:p>
          </table:table-cell>
          <table:table-cell office:value-type="float" office:value="5975" calcext:value-type="float">
            <text:p>5975</text:p>
          </table:table-cell>
          <table:table-cell table:formula="of:=[.B211]/[.A211]" office:value-type="float" office:value="1.67460475396199" calcext:value-type="float">
            <text:p>1.674604754</text:p>
          </table:table-cell>
          <table:table-cell table:formula="of:=[.C211]^2" office:value-type="float" office:value="2.80430108199209" calcext:value-type="float">
            <text:p>2.804301082</text:p>
          </table:table-cell>
          <table:table-cell table:number-columns-repeated="8"/>
        </table:table-row>
        <table:table-row table:style-name="ro1">
          <table:table-cell office:value-type="float" office:value="7826.91689824" calcext:value-type="float">
            <text:p>7826.91689824</text:p>
          </table:table-cell>
          <table:table-cell office:value-type="float" office:value="10020" calcext:value-type="float">
            <text:p>10020</text:p>
          </table:table-cell>
          <table:table-cell table:formula="of:=[.B212]/[.A212]" office:value-type="float" office:value="1.28019757080251" calcext:value-type="float">
            <text:p>1.2801975708</text:p>
          </table:table-cell>
          <table:table-cell table:formula="of:=[.C212]^2" office:value-type="float" office:value="1.63890582028866" calcext:value-type="float">
            <text:p>1.6389058203</text:p>
          </table:table-cell>
          <table:table-cell table:number-columns-repeated="8"/>
        </table:table-row>
        <table:table-row table:style-name="ro1">
          <table:table-cell office:value-type="float" office:value="6009.36272191" calcext:value-type="float">
            <text:p>6009.36272191</text:p>
          </table:table-cell>
          <table:table-cell office:value-type="float" office:value="8249" calcext:value-type="float">
            <text:p>8249</text:p>
          </table:table-cell>
          <table:table-cell table:formula="of:=[.B213]/[.A213]" office:value-type="float" office:value="1.37269131216266" calcext:value-type="float">
            <text:p>1.3726913122</text:p>
          </table:table-cell>
          <table:table-cell table:formula="of:=[.C213]^2" office:value-type="float" office:value="1.88428143848684" calcext:value-type="float">
            <text:p>1.8842814385</text:p>
          </table:table-cell>
          <table:table-cell table:number-columns-repeated="8"/>
        </table:table-row>
        <table:table-row table:style-name="ro1">
          <table:table-cell office:value-type="float" office:value="6843.44845811" calcext:value-type="float">
            <text:p>6843.44845811</text:p>
          </table:table-cell>
          <table:table-cell office:value-type="float" office:value="13194" calcext:value-type="float">
            <text:p>13194</text:p>
          </table:table-cell>
          <table:table-cell table:formula="of:=[.B214]/[.A214]" office:value-type="float" office:value="1.92797535931817" calcext:value-type="float">
            <text:p>1.9279753593</text:p>
          </table:table-cell>
          <table:table-cell table:formula="of:=[.C214]^2" office:value-type="float" office:value="3.71708898613803" calcext:value-type="float">
            <text:p>3.7170889861</text:p>
          </table:table-cell>
          <table:table-cell table:number-columns-repeated="8"/>
        </table:table-row>
        <table:table-row table:style-name="ro1">
          <table:table-cell office:value-type="float" office:value="7080.33040503" calcext:value-type="float">
            <text:p>7080.33040503</text:p>
          </table:table-cell>
          <table:table-cell office:value-type="float" office:value="13938" calcext:value-type="float">
            <text:p>13938</text:p>
          </table:table-cell>
          <table:table-cell table:formula="of:=[.B215]/[.A215]" office:value-type="float" office:value="1.96855220062869" calcext:value-type="float">
            <text:p>1.9685522006</text:p>
          </table:table-cell>
          <table:table-cell table:formula="of:=[.C215]^2" office:value-type="float" office:value="3.87519776660004" calcext:value-type="float">
            <text:p>3.8751977666</text:p>
          </table:table-cell>
          <table:table-cell table:number-columns-repeated="8"/>
        </table:table-row>
        <table:table-row table:style-name="ro1">
          <table:table-cell office:value-type="float" office:value="4796.60421302" calcext:value-type="float">
            <text:p>4796.60421302</text:p>
          </table:table-cell>
          <table:table-cell office:value-type="float" office:value="6287" calcext:value-type="float">
            <text:p>6287</text:p>
          </table:table-cell>
          <table:table-cell table:formula="of:=[.B216]/[.A216]" office:value-type="float" office:value="1.31071894214962" calcext:value-type="float">
            <text:p>1.3107189421</text:p>
          </table:table-cell>
          <table:table-cell table:formula="of:=[.C216]^2" office:value-type="float" office:value="1.71798414530983" calcext:value-type="float">
            <text:p>1.7179841453</text:p>
          </table:table-cell>
          <table:table-cell table:number-columns-repeated="8"/>
        </table:table-row>
        <table:table-row table:style-name="ro1">
          <table:table-cell office:value-type="float" office:value="5225.98913082" calcext:value-type="float">
            <text:p>5225.98913082</text:p>
          </table:table-cell>
          <table:table-cell office:value-type="float" office:value="8057" calcext:value-type="float">
            <text:p>8057</text:p>
          </table:table-cell>
          <table:table-cell table:formula="of:=[.B217]/[.A217]" office:value-type="float" office:value="1.5417177109084" calcext:value-type="float">
            <text:p>1.5417177109</text:p>
          </table:table-cell>
          <table:table-cell table:formula="of:=[.C217]^2" office:value-type="float" office:value="2.37689350012864" calcext:value-type="float">
            <text:p>2.3768935001</text:p>
          </table:table-cell>
          <table:table-cell table:number-columns-repeated="8"/>
        </table:table-row>
        <table:table-row table:style-name="ro1">
          <table:table-cell office:value-type="float" office:value="3556.6109662" calcext:value-type="float">
            <text:p>3556.6109662</text:p>
          </table:table-cell>
          <table:table-cell office:value-type="float" office:value="4670" calcext:value-type="float">
            <text:p>4670</text:p>
          </table:table-cell>
          <table:table-cell table:formula="of:=[.B218]/[.A218]" office:value-type="float" office:value="1.31304774246636" calcext:value-type="float">
            <text:p>1.3130477425</text:p>
          </table:table-cell>
          <table:table-cell table:formula="of:=[.C218]^2" office:value-type="float" office:value="1.724094373996" calcext:value-type="float">
            <text:p>1.724094374</text:p>
          </table:table-cell>
          <table:table-cell table:number-columns-repeated="8"/>
        </table:table-row>
        <table:table-row table:style-name="ro1">
          <table:table-cell office:value-type="float" office:value="3707.94097474" calcext:value-type="float">
            <text:p>3707.94097474</text:p>
          </table:table-cell>
          <table:table-cell office:value-type="float" office:value="4788" calcext:value-type="float">
            <text:p>4788</text:p>
          </table:table-cell>
          <table:table-cell table:formula="of:=[.B219]/[.A219]" office:value-type="float" office:value="1.29128269101849" calcext:value-type="float">
            <text:p>1.291282691</text:p>
          </table:table-cell>
          <table:table-cell table:formula="of:=[.C219]^2" office:value-type="float" office:value="1.66741098812396" calcext:value-type="float">
            <text:p>1.6674109881</text:p>
          </table:table-cell>
          <table:table-cell table:number-columns-repeated="8"/>
        </table:table-row>
        <table:table-row table:style-name="ro1">
          <table:table-cell office:value-type="float" office:value="10051.6439394" calcext:value-type="float">
            <text:p>10051.6439394</text:p>
          </table:table-cell>
          <table:table-cell office:value-type="float" office:value="17783" calcext:value-type="float">
            <text:p>17783</text:p>
          </table:table-cell>
          <table:table-cell table:formula="of:=[.B220]/[.A220]" office:value-type="float" office:value="1.7691633435497" calcext:value-type="float">
            <text:p>1.7691633435</text:p>
          </table:table-cell>
          <table:table-cell table:formula="of:=[.C220]^2" office:value-type="float" office:value="3.12993893615996" calcext:value-type="float">
            <text:p>3.1299389362</text:p>
          </table:table-cell>
          <table:table-cell table:number-columns-repeated="8"/>
        </table:table-row>
        <table:table-row table:style-name="ro1">
          <table:table-cell office:value-type="float" office:value="2219.33064879" calcext:value-type="float">
            <text:p>2219.33064879</text:p>
          </table:table-cell>
          <table:table-cell office:value-type="float" office:value="2872" calcext:value-type="float">
            <text:p>2872</text:p>
          </table:table-cell>
          <table:table-cell table:formula="of:=[.B221]/[.A221]" office:value-type="float" office:value="1.29408387234495" calcext:value-type="float">
            <text:p>1.2940838723</text:p>
          </table:table-cell>
          <table:table-cell table:formula="of:=[.C221]^2" office:value-type="float" office:value="1.67465306866331" calcext:value-type="float">
            <text:p>1.6746530687</text:p>
          </table:table-cell>
          <table:table-cell table:number-columns-repeated="8"/>
        </table:table-row>
        <table:table-row table:style-name="ro1">
          <table:table-cell office:value-type="float" office:value="5405.89801894" calcext:value-type="float">
            <text:p>5405.89801894</text:p>
          </table:table-cell>
          <table:table-cell office:value-type="float" office:value="13183" calcext:value-type="float">
            <text:p>13183</text:p>
          </table:table-cell>
          <table:table-cell table:formula="of:=[.B222]/[.A222]" office:value-type="float" office:value="2.43863275885196" calcext:value-type="float">
            <text:p>2.4386327589</text:p>
          </table:table-cell>
          <table:table-cell table:formula="of:=[.C222]^2" office:value-type="float" office:value="5.94692973254592" calcext:value-type="float">
            <text:p>5.9469297325</text:p>
          </table:table-cell>
          <table:table-cell table:number-columns-repeated="8"/>
        </table:table-row>
        <table:table-row table:style-name="ro1">
          <table:table-cell office:value-type="float" office:value="9105.83200405" calcext:value-type="float">
            <text:p>9105.83200405</text:p>
          </table:table-cell>
          <table:table-cell office:value-type="float" office:value="19293" calcext:value-type="float">
            <text:p>19293</text:p>
          </table:table-cell>
          <table:table-cell table:formula="of:=[.B223]/[.A223]" office:value-type="float" office:value="2.11875202523164" calcext:value-type="float">
            <text:p>2.1187520252</text:p>
          </table:table-cell>
          <table:table-cell table:formula="of:=[.C223]^2" office:value-type="float" office:value="4.48911014442317" calcext:value-type="float">
            <text:p>4.4891101444</text:p>
          </table:table-cell>
          <table:table-cell table:number-columns-repeated="8"/>
        </table:table-row>
        <table:table-row table:style-name="ro1">
          <table:table-cell office:value-type="float" office:value="2865.24776763" calcext:value-type="float">
            <text:p>2865.24776763</text:p>
          </table:table-cell>
          <table:table-cell office:value-type="float" office:value="3772" calcext:value-type="float">
            <text:p>3772</text:p>
          </table:table-cell>
          <table:table-cell table:formula="of:=[.B224]/[.A224]" office:value-type="float" office:value="1.31646555757376" calcext:value-type="float">
            <text:p>1.3164655576</text:p>
          </table:table-cell>
          <table:table-cell table:formula="of:=[.C224]^2" office:value-type="float" office:value="1.73308156427799" calcext:value-type="float">
            <text:p>1.7330815643</text:p>
          </table:table-cell>
          <table:table-cell table:number-columns-repeated="8"/>
        </table:table-row>
        <table:table-row table:style-name="ro1">
          <table:table-cell office:value-type="float" office:value="3568.587302" calcext:value-type="float">
            <text:p>3568.587302</text:p>
          </table:table-cell>
          <table:table-cell office:value-type="float" office:value="5054" calcext:value-type="float">
            <text:p>5054</text:p>
          </table:table-cell>
          <table:table-cell table:formula="of:=[.B225]/[.A225]" office:value-type="float" office:value="1.41624670276877" calcext:value-type="float">
            <text:p>1.4162467028</text:p>
          </table:table-cell>
          <table:table-cell table:formula="of:=[.C225]^2" office:value-type="float" office:value="2.00575472310341" calcext:value-type="float">
            <text:p>2.0057547231</text:p>
          </table:table-cell>
          <table:table-cell table:number-columns-repeated="8"/>
        </table:table-row>
        <table:table-row table:style-name="ro1">
          <table:table-cell office:value-type="float" office:value="11308.8509656" calcext:value-type="float">
            <text:p>11308.8509656</text:p>
          </table:table-cell>
          <table:table-cell office:value-type="float" office:value="14994" calcext:value-type="float">
            <text:p>14994</text:p>
          </table:table-cell>
          <table:table-cell table:formula="of:=[.B226]/[.A226]" office:value-type="float" office:value="1.32586414354648" calcext:value-type="float">
            <text:p>1.3258641435</text:p>
          </table:table-cell>
          <table:table-cell table:formula="of:=[.C226]^2" office:value-type="float" office:value="1.75791572714223" calcext:value-type="float">
            <text:p>1.7579157271</text:p>
          </table:table-cell>
          <table:table-cell table:number-columns-repeated="8"/>
        </table:table-row>
        <table:table-row table:style-name="ro1">
          <table:table-cell office:value-type="float" office:value="3496.63436788" calcext:value-type="float">
            <text:p>3496.63436788</text:p>
          </table:table-cell>
          <table:table-cell office:value-type="float" office:value="4284" calcext:value-type="float">
            <text:p>4284</text:p>
          </table:table-cell>
          <table:table-cell table:formula="of:=[.B227]/[.A227]" office:value-type="float" office:value="1.22517814254551" calcext:value-type="float">
            <text:p>1.2251781425</text:p>
          </table:table-cell>
          <table:table-cell table:formula="of:=[.C227]^2" office:value-type="float" office:value="1.50106148097126" calcext:value-type="float">
            <text:p>1.501061481</text:p>
          </table:table-cell>
          <table:table-cell table:number-columns-repeated="8"/>
        </table:table-row>
        <table:table-row table:style-name="ro1">
          <table:table-cell office:value-type="float" office:value="1223.90362351" calcext:value-type="float">
            <text:p>1223.90362351</text:p>
          </table:table-cell>
          <table:table-cell office:value-type="float" office:value="1609" calcext:value-type="float">
            <text:p>1609</text:p>
          </table:table-cell>
          <table:table-cell table:formula="of:=[.B228]/[.A228]" office:value-type="float" office:value="1.31464599752192" calcext:value-type="float">
            <text:p>1.3146459975</text:p>
          </table:table-cell>
          <table:table-cell table:formula="of:=[.C228]^2" office:value-type="float" office:value="1.72829409880041" calcext:value-type="float">
            <text:p>1.7282940988</text:p>
          </table:table-cell>
          <table:table-cell table:number-columns-repeated="8"/>
        </table:table-row>
        <table:table-row table:style-name="ro1">
          <table:table-cell office:value-type="float" office:value="4652.67004107" calcext:value-type="float">
            <text:p>4652.67004107</text:p>
          </table:table-cell>
          <table:table-cell office:value-type="float" office:value="8661" calcext:value-type="float">
            <text:p>8661</text:p>
          </table:table-cell>
          <table:table-cell table:formula="of:=[.B229]/[.A229]" office:value-type="float" office:value="1.86151176067671" calcext:value-type="float">
            <text:p>1.8615117607</text:p>
          </table:table-cell>
          <table:table-cell table:formula="of:=[.C229]^2" office:value-type="float" office:value="3.46522603513771" calcext:value-type="float">
            <text:p>3.4652260351</text:p>
          </table:table-cell>
          <table:table-cell table:number-columns-repeated="8"/>
        </table:table-row>
        <table:table-row table:style-name="ro1">
          <table:table-cell office:value-type="float" office:value="3680.49433983" calcext:value-type="float">
            <text:p>3680.49433983</text:p>
          </table:table-cell>
          <table:table-cell office:value-type="float" office:value="4921" calcext:value-type="float">
            <text:p>4921</text:p>
          </table:table-cell>
          <table:table-cell table:formula="of:=[.B230]/[.A230]" office:value-type="float" office:value="1.33704865315111" calcext:value-type="float">
            <text:p>1.3370486532</text:p>
          </table:table-cell>
          <table:table-cell table:formula="of:=[.C230]^2" office:value-type="float" office:value="1.78769910089321" calcext:value-type="float">
            <text:p>1.7876991009</text:p>
          </table:table-cell>
          <table:table-cell table:number-columns-repeated="8"/>
        </table:table-row>
        <table:table-row table:style-name="ro1">
          <table:table-cell office:value-type="float" office:value="5129.60917973" calcext:value-type="float">
            <text:p>5129.60917973</text:p>
          </table:table-cell>
          <table:table-cell office:value-type="float" office:value="6400" calcext:value-type="float">
            <text:p>6400</text:p>
          </table:table-cell>
          <table:table-cell table:formula="of:=[.B231]/[.A231]" office:value-type="float" office:value="1.24765840354662" calcext:value-type="float">
            <text:p>1.2476584035</text:p>
          </table:table-cell>
          <table:table-cell table:formula="of:=[.C231]^2" office:value-type="float" office:value="1.55665149194049" calcext:value-type="float">
            <text:p>1.5566514919</text:p>
          </table:table-cell>
          <table:table-cell table:number-columns-repeated="8"/>
        </table:table-row>
        <table:table-row table:style-name="ro1">
          <table:table-cell office:value-type="float" office:value="4030.31815739" calcext:value-type="float">
            <text:p>4030.31815739</text:p>
          </table:table-cell>
          <table:table-cell office:value-type="float" office:value="5052" calcext:value-type="float">
            <text:p>5052</text:p>
          </table:table-cell>
          <table:table-cell table:formula="of:=[.B232]/[.A232]" office:value-type="float" office:value="1.25349905459365" calcext:value-type="float">
            <text:p>1.2534990546</text:p>
          </table:table-cell>
          <table:table-cell table:formula="of:=[.C232]^2" office:value-type="float" office:value="1.57125987986718" calcext:value-type="float">
            <text:p>1.5712598799</text:p>
          </table:table-cell>
          <table:table-cell table:number-columns-repeated="8"/>
        </table:table-row>
        <table:table-row table:style-name="ro1">
          <table:table-cell office:value-type="float" office:value="7548.79414526" calcext:value-type="float">
            <text:p>7548.79414526</text:p>
          </table:table-cell>
          <table:table-cell office:value-type="float" office:value="17400" calcext:value-type="float">
            <text:p>17400</text:p>
          </table:table-cell>
          <table:table-cell table:formula="of:=[.B233]/[.A233]" office:value-type="float" office:value="2.30500390726984" calcext:value-type="float">
            <text:p>2.3050039073</text:p>
          </table:table-cell>
          <table:table-cell table:formula="of:=[.C233]^2" office:value-type="float" office:value="5.31304301252924" calcext:value-type="float">
            <text:p>5.3130430125</text:p>
          </table:table-cell>
          <table:table-cell table:number-columns-repeated="8"/>
        </table:table-row>
        <table:table-row table:style-name="ro1">
          <table:table-cell office:value-type="float" office:value="4995.4036455" calcext:value-type="float">
            <text:p>4995.4036455</text:p>
          </table:table-cell>
          <table:table-cell office:value-type="float" office:value="8476" calcext:value-type="float">
            <text:p>8476</text:p>
          </table:table-cell>
          <table:table-cell table:formula="of:=[.B234]/[.A234]" office:value-type="float" office:value="1.69675978189178" calcext:value-type="float">
            <text:p>1.6967597819</text:p>
          </table:table-cell>
          <table:table-cell table:formula="of:=[.C234]^2" office:value-type="float" office:value="2.87899375744545" calcext:value-type="float">
            <text:p>2.8789937574</text:p>
          </table:table-cell>
          <table:table-cell table:number-columns-repeated="8"/>
        </table:table-row>
        <table:table-row table:style-name="ro1">
          <table:table-cell office:value-type="float" office:value="3175.58195902" calcext:value-type="float">
            <text:p>3175.58195902</text:p>
          </table:table-cell>
          <table:table-cell office:value-type="float" office:value="4177" calcext:value-type="float">
            <text:p>4177</text:p>
          </table:table-cell>
          <table:table-cell table:formula="of:=[.B235]/[.A235]" office:value-type="float" office:value="1.3153494552819" calcext:value-type="float">
            <text:p>1.3153494553</text:p>
          </table:table-cell>
          <table:table-cell table:formula="of:=[.C235]^2" office:value-type="float" office:value="1.7301441895104" calcext:value-type="float">
            <text:p>1.7301441895</text:p>
          </table:table-cell>
          <table:table-cell table:number-columns-repeated="8"/>
        </table:table-row>
        <table:table-row table:style-name="ro1">
          <table:table-cell office:value-type="float" office:value="8975.10321036" calcext:value-type="float">
            <text:p>8975.10321036</text:p>
          </table:table-cell>
          <table:table-cell office:value-type="float" office:value="20369" calcext:value-type="float">
            <text:p>20369</text:p>
          </table:table-cell>
          <table:table-cell table:formula="of:=[.B236]/[.A236]" office:value-type="float" office:value="2.2695003636825" calcext:value-type="float">
            <text:p>2.2695003637</text:p>
          </table:table-cell>
          <table:table-cell table:formula="of:=[.C236]^2" office:value-type="float" office:value="5.150631900755" calcext:value-type="float">
            <text:p>5.1506319008</text:p>
          </table:table-cell>
          <table:table-cell table:number-columns-repeated="8"/>
        </table:table-row>
        <table:table-row table:style-name="ro1">
          <table:table-cell office:value-type="float" office:value="11401.7881026" calcext:value-type="float">
            <text:p>11401.7881026</text:p>
          </table:table-cell>
          <table:table-cell office:value-type="float" office:value="23356" calcext:value-type="float">
            <text:p>23356</text:p>
          </table:table-cell>
          <table:table-cell table:formula="of:=[.B237]/[.A237]" office:value-type="float" office:value="2.04845062807947" calcext:value-type="float">
            <text:p>2.0484506281</text:p>
          </table:table-cell>
          <table:table-cell table:formula="of:=[.C237]^2" office:value-type="float" office:value="4.19614997567918" calcext:value-type="float">
            <text:p>4.1961499757</text:p>
          </table:table-cell>
          <table:table-cell table:number-columns-repeated="8"/>
        </table:table-row>
        <table:table-row table:style-name="ro1">
          <table:table-cell office:value-type="float" office:value="5105.83821206" calcext:value-type="float">
            <text:p>5105.83821206</text:p>
          </table:table-cell>
          <table:table-cell office:value-type="float" office:value="9557" calcext:value-type="float">
            <text:p>9557</text:p>
          </table:table-cell>
          <table:table-cell table:formula="of:=[.B238]/[.A238]" office:value-type="float" office:value="1.8717788545329" calcext:value-type="float">
            <text:p>1.8717788545</text:p>
          </table:table-cell>
          <table:table-cell table:formula="of:=[.C238]^2" office:value-type="float" office:value="3.50355608027651" calcext:value-type="float">
            <text:p>3.5035560803</text:p>
          </table:table-cell>
          <table:table-cell table:number-columns-repeated="8"/>
        </table:table-row>
        <table:table-row table:style-name="ro1">
          <table:table-cell office:value-type="float" office:value="4306.38029166" calcext:value-type="float">
            <text:p>4306.38029166</text:p>
          </table:table-cell>
          <table:table-cell office:value-type="float" office:value="8644" calcext:value-type="float">
            <text:p>8644</text:p>
          </table:table-cell>
          <table:table-cell table:formula="of:=[.B239]/[.A239]" office:value-type="float" office:value="2.00725421689777" calcext:value-type="float">
            <text:p>2.0072542169</text:p>
          </table:table-cell>
          <table:table-cell table:formula="of:=[.C239]^2" office:value-type="float" office:value="4.0290694912539" calcext:value-type="float">
            <text:p>4.0290694913</text:p>
          </table:table-cell>
          <table:table-cell table:number-columns-repeated="8"/>
        </table:table-row>
        <table:table-row table:style-name="ro1">
          <table:table-cell office:value-type="float" office:value="5976.88307125" calcext:value-type="float">
            <text:p>5976.88307125</text:p>
          </table:table-cell>
          <table:table-cell office:value-type="float" office:value="6530" calcext:value-type="float">
            <text:p>6530</text:p>
          </table:table-cell>
          <table:table-cell table:formula="of:=[.B240]/[.A240]" office:value-type="float" office:value="1.09254270531251" calcext:value-type="float">
            <text:p>1.0925427053</text:p>
          </table:table-cell>
          <table:table-cell table:formula="of:=[.C240]^2" office:value-type="float" office:value="1.19364956293157" calcext:value-type="float">
            <text:p>1.1936495629</text:p>
          </table:table-cell>
          <table:table-cell table:number-columns-repeated="8"/>
        </table:table-row>
        <table:table-row table:style-name="ro1">
          <table:table-cell office:value-type="float" office:value="4697.47285954" calcext:value-type="float">
            <text:p>4697.47285954</text:p>
          </table:table-cell>
          <table:table-cell office:value-type="float" office:value="5901" calcext:value-type="float">
            <text:p>5901</text:p>
          </table:table-cell>
          <table:table-cell table:formula="of:=[.B241]/[.A241]" office:value-type="float" office:value="1.25620736435247" calcext:value-type="float">
            <text:p>1.2562073644</text:p>
          </table:table-cell>
          <table:table-cell table:formula="of:=[.C241]^2" office:value-type="float" office:value="1.57805694225338" calcext:value-type="float">
            <text:p>1.5780569423</text:p>
          </table:table-cell>
          <table:table-cell table:number-columns-repeated="8"/>
        </table:table-row>
        <table:table-row table:style-name="ro1">
          <table:table-cell office:value-type="float" office:value="6284.03038184" calcext:value-type="float">
            <text:p>6284.03038184</text:p>
          </table:table-cell>
          <table:table-cell office:value-type="float" office:value="10044" calcext:value-type="float">
            <text:p>10044</text:p>
          </table:table-cell>
          <table:table-cell table:formula="of:=[.B242]/[.A242]" office:value-type="float" office:value="1.59833727555261" calcext:value-type="float">
            <text:p>1.5983372756</text:p>
          </table:table-cell>
          <table:table-cell table:formula="of:=[.C242]^2" office:value-type="float" office:value="2.55468204642095" calcext:value-type="float">
            <text:p>2.5546820464</text:p>
          </table:table-cell>
          <table:table-cell table:number-columns-repeated="8"/>
        </table:table-row>
        <table:table-row table:style-name="ro1">
          <table:table-cell office:value-type="float" office:value="10670.1033466" calcext:value-type="float">
            <text:p>10670.1033466</text:p>
          </table:table-cell>
          <table:table-cell office:value-type="float" office:value="13316" calcext:value-type="float">
            <text:p>13316</text:p>
          </table:table-cell>
          <table:table-cell table:formula="of:=[.B243]/[.A243]" office:value-type="float" office:value="1.24797291717358" calcext:value-type="float">
            <text:p>1.2479729172</text:p>
          </table:table-cell>
          <table:table-cell table:formula="of:=[.C243]^2" office:value-type="float" office:value="1.55743640199874" calcext:value-type="float">
            <text:p>1.557436402</text:p>
          </table:table-cell>
          <table:table-cell table:number-columns-repeated="8"/>
        </table:table-row>
        <table:table-row table:style-name="ro1">
          <table:table-cell office:value-type="float" office:value="6008.00008258" calcext:value-type="float">
            <text:p>6008.00008258</text:p>
          </table:table-cell>
          <table:table-cell office:value-type="float" office:value="11892" calcext:value-type="float">
            <text:p>11892</text:p>
          </table:table-cell>
          <table:table-cell table:formula="of:=[.B244]/[.A244]" office:value-type="float" office:value="1.97936082499074" calcext:value-type="float">
            <text:p>1.979360825</text:p>
          </table:table-cell>
          <table:table-cell table:formula="of:=[.C244]^2" office:value-type="float" office:value="3.91786927550803" calcext:value-type="float">
            <text:p>3.9178692755</text:p>
          </table:table-cell>
          <table:table-cell table:number-columns-repeated="8"/>
        </table:table-row>
        <table:table-row table:style-name="ro1">
          <table:table-cell office:value-type="float" office:value="6442.9019917" calcext:value-type="float">
            <text:p>6442.9019917</text:p>
          </table:table-cell>
          <table:table-cell office:value-type="float" office:value="8859" calcext:value-type="float">
            <text:p>8859</text:p>
          </table:table-cell>
          <table:table-cell table:formula="of:=[.B245]/[.A245]" office:value-type="float" office:value="1.37500151506456" calcext:value-type="float">
            <text:p>1.3750015151</text:p>
          </table:table-cell>
          <table:table-cell table:formula="of:=[.C245]^2" office:value-type="float" office:value="1.89062916642985" calcext:value-type="float">
            <text:p>1.8906291664</text:p>
          </table:table-cell>
          <table:table-cell table:number-columns-repeated="8"/>
        </table:table-row>
        <table:table-row table:style-name="ro1">
          <table:table-cell office:value-type="float" office:value="6314.39739623" calcext:value-type="float">
            <text:p>6314.39739623</text:p>
          </table:table-cell>
          <table:table-cell office:value-type="float" office:value="12274" calcext:value-type="float">
            <text:p>12274</text:p>
          </table:table-cell>
          <table:table-cell table:formula="of:=[.B246]/[.A246]" office:value-type="float" office:value="1.94381177328626" calcext:value-type="float">
            <text:p>1.9438117733</text:p>
          </table:table-cell>
          <table:table-cell table:formula="of:=[.C246]^2" office:value-type="float" office:value="3.77840420996629" calcext:value-type="float">
            <text:p>3.77840421</text:p>
          </table:table-cell>
          <table:table-cell table:number-columns-repeated="8"/>
        </table:table-row>
        <table:table-row table:style-name="ro1">
          <table:table-cell office:value-type="float" office:value="2750.05628577" calcext:value-type="float">
            <text:p>2750.05628577</text:p>
          </table:table-cell>
          <table:table-cell office:value-type="float" office:value="3573" calcext:value-type="float">
            <text:p>3573</text:p>
          </table:table-cell>
          <table:table-cell table:formula="of:=[.B247]/[.A247]" office:value-type="float" office:value="1.29924613488396" calcext:value-type="float">
            <text:p>1.2992461349</text:p>
          </table:table-cell>
          <table:table-cell table:formula="of:=[.C247]^2" office:value-type="float" office:value="1.6880405190109" calcext:value-type="float">
            <text:p>1.688040519</text:p>
          </table:table-cell>
          <table:table-cell table:number-columns-repeated="8"/>
        </table:table-row>
        <table:table-row table:style-name="ro1">
          <table:table-cell office:value-type="float" office:value="2406.26806854" calcext:value-type="float">
            <text:p>2406.26806854</text:p>
          </table:table-cell>
          <table:table-cell office:value-type="float" office:value="3895" calcext:value-type="float">
            <text:p>3895</text:p>
          </table:table-cell>
          <table:table-cell table:formula="of:=[.B248]/[.A248]" office:value-type="float" office:value="1.61868914395863" calcext:value-type="float">
            <text:p>1.618689144</text:p>
          </table:table-cell>
          <table:table-cell table:formula="of:=[.C248]^2" office:value-type="float" office:value="2.62015454476952" calcext:value-type="float">
            <text:p>2.6201545448</text:p>
          </table:table-cell>
          <table:table-cell table:number-columns-repeated="8"/>
        </table:table-row>
        <table:table-row table:style-name="ro1">
          <table:table-cell office:value-type="float" office:value="3499.7020469" calcext:value-type="float">
            <text:p>3499.7020469</text:p>
          </table:table-cell>
          <table:table-cell office:value-type="float" office:value="5723" calcext:value-type="float">
            <text:p>5723</text:p>
          </table:table-cell>
          <table:table-cell table:formula="of:=[.B249]/[.A249]" office:value-type="float" office:value="1.63528206781757" calcext:value-type="float">
            <text:p>1.6352820678</text:p>
          </table:table-cell>
          <table:table-cell table:formula="of:=[.C249]^2" office:value-type="float" office:value="2.67414744132569" calcext:value-type="float">
            <text:p>2.6741474413</text:p>
          </table:table-cell>
          <table:table-cell table:number-columns-repeated="8"/>
        </table:table-row>
        <table:table-row table:style-name="ro1">
          <table:table-cell office:value-type="float" office:value="3898.66989196" calcext:value-type="float">
            <text:p>3898.66989196</text:p>
          </table:table-cell>
          <table:table-cell office:value-type="float" office:value="4346" calcext:value-type="float">
            <text:p>4346</text:p>
          </table:table-cell>
          <table:table-cell table:formula="of:=[.B250]/[.A250]" office:value-type="float" office:value="1.11473915987668" calcext:value-type="float">
            <text:p>1.1147391599</text:p>
          </table:table-cell>
          <table:table-cell table:formula="of:=[.C250]^2" office:value-type="float" office:value="1.24264339456257" calcext:value-type="float">
            <text:p>1.2426433946</text:p>
          </table:table-cell>
          <table:table-cell table:number-columns-repeated="8"/>
        </table:table-row>
        <table:table-row table:style-name="ro1">
          <table:table-cell office:value-type="float" office:value="6888.06041411" calcext:value-type="float">
            <text:p>6888.06041411</text:p>
          </table:table-cell>
          <table:table-cell office:value-type="float" office:value="9892" calcext:value-type="float">
            <text:p>9892</text:p>
          </table:table-cell>
          <table:table-cell table:formula="of:=[.B251]/[.A251]" office:value-type="float" office:value="1.43610819378653" calcext:value-type="float">
            <text:p>1.4361081938</text:p>
          </table:table-cell>
          <table:table-cell table:formula="of:=[.C251]^2" office:value-type="float" office:value="2.06240674426081" calcext:value-type="float">
            <text:p>2.0624067443</text:p>
          </table:table-cell>
          <table:table-cell table:number-columns-repeated="8"/>
        </table:table-row>
        <table:table-row table:style-name="ro1">
          <table:table-cell office:value-type="float" office:value="5912.26179421" calcext:value-type="float">
            <text:p>5912.26179421</text:p>
          </table:table-cell>
          <table:table-cell office:value-type="float" office:value="7120" calcext:value-type="float">
            <text:p>7120</text:p>
          </table:table-cell>
          <table:table-cell table:formula="of:=[.B252]/[.A252]" office:value-type="float" office:value="1.2042768483244" calcext:value-type="float">
            <text:p>1.2042768483</text:p>
          </table:table-cell>
          <table:table-cell table:formula="of:=[.C252]^2" office:value-type="float" office:value="1.45028272741016" calcext:value-type="float">
            <text:p>1.4502827274</text:p>
          </table:table-cell>
          <table:table-cell table:number-columns-repeated="8"/>
        </table:table-row>
        <table:table-row table:style-name="ro1">
          <table:table-cell office:value-type="float" office:value="5360.58449883" calcext:value-type="float">
            <text:p>5360.58449883</text:p>
          </table:table-cell>
          <table:table-cell office:value-type="float" office:value="9206" calcext:value-type="float">
            <text:p>9206</text:p>
          </table:table-cell>
          <table:table-cell table:formula="of:=[.B253]/[.A253]" office:value-type="float" office:value="1.71735003934912" calcext:value-type="float">
            <text:p>1.7173500393</text:p>
          </table:table-cell>
          <table:table-cell table:formula="of:=[.C253]^2" office:value-type="float" office:value="2.94929115765244" calcext:value-type="float">
            <text:p>2.9492911577</text:p>
          </table:table-cell>
          <table:table-cell table:number-columns-repeated="8"/>
        </table:table-row>
        <table:table-row table:style-name="ro1">
          <table:table-cell office:value-type="float" office:value="5498.42062725" calcext:value-type="float">
            <text:p>5498.42062725</text:p>
          </table:table-cell>
          <table:table-cell office:value-type="float" office:value="8405" calcext:value-type="float">
            <text:p>8405</text:p>
          </table:table-cell>
          <table:table-cell table:formula="of:=[.B254]/[.A254]" office:value-type="float" office:value="1.52862077490854" calcext:value-type="float">
            <text:p>1.5286207749</text:p>
          </table:table-cell>
          <table:table-cell table:formula="of:=[.C254]^2" office:value-type="float" office:value="2.33668147348199" calcext:value-type="float">
            <text:p>2.3366814735</text:p>
          </table:table-cell>
          <table:table-cell table:number-columns-repeated="8"/>
        </table:table-row>
        <table:table-row table:style-name="ro1">
          <table:table-cell office:value-type="float" office:value="6066.45939519" calcext:value-type="float">
            <text:p>6066.45939519</text:p>
          </table:table-cell>
          <table:table-cell office:value-type="float" office:value="7417" calcext:value-type="float">
            <text:p>7417</text:p>
          </table:table-cell>
          <table:table-cell table:formula="of:=[.B255]/[.A255]" office:value-type="float" office:value="1.22262418930568" calcext:value-type="float">
            <text:p>1.2226241893</text:p>
          </table:table-cell>
          <table:table-cell table:formula="of:=[.C255]^2" office:value-type="float" office:value="1.49480990827537" calcext:value-type="float">
            <text:p>1.4948099083</text:p>
          </table:table-cell>
          <table:table-cell table:number-columns-repeated="8"/>
        </table:table-row>
        <table:table-row table:style-name="ro1">
          <table:table-cell office:value-type="float" office:value="3622.41526555" calcext:value-type="float">
            <text:p>3622.41526555</text:p>
          </table:table-cell>
          <table:table-cell office:value-type="float" office:value="4494" calcext:value-type="float">
            <text:p>4494</text:p>
          </table:table-cell>
          <table:table-cell table:formula="of:=[.B256]/[.A256]" office:value-type="float" office:value="1.24060872941293" calcext:value-type="float">
            <text:p>1.2406087294</text:p>
          </table:table-cell>
          <table:table-cell table:formula="of:=[.C256]^2" office:value-type="float" office:value="1.53911001949557" calcext:value-type="float">
            <text:p>1.5391100195</text:p>
          </table:table-cell>
          <table:table-cell table:number-columns-repeated="8"/>
        </table:table-row>
        <table:table-row table:style-name="ro1">
          <table:table-cell office:value-type="float" office:value="8543.6634112" calcext:value-type="float">
            <text:p>8543.6634112</text:p>
          </table:table-cell>
          <table:table-cell office:value-type="float" office:value="15407" calcext:value-type="float">
            <text:p>15407</text:p>
          </table:table-cell>
          <table:table-cell table:formula="of:=[.B257]/[.A257]" office:value-type="float" office:value="1.80332478685932" calcext:value-type="float">
            <text:p>1.8033247869</text:p>
          </table:table-cell>
          <table:table-cell table:formula="of:=[.C257]^2" office:value-type="float" office:value="3.25198028690121" calcext:value-type="float">
            <text:p>3.2519802869</text:p>
          </table:table-cell>
          <table:table-cell table:number-columns-repeated="8"/>
        </table:table-row>
        <table:table-row table:style-name="ro1">
          <table:table-cell office:value-type="float" office:value="6709.11641298" calcext:value-type="float">
            <text:p>6709.11641298</text:p>
          </table:table-cell>
          <table:table-cell office:value-type="float" office:value="8942" calcext:value-type="float">
            <text:p>8942</text:p>
          </table:table-cell>
          <table:table-cell table:formula="of:=[.B258]/[.A258]" office:value-type="float" office:value="1.33281336163732" calcext:value-type="float">
            <text:p>1.3328133616</text:p>
          </table:table-cell>
          <table:table-cell table:formula="of:=[.C258]^2" office:value-type="float" office:value="1.77639145695898" calcext:value-type="float">
            <text:p>1.776391457</text:p>
          </table:table-cell>
          <table:table-cell table:number-columns-repeated="8"/>
        </table:table-row>
        <table:table-row table:style-name="ro1">
          <table:table-cell office:value-type="float" office:value="2685.32353005" calcext:value-type="float">
            <text:p>2685.32353005</text:p>
          </table:table-cell>
          <table:table-cell office:value-type="float" office:value="4632" calcext:value-type="float">
            <text:p>4632</text:p>
          </table:table-cell>
          <table:table-cell table:formula="of:=[.B259]/[.A259]" office:value-type="float" office:value="1.72493181851862" calcext:value-type="float">
            <text:p>1.7249318185</text:p>
          </table:table-cell>
          <table:table-cell table:formula="of:=[.C259]^2" office:value-type="float" office:value="2.97538977853797" calcext:value-type="float">
            <text:p>2.9753897785</text:p>
          </table:table-cell>
          <table:table-cell table:number-columns-repeated="8"/>
        </table:table-row>
        <table:table-row table:style-name="ro1">
          <table:table-cell office:value-type="float" office:value="6089.05464832" calcext:value-type="float">
            <text:p>6089.05464832</text:p>
          </table:table-cell>
          <table:table-cell office:value-type="float" office:value="9724" calcext:value-type="float">
            <text:p>9724</text:p>
          </table:table-cell>
          <table:table-cell table:formula="of:=[.B260]/[.A260]" office:value-type="float" office:value="1.5969638247019" calcext:value-type="float">
            <text:p>1.5969638247</text:p>
          </table:table-cell>
          <table:table-cell table:formula="of:=[.C260]^2" office:value-type="float" office:value="2.55029345740653" calcext:value-type="float">
            <text:p>2.5502934574</text:p>
          </table:table-cell>
          <table:table-cell table:number-columns-repeated="8"/>
        </table:table-row>
        <table:table-row table:style-name="ro1">
          <table:table-cell office:value-type="float" office:value="4218.59827926" calcext:value-type="float">
            <text:p>4218.59827926</text:p>
          </table:table-cell>
          <table:table-cell office:value-type="float" office:value="5404" calcext:value-type="float">
            <text:p>5404</text:p>
          </table:table-cell>
          <table:table-cell table:formula="of:=[.B261]/[.A261]" office:value-type="float" office:value="1.28099421709998" calcext:value-type="float">
            <text:p>1.2809942171</text:p>
          </table:table-cell>
          <table:table-cell table:formula="of:=[.C261]^2" office:value-type="float" office:value="1.6409461842436" calcext:value-type="float">
            <text:p>1.6409461842</text:p>
          </table:table-cell>
          <table:table-cell table:number-columns-repeated="8"/>
        </table:table-row>
        <table:table-row table:style-name="ro1">
          <table:table-cell office:value-type="float" office:value="4321.41633837" calcext:value-type="float">
            <text:p>4321.41633837</text:p>
          </table:table-cell>
          <table:table-cell office:value-type="float" office:value="6263" calcext:value-type="float">
            <text:p>6263</text:p>
          </table:table-cell>
          <table:table-cell table:formula="of:=[.B262]/[.A262]" office:value-type="float" office:value="1.44929335884409" calcext:value-type="float">
            <text:p>1.4492933588</text:p>
          </table:table-cell>
          <table:table-cell table:formula="of:=[.C262]^2" office:value-type="float" office:value="2.10045123998959" calcext:value-type="float">
            <text:p>2.10045124</text:p>
          </table:table-cell>
          <table:table-cell table:number-columns-repeated="8"/>
        </table:table-row>
        <table:table-row table:style-name="ro1">
          <table:table-cell office:value-type="float" office:value="11912.872836" calcext:value-type="float">
            <text:p>11912.872836</text:p>
          </table:table-cell>
          <table:table-cell office:value-type="float" office:value="17726" calcext:value-type="float">
            <text:p>17726</text:p>
          </table:table-cell>
          <table:table-cell table:formula="of:=[.B263]/[.A263]" office:value-type="float" office:value="1.48797021877318" calcext:value-type="float">
            <text:p>1.4879702188</text:p>
          </table:table-cell>
          <table:table-cell table:formula="of:=[.C263]^2" office:value-type="float" office:value="2.21405537195591" calcext:value-type="float">
            <text:p>2.214055372</text:p>
          </table:table-cell>
          <table:table-cell table:number-columns-repeated="8"/>
        </table:table-row>
        <table:table-row table:style-name="ro1">
          <table:table-cell office:value-type="float" office:value="5066.15595763" calcext:value-type="float">
            <text:p>5066.15595763</text:p>
          </table:table-cell>
          <table:table-cell office:value-type="float" office:value="6335" calcext:value-type="float">
            <text:p>6335</text:p>
          </table:table-cell>
          <table:table-cell table:formula="of:=[.B264]/[.A264]" office:value-type="float" office:value="1.25045499052571" calcext:value-type="float">
            <text:p>1.2504549905</text:p>
          </table:table-cell>
          <table:table-cell table:formula="of:=[.C264]^2" office:value-type="float" office:value="1.56363768333066" calcext:value-type="float">
            <text:p>1.5636376833</text:p>
          </table:table-cell>
          <table:table-cell table:number-columns-repeated="8"/>
        </table:table-row>
        <table:table-row table:style-name="ro1">
          <table:table-cell office:value-type="float" office:value="9287.44640087" calcext:value-type="float">
            <text:p>9287.44640087</text:p>
          </table:table-cell>
          <table:table-cell office:value-type="float" office:value="14829" calcext:value-type="float">
            <text:p>14829</text:p>
          </table:table-cell>
          <table:table-cell table:formula="of:=[.B265]/[.A265]" office:value-type="float" office:value="1.59667139490688" calcext:value-type="float">
            <text:p>1.5966713949</text:p>
          </table:table-cell>
          <table:table-cell table:formula="of:=[.C265]^2" office:value-type="float" office:value="2.54935954331389" calcext:value-type="float">
            <text:p>2.5493595433</text:p>
          </table:table-cell>
          <table:table-cell table:number-columns-repeated="8"/>
        </table:table-row>
        <table:table-row table:style-name="ro1">
          <table:table-cell office:value-type="float" office:value="11861.7286042" calcext:value-type="float">
            <text:p>11861.7286042</text:p>
          </table:table-cell>
          <table:table-cell office:value-type="float" office:value="17556" calcext:value-type="float">
            <text:p>17556</text:p>
          </table:table-cell>
          <table:table-cell table:formula="of:=[.B266]/[.A266]" office:value-type="float" office:value="1.48005409547001" calcext:value-type="float">
            <text:p>1.4800540955</text:p>
          </table:table-cell>
          <table:table-cell table:formula="of:=[.C266]^2" office:value-type="float" office:value="2.19056012551756" calcext:value-type="float">
            <text:p>2.1905601255</text:p>
          </table:table-cell>
          <table:table-cell table:number-columns-repeated="8"/>
        </table:table-row>
        <table:table-row table:style-name="ro1">
          <table:table-cell office:value-type="float" office:value="6619.94904021" calcext:value-type="float">
            <text:p>6619.94904021</text:p>
          </table:table-cell>
          <table:table-cell office:value-type="float" office:value="14564" calcext:value-type="float">
            <text:p>14564</text:p>
          </table:table-cell>
          <table:table-cell table:formula="of:=[.B267]/[.A267]" office:value-type="float" office:value="2.20001693540801" calcext:value-type="float">
            <text:p>2.2000169354</text:p>
          </table:table-cell>
          <table:table-cell table:formula="of:=[.C267]^2" office:value-type="float" office:value="4.84007451608205" calcext:value-type="float">
            <text:p>4.8400745161</text:p>
          </table:table-cell>
          <table:table-cell table:number-columns-repeated="8"/>
        </table:table-row>
        <table:table-row table:style-name="ro1">
          <table:table-cell office:value-type="float" office:value="4074.80658871" calcext:value-type="float">
            <text:p>4074.80658871</text:p>
          </table:table-cell>
          <table:table-cell office:value-type="float" office:value="4501" calcext:value-type="float">
            <text:p>4501</text:p>
          </table:table-cell>
          <table:table-cell table:formula="of:=[.B268]/[.A268]" office:value-type="float" office:value="1.10459230444725" calcext:value-type="float">
            <text:p>1.1045923044</text:p>
          </table:table-cell>
          <table:table-cell table:formula="of:=[.C268]^2" office:value-type="float" office:value="1.22012415904408" calcext:value-type="float">
            <text:p>1.220124159</text:p>
          </table:table-cell>
          <table:table-cell table:number-columns-repeated="8"/>
        </table:table-row>
        <table:table-row table:style-name="ro1">
          <table:table-cell office:value-type="float" office:value="10173.8560874" calcext:value-type="float">
            <text:p>10173.8560874</text:p>
          </table:table-cell>
          <table:table-cell office:value-type="float" office:value="12588" calcext:value-type="float">
            <text:p>12588</text:p>
          </table:table-cell>
          <table:table-cell table:formula="of:=[.B269]/[.A269]" office:value-type="float" office:value="1.23728897793137" calcext:value-type="float">
            <text:p>1.2372889779</text:p>
          </table:table-cell>
          <table:table-cell table:formula="of:=[.C269]^2" office:value-type="float" office:value="1.53088401491046" calcext:value-type="float">
            <text:p>1.5308840149</text:p>
          </table:table-cell>
          <table:table-cell table:number-columns-repeated="8"/>
        </table:table-row>
        <table:table-row table:style-name="ro1">
          <table:table-cell office:value-type="float" office:value="2716.8331519" calcext:value-type="float">
            <text:p>2716.8331519</text:p>
          </table:table-cell>
          <table:table-cell office:value-type="float" office:value="3449" calcext:value-type="float">
            <text:p>3449</text:p>
          </table:table-cell>
          <table:table-cell table:formula="of:=[.B270]/[.A270]" office:value-type="float" office:value="1.26949275393962" calcext:value-type="float">
            <text:p>1.2694927539</text:p>
          </table:table-cell>
          <table:table-cell table:formula="of:=[.C270]^2" office:value-type="float" office:value="1.61161185230521" calcext:value-type="float">
            <text:p>1.6116118523</text:p>
          </table:table-cell>
          <table:table-cell table:number-columns-repeated="8"/>
        </table:table-row>
        <table:table-row table:style-name="ro1">
          <table:table-cell office:value-type="float" office:value="6536.17801035" calcext:value-type="float">
            <text:p>6536.17801035</text:p>
          </table:table-cell>
          <table:table-cell office:value-type="float" office:value="7999" calcext:value-type="float">
            <text:p>7999</text:p>
          </table:table-cell>
          <table:table-cell table:formula="of:=[.B271]/[.A271]" office:value-type="float" office:value="1.22380387855619" calcext:value-type="float">
            <text:p>1.2238038786</text:p>
          </table:table-cell>
          <table:table-cell table:formula="of:=[.C271]^2" office:value-type="float" office:value="1.49769593316917" calcext:value-type="float">
            <text:p>1.4976959332</text:p>
          </table:table-cell>
          <table:table-cell table:number-columns-repeated="8"/>
        </table:table-row>
        <table:table-row table:style-name="ro1">
          <table:table-cell office:value-type="float" office:value="6152.00350405" calcext:value-type="float">
            <text:p>6152.00350405</text:p>
          </table:table-cell>
          <table:table-cell office:value-type="float" office:value="7474" calcext:value-type="float">
            <text:p>7474</text:p>
          </table:table-cell>
          <table:table-cell table:formula="of:=[.B272]/[.A272]" office:value-type="float" office:value="1.21488877486492" calcext:value-type="float">
            <text:p>1.2148887749</text:p>
          </table:table-cell>
          <table:table-cell table:formula="of:=[.C272]^2" office:value-type="float" office:value="1.47595473529279" calcext:value-type="float">
            <text:p>1.4759547353</text:p>
          </table:table-cell>
          <table:table-cell table:number-columns-repeated="8"/>
        </table:table-row>
        <table:table-row table:style-name="ro1">
          <table:table-cell office:value-type="float" office:value="5716.03630207" calcext:value-type="float">
            <text:p>5716.03630207</text:p>
          </table:table-cell>
          <table:table-cell office:value-type="float" office:value="7881" calcext:value-type="float">
            <text:p>7881</text:p>
          </table:table-cell>
          <table:table-cell table:formula="of:=[.B273]/[.A273]" office:value-type="float" office:value="1.37875261519" calcext:value-type="float">
            <text:p>1.3787526152</text:p>
          </table:table-cell>
          <table:table-cell table:formula="of:=[.C273]^2" office:value-type="float" office:value="1.90095877389327" calcext:value-type="float">
            <text:p>1.9009587739</text:p>
          </table:table-cell>
          <table:table-cell table:number-columns-repeated="8"/>
        </table:table-row>
        <table:table-row table:style-name="ro1">
          <table:table-cell office:value-type="float" office:value="3918.05142477" calcext:value-type="float">
            <text:p>3918.05142477</text:p>
          </table:table-cell>
          <table:table-cell office:value-type="float" office:value="4466" calcext:value-type="float">
            <text:p>4466</text:p>
          </table:table-cell>
          <table:table-cell table:formula="of:=[.B274]/[.A274]" office:value-type="float" office:value="1.13985231836567" calcext:value-type="float">
            <text:p>1.1398523184</text:p>
          </table:table-cell>
          <table:table-cell table:formula="of:=[.C274]^2" office:value-type="float" office:value="1.29926330768359" calcext:value-type="float">
            <text:p>1.2992633077</text:p>
          </table:table-cell>
          <table:table-cell table:number-columns-repeated="8"/>
        </table:table-row>
        <table:table-row table:style-name="ro1">
          <table:table-cell office:value-type="float" office:value="2772.63160477" calcext:value-type="float">
            <text:p>2772.63160477</text:p>
          </table:table-cell>
          <table:table-cell office:value-type="float" office:value="3469" calcext:value-type="float">
            <text:p>3469</text:p>
          </table:table-cell>
          <table:table-cell table:formula="of:=[.B275]/[.A275]" office:value-type="float" office:value="1.25115792304754" calcext:value-type="float">
            <text:p>1.251157923</text:p>
          </table:table-cell>
          <table:table-cell table:formula="of:=[.C275]^2" office:value-type="float" office:value="1.56539614840463" calcext:value-type="float">
            <text:p>1.5653961484</text:p>
          </table:table-cell>
          <table:table-cell table:number-columns-repeated="8"/>
        </table:table-row>
        <table:table-row table:style-name="ro1">
          <table:table-cell office:value-type="float" office:value="7489.83357865" calcext:value-type="float">
            <text:p>7489.83357865</text:p>
          </table:table-cell>
          <table:table-cell office:value-type="float" office:value="8609" calcext:value-type="float">
            <text:p>8609</text:p>
          </table:table-cell>
          <table:table-cell table:formula="of:=[.B276]/[.A276]" office:value-type="float" office:value="1.14942473815977" calcext:value-type="float">
            <text:p>1.1494247382</text:p>
          </table:table-cell>
          <table:table-cell table:formula="of:=[.C276]^2" office:value-type="float" office:value="1.32117722869365" calcext:value-type="float">
            <text:p>1.3211772287</text:p>
          </table:table-cell>
          <table:table-cell table:number-columns-repeated="8"/>
        </table:table-row>
        <table:table-row table:style-name="ro1">
          <table:table-cell office:value-type="float" office:value="3687.29574025" calcext:value-type="float">
            <text:p>3687.29574025</text:p>
          </table:table-cell>
          <table:table-cell office:value-type="float" office:value="4896" calcext:value-type="float">
            <text:p>4896</text:p>
          </table:table-cell>
          <table:table-cell table:formula="of:=[.B277]/[.A277]" office:value-type="float" office:value="1.327802363818" calcext:value-type="float">
            <text:p>1.3278023638</text:p>
          </table:table-cell>
          <table:table-cell table:formula="of:=[.C277]^2" office:value-type="float" office:value="1.76305911736067" calcext:value-type="float">
            <text:p>1.7630591174</text:p>
          </table:table-cell>
          <table:table-cell table:number-columns-repeated="8"/>
        </table:table-row>
        <table:table-row table:style-name="ro1">
          <table:table-cell office:value-type="float" office:value="2516.54818915" calcext:value-type="float">
            <text:p>2516.54818915</text:p>
          </table:table-cell>
          <table:table-cell office:value-type="float" office:value="3824" calcext:value-type="float">
            <text:p>3824</text:p>
          </table:table-cell>
          <table:table-cell table:formula="of:=[.B278]/[.A278]" office:value-type="float" office:value="1.51954173438324" calcext:value-type="float">
            <text:p>1.5195417344</text:p>
          </table:table-cell>
          <table:table-cell table:formula="of:=[.C278]^2" office:value-type="float" office:value="2.30900708253243" calcext:value-type="float">
            <text:p>2.3090070825</text:p>
          </table:table-cell>
          <table:table-cell table:number-columns-repeated="8"/>
        </table:table-row>
        <table:table-row table:style-name="ro1">
          <table:table-cell office:value-type="float" office:value="5110.35373051" calcext:value-type="float">
            <text:p>5110.35373051</text:p>
          </table:table-cell>
          <table:table-cell office:value-type="float" office:value="6108" calcext:value-type="float">
            <text:p>6108</text:p>
          </table:table-cell>
          <table:table-cell table:formula="of:=[.B279]/[.A279]" office:value-type="float" office:value="1.19522058982607" calcext:value-type="float">
            <text:p>1.1952205898</text:p>
          </table:table-cell>
          <table:table-cell table:formula="of:=[.C279]^2" office:value-type="float" office:value="1.42855225834417" calcext:value-type="float">
            <text:p>1.4285522583</text:p>
          </table:table-cell>
          <table:table-cell table:number-columns-repeated="8"/>
        </table:table-row>
        <table:table-row table:style-name="ro1">
          <table:table-cell office:value-type="float" office:value="2909.15323718" calcext:value-type="float">
            <text:p>2909.15323718</text:p>
          </table:table-cell>
          <table:table-cell office:value-type="float" office:value="3737" calcext:value-type="float">
            <text:p>3737</text:p>
          </table:table-cell>
          <table:table-cell table:formula="of:=[.B280]/[.A280]" office:value-type="float" office:value="1.28456622780809" calcext:value-type="float">
            <text:p>1.2845662278</text:p>
          </table:table-cell>
          <table:table-cell table:formula="of:=[.C280]^2" office:value-type="float" office:value="1.6501103936251" calcext:value-type="float">
            <text:p>1.6501103936</text:p>
          </table:table-cell>
          <table:table-cell table:number-columns-repeated="8"/>
        </table:table-row>
        <table:table-row table:style-name="ro1">
          <table:table-cell office:value-type="float" office:value="9396.42474702" calcext:value-type="float">
            <text:p>9396.42474702</text:p>
          </table:table-cell>
          <table:table-cell office:value-type="float" office:value="15154" calcext:value-type="float">
            <text:p>15154</text:p>
          </table:table-cell>
          <table:table-cell table:formula="of:=[.B281]/[.A281]" office:value-type="float" office:value="1.61274105928491" calcext:value-type="float">
            <text:p>1.6127410593</text:p>
          </table:table-cell>
          <table:table-cell table:formula="of:=[.C281]^2" office:value-type="float" office:value="2.60093372430342" calcext:value-type="float">
            <text:p>2.6009337243</text:p>
          </table:table-cell>
          <table:table-cell table:number-columns-repeated="8"/>
        </table:table-row>
        <table:table-row table:style-name="ro1">
          <table:table-cell office:value-type="float" office:value="3071.98111339" calcext:value-type="float">
            <text:p>3071.98111339</text:p>
          </table:table-cell>
          <table:table-cell office:value-type="float" office:value="3968" calcext:value-type="float">
            <text:p>3968</text:p>
          </table:table-cell>
          <table:table-cell table:formula="of:=[.B282]/[.A282]" office:value-type="float" office:value="1.29167460786281" calcext:value-type="float">
            <text:p>1.2916746079</text:p>
          </table:table-cell>
          <table:table-cell table:formula="of:=[.C282]^2" office:value-type="float" office:value="1.66842329259756" calcext:value-type="float">
            <text:p>1.6684232926</text:p>
          </table:table-cell>
          <table:table-cell table:number-columns-repeated="8"/>
        </table:table-row>
        <table:table-row table:style-name="ro1">
          <table:table-cell office:value-type="float" office:value="4292.71582461" calcext:value-type="float">
            <text:p>4292.71582461</text:p>
          </table:table-cell>
          <table:table-cell office:value-type="float" office:value="5182" calcext:value-type="float">
            <text:p>5182</text:p>
          </table:table-cell>
          <table:table-cell table:formula="of:=[.B283]/[.A283]" office:value-type="float" office:value="1.20716120323916" calcext:value-type="float">
            <text:p>1.2071612032</text:p>
          </table:table-cell>
          <table:table-cell table:formula="of:=[.C283]^2" office:value-type="float" office:value="1.45723817060582" calcext:value-type="float">
            <text:p>1.4572381706</text:p>
          </table:table-cell>
          <table:table-cell table:number-columns-repeated="8"/>
        </table:table-row>
        <table:table-row table:style-name="ro1">
          <table:table-cell office:value-type="float" office:value="4362.24088883" calcext:value-type="float">
            <text:p>4362.24088883</text:p>
          </table:table-cell>
          <table:table-cell office:value-type="float" office:value="5683" calcext:value-type="float">
            <text:p>5683</text:p>
          </table:table-cell>
          <table:table-cell table:formula="of:=[.B284]/[.A284]" office:value-type="float" office:value="1.30277078795716" calcext:value-type="float">
            <text:p>1.302770788</text:p>
          </table:table-cell>
          <table:table-cell table:formula="of:=[.C284]^2" office:value-type="float" office:value="1.69721172595452" calcext:value-type="float">
            <text:p>1.697211726</text:p>
          </table:table-cell>
          <table:table-cell table:number-columns-repeated="8"/>
        </table:table-row>
        <table:table-row table:style-name="ro1">
          <table:table-cell office:value-type="float" office:value="7751.93852461" calcext:value-type="float">
            <text:p>7751.93852461</text:p>
          </table:table-cell>
          <table:table-cell office:value-type="float" office:value="17345" calcext:value-type="float">
            <text:p>17345</text:p>
          </table:table-cell>
          <table:table-cell table:formula="of:=[.B285]/[.A285]" office:value-type="float" office:value="2.23750484410254" calcext:value-type="float">
            <text:p>2.2375048441</text:p>
          </table:table-cell>
          <table:table-cell table:formula="of:=[.C285]^2" office:value-type="float" office:value="5.00642792738235" calcext:value-type="float">
            <text:p>5.0064279274</text:p>
          </table:table-cell>
          <table:table-cell table:number-columns-repeated="8"/>
        </table:table-row>
        <table:table-row table:style-name="ro1">
          <table:table-cell office:value-type="float" office:value="1008.84684403" calcext:value-type="float">
            <text:p>1008.84684403</text:p>
          </table:table-cell>
          <table:table-cell office:value-type="float" office:value="1544" calcext:value-type="float">
            <text:p>1544</text:p>
          </table:table-cell>
          <table:table-cell table:formula="of:=[.B286]/[.A286]" office:value-type="float" office:value="1.53046025681385" calcext:value-type="float">
            <text:p>1.5304602568</text:p>
          </table:table-cell>
          <table:table-cell table:formula="of:=[.C286]^2" office:value-type="float" office:value="2.34230859768673" calcext:value-type="float">
            <text:p>2.3423085977</text:p>
          </table:table-cell>
          <table:table-cell table:number-columns-repeated="8"/>
        </table:table-row>
        <table:table-row table:style-name="ro1">
          <table:table-cell office:value-type="float" office:value="2548.77099271" calcext:value-type="float">
            <text:p>2548.77099271</text:p>
          </table:table-cell>
          <table:table-cell office:value-type="float" office:value="3142" calcext:value-type="float">
            <text:p>3142</text:p>
          </table:table-cell>
          <table:table-cell table:formula="of:=[.B287]/[.A287]" office:value-type="float" office:value="1.23275100391002" calcext:value-type="float">
            <text:p>1.2327510039</text:p>
          </table:table-cell>
          <table:table-cell table:formula="of:=[.C287]^2" office:value-type="float" office:value="1.51967503764117" calcext:value-type="float">
            <text:p>1.5196750376</text:p>
          </table:table-cell>
          <table:table-cell table:number-columns-repeated="8"/>
        </table:table-row>
        <table:table-row table:style-name="ro1">
          <table:table-cell office:value-type="float" office:value="3586.61509582" calcext:value-type="float">
            <text:p>3586.61509582</text:p>
          </table:table-cell>
          <table:table-cell office:value-type="float" office:value="4489" calcext:value-type="float">
            <text:p>4489</text:p>
          </table:table-cell>
          <table:table-cell table:formula="of:=[.B288]/[.A288]" office:value-type="float" office:value="1.25159792173732" calcext:value-type="float">
            <text:p>1.2515979217</text:p>
          </table:table-cell>
          <table:table-cell table:formula="of:=[.C288]^2" office:value-type="float" office:value="1.56649735769717" calcext:value-type="float">
            <text:p>1.5664973577</text:p>
          </table:table-cell>
          <table:table-cell table:number-columns-repeated="8"/>
        </table:table-row>
        <table:table-row table:style-name="ro1">
          <table:table-cell office:value-type="float" office:value="3010.90456847" calcext:value-type="float">
            <text:p>3010.90456847</text:p>
          </table:table-cell>
          <table:table-cell office:value-type="float" office:value="3494" calcext:value-type="float">
            <text:p>3494</text:p>
          </table:table-cell>
          <table:table-cell table:formula="of:=[.B289]/[.A289]" office:value-type="float" office:value="1.16044860291786" calcext:value-type="float">
            <text:p>1.1604486029</text:p>
          </table:table-cell>
          <table:table-cell table:formula="of:=[.C289]^2" office:value-type="float" office:value="1.346640960014" calcext:value-type="float">
            <text:p>1.34664096</text:p>
          </table:table-cell>
          <table:table-cell table:number-columns-repeated="8"/>
        </table:table-row>
        <table:table-row table:style-name="ro1">
          <table:table-cell office:value-type="float" office:value="6228.64331676" calcext:value-type="float">
            <text:p>6228.64331676</text:p>
          </table:table-cell>
          <table:table-cell office:value-type="float" office:value="7851" calcext:value-type="float">
            <text:p>7851</text:p>
          </table:table-cell>
          <table:table-cell table:formula="of:=[.B290]/[.A290]" office:value-type="float" office:value="1.26046710346611" calcext:value-type="float">
            <text:p>1.2604671035</text:p>
          </table:table-cell>
          <table:table-cell table:formula="of:=[.C290]^2" office:value-type="float" office:value="1.58877731892024" calcext:value-type="float">
            <text:p>1.5887773189</text:p>
          </table:table-cell>
          <table:table-cell table:number-columns-repeated="8"/>
        </table:table-row>
        <table:table-row table:style-name="ro1">
          <table:table-cell office:value-type="float" office:value="1535.32072754" calcext:value-type="float">
            <text:p>1535.32072754</text:p>
          </table:table-cell>
          <table:table-cell office:value-type="float" office:value="2915" calcext:value-type="float">
            <text:p>2915</text:p>
          </table:table-cell>
          <table:table-cell table:formula="of:=[.B291]/[.A291]" office:value-type="float" office:value="1.89862609662713" calcext:value-type="float">
            <text:p>1.8986260966</text:p>
          </table:table-cell>
          <table:table-cell table:formula="of:=[.C291]^2" office:value-type="float" office:value="3.60478105479358" calcext:value-type="float">
            <text:p>3.6047810548</text:p>
          </table:table-cell>
          <table:table-cell table:number-columns-repeated="8"/>
        </table:table-row>
        <table:table-row table:style-name="ro1">
          <table:table-cell office:value-type="float" office:value="5965.51143837" calcext:value-type="float">
            <text:p>5965.51143837</text:p>
          </table:table-cell>
          <table:table-cell office:value-type="float" office:value="10718" calcext:value-type="float">
            <text:p>10718</text:p>
          </table:table-cell>
          <table:table-cell table:formula="of:=[.B292]/[.A292]" office:value-type="float" office:value="1.79666070725506" calcext:value-type="float">
            <text:p>1.7966607073</text:p>
          </table:table-cell>
          <table:table-cell table:formula="of:=[.C292]^2" office:value-type="float" office:value="3.22798969699426" calcext:value-type="float">
            <text:p>3.227989697</text:p>
          </table:table-cell>
          <table:table-cell table:number-columns-repeated="8"/>
        </table:table-row>
        <table:table-row table:style-name="ro1">
          <table:table-cell office:value-type="float" office:value="4180.66943721" calcext:value-type="float">
            <text:p>4180.66943721</text:p>
          </table:table-cell>
          <table:table-cell office:value-type="float" office:value="5847" calcext:value-type="float">
            <text:p>5847</text:p>
          </table:table-cell>
          <table:table-cell table:formula="of:=[.B293]/[.A293]" office:value-type="float" office:value="1.39857984177339" calcext:value-type="float">
            <text:p>1.3985798418</text:p>
          </table:table-cell>
          <table:table-cell table:formula="of:=[.C293]^2" office:value-type="float" office:value="1.95602557381487" calcext:value-type="float">
            <text:p>1.9560255738</text:p>
          </table:table-cell>
          <table:table-cell table:number-columns-repeated="8"/>
        </table:table-row>
        <table:table-row table:style-name="ro1">
          <table:table-cell office:value-type="float" office:value="4309.11865375" calcext:value-type="float">
            <text:p>4309.11865375</text:p>
          </table:table-cell>
          <table:table-cell office:value-type="float" office:value="5722" calcext:value-type="float">
            <text:p>5722</text:p>
          </table:table-cell>
          <table:table-cell table:formula="of:=[.B294]/[.A294]" office:value-type="float" office:value="1.32788174561414" calcext:value-type="float">
            <text:p>1.3278817456</text:p>
          </table:table-cell>
          <table:table-cell table:formula="of:=[.C294]^2" office:value-type="float" office:value="1.76326993033525" calcext:value-type="float">
            <text:p>1.7632699303</text:p>
          </table:table-cell>
          <table:table-cell table:number-columns-repeated="8"/>
        </table:table-row>
        <table:table-row table:style-name="ro1">
          <table:table-cell office:value-type="float" office:value="1493.55867761" calcext:value-type="float">
            <text:p>1493.55867761</text:p>
          </table:table-cell>
          <table:table-cell office:value-type="float" office:value="2451" calcext:value-type="float">
            <text:p>2451</text:p>
          </table:table-cell>
          <table:table-cell table:formula="of:=[.B295]/[.A295]" office:value-type="float" office:value="1.64104700855952" calcext:value-type="float">
            <text:p>1.6410470086</text:p>
          </table:table-cell>
          <table:table-cell table:formula="of:=[.C295]^2" office:value-type="float" office:value="2.69303528430214" calcext:value-type="float">
            <text:p>2.6930352843</text:p>
          </table:table-cell>
          <table:table-cell table:number-columns-repeated="8"/>
        </table:table-row>
        <table:table-row table:style-name="ro1">
          <table:table-cell office:value-type="float" office:value="5796.77613593" calcext:value-type="float">
            <text:p>5796.77613593</text:p>
          </table:table-cell>
          <table:table-cell office:value-type="float" office:value="6566" calcext:value-type="float">
            <text:p>6566</text:p>
          </table:table-cell>
          <table:table-cell table:formula="of:=[.B296]/[.A296]" office:value-type="float" office:value="1.1326985631379" calcext:value-type="float">
            <text:p>1.1326985631</text:p>
          </table:table-cell>
          <table:table-cell table:formula="of:=[.C296]^2" office:value-type="float" office:value="1.28300603493467" calcext:value-type="float">
            <text:p>1.2830060349</text:p>
          </table:table-cell>
          <table:table-cell table:number-columns-repeated="8"/>
        </table:table-row>
        <table:table-row table:style-name="ro1">
          <table:table-cell office:value-type="float" office:value="9665.16180424" calcext:value-type="float">
            <text:p>9665.16180424</text:p>
          </table:table-cell>
          <table:table-cell office:value-type="float" office:value="12849" calcext:value-type="float">
            <text:p>12849</text:p>
          </table:table-cell>
          <table:table-cell table:formula="of:=[.B297]/[.A297]" office:value-type="float" office:value="1.32941385361632" calcext:value-type="float">
            <text:p>1.3294138536</text:p>
          </table:table-cell>
          <table:table-cell table:formula="of:=[.C297]^2" office:value-type="float" office:value="1.767341194187" calcext:value-type="float">
            <text:p>1.7673411942</text:p>
          </table:table-cell>
          <table:table-cell table:number-columns-repeated="8"/>
        </table:table-row>
        <table:table-row table:style-name="ro1">
          <table:table-cell office:value-type="float" office:value="4491.11036087" calcext:value-type="float">
            <text:p>4491.11036087</text:p>
          </table:table-cell>
          <table:table-cell office:value-type="float" office:value="5161" calcext:value-type="float">
            <text:p>5161</text:p>
          </table:table-cell>
          <table:table-cell table:formula="of:=[.B298]/[.A298]" office:value-type="float" office:value="1.14915902422853" calcext:value-type="float">
            <text:p>1.1491590242</text:p>
          </table:table-cell>
          <table:table-cell table:formula="of:=[.C298]^2" office:value-type="float" office:value="1.32056646296586" calcext:value-type="float">
            <text:p>1.320566463</text:p>
          </table:table-cell>
          <table:table-cell table:number-columns-repeated="8"/>
        </table:table-row>
        <table:table-row table:style-name="ro1">
          <table:table-cell office:value-type="float" office:value="2901.38790537" calcext:value-type="float">
            <text:p>2901.38790537</text:p>
          </table:table-cell>
          <table:table-cell office:value-type="float" office:value="3902" calcext:value-type="float">
            <text:p>3902</text:p>
          </table:table-cell>
          <table:table-cell table:formula="of:=[.B299]/[.A299]" office:value-type="float" office:value="1.34487360093355" calcext:value-type="float">
            <text:p>1.3448736009</text:p>
          </table:table-cell>
          <table:table-cell table:formula="of:=[.C299]^2" office:value-type="float" office:value="1.80868500248797" calcext:value-type="float">
            <text:p>1.8086850025</text:p>
          </table:table-cell>
          <table:table-cell table:number-columns-repeated="8"/>
        </table:table-row>
        <table:table-row table:style-name="ro1">
          <table:table-cell office:value-type="float" office:value="6360.872862" calcext:value-type="float">
            <text:p>6360.872862</text:p>
          </table:table-cell>
          <table:table-cell office:value-type="float" office:value="8274" calcext:value-type="float">
            <text:p>8274</text:p>
          </table:table-cell>
          <table:table-cell table:formula="of:=[.B300]/[.A300]" office:value-type="float" office:value="1.30076487606427" calcext:value-type="float">
            <text:p>1.3007648761</text:p>
          </table:table-cell>
          <table:table-cell table:formula="of:=[.C300]^2" office:value-type="float" office:value="1.69198926280249" calcext:value-type="float">
            <text:p>1.6919892628</text:p>
          </table:table-cell>
          <table:table-cell table:number-columns-repeated="8"/>
        </table:table-row>
        <table:table-row table:style-name="ro1">
          <table:table-cell office:value-type="float" office:value="7817.32567966" calcext:value-type="float">
            <text:p>7817.32567966</text:p>
          </table:table-cell>
          <table:table-cell office:value-type="float" office:value="8960" calcext:value-type="float">
            <text:p>8960</text:p>
          </table:table-cell>
          <table:table-cell table:formula="of:=[.B301]/[.A301]" office:value-type="float" office:value="1.14617202444477" calcext:value-type="float">
            <text:p>1.1461720244</text:p>
          </table:table-cell>
          <table:table-cell table:formula="of:=[.C301]^2" office:value-type="float" office:value="1.31371030961983" calcext:value-type="float">
            <text:p>1.3137103096</text:p>
          </table:table-cell>
          <table:table-cell table:number-columns-repeated="8"/>
        </table:table-row>
        <table:table-row table:style-name="ro1">
          <table:table-cell office:value-type="float" office:value="5597.20921092" calcext:value-type="float">
            <text:p>5597.20921092</text:p>
          </table:table-cell>
          <table:table-cell office:value-type="float" office:value="6044" calcext:value-type="float">
            <text:p>6044</text:p>
          </table:table-cell>
          <table:table-cell table:formula="of:=[.B302]/[.A302]" office:value-type="float" office:value="1.07982385010879" calcext:value-type="float">
            <text:p>1.0798238501</text:p>
          </table:table-cell>
          <table:table-cell table:formula="of:=[.C302]^2" office:value-type="float" office:value="1.16601954726376" calcext:value-type="float">
            <text:p>1.1660195473</text:p>
          </table:table-cell>
          <table:table-cell table:number-columns-repeated="8"/>
        </table:table-row>
        <table:table-row table:style-name="ro1">
          <table:table-cell office:value-type="float" office:value="2260.53122996" calcext:value-type="float">
            <text:p>2260.53122996</text:p>
          </table:table-cell>
          <table:table-cell office:value-type="float" office:value="3881" calcext:value-type="float">
            <text:p>3881</text:p>
          </table:table-cell>
          <table:table-cell table:formula="of:=[.B303]/[.A303]" office:value-type="float" office:value="1.71685307796817" calcext:value-type="float">
            <text:p>1.716853078</text:p>
          </table:table-cell>
          <table:table-cell table:formula="of:=[.C303]^2" office:value-type="float" office:value="2.94758449132878" calcext:value-type="float">
            <text:p>2.9475844913</text:p>
          </table:table-cell>
          <table:table-cell table:number-columns-repeated="8"/>
        </table:table-row>
        <table:table-row table:style-name="ro1">
          <table:table-cell office:value-type="float" office:value="3973.53695094" calcext:value-type="float">
            <text:p>3973.53695094</text:p>
          </table:table-cell>
          <table:table-cell office:value-type="float" office:value="5302" calcext:value-type="float">
            <text:p>5302</text:p>
          </table:table-cell>
          <table:table-cell table:formula="of:=[.B304]/[.A304]" office:value-type="float" office:value="1.3343275941465" calcext:value-type="float">
            <text:p>1.3343275941</text:p>
          </table:table-cell>
          <table:table-cell table:formula="of:=[.C304]^2" office:value-type="float" office:value="1.78043012850079" calcext:value-type="float">
            <text:p>1.7804301285</text:p>
          </table:table-cell>
          <table:table-cell table:number-columns-repeated="8"/>
        </table:table-row>
        <table:table-row table:style-name="ro1">
          <table:table-cell office:value-type="float" office:value="5906.77737718" calcext:value-type="float">
            <text:p>5906.77737718</text:p>
          </table:table-cell>
          <table:table-cell office:value-type="float" office:value="8642" calcext:value-type="float">
            <text:p>8642</text:p>
          </table:table-cell>
          <table:table-cell table:formula="of:=[.B305]/[.A305]" office:value-type="float" office:value="1.46306512809965" calcext:value-type="float">
            <text:p>1.4630651281</text:p>
          </table:table-cell>
          <table:table-cell table:formula="of:=[.C305]^2" office:value-type="float" office:value="2.14055956906126" calcext:value-type="float">
            <text:p>2.1405595691</text:p>
          </table:table-cell>
          <table:table-cell table:number-columns-repeated="8"/>
        </table:table-row>
        <table:table-row table:style-name="ro1">
          <table:table-cell office:value-type="float" office:value="1873.14948324" calcext:value-type="float">
            <text:p>1873.14948324</text:p>
          </table:table-cell>
          <table:table-cell office:value-type="float" office:value="3381" calcext:value-type="float">
            <text:p>3381</text:p>
          </table:table-cell>
          <table:table-cell table:formula="of:=[.B306]/[.A306]" office:value-type="float" office:value="1.80498141245613" calcext:value-type="float">
            <text:p>1.8049814125</text:p>
          </table:table-cell>
          <table:table-cell table:formula="of:=[.C306]^2" office:value-type="float" office:value="3.25795789931212" calcext:value-type="float">
            <text:p>3.2579578993</text:p>
          </table:table-cell>
          <table:table-cell table:number-columns-repeated="8"/>
        </table:table-row>
        <table:table-row table:style-name="ro1">
          <table:table-cell office:value-type="float" office:value="8226.60046261" calcext:value-type="float">
            <text:p>8226.60046261</text:p>
          </table:table-cell>
          <table:table-cell office:value-type="float" office:value="19145" calcext:value-type="float">
            <text:p>19145</text:p>
          </table:table-cell>
          <table:table-cell table:formula="of:=[.B307]/[.A307]" office:value-type="float" office:value="2.32720673466692" calcext:value-type="float">
            <text:p>2.3272067347</text:p>
          </table:table-cell>
          <table:table-cell table:formula="of:=[.C307]^2" office:value-type="float" office:value="5.41589118587907" calcext:value-type="float">
            <text:p>5.4158911859</text:p>
          </table:table-cell>
          <table:table-cell table:number-columns-repeated="8"/>
        </table:table-row>
        <table:table-row table:style-name="ro1">
          <table:table-cell office:value-type="float" office:value="3692.04523428" calcext:value-type="float">
            <text:p>3692.04523428</text:p>
          </table:table-cell>
          <table:table-cell office:value-type="float" office:value="4411" calcext:value-type="float">
            <text:p>4411</text:p>
          </table:table-cell>
          <table:table-cell table:formula="of:=[.B308]/[.A308]" office:value-type="float" office:value="1.19473075764203" calcext:value-type="float">
            <text:p>1.1947307576</text:p>
          </table:table-cell>
          <table:table-cell table:formula="of:=[.C308]^2" office:value-type="float" office:value="1.42738158325591" calcext:value-type="float">
            <text:p>1.4273815833</text:p>
          </table:table-cell>
          <table:table-cell table:number-columns-repeated="8"/>
        </table:table-row>
        <table:table-row table:style-name="ro1">
          <table:table-cell office:value-type="float" office:value="5048.6415777" calcext:value-type="float">
            <text:p>5048.6415777</text:p>
          </table:table-cell>
          <table:table-cell office:value-type="float" office:value="8715" calcext:value-type="float">
            <text:p>8715</text:p>
          </table:table-cell>
          <table:table-cell table:formula="of:=[.B309]/[.A309]" office:value-type="float" office:value="1.72620691444891" calcext:value-type="float">
            <text:p>1.7262069144</text:p>
          </table:table-cell>
          <table:table-cell table:formula="of:=[.C309]^2" office:value-type="float" office:value="2.97979031149123" calcext:value-type="float">
            <text:p>2.9797903115</text:p>
          </table:table-cell>
          <table:table-cell table:number-columns-repeated="8"/>
        </table:table-row>
        <table:table-row table:style-name="ro1">
          <table:table-cell office:value-type="float" office:value="5728.03779629" calcext:value-type="float">
            <text:p>5728.03779629</text:p>
          </table:table-cell>
          <table:table-cell office:value-type="float" office:value="11334" calcext:value-type="float">
            <text:p>11334</text:p>
          </table:table-cell>
          <table:table-cell table:formula="of:=[.B310]/[.A310]" office:value-type="float" office:value="1.97868806091694" calcext:value-type="float">
            <text:p>1.9786880609</text:p>
          </table:table-cell>
          <table:table-cell table:formula="of:=[.C310]^2" office:value-type="float" office:value="3.91520644241524" calcext:value-type="float">
            <text:p>3.9152064424</text:p>
          </table:table-cell>
          <table:table-cell table:number-columns-repeated="8"/>
        </table:table-row>
        <table:table-row table:style-name="ro1">
          <table:table-cell office:value-type="float" office:value="6319.1835587" calcext:value-type="float">
            <text:p>6319.1835587</text:p>
          </table:table-cell>
          <table:table-cell office:value-type="float" office:value="17015" calcext:value-type="float">
            <text:p>17015</text:p>
          </table:table-cell>
          <table:table-cell table:formula="of:=[.B311]/[.A311]" office:value-type="float" office:value="2.69259467492037" calcext:value-type="float">
            <text:p>2.6925946749</text:p>
          </table:table-cell>
          <table:table-cell table:formula="of:=[.C311]^2" office:value-type="float" office:value="7.25006608340956" calcext:value-type="float">
            <text:p>7.2500660834</text:p>
          </table:table-cell>
          <table:table-cell table:number-columns-repeated="8"/>
        </table:table-row>
        <table:table-row table:style-name="ro1">
          <table:table-cell office:value-type="float" office:value="2053.89131474" calcext:value-type="float">
            <text:p>2053.89131474</text:p>
          </table:table-cell>
          <table:table-cell office:value-type="float" office:value="2639" calcext:value-type="float">
            <text:p>2639</text:p>
          </table:table-cell>
          <table:table-cell table:formula="of:=[.B312]/[.A312]" office:value-type="float" office:value="1.28487811456278" calcext:value-type="float">
            <text:p>1.2848781146</text:p>
          </table:table-cell>
          <table:table-cell table:formula="of:=[.C312]^2" office:value-type="float" office:value="1.6509117692824" calcext:value-type="float">
            <text:p>1.6509117693</text:p>
          </table:table-cell>
          <table:table-cell table:number-columns-repeated="8"/>
        </table:table-row>
        <table:table-row table:style-name="ro1">
          <table:table-cell office:value-type="float" office:value="4867.07935676" calcext:value-type="float">
            <text:p>4867.07935676</text:p>
          </table:table-cell>
          <table:table-cell office:value-type="float" office:value="6209" calcext:value-type="float">
            <text:p>6209</text:p>
          </table:table-cell>
          <table:table-cell table:formula="of:=[.B313]/[.A313]" office:value-type="float" office:value="1.27571373813254" calcext:value-type="float">
            <text:p>1.2757137381</text:p>
          </table:table-cell>
          <table:table-cell table:formula="of:=[.C313]^2" office:value-type="float" office:value="1.62744554166009" calcext:value-type="float">
            <text:p>1.6274455417</text:p>
          </table:table-cell>
          <table:table-cell table:number-columns-repeated="8"/>
        </table:table-row>
        <table:table-row table:style-name="ro1">
          <table:table-cell office:value-type="float" office:value="5441.07077233" calcext:value-type="float">
            <text:p>5441.07077233</text:p>
          </table:table-cell>
          <table:table-cell office:value-type="float" office:value="7123" calcext:value-type="float">
            <text:p>7123</text:p>
          </table:table-cell>
          <table:table-cell table:formula="of:=[.B314]/[.A314]" office:value-type="float" office:value="1.30911732231517" calcext:value-type="float">
            <text:p>1.3091173223</text:p>
          </table:table-cell>
          <table:table-cell table:formula="of:=[.C314]^2" office:value-type="float" office:value="1.71378816358565" calcext:value-type="float">
            <text:p>1.7137881636</text:p>
          </table:table-cell>
          <table:table-cell table:number-columns-repeated="8"/>
        </table:table-row>
        <table:table-row table:style-name="ro1">
          <table:table-cell office:value-type="float" office:value="6647.84337995" calcext:value-type="float">
            <text:p>6647.84337995</text:p>
          </table:table-cell>
          <table:table-cell office:value-type="float" office:value="14941" calcext:value-type="float">
            <text:p>14941</text:p>
          </table:table-cell>
          <table:table-cell table:formula="of:=[.B315]/[.A315]" office:value-type="float" office:value="2.24749578864362" calcext:value-type="float">
            <text:p>2.2474957886</text:p>
          </table:table-cell>
          <table:table-cell table:formula="of:=[.C315]^2" office:value-type="float" office:value="5.05123731997081" calcext:value-type="float">
            <text:p>5.05123732</text:p>
          </table:table-cell>
          <table:table-cell table:number-columns-repeated="8"/>
        </table:table-row>
        <table:table-row table:style-name="ro1">
          <table:table-cell office:value-type="float" office:value="1479.09417645" calcext:value-type="float">
            <text:p>1479.09417645</text:p>
          </table:table-cell>
          <table:table-cell office:value-type="float" office:value="2192" calcext:value-type="float">
            <text:p>2192</text:p>
          </table:table-cell>
          <table:table-cell table:formula="of:=[.B316]/[.A316]" office:value-type="float" office:value="1.48198812144677" calcext:value-type="float">
            <text:p>1.4819881214</text:p>
          </table:table-cell>
          <table:table-cell table:formula="of:=[.C316]^2" office:value-type="float" office:value="2.19628879210934" calcext:value-type="float">
            <text:p>2.1962887921</text:p>
          </table:table-cell>
          <table:table-cell table:number-columns-repeated="8"/>
        </table:table-row>
        <table:table-row table:style-name="ro1">
          <table:table-cell office:value-type="float" office:value="1513.15006942" calcext:value-type="float">
            <text:p>1513.15006942</text:p>
          </table:table-cell>
          <table:table-cell office:value-type="float" office:value="1895" calcext:value-type="float">
            <text:p>1895</text:p>
          </table:table-cell>
          <table:table-cell table:formula="of:=[.B317]/[.A317]" office:value-type="float" office:value="1.25235430265444" calcext:value-type="float">
            <text:p>1.2523543027</text:p>
          </table:table-cell>
          <table:table-cell table:formula="of:=[.C317]^2" office:value-type="float" office:value="1.56839129937709" calcext:value-type="float">
            <text:p>1.5683912994</text:p>
          </table:table-cell>
          <table:table-cell table:number-columns-repeated="8"/>
        </table:table-row>
        <table:table-row table:style-name="ro1">
          <table:table-cell office:value-type="float" office:value="3567.01960304" calcext:value-type="float">
            <text:p>3567.01960304</text:p>
          </table:table-cell>
          <table:table-cell office:value-type="float" office:value="4829" calcext:value-type="float">
            <text:p>4829</text:p>
          </table:table-cell>
          <table:table-cell table:formula="of:=[.B318]/[.A318]" office:value-type="float" office:value="1.35379127041648" calcext:value-type="float">
            <text:p>1.3537912704</text:p>
          </table:table-cell>
          <table:table-cell table:formula="of:=[.C318]^2" office:value-type="float" office:value="1.83275080385586" calcext:value-type="float">
            <text:p>1.8327508039</text:p>
          </table:table-cell>
          <table:table-cell table:number-columns-repeated="8"/>
        </table:table-row>
        <table:table-row table:style-name="ro1">
          <table:table-cell office:value-type="float" office:value="7791.10693385" calcext:value-type="float">
            <text:p>7791.10693385</text:p>
          </table:table-cell>
          <table:table-cell office:value-type="float" office:value="9776" calcext:value-type="float">
            <text:p>9776</text:p>
          </table:table-cell>
          <table:table-cell table:formula="of:=[.B319]/[.A319]" office:value-type="float" office:value="1.2547639357286" calcext:value-type="float">
            <text:p>1.2547639357</text:p>
          </table:table-cell>
          <table:table-cell table:formula="of:=[.C319]^2" office:value-type="float" office:value="1.57443253440512" calcext:value-type="float">
            <text:p>1.5744325344</text:p>
          </table:table-cell>
          <table:table-cell table:number-columns-repeated="8"/>
        </table:table-row>
        <table:table-row table:style-name="ro1">
          <table:table-cell office:value-type="float" office:value="5140.51850764" calcext:value-type="float">
            <text:p>5140.51850764</text:p>
          </table:table-cell>
          <table:table-cell office:value-type="float" office:value="7793" calcext:value-type="float">
            <text:p>7793</text:p>
          </table:table-cell>
          <table:table-cell table:formula="of:=[.B320]/[.A320]" office:value-type="float" office:value="1.51599493094282" calcext:value-type="float">
            <text:p>1.5159949309</text:p>
          </table:table-cell>
          <table:table-cell table:formula="of:=[.C320]^2" office:value-type="float" office:value="2.29824063064433" calcext:value-type="float">
            <text:p>2.2982406306</text:p>
          </table:table-cell>
          <table:table-cell table:number-columns-repeated="8"/>
        </table:table-row>
        <table:table-row table:style-name="ro1">
          <table:table-cell office:value-type="float" office:value="2261.62835105" calcext:value-type="float">
            <text:p>2261.62835105</text:p>
          </table:table-cell>
          <table:table-cell office:value-type="float" office:value="3308" calcext:value-type="float">
            <text:p>3308</text:p>
          </table:table-cell>
          <table:table-cell table:formula="of:=[.B321]/[.A321]" office:value-type="float" office:value="1.46266295187899" calcext:value-type="float">
            <text:p>1.4626629519</text:p>
          </table:table-cell>
          <table:table-cell table:formula="of:=[.C321]^2" office:value-type="float" office:value="2.13938291079935" calcext:value-type="float">
            <text:p>2.1393829108</text:p>
          </table:table-cell>
          <table:table-cell table:number-columns-repeated="8"/>
        </table:table-row>
        <table:table-row table:style-name="ro1">
          <table:table-cell office:value-type="float" office:value="2729.01142476" calcext:value-type="float">
            <text:p>2729.01142476</text:p>
          </table:table-cell>
          <table:table-cell office:value-type="float" office:value="4183" calcext:value-type="float">
            <text:p>4183</text:p>
          </table:table-cell>
          <table:table-cell table:formula="of:=[.B322]/[.A322]" office:value-type="float" office:value="1.53278947902091" calcext:value-type="float">
            <text:p>1.532789479</text:p>
          </table:table-cell>
          <table:table-cell table:formula="of:=[.C322]^2" office:value-type="float" office:value="2.3494435869972" calcext:value-type="float">
            <text:p>2.349443587</text:p>
          </table:table-cell>
          <table:table-cell table:number-columns-repeated="8"/>
        </table:table-row>
        <table:table-row table:style-name="ro1">
          <table:table-cell office:value-type="float" office:value="2247.06189467" calcext:value-type="float">
            <text:p>2247.06189467</text:p>
          </table:table-cell>
          <table:table-cell office:value-type="float" office:value="2544" calcext:value-type="float">
            <text:p>2544</text:p>
          </table:table-cell>
          <table:table-cell table:formula="of:=[.B323]/[.A323]" office:value-type="float" office:value="1.13214504951303" calcext:value-type="float">
            <text:p>1.1321450495</text:p>
          </table:table-cell>
          <table:table-cell table:formula="of:=[.C323]^2" office:value-type="float" office:value="1.28175241313685" calcext:value-type="float">
            <text:p>1.2817524131</text:p>
          </table:table-cell>
          <table:table-cell table:number-columns-repeated="8"/>
        </table:table-row>
        <table:table-row table:style-name="ro1">
          <table:table-cell office:value-type="float" office:value="6612.13332055" calcext:value-type="float">
            <text:p>6612.13332055</text:p>
          </table:table-cell>
          <table:table-cell office:value-type="float" office:value="8232" calcext:value-type="float">
            <text:p>8232</text:p>
          </table:table-cell>
          <table:table-cell table:formula="of:=[.B324]/[.A324]" office:value-type="float" office:value="1.24498397127226" calcext:value-type="float">
            <text:p>1.2449839713</text:p>
          </table:table-cell>
          <table:table-cell table:formula="of:=[.C324]^2" office:value-type="float" office:value="1.54998508872486" calcext:value-type="float">
            <text:p>1.5499850887</text:p>
          </table:table-cell>
          <table:table-cell table:number-columns-repeated="8"/>
        </table:table-row>
        <table:table-row table:style-name="ro1">
          <table:table-cell office:value-type="float" office:value="6234.98526536" calcext:value-type="float">
            <text:p>6234.98526536</text:p>
          </table:table-cell>
          <table:table-cell office:value-type="float" office:value="12642" calcext:value-type="float">
            <text:p>12642</text:p>
          </table:table-cell>
          <table:table-cell table:formula="of:=[.B325]/[.A325]" office:value-type="float" office:value="2.02759099852822" calcext:value-type="float">
            <text:p>2.0275909985</text:p>
          </table:table-cell>
          <table:table-cell table:formula="of:=[.C325]^2" office:value-type="float" office:value="4.11112525731265" calcext:value-type="float">
            <text:p>4.1111252573</text:p>
          </table:table-cell>
          <table:table-cell table:number-columns-repeated="8"/>
        </table:table-row>
        <table:table-row table:style-name="ro1">
          <table:table-cell office:value-type="float" office:value="6081.5713942" calcext:value-type="float">
            <text:p>6081.5713942</text:p>
          </table:table-cell>
          <table:table-cell office:value-type="float" office:value="8419" calcext:value-type="float">
            <text:p>8419</text:p>
          </table:table-cell>
          <table:table-cell table:formula="of:=[.B326]/[.A326]" office:value-type="float" office:value="1.38434615895971" calcext:value-type="float">
            <text:p>1.384346159</text:p>
          </table:table-cell>
          <table:table-cell table:formula="of:=[.C326]^2" office:value-type="float" office:value="1.91641428782649" calcext:value-type="float">
            <text:p>1.9164142878</text:p>
          </table:table-cell>
          <table:table-cell table:number-columns-repeated="8"/>
        </table:table-row>
        <table:table-row table:style-name="ro1">
          <table:table-cell office:value-type="float" office:value="1793.96001706" calcext:value-type="float">
            <text:p>1793.96001706</text:p>
          </table:table-cell>
          <table:table-cell office:value-type="float" office:value="2377" calcext:value-type="float">
            <text:p>2377</text:p>
          </table:table-cell>
          <table:table-cell table:formula="of:=[.B327]/[.A327]" office:value-type="float" office:value="1.32500165967774" calcext:value-type="float">
            <text:p>1.3250016597</text:p>
          </table:table-cell>
          <table:table-cell table:formula="of:=[.C327]^2" office:value-type="float" office:value="1.75562939814876" calcext:value-type="float">
            <text:p>1.7556293981</text:p>
          </table:table-cell>
          <table:table-cell table:number-columns-repeated="8"/>
        </table:table-row>
        <table:table-row table:style-name="ro1">
          <table:table-cell office:value-type="float" office:value="8107.01295616" calcext:value-type="float">
            <text:p>8107.01295616</text:p>
          </table:table-cell>
          <table:table-cell office:value-type="float" office:value="10040" calcext:value-type="float">
            <text:p>10040</text:p>
          </table:table-cell>
          <table:table-cell table:formula="of:=[.B328]/[.A328]" office:value-type="float" office:value="1.2384339403789" calcext:value-type="float">
            <text:p>1.2384339404</text:p>
          </table:table-cell>
          <table:table-cell table:formula="of:=[.C328]^2" office:value-type="float" office:value="1.5337186246824" calcext:value-type="float">
            <text:p>1.5337186247</text:p>
          </table:table-cell>
          <table:table-cell table:number-columns-repeated="8"/>
        </table:table-row>
        <table:table-row table:style-name="ro1">
          <table:table-cell office:value-type="float" office:value="5255.50447701" calcext:value-type="float">
            <text:p>5255.50447701</text:p>
          </table:table-cell>
          <table:table-cell office:value-type="float" office:value="6628" calcext:value-type="float">
            <text:p>6628</text:p>
          </table:table-cell>
          <table:table-cell table:formula="of:=[.B329]/[.A329]" office:value-type="float" office:value="1.26115390615571" calcext:value-type="float">
            <text:p>1.2611539062</text:p>
          </table:table-cell>
          <table:table-cell table:formula="of:=[.C329]^2" office:value-type="float" office:value="1.59050917501181" calcext:value-type="float">
            <text:p>1.590509175</text:p>
          </table:table-cell>
          <table:table-cell table:number-columns-repeated="8"/>
        </table:table-row>
        <table:table-row table:style-name="ro1">
          <table:table-cell office:value-type="float" office:value="5579.65013985" calcext:value-type="float">
            <text:p>5579.65013985</text:p>
          </table:table-cell>
          <table:table-cell office:value-type="float" office:value="12418" calcext:value-type="float">
            <text:p>12418</text:p>
          </table:table-cell>
          <table:table-cell table:formula="of:=[.B330]/[.A330]" office:value-type="float" office:value="2.22558757068124" calcext:value-type="float">
            <text:p>2.2255875707</text:p>
          </table:table-cell>
          <table:table-cell table:formula="of:=[.C330]^2" office:value-type="float" office:value="4.95324003477082" calcext:value-type="float">
            <text:p>4.9532400348</text:p>
          </table:table-cell>
          <table:table-cell table:number-columns-repeated="8"/>
        </table:table-row>
        <table:table-row table:style-name="ro1">
          <table:table-cell office:value-type="float" office:value="9639.40017488" calcext:value-type="float">
            <text:p>9639.40017488</text:p>
          </table:table-cell>
          <table:table-cell office:value-type="float" office:value="12411" calcext:value-type="float">
            <text:p>12411</text:p>
          </table:table-cell>
          <table:table-cell table:formula="of:=[.B331]/[.A331]" office:value-type="float" office:value="1.28752824603576" calcext:value-type="float">
            <text:p>1.287528246</text:p>
          </table:table-cell>
          <table:table-cell table:formula="of:=[.C331]^2" office:value-type="float" office:value="1.65772898433991" calcext:value-type="float">
            <text:p>1.6577289843</text:p>
          </table:table-cell>
          <table:table-cell table:number-columns-repeated="8"/>
        </table:table-row>
        <table:table-row table:style-name="ro1">
          <table:table-cell office:value-type="float" office:value="9161.24672289" calcext:value-type="float">
            <text:p>9161.24672289</text:p>
          </table:table-cell>
          <table:table-cell office:value-type="float" office:value="14274" calcext:value-type="float">
            <text:p>14274</text:p>
          </table:table-cell>
          <table:table-cell table:formula="of:=[.B332]/[.A332]" office:value-type="float" office:value="1.55808487990346" calcext:value-type="float">
            <text:p>1.5580848799</text:p>
          </table:table-cell>
          <table:table-cell table:formula="of:=[.C332]^2" office:value-type="float" office:value="2.42762849298377" calcext:value-type="float">
            <text:p>2.427628493</text:p>
          </table:table-cell>
          <table:table-cell table:number-columns-repeated="8"/>
        </table:table-row>
        <table:table-row table:style-name="ro1">
          <table:table-cell office:value-type="float" office:value="9703.20818888" calcext:value-type="float">
            <text:p>9703.20818888</text:p>
          </table:table-cell>
          <table:table-cell office:value-type="float" office:value="19069" calcext:value-type="float">
            <text:p>19069</text:p>
          </table:table-cell>
          <table:table-cell table:formula="of:=[.B333]/[.A333]" office:value-type="float" office:value="1.96522630750655" calcext:value-type="float">
            <text:p>1.9652263075</text:p>
          </table:table-cell>
          <table:table-cell table:formula="of:=[.C333]^2" office:value-type="float" office:value="3.86211443971584" calcext:value-type="float">
            <text:p>3.8621144397</text:p>
          </table:table-cell>
          <table:table-cell table:number-columns-repeated="8"/>
        </table:table-row>
        <table:table-row table:style-name="ro1">
          <table:table-cell office:value-type="float" office:value="8759.38510832" calcext:value-type="float">
            <text:p>8759.38510832</text:p>
          </table:table-cell>
          <table:table-cell office:value-type="float" office:value="10043" calcext:value-type="float">
            <text:p>10043</text:p>
          </table:table-cell>
          <table:table-cell table:formula="of:=[.B334]/[.A334]" office:value-type="float" office:value="1.1465416665447" calcext:value-type="float">
            <text:p>1.1465416665</text:p>
          </table:table-cell>
          <table:table-cell table:formula="of:=[.C334]^2" office:value-type="float" office:value="1.31455779312309" calcext:value-type="float">
            <text:p>1.3145577931</text:p>
          </table:table-cell>
          <table:table-cell table:number-columns-repeated="8"/>
        </table:table-row>
        <table:table-row table:style-name="ro1">
          <table:table-cell office:value-type="float" office:value="5357.82952729" calcext:value-type="float">
            <text:p>5357.82952729</text:p>
          </table:table-cell>
          <table:table-cell office:value-type="float" office:value="7928" calcext:value-type="float">
            <text:p>7928</text:p>
          </table:table-cell>
          <table:table-cell table:formula="of:=[.B335]/[.A335]" office:value-type="float" office:value="1.47970366724415" calcext:value-type="float">
            <text:p>1.4797036672</text:p>
          </table:table-cell>
          <table:table-cell table:formula="of:=[.C335]^2" office:value-type="float" office:value="2.18952294285578" calcext:value-type="float">
            <text:p>2.1895229429</text:p>
          </table:table-cell>
          <table:table-cell table:number-columns-repeated="8"/>
        </table:table-row>
        <table:table-row table:style-name="ro1">
          <table:table-cell office:value-type="float" office:value="8166.6580589" calcext:value-type="float">
            <text:p>8166.6580589</text:p>
          </table:table-cell>
          <table:table-cell office:value-type="float" office:value="12015" calcext:value-type="float">
            <text:p>12015</text:p>
          </table:table-cell>
          <table:table-cell table:formula="of:=[.B336]/[.A336]" office:value-type="float" office:value="1.47122604048618" calcext:value-type="float">
            <text:p>1.4712260405</text:p>
          </table:table-cell>
          <table:table-cell table:formula="of:=[.C336]^2" office:value-type="float" office:value="2.16450606220464" calcext:value-type="float">
            <text:p>2.1645060622</text:p>
          </table:table-cell>
          <table:table-cell table:number-columns-repeated="8"/>
        </table:table-row>
        <table:table-row table:style-name="ro1">
          <table:table-cell office:value-type="float" office:value="9130.5337893" calcext:value-type="float">
            <text:p>9130.5337893</text:p>
          </table:table-cell>
          <table:table-cell office:value-type="float" office:value="16868" calcext:value-type="float">
            <text:p>16868</text:p>
          </table:table-cell>
          <table:table-cell table:formula="of:=[.B337]/[.A337]" office:value-type="float" office:value="1.84742758630032" calcext:value-type="float">
            <text:p>1.8474275863</text:p>
          </table:table-cell>
          <table:table-cell table:formula="of:=[.C337]^2" office:value-type="float" office:value="3.41298868662342" calcext:value-type="float">
            <text:p>3.4129886866</text:p>
          </table:table-cell>
          <table:table-cell table:number-columns-repeated="8"/>
        </table:table-row>
        <table:table-row table:style-name="ro1">
          <table:table-cell office:value-type="float" office:value="8310.12786765" calcext:value-type="float">
            <text:p>8310.12786765</text:p>
          </table:table-cell>
          <table:table-cell office:value-type="float" office:value="12691" calcext:value-type="float">
            <text:p>12691</text:p>
          </table:table-cell>
          <table:table-cell table:formula="of:=[.B338]/[.A338]" office:value-type="float" office:value="1.5271726503035" calcext:value-type="float">
            <text:p>1.5271726503</text:p>
          </table:table-cell>
          <table:table-cell table:formula="of:=[.C338]^2" office:value-type="float" office:value="2.33225630383501" calcext:value-type="float">
            <text:p>2.3322563038</text:p>
          </table:table-cell>
          <table:table-cell table:number-columns-repeated="8"/>
        </table:table-row>
        <table:table-row table:style-name="ro1">
          <table:table-cell office:value-type="float" office:value="3883.27684218" calcext:value-type="float">
            <text:p>3883.27684218</text:p>
          </table:table-cell>
          <table:table-cell office:value-type="float" office:value="4576" calcext:value-type="float">
            <text:p>4576</text:p>
          </table:table-cell>
          <table:table-cell table:formula="of:=[.B339]/[.A339]" office:value-type="float" office:value="1.17838624078914" calcext:value-type="float">
            <text:p>1.1783862408</text:p>
          </table:table-cell>
          <table:table-cell table:formula="of:=[.C339]^2" office:value-type="float" office:value="1.38859413248115" calcext:value-type="float">
            <text:p>1.3885941325</text:p>
          </table:table-cell>
          <table:table-cell table:number-columns-repeated="8"/>
        </table:table-row>
        <table:table-row table:style-name="ro1">
          <table:table-cell office:value-type="float" office:value="5021.92687874" calcext:value-type="float">
            <text:p>5021.92687874</text:p>
          </table:table-cell>
          <table:table-cell office:value-type="float" office:value="6350" calcext:value-type="float">
            <text:p>6350</text:p>
          </table:table-cell>
          <table:table-cell table:formula="of:=[.B340]/[.A340]" office:value-type="float" office:value="1.26445489019012" calcext:value-type="float">
            <text:p>1.2644548902</text:p>
          </table:table-cell>
          <table:table-cell table:formula="of:=[.C340]^2" office:value-type="float" office:value="1.59884616932571" calcext:value-type="float">
            <text:p>1.5988461693</text:p>
          </table:table-cell>
          <table:table-cell table:number-columns-repeated="8"/>
        </table:table-row>
        <table:table-row table:style-name="ro1">
          <table:table-cell office:value-type="float" office:value="2637.98410464" calcext:value-type="float">
            <text:p>2637.98410464</text:p>
          </table:table-cell>
          <table:table-cell office:value-type="float" office:value="3773" calcext:value-type="float">
            <text:p>3773</text:p>
          </table:table-cell>
          <table:table-cell table:formula="of:=[.B341]/[.A341]" office:value-type="float" office:value="1.43025880761131" calcext:value-type="float">
            <text:p>1.4302588076</text:p>
          </table:table-cell>
          <table:table-cell table:formula="of:=[.C341]^2" office:value-type="float" office:value="2.04564025674973" calcext:value-type="float">
            <text:p>2.0456402567</text:p>
          </table:table-cell>
          <table:table-cell table:number-columns-repeated="8"/>
        </table:table-row>
        <table:table-row table:style-name="ro1">
          <table:table-cell office:value-type="float" office:value="2786.13099483" calcext:value-type="float">
            <text:p>2786.13099483</text:p>
          </table:table-cell>
          <table:table-cell office:value-type="float" office:value="4283" calcext:value-type="float">
            <text:p>4283</text:p>
          </table:table-cell>
          <table:table-cell table:formula="of:=[.B342]/[.A342]" office:value-type="float" office:value="1.53725722442614" calcext:value-type="float">
            <text:p>1.5372572244</text:p>
          </table:table-cell>
          <table:table-cell table:formula="of:=[.C342]^2" office:value-type="float" office:value="2.36315977405035" calcext:value-type="float">
            <text:p>2.3631597741</text:p>
          </table:table-cell>
          <table:table-cell table:number-columns-repeated="8"/>
        </table:table-row>
        <table:table-row table:style-name="ro1">
          <table:table-cell office:value-type="float" office:value="5463.34142052" calcext:value-type="float">
            <text:p>5463.34142052</text:p>
          </table:table-cell>
          <table:table-cell office:value-type="float" office:value="7842" calcext:value-type="float">
            <text:p>7842</text:p>
          </table:table-cell>
          <table:table-cell table:formula="of:=[.B343]/[.A343]" office:value-type="float" office:value="1.4353853066085" calcext:value-type="float">
            <text:p>1.4353853066</text:p>
          </table:table-cell>
          <table:table-cell table:formula="of:=[.C343]^2" office:value-type="float" office:value="2.06033097842757" calcext:value-type="float">
            <text:p>2.0603309784</text:p>
          </table:table-cell>
          <table:table-cell table:number-columns-repeated="8"/>
        </table:table-row>
        <table:table-row table:style-name="ro1">
          <table:table-cell office:value-type="float" office:value="8051.03415083" calcext:value-type="float">
            <text:p>8051.03415083</text:p>
          </table:table-cell>
          <table:table-cell office:value-type="float" office:value="9707" calcext:value-type="float">
            <text:p>9707</text:p>
          </table:table-cell>
          <table:table-cell table:formula="of:=[.B344]/[.A344]" office:value-type="float" office:value="1.20568362003523" calcext:value-type="float">
            <text:p>1.20568362</text:p>
          </table:table-cell>
          <table:table-cell table:formula="of:=[.C344]^2" office:value-type="float" office:value="1.45367299162126" calcext:value-type="float">
            <text:p>1.4536729916</text:p>
          </table:table-cell>
          <table:table-cell table:number-columns-repeated="8"/>
        </table:table-row>
        <table:table-row table:style-name="ro1">
          <table:table-cell office:value-type="float" office:value="9244.61437544" calcext:value-type="float">
            <text:p>9244.61437544</text:p>
          </table:table-cell>
          <table:table-cell office:value-type="float" office:value="18934" calcext:value-type="float">
            <text:p>18934</text:p>
          </table:table-cell>
          <table:table-cell table:formula="of:=[.B345]/[.A345]" office:value-type="float" office:value="2.04811139016265" calcext:value-type="float">
            <text:p>2.0481113902</text:p>
          </table:table-cell>
          <table:table-cell table:formula="of:=[.C345]^2" office:value-type="float" office:value="4.19476026651397" calcext:value-type="float">
            <text:p>4.1947602665</text:p>
          </table:table-cell>
          <table:table-cell table:number-columns-repeated="8"/>
        </table:table-row>
        <table:table-row table:style-name="ro1">
          <table:table-cell office:value-type="float" office:value="1937.22787255" calcext:value-type="float">
            <text:p>1937.22787255</text:p>
          </table:table-cell>
          <table:table-cell office:value-type="float" office:value="3044" calcext:value-type="float">
            <text:p>3044</text:p>
          </table:table-cell>
          <table:table-cell table:formula="of:=[.B346]/[.A346]" office:value-type="float" office:value="1.57131747025358" calcext:value-type="float">
            <text:p>1.5713174703</text:p>
          </table:table-cell>
          <table:table-cell table:formula="of:=[.C346]^2" office:value-type="float" office:value="2.46903859232413" calcext:value-type="float">
            <text:p>2.4690385923</text:p>
          </table:table-cell>
          <table:table-cell table:number-columns-repeated="8"/>
        </table:table-row>
        <table:table-row table:style-name="ro1">
          <table:table-cell office:value-type="float" office:value="3313.00961532" calcext:value-type="float">
            <text:p>3313.00961532</text:p>
          </table:table-cell>
          <table:table-cell office:value-type="float" office:value="4041" calcext:value-type="float">
            <text:p>4041</text:p>
          </table:table-cell>
          <table:table-cell table:formula="of:=[.B347]/[.A347]" office:value-type="float" office:value="1.21973687649853" calcext:value-type="float">
            <text:p>1.2197368765</text:p>
          </table:table-cell>
          <table:table-cell table:formula="of:=[.C347]^2" office:value-type="float" office:value="1.48775804789038" calcext:value-type="float">
            <text:p>1.4877580479</text:p>
          </table:table-cell>
          <table:table-cell table:number-columns-repeated="8"/>
        </table:table-row>
        <table:table-row table:style-name="ro1">
          <table:table-cell office:value-type="float" office:value="4249.65827262" calcext:value-type="float">
            <text:p>4249.65827262</text:p>
          </table:table-cell>
          <table:table-cell office:value-type="float" office:value="4939" calcext:value-type="float">
            <text:p>4939</text:p>
          </table:table-cell>
          <table:table-cell table:formula="of:=[.B348]/[.A348]" office:value-type="float" office:value="1.16221109631834" calcext:value-type="float">
            <text:p>1.1622110963</text:p>
          </table:table-cell>
          <table:table-cell table:formula="of:=[.C348]^2" office:value-type="float" office:value="1.35073463240548" calcext:value-type="float">
            <text:p>1.3507346324</text:p>
          </table:table-cell>
          <table:table-cell table:number-columns-repeated="8"/>
        </table:table-row>
        <table:table-row table:style-name="ro1">
          <table:table-cell office:value-type="float" office:value="5494.60448439" calcext:value-type="float">
            <text:p>5494.60448439</text:p>
          </table:table-cell>
          <table:table-cell office:value-type="float" office:value="6345" calcext:value-type="float">
            <text:p>6345</text:p>
          </table:table-cell>
          <table:table-cell table:formula="of:=[.B349]/[.A349]" office:value-type="float" office:value="1.15476919549459" calcext:value-type="float">
            <text:p>1.1547691955</text:p>
          </table:table-cell>
          <table:table-cell table:formula="of:=[.C349]^2" office:value-type="float" office:value="1.33349189486322" calcext:value-type="float">
            <text:p>1.3334918949</text:p>
          </table:table-cell>
          <table:table-cell table:number-columns-repeated="8"/>
        </table:table-row>
        <table:table-row table:style-name="ro1">
          <table:table-cell office:value-type="float" office:value="1370.36028227" calcext:value-type="float">
            <text:p>1370.36028227</text:p>
          </table:table-cell>
          <table:table-cell office:value-type="float" office:value="2142" calcext:value-type="float">
            <text:p>2142</text:p>
          </table:table-cell>
          <table:table-cell table:formula="of:=[.B350]/[.A350]" office:value-type="float" office:value="1.56309258792278" calcext:value-type="float">
            <text:p>1.5630925879</text:p>
          </table:table-cell>
          <table:table-cell table:formula="of:=[.C350]^2" office:value-type="float" office:value="2.44325843841912" calcext:value-type="float">
            <text:p>2.4432584384</text:p>
          </table:table-cell>
          <table:table-cell table:number-columns-repeated="8"/>
        </table:table-row>
        <table:table-row table:style-name="ro1">
          <table:table-cell office:value-type="float" office:value="5334.83576561" calcext:value-type="float">
            <text:p>5334.83576561</text:p>
          </table:table-cell>
          <table:table-cell office:value-type="float" office:value="8166" calcext:value-type="float">
            <text:p>8166</text:p>
          </table:table-cell>
          <table:table-cell table:formula="of:=[.B351]/[.A351]" office:value-type="float" office:value="1.53069379429458" calcext:value-type="float">
            <text:p>1.5306937943</text:p>
          </table:table-cell>
          <table:table-cell table:formula="of:=[.C351]^2" office:value-type="float" office:value="2.34302349189194" calcext:value-type="float">
            <text:p>2.3430234919</text:p>
          </table:table-cell>
          <table:table-cell table:number-columns-repeated="8"/>
        </table:table-row>
        <table:table-row table:style-name="ro1">
          <table:table-cell office:value-type="float" office:value="9566.98433425" calcext:value-type="float">
            <text:p>9566.98433425</text:p>
          </table:table-cell>
          <table:table-cell office:value-type="float" office:value="18039" calcext:value-type="float">
            <text:p>18039</text:p>
          </table:table-cell>
          <table:table-cell table:formula="of:=[.B352]/[.A352]" office:value-type="float" office:value="1.88554714523991" calcext:value-type="float">
            <text:p>1.8855471452</text:p>
          </table:table-cell>
          <table:table-cell table:formula="of:=[.C352]^2" office:value-type="float" office:value="3.55528803692236" calcext:value-type="float">
            <text:p>3.5552880369</text:p>
          </table:table-cell>
          <table:table-cell table:number-columns-repeated="8"/>
        </table:table-row>
        <table:table-row table:style-name="ro1">
          <table:table-cell office:value-type="float" office:value="4854.08347218" calcext:value-type="float">
            <text:p>4854.08347218</text:p>
          </table:table-cell>
          <table:table-cell office:value-type="float" office:value="6042" calcext:value-type="float">
            <text:p>6042</text:p>
          </table:table-cell>
          <table:table-cell table:formula="of:=[.B353]/[.A353]" office:value-type="float" office:value="1.2447251957302" calcext:value-type="float">
            <text:p>1.2447251957</text:p>
          </table:table-cell>
          <table:table-cell table:formula="of:=[.C353]^2" office:value-type="float" office:value="1.5493408128856" calcext:value-type="float">
            <text:p>1.5493408129</text:p>
          </table:table-cell>
          <table:table-cell table:number-columns-repeated="8"/>
        </table:table-row>
        <table:table-row table:style-name="ro1">
          <table:table-cell office:value-type="float" office:value="9420.13951099" calcext:value-type="float">
            <text:p>9420.13951099</text:p>
          </table:table-cell>
          <table:table-cell office:value-type="float" office:value="12026" calcext:value-type="float">
            <text:p>12026</text:p>
          </table:table-cell>
          <table:table-cell table:formula="of:=[.B354]/[.A354]" office:value-type="float" office:value="1.27662652829821" calcext:value-type="float">
            <text:p>1.2766265283</text:p>
          </table:table-cell>
          <table:table-cell table:formula="of:=[.C354]^2" office:value-type="float" office:value="1.62977529275475" calcext:value-type="float">
            <text:p>1.6297752928</text:p>
          </table:table-cell>
          <table:table-cell table:number-columns-repeated="8"/>
        </table:table-row>
        <table:table-row table:style-name="ro1">
          <table:table-cell office:value-type="float" office:value="666.41255756" calcext:value-type="float">
            <text:p>666.41255756</text:p>
          </table:table-cell>
          <table:table-cell office:value-type="float" office:value="1117" calcext:value-type="float">
            <text:p>1117</text:p>
          </table:table-cell>
          <table:table-cell table:formula="of:=[.B355]/[.A355]" office:value-type="float" office:value="1.6761388832314" calcext:value-type="float">
            <text:p>1.6761388832</text:p>
          </table:table-cell>
          <table:table-cell table:formula="of:=[.C355]^2" office:value-type="float" office:value="2.80944155588021" calcext:value-type="float">
            <text:p>2.8094415559</text:p>
          </table:table-cell>
          <table:table-cell table:number-columns-repeated="8"/>
        </table:table-row>
        <table:table-row table:style-name="ro1">
          <table:table-cell office:value-type="float" office:value="6933.7914579" calcext:value-type="float">
            <text:p>6933.7914579</text:p>
          </table:table-cell>
          <table:table-cell office:value-type="float" office:value="11681" calcext:value-type="float">
            <text:p>11681</text:p>
          </table:table-cell>
          <table:table-cell table:formula="of:=[.B356]/[.A356]" office:value-type="float" office:value="1.68464830113852" calcext:value-type="float">
            <text:p>1.6846483011</text:p>
          </table:table-cell>
          <table:table-cell table:formula="of:=[.C356]^2" office:value-type="float" office:value="2.83803989852889" calcext:value-type="float">
            <text:p>2.8380398985</text:p>
          </table:table-cell>
          <table:table-cell table:number-columns-repeated="8"/>
        </table:table-row>
        <table:table-row table:style-name="ro1">
          <table:table-cell office:value-type="float" office:value="9395.05515176" calcext:value-type="float">
            <text:p>9395.05515176</text:p>
          </table:table-cell>
          <table:table-cell office:value-type="float" office:value="13565" calcext:value-type="float">
            <text:p>13565</text:p>
          </table:table-cell>
          <table:table-cell table:formula="of:=[.B357]/[.A357]" office:value-type="float" office:value="1.4438446375122" calcext:value-type="float">
            <text:p>1.4438446375</text:p>
          </table:table-cell>
          <table:table-cell table:formula="of:=[.C357]^2" office:value-type="float" office:value="2.08468733727272" calcext:value-type="float">
            <text:p>2.0846873373</text:p>
          </table:table-cell>
          <table:table-cell table:number-columns-repeated="8"/>
        </table:table-row>
        <table:table-row table:style-name="ro1">
          <table:table-cell office:value-type="float" office:value="4437.19868245" calcext:value-type="float">
            <text:p>4437.19868245</text:p>
          </table:table-cell>
          <table:table-cell office:value-type="float" office:value="6210" calcext:value-type="float">
            <text:p>6210</text:p>
          </table:table-cell>
          <table:table-cell table:formula="of:=[.B358]/[.A358]" office:value-type="float" office:value="1.39953165148132" calcext:value-type="float">
            <text:p>1.3995316515</text:p>
          </table:table-cell>
          <table:table-cell table:formula="of:=[.C358]^2" office:value-type="float" office:value="1.95868884349804" calcext:value-type="float">
            <text:p>1.9586888435</text:p>
          </table:table-cell>
          <table:table-cell table:number-columns-repeated="8"/>
        </table:table-row>
        <table:table-row table:style-name="ro1">
          <table:table-cell office:value-type="float" office:value="10229.967135" calcext:value-type="float">
            <text:p>10229.967135</text:p>
          </table:table-cell>
          <table:table-cell office:value-type="float" office:value="11948" calcext:value-type="float">
            <text:p>11948</text:p>
          </table:table-cell>
          <table:table-cell table:formula="of:=[.B359]/[.A359]" office:value-type="float" office:value="1.1679411910447" calcext:value-type="float">
            <text:p>1.167941191</text:p>
          </table:table-cell>
          <table:table-cell table:formula="of:=[.C359]^2" office:value-type="float" office:value="1.3640866257389" calcext:value-type="float">
            <text:p>1.3640866257</text:p>
          </table:table-cell>
          <table:table-cell table:number-columns-repeated="8"/>
        </table:table-row>
        <table:table-row table:style-name="ro1">
          <table:table-cell office:value-type="float" office:value="6920.3338224" calcext:value-type="float">
            <text:p>6920.3338224</text:p>
          </table:table-cell>
          <table:table-cell office:value-type="float" office:value="9236" calcext:value-type="float">
            <text:p>9236</text:p>
          </table:table-cell>
          <table:table-cell table:formula="of:=[.B360]/[.A360]" office:value-type="float" office:value="1.33461769865849" calcext:value-type="float">
            <text:p>1.3346176987</text:p>
          </table:table-cell>
          <table:table-cell table:formula="of:=[.C360]^2" office:value-type="float" office:value="1.78120440157248" calcext:value-type="float">
            <text:p>1.7812044016</text:p>
          </table:table-cell>
          <table:table-cell table:number-columns-repeated="8"/>
        </table:table-row>
        <table:table-row table:style-name="ro1">
          <table:table-cell office:value-type="float" office:value="3536.83223483" calcext:value-type="float">
            <text:p>3536.83223483</text:p>
          </table:table-cell>
          <table:table-cell office:value-type="float" office:value="5107" calcext:value-type="float">
            <text:p>5107</text:p>
          </table:table-cell>
          <table:table-cell table:formula="of:=[.B361]/[.A361]" office:value-type="float" office:value="1.44394748207374" calcext:value-type="float">
            <text:p>1.4439474821</text:p>
          </table:table-cell>
          <table:table-cell table:formula="of:=[.C361]^2" office:value-type="float" office:value="2.08498433098708" calcext:value-type="float">
            <text:p>2.084984331</text:p>
          </table:table-cell>
          <table:table-cell table:number-columns-repeated="8"/>
        </table:table-row>
        <table:table-row table:style-name="ro1">
          <table:table-cell office:value-type="float" office:value="5082.82140771" calcext:value-type="float">
            <text:p>5082.82140771</text:p>
          </table:table-cell>
          <table:table-cell office:value-type="float" office:value="6528" calcext:value-type="float">
            <text:p>6528</text:p>
          </table:table-cell>
          <table:table-cell table:formula="of:=[.B362]/[.A362]" office:value-type="float" office:value="1.28432606152517" calcext:value-type="float">
            <text:p>1.2843260615</text:p>
          </table:table-cell>
          <table:table-cell table:formula="of:=[.C362]^2" office:value-type="float" office:value="1.64949343231275" calcext:value-type="float">
            <text:p>1.6494934323</text:p>
          </table:table-cell>
          <table:table-cell table:number-columns-repeated="8"/>
        </table:table-row>
        <table:table-row table:style-name="ro1">
          <table:table-cell office:value-type="float" office:value="693.298748166" calcext:value-type="float">
            <text:p>693.298748166</text:p>
          </table:table-cell>
          <table:table-cell office:value-type="float" office:value="923" calcext:value-type="float">
            <text:p>923</text:p>
          </table:table-cell>
          <table:table-cell table:formula="of:=[.B363]/[.A363]" office:value-type="float" office:value="1.33131640932806" calcext:value-type="float">
            <text:p>1.3313164093</text:p>
          </table:table-cell>
          <table:table-cell table:formula="of:=[.C363]^2" office:value-type="float" office:value="1.77240338174617" calcext:value-type="float">
            <text:p>1.7724033817</text:p>
          </table:table-cell>
          <table:table-cell table:number-columns-repeated="8"/>
        </table:table-row>
        <table:table-row table:style-name="ro1">
          <table:table-cell office:value-type="float" office:value="5150.12006425" calcext:value-type="float">
            <text:p>5150.12006425</text:p>
          </table:table-cell>
          <table:table-cell office:value-type="float" office:value="6143" calcext:value-type="float">
            <text:p>6143</text:p>
          </table:table-cell>
          <table:table-cell table:formula="of:=[.B364]/[.A364]" office:value-type="float" office:value="1.19278772598763" calcext:value-type="float">
            <text:p>1.192787726</text:p>
          </table:table-cell>
          <table:table-cell table:formula="of:=[.C364]^2" office:value-type="float" office:value="1.42274255926673" calcext:value-type="float">
            <text:p>1.4227425593</text:p>
          </table:table-cell>
          <table:table-cell table:number-columns-repeated="8"/>
        </table:table-row>
        <table:table-row table:style-name="ro1">
          <table:table-cell office:value-type="float" office:value="7463.82523867" calcext:value-type="float">
            <text:p>7463.82523867</text:p>
          </table:table-cell>
          <table:table-cell office:value-type="float" office:value="10266" calcext:value-type="float">
            <text:p>10266</text:p>
          </table:table-cell>
          <table:table-cell table:formula="of:=[.B365]/[.A365]" office:value-type="float" office:value="1.3754341335341" calcext:value-type="float">
            <text:p>1.3754341335</text:p>
          </table:table-cell>
          <table:table-cell table:formula="of:=[.C365]^2" office:value-type="float" office:value="1.89181905569069" calcext:value-type="float">
            <text:p>1.8918190557</text:p>
          </table:table-cell>
          <table:table-cell table:number-columns-repeated="8"/>
        </table:table-row>
        <table:table-row table:style-name="ro1">
          <table:table-cell office:value-type="float" office:value="1106.66522132" calcext:value-type="float">
            <text:p>1106.66522132</text:p>
          </table:table-cell>
          <table:table-cell office:value-type="float" office:value="1848" calcext:value-type="float">
            <text:p>1848</text:p>
          </table:table-cell>
          <table:table-cell table:formula="of:=[.B366]/[.A366]" office:value-type="float" office:value="1.66988169899815" calcext:value-type="float">
            <text:p>1.669881699</text:p>
          </table:table-cell>
          <table:table-cell table:formula="of:=[.C366]^2" office:value-type="float" office:value="2.78850488864893" calcext:value-type="float">
            <text:p>2.7885048886</text:p>
          </table:table-cell>
          <table:table-cell table:number-columns-repeated="8"/>
        </table:table-row>
        <table:table-row table:style-name="ro1">
          <table:table-cell office:value-type="float" office:value="4067.78686626" calcext:value-type="float">
            <text:p>4067.78686626</text:p>
          </table:table-cell>
          <table:table-cell office:value-type="float" office:value="6368" calcext:value-type="float">
            <text:p>6368</text:p>
          </table:table-cell>
          <table:table-cell table:formula="of:=[.B367]/[.A367]" office:value-type="float" office:value="1.56547041655967" calcext:value-type="float">
            <text:p>1.5654704166</text:p>
          </table:table-cell>
          <table:table-cell table:formula="of:=[.C367]^2" office:value-type="float" office:value="2.45069762512351" calcext:value-type="float">
            <text:p>2.4506976251</text:p>
          </table:table-cell>
          <table:table-cell table:number-columns-repeated="8"/>
        </table:table-row>
        <table:table-row table:style-name="ro1">
          <table:table-cell office:value-type="float" office:value="4290.92372381" calcext:value-type="float">
            <text:p>4290.92372381</text:p>
          </table:table-cell>
          <table:table-cell office:value-type="float" office:value="5978" calcext:value-type="float">
            <text:p>5978</text:p>
          </table:table-cell>
          <table:table-cell table:formula="of:=[.B368]/[.A368]" office:value-type="float" office:value="1.39317321508852" calcext:value-type="float">
            <text:p>1.3931732151</text:p>
          </table:table-cell>
          <table:table-cell table:formula="of:=[.C368]^2" office:value-type="float" office:value="1.9409316072401" calcext:value-type="float">
            <text:p>1.9409316072</text:p>
          </table:table-cell>
          <table:table-cell table:number-columns-repeated="8"/>
        </table:table-row>
        <table:table-row table:style-name="ro1">
          <table:table-cell office:value-type="float" office:value="4131.93193454" calcext:value-type="float">
            <text:p>4131.93193454</text:p>
          </table:table-cell>
          <table:table-cell office:value-type="float" office:value="5938" calcext:value-type="float">
            <text:p>5938</text:p>
          </table:table-cell>
          <table:table-cell table:formula="of:=[.B369]/[.A369]" office:value-type="float" office:value="1.43710014929398" calcext:value-type="float">
            <text:p>1.4371001493</text:p>
          </table:table-cell>
          <table:table-cell table:formula="of:=[.C369]^2" office:value-type="float" office:value="2.06525683910078" calcext:value-type="float">
            <text:p>2.0652568391</text:p>
          </table:table-cell>
          <table:table-cell table:number-columns-repeated="8"/>
        </table:table-row>
        <table:table-row table:style-name="ro1">
          <table:table-cell office:value-type="float" office:value="3719.08694846" calcext:value-type="float">
            <text:p>3719.08694846</text:p>
          </table:table-cell>
          <table:table-cell office:value-type="float" office:value="4919" calcext:value-type="float">
            <text:p>4919</text:p>
          </table:table-cell>
          <table:table-cell table:formula="of:=[.B370]/[.A370]" office:value-type="float" office:value="1.32263646109077" calcext:value-type="float">
            <text:p>1.3226364611</text:p>
          </table:table-cell>
          <table:table-cell table:formula="of:=[.C370]^2" office:value-type="float" office:value="1.74936720820671" calcext:value-type="float">
            <text:p>1.7493672082</text:p>
          </table:table-cell>
          <table:table-cell table:number-columns-repeated="8"/>
        </table:table-row>
        <table:table-row table:style-name="ro1">
          <table:table-cell office:value-type="float" office:value="7905.45474478" calcext:value-type="float">
            <text:p>7905.45474478</text:p>
          </table:table-cell>
          <table:table-cell office:value-type="float" office:value="10047" calcext:value-type="float">
            <text:p>10047</text:p>
          </table:table-cell>
          <table:table-cell table:formula="of:=[.B371]/[.A371]" office:value-type="float" office:value="1.27089463216952" calcext:value-type="float">
            <text:p>1.2708946322</text:p>
          </table:table-cell>
          <table:table-cell table:formula="of:=[.C371]^2" office:value-type="float" office:value="1.61517316607731" calcext:value-type="float">
            <text:p>1.6151731661</text:p>
          </table:table-cell>
          <table:table-cell table:number-columns-repeated="8"/>
        </table:table-row>
        <table:table-row table:style-name="ro1">
          <table:table-cell office:value-type="float" office:value="5405.67067639" calcext:value-type="float">
            <text:p>5405.67067639</text:p>
          </table:table-cell>
          <table:table-cell office:value-type="float" office:value="6691" calcext:value-type="float">
            <text:p>6691</text:p>
          </table:table-cell>
          <table:table-cell table:formula="of:=[.B372]/[.A372]" office:value-type="float" office:value="1.23777425606481" calcext:value-type="float">
            <text:p>1.2377742561</text:p>
          </table:table-cell>
          <table:table-cell table:formula="of:=[.C372]^2" office:value-type="float" office:value="1.5320851089768" calcext:value-type="float">
            <text:p>1.532085109</text:p>
          </table:table-cell>
          <table:table-cell table:number-columns-repeated="8"/>
        </table:table-row>
        <table:table-row table:style-name="ro1">
          <table:table-cell office:value-type="float" office:value="5881.05518907" calcext:value-type="float">
            <text:p>5881.05518907</text:p>
          </table:table-cell>
          <table:table-cell office:value-type="float" office:value="12418" calcext:value-type="float">
            <text:p>12418</text:p>
          </table:table-cell>
          <table:table-cell table:formula="of:=[.B373]/[.A373]" office:value-type="float" office:value="2.11152584030821" calcext:value-type="float">
            <text:p>2.1115258403</text:p>
          </table:table-cell>
          <table:table-cell table:formula="of:=[.C373]^2" office:value-type="float" office:value="4.4585413742893" calcext:value-type="float">
            <text:p>4.4585413743</text:p>
          </table:table-cell>
          <table:table-cell table:number-columns-repeated="8"/>
        </table:table-row>
        <table:table-row table:style-name="ro1">
          <table:table-cell office:value-type="float" office:value="1697.45258639" calcext:value-type="float">
            <text:p>1697.45258639</text:p>
          </table:table-cell>
          <table:table-cell office:value-type="float" office:value="2497" calcext:value-type="float">
            <text:p>2497</text:p>
          </table:table-cell>
          <table:table-cell table:formula="of:=[.B374]/[.A374]" office:value-type="float" office:value="1.47102783313106" calcext:value-type="float">
            <text:p>1.4710278331</text:p>
          </table:table-cell>
          <table:table-cell table:formula="of:=[.C374]^2" office:value-type="float" office:value="2.16392288584627" calcext:value-type="float">
            <text:p>2.1639228858</text:p>
          </table:table-cell>
          <table:table-cell table:number-columns-repeated="8"/>
        </table:table-row>
        <table:table-row table:style-name="ro1">
          <table:table-cell office:value-type="float" office:value="4464.64889972" calcext:value-type="float">
            <text:p>4464.64889972</text:p>
          </table:table-cell>
          <table:table-cell office:value-type="float" office:value="8300" calcext:value-type="float">
            <text:p>8300</text:p>
          </table:table-cell>
          <table:table-cell table:formula="of:=[.B375]/[.A375]" office:value-type="float" office:value="1.85904875980741" calcext:value-type="float">
            <text:p>1.8590487598</text:p>
          </table:table-cell>
          <table:table-cell table:formula="of:=[.C375]^2" office:value-type="float" office:value="3.45606229134148" calcext:value-type="float">
            <text:p>3.4560622913</text:p>
          </table:table-cell>
          <table:table-cell table:number-columns-repeated="8"/>
        </table:table-row>
        <table:table-row table:style-name="ro1">
          <table:table-cell office:value-type="float" office:value="3326.48070061" calcext:value-type="float">
            <text:p>3326.48070061</text:p>
          </table:table-cell>
          <table:table-cell office:value-type="float" office:value="3952" calcext:value-type="float">
            <text:p>3952</text:p>
          </table:table-cell>
          <table:table-cell table:formula="of:=[.B376]/[.A376]" office:value-type="float" office:value="1.18804236539695" calcext:value-type="float">
            <text:p>1.1880423654</text:p>
          </table:table-cell>
          <table:table-cell table:formula="of:=[.C376]^2" office:value-type="float" office:value="1.41144466197797" calcext:value-type="float">
            <text:p>1.411444662</text:p>
          </table:table-cell>
          <table:table-cell table:number-columns-repeated="8"/>
        </table:table-row>
        <table:table-row table:style-name="ro1">
          <table:table-cell office:value-type="float" office:value="1728.69893611" calcext:value-type="float">
            <text:p>1728.69893611</text:p>
          </table:table-cell>
          <table:table-cell office:value-type="float" office:value="2177" calcext:value-type="float">
            <text:p>2177</text:p>
          </table:table-cell>
          <table:table-cell table:formula="of:=[.B377]/[.A377]" office:value-type="float" office:value="1.2593285936178" calcext:value-type="float">
            <text:p>1.2593285936</text:p>
          </table:table-cell>
          <table:table-cell table:formula="of:=[.C377]^2" office:value-type="float" office:value="1.5859085067034" calcext:value-type="float">
            <text:p>1.5859085067</text:p>
          </table:table-cell>
          <table:table-cell table:number-columns-repeated="8"/>
        </table:table-row>
        <table:table-row table:style-name="ro1">
          <table:table-cell office:value-type="float" office:value="1739.31927395" calcext:value-type="float">
            <text:p>1739.31927395</text:p>
          </table:table-cell>
          <table:table-cell office:value-type="float" office:value="2375" calcext:value-type="float">
            <text:p>2375</text:p>
          </table:table-cell>
          <table:table-cell table:formula="of:=[.B378]/[.A378]" office:value-type="float" office:value="1.36547673309361" calcext:value-type="float">
            <text:p>1.3654767331</text:p>
          </table:table-cell>
          <table:table-cell table:formula="of:=[.C378]^2" office:value-type="float" office:value="1.86452670862" calcext:value-type="float">
            <text:p>1.8645267086</text:p>
          </table:table-cell>
          <table:table-cell table:number-columns-repeated="8"/>
        </table:table-row>
        <table:table-row table:style-name="ro1">
          <table:table-cell office:value-type="float" office:value="4978.48523213" calcext:value-type="float">
            <text:p>4978.48523213</text:p>
          </table:table-cell>
          <table:table-cell office:value-type="float" office:value="6116" calcext:value-type="float">
            <text:p>6116</text:p>
          </table:table-cell>
          <table:table-cell table:formula="of:=[.B379]/[.A379]" office:value-type="float" office:value="1.22848611873522" calcext:value-type="float">
            <text:p>1.2284861187</text:p>
          </table:table-cell>
          <table:table-cell table:formula="of:=[.C379]^2" office:value-type="float" office:value="1.50917814392513" calcext:value-type="float">
            <text:p>1.5091781439</text:p>
          </table:table-cell>
          <table:table-cell table:number-columns-repeated="8"/>
        </table:table-row>
        <table:table-row table:style-name="ro1">
          <table:table-cell office:value-type="float" office:value="8647.20569123" calcext:value-type="float">
            <text:p>8647.20569123</text:p>
          </table:table-cell>
          <table:table-cell office:value-type="float" office:value="16057" calcext:value-type="float">
            <text:p>16057</text:p>
          </table:table-cell>
          <table:table-cell table:formula="of:=[.B380]/[.A380]" office:value-type="float" office:value="1.85690043389219" calcext:value-type="float">
            <text:p>1.8569004339</text:p>
          </table:table-cell>
          <table:table-cell table:formula="of:=[.C380]^2" office:value-type="float" office:value="3.448079221389" calcext:value-type="float">
            <text:p>3.4480792214</text:p>
          </table:table-cell>
          <table:table-cell table:number-columns-repeated="8"/>
        </table:table-row>
        <table:table-row table:style-name="ro1">
          <table:table-cell office:value-type="float" office:value="3220.7310401" calcext:value-type="float">
            <text:p>3220.7310401</text:p>
          </table:table-cell>
          <table:table-cell office:value-type="float" office:value="4947" calcext:value-type="float">
            <text:p>4947</text:p>
          </table:table-cell>
          <table:table-cell table:formula="of:=[.B381]/[.A381]" office:value-type="float" office:value="1.53598668699961" calcext:value-type="float">
            <text:p>1.535986687</text:p>
          </table:table-cell>
          <table:table-cell table:formula="of:=[.C381]^2" office:value-type="float" office:value="2.35925510264003" calcext:value-type="float">
            <text:p>2.3592551026</text:p>
          </table:table-cell>
          <table:table-cell table:number-columns-repeated="8"/>
        </table:table-row>
        <table:table-row table:style-name="ro1">
          <table:table-cell office:value-type="float" office:value="8796.83874401" calcext:value-type="float">
            <text:p>8796.83874401</text:p>
          </table:table-cell>
          <table:table-cell office:value-type="float" office:value="16989" calcext:value-type="float">
            <text:p>16989</text:p>
          </table:table-cell>
          <table:table-cell table:formula="of:=[.B382]/[.A382]" office:value-type="float" office:value="1.93126195607124" calcext:value-type="float">
            <text:p>1.9312619561</text:p>
          </table:table-cell>
          <table:table-cell table:formula="of:=[.C382]^2" office:value-type="float" office:value="3.7297727429681" calcext:value-type="float">
            <text:p>3.729772743</text:p>
          </table:table-cell>
          <table:table-cell table:number-columns-repeated="8"/>
        </table:table-row>
        <table:table-row table:style-name="ro1">
          <table:table-cell office:value-type="float" office:value="889.767997472" calcext:value-type="float">
            <text:p>889.767997472</text:p>
          </table:table-cell>
          <table:table-cell office:value-type="float" office:value="1308" calcext:value-type="float">
            <text:p>1308</text:p>
          </table:table-cell>
          <table:table-cell table:formula="of:=[.B383]/[.A383]" office:value-type="float" office:value="1.47004612855967" calcext:value-type="float">
            <text:p>1.4700461286</text:p>
          </table:table-cell>
          <table:table-cell table:formula="of:=[.C383]^2" office:value-type="float" office:value="2.16103562009326" calcext:value-type="float">
            <text:p>2.1610356201</text:p>
          </table:table-cell>
          <table:table-cell table:number-columns-repeated="8"/>
        </table:table-row>
        <table:table-row table:style-name="ro1">
          <table:table-cell office:value-type="float" office:value="1875.40803553" calcext:value-type="float">
            <text:p>1875.40803553</text:p>
          </table:table-cell>
          <table:table-cell office:value-type="float" office:value="3139" calcext:value-type="float">
            <text:p>3139</text:p>
          </table:table-cell>
          <table:table-cell table:formula="of:=[.B384]/[.A384]" office:value-type="float" office:value="1.67376908946266" calcext:value-type="float">
            <text:p>1.6737690895</text:p>
          </table:table-cell>
          <table:table-cell table:formula="of:=[.C384]^2" office:value-type="float" office:value="2.80150296484065" calcext:value-type="float">
            <text:p>2.8015029648</text:p>
          </table:table-cell>
          <table:table-cell table:number-columns-repeated="8"/>
        </table:table-row>
        <table:table-row table:style-name="ro1">
          <table:table-cell office:value-type="float" office:value="6888.55222219" calcext:value-type="float">
            <text:p>6888.55222219</text:p>
          </table:table-cell>
          <table:table-cell office:value-type="float" office:value="8172" calcext:value-type="float">
            <text:p>8172</text:p>
          </table:table-cell>
          <table:table-cell table:formula="of:=[.B385]/[.A385]" office:value-type="float" office:value="1.18631604093465" calcext:value-type="float">
            <text:p>1.1863160409</text:p>
          </table:table-cell>
          <table:table-cell table:formula="of:=[.C385]^2" office:value-type="float" office:value="1.40734574897885" calcext:value-type="float">
            <text:p>1.407345749</text:p>
          </table:table-cell>
          <table:table-cell table:number-columns-repeated="8"/>
        </table:table-row>
        <table:table-row table:style-name="ro1">
          <table:table-cell office:value-type="float" office:value="4602.23789409" calcext:value-type="float">
            <text:p>4602.23789409</text:p>
          </table:table-cell>
          <table:table-cell office:value-type="float" office:value="7759" calcext:value-type="float">
            <text:p>7759</text:p>
          </table:table-cell>
          <table:table-cell table:formula="of:=[.B386]/[.A386]" office:value-type="float" office:value="1.6859189330399" calcext:value-type="float">
            <text:p>1.685918933</text:p>
          </table:table-cell>
          <table:table-cell table:formula="of:=[.C386]^2" office:value-type="float" office:value="2.84232264878239" calcext:value-type="float">
            <text:p>2.8423226488</text:p>
          </table:table-cell>
          <table:table-cell table:number-columns-repeated="8"/>
        </table:table-row>
        <table:table-row table:style-name="ro1">
          <table:table-cell office:value-type="float" office:value="3642.88761119" calcext:value-type="float">
            <text:p>3642.88761119</text:p>
          </table:table-cell>
          <table:table-cell office:value-type="float" office:value="6722" calcext:value-type="float">
            <text:p>6722</text:p>
          </table:table-cell>
          <table:table-cell table:formula="of:=[.B387]/[.A387]" office:value-type="float" office:value="1.84523946864344" calcext:value-type="float">
            <text:p>1.8452394686</text:p>
          </table:table-cell>
          <table:table-cell table:formula="of:=[.C387]^2" office:value-type="float" office:value="3.40490869663952" calcext:value-type="float">
            <text:p>3.4049086966</text:p>
          </table:table-cell>
          <table:table-cell table:number-columns-repeated="8"/>
        </table:table-row>
        <table:table-row table:style-name="ro1">
          <table:table-cell office:value-type="float" office:value="5245.98315797" calcext:value-type="float">
            <text:p>5245.98315797</text:p>
          </table:table-cell>
          <table:table-cell office:value-type="float" office:value="7883" calcext:value-type="float">
            <text:p>7883</text:p>
          </table:table-cell>
          <table:table-cell table:formula="of:=[.B388]/[.A388]" office:value-type="float" office:value="1.50267352422276" calcext:value-type="float">
            <text:p>1.5026735242</text:p>
          </table:table-cell>
          <table:table-cell table:formula="of:=[.C388]^2" office:value-type="float" office:value="2.25802772040004" calcext:value-type="float">
            <text:p>2.2580277204</text:p>
          </table:table-cell>
          <table:table-cell table:number-columns-repeated="8"/>
        </table:table-row>
        <table:table-row table:style-name="ro1">
          <table:table-cell office:value-type="float" office:value="4341.85735213" calcext:value-type="float">
            <text:p>4341.85735213</text:p>
          </table:table-cell>
          <table:table-cell office:value-type="float" office:value="5238" calcext:value-type="float">
            <text:p>5238</text:p>
          </table:table-cell>
          <table:table-cell table:formula="of:=[.B389]/[.A389]" office:value-type="float" office:value="1.20639615150654" calcext:value-type="float">
            <text:p>1.2063961515</text:p>
          </table:table-cell>
          <table:table-cell table:formula="of:=[.C389]^2" office:value-type="float" office:value="1.45539167436979" calcext:value-type="float">
            <text:p>1.4553916744</text:p>
          </table:table-cell>
          <table:table-cell table:number-columns-repeated="8"/>
        </table:table-row>
        <table:table-row table:style-name="ro1">
          <table:table-cell office:value-type="float" office:value="3675.88226382" calcext:value-type="float">
            <text:p>3675.88226382</text:p>
          </table:table-cell>
          <table:table-cell office:value-type="float" office:value="4643" calcext:value-type="float">
            <text:p>4643</text:p>
          </table:table-cell>
          <table:table-cell table:formula="of:=[.B390]/[.A390]" office:value-type="float" office:value="1.26309812631892" calcext:value-type="float">
            <text:p>1.2630981263</text:p>
          </table:table-cell>
          <table:table-cell table:formula="of:=[.C390]^2" office:value-type="float" office:value="1.59541687671037" calcext:value-type="float">
            <text:p>1.5954168767</text:p>
          </table:table-cell>
          <table:table-cell table:number-columns-repeated="8"/>
        </table:table-row>
        <table:table-row table:style-name="ro1">
          <table:table-cell office:value-type="float" office:value="4949.83214635" calcext:value-type="float">
            <text:p>4949.83214635</text:p>
          </table:table-cell>
          <table:table-cell office:value-type="float" office:value="6704" calcext:value-type="float">
            <text:p>6704</text:p>
          </table:table-cell>
          <table:table-cell table:formula="of:=[.B391]/[.A391]" office:value-type="float" office:value="1.35438936145411" calcext:value-type="float">
            <text:p>1.3543893615</text:p>
          </table:table-cell>
          <table:table-cell table:formula="of:=[.C391]^2" office:value-type="float" office:value="1.83437054242007" calcext:value-type="float">
            <text:p>1.8343705424</text:p>
          </table:table-cell>
          <table:table-cell table:number-columns-repeated="8"/>
        </table:table-row>
        <table:table-row table:style-name="ro1">
          <table:table-cell office:value-type="float" office:value="1484.5456399" calcext:value-type="float">
            <text:p>1484.5456399</text:p>
          </table:table-cell>
          <table:table-cell office:value-type="float" office:value="2033" calcext:value-type="float">
            <text:p>2033</text:p>
          </table:table-cell>
          <table:table-cell table:formula="of:=[.B392]/[.A392]" office:value-type="float" office:value="1.36944257243377" calcext:value-type="float">
            <text:p>1.3694425724</text:p>
          </table:table-cell>
          <table:table-cell table:formula="of:=[.C392]^2" office:value-type="float" office:value="1.87537295919403" calcext:value-type="float">
            <text:p>1.8753729592</text:p>
          </table:table-cell>
          <table:table-cell table:number-columns-repeated="8"/>
        </table:table-row>
        <table:table-row table:style-name="ro1">
          <table:table-cell office:value-type="float" office:value="5908.21830156" calcext:value-type="float">
            <text:p>5908.21830156</text:p>
          </table:table-cell>
          <table:table-cell office:value-type="float" office:value="10638" calcext:value-type="float">
            <text:p>10638</text:p>
          </table:table-cell>
          <table:table-cell table:formula="of:=[.B393]/[.A393]" office:value-type="float" office:value="1.80054281291386" calcext:value-type="float">
            <text:p>1.8005428129</text:p>
          </table:table-cell>
          <table:table-cell table:formula="of:=[.C393]^2" office:value-type="float" office:value="3.24195442113576" calcext:value-type="float">
            <text:p>3.2419544211</text:p>
          </table:table-cell>
          <table:table-cell table:number-columns-repeated="8"/>
        </table:table-row>
        <table:table-row table:style-name="ro1">
          <table:table-cell office:value-type="float" office:value="4842.32046088" calcext:value-type="float">
            <text:p>4842.32046088</text:p>
          </table:table-cell>
          <table:table-cell office:value-type="float" office:value="6144" calcext:value-type="float">
            <text:p>6144</text:p>
          </table:table-cell>
          <table:table-cell table:formula="of:=[.B394]/[.A394]" office:value-type="float" office:value="1.26881317534351" calcext:value-type="float">
            <text:p>1.2688131753</text:p>
          </table:table-cell>
          <table:table-cell table:formula="of:=[.C394]^2" office:value-type="float" office:value="1.60988687392528" calcext:value-type="float">
            <text:p>1.6098868739</text:p>
          </table:table-cell>
          <table:table-cell table:number-columns-repeated="8"/>
        </table:table-row>
        <table:table-row table:style-name="ro1">
          <table:table-cell office:value-type="float" office:value="8635.45182788" calcext:value-type="float">
            <text:p>8635.45182788</text:p>
          </table:table-cell>
          <table:table-cell office:value-type="float" office:value="16423" calcext:value-type="float">
            <text:p>16423</text:p>
          </table:table-cell>
          <table:table-cell table:formula="of:=[.B395]/[.A395]" office:value-type="float" office:value="1.90181131541693" calcext:value-type="float">
            <text:p>1.9018113154</text:p>
          </table:table-cell>
          <table:table-cell table:formula="of:=[.C395]^2" office:value-type="float" office:value="3.61688627944788" calcext:value-type="float">
            <text:p>3.6168862794</text:p>
          </table:table-cell>
          <table:table-cell table:number-columns-repeated="8"/>
        </table:table-row>
        <table:table-row table:style-name="ro1">
          <table:table-cell office:value-type="float" office:value="3981.72532884" calcext:value-type="float">
            <text:p>3981.72532884</text:p>
          </table:table-cell>
          <table:table-cell office:value-type="float" office:value="7475" calcext:value-type="float">
            <text:p>7475</text:p>
          </table:table-cell>
          <table:table-cell table:formula="of:=[.B396]/[.A396]" office:value-type="float" office:value="1.87732688286103" calcext:value-type="float">
            <text:p>1.8773268829</text:p>
          </table:table-cell>
          <table:table-cell table:formula="of:=[.C396]^2" office:value-type="float" office:value="3.5243562251127" calcext:value-type="float">
            <text:p>3.5243562251</text:p>
          </table:table-cell>
          <table:table-cell table:number-columns-repeated="8"/>
        </table:table-row>
        <table:table-row table:style-name="ro1">
          <table:table-cell office:value-type="float" office:value="6027.18872933" calcext:value-type="float">
            <text:p>6027.18872933</text:p>
          </table:table-cell>
          <table:table-cell office:value-type="float" office:value="7246" calcext:value-type="float">
            <text:p>7246</text:p>
          </table:table-cell>
          <table:table-cell table:formula="of:=[.B397]/[.A397]" office:value-type="float" office:value="1.20221886610899" calcext:value-type="float">
            <text:p>1.2022188661</text:p>
          </table:table-cell>
          <table:table-cell table:formula="of:=[.C397]^2" office:value-type="float" office:value="1.44533020202839" calcext:value-type="float">
            <text:p>1.445330202</text:p>
          </table:table-cell>
          <table:table-cell table:number-columns-repeated="8"/>
        </table:table-row>
        <table:table-row table:style-name="ro1">
          <table:table-cell office:value-type="float" office:value="6513.93874344" calcext:value-type="float">
            <text:p>6513.93874344</text:p>
          </table:table-cell>
          <table:table-cell office:value-type="float" office:value="8668" calcext:value-type="float">
            <text:p>8668</text:p>
          </table:table-cell>
          <table:table-cell table:formula="of:=[.B398]/[.A398]" office:value-type="float" office:value="1.3306849114492" calcext:value-type="float">
            <text:p>1.3306849114</text:p>
          </table:table-cell>
          <table:table-cell table:formula="of:=[.C398]^2" office:value-type="float" office:value="1.77072233355858" calcext:value-type="float">
            <text:p>1.7707223336</text:p>
          </table:table-cell>
          <table:table-cell table:number-columns-repeated="8"/>
        </table:table-row>
        <table:table-row table:style-name="ro1">
          <table:table-cell office:value-type="float" office:value="5513.85999306" calcext:value-type="float">
            <text:p>5513.85999306</text:p>
          </table:table-cell>
          <table:table-cell office:value-type="float" office:value="6537" calcext:value-type="float">
            <text:p>6537</text:p>
          </table:table-cell>
          <table:table-cell table:formula="of:=[.B399]/[.A399]" office:value-type="float" office:value="1.18555785025876" calcext:value-type="float">
            <text:p>1.1855578503</text:p>
          </table:table-cell>
          <table:table-cell table:formula="of:=[.C399]^2" office:value-type="float" office:value="1.40554741631017" calcext:value-type="float">
            <text:p>1.4055474163</text:p>
          </table:table-cell>
          <table:table-cell table:number-columns-repeated="8"/>
        </table:table-row>
        <table:table-row table:style-name="ro1">
          <table:table-cell office:value-type="float" office:value="7309.71524277" calcext:value-type="float">
            <text:p>7309.71524277</text:p>
          </table:table-cell>
          <table:table-cell office:value-type="float" office:value="12910" calcext:value-type="float">
            <text:p>12910</text:p>
          </table:table-cell>
          <table:table-cell table:formula="of:=[.B400]/[.A400]" office:value-type="float" office:value="1.76614267057382" calcext:value-type="float">
            <text:p>1.7661426706</text:p>
          </table:table-cell>
          <table:table-cell table:formula="of:=[.C400]^2" office:value-type="float" office:value="3.11925993282164" calcext:value-type="float">
            <text:p>3.1192599328</text:p>
          </table:table-cell>
          <table:table-cell table:number-columns-repeated="8"/>
        </table:table-row>
        <table:table-row table:style-name="ro1">
          <table:table-cell office:value-type="float" office:value="8970.62039114" calcext:value-type="float">
            <text:p>8970.62039114</text:p>
          </table:table-cell>
          <table:table-cell office:value-type="float" office:value="19449" calcext:value-type="float">
            <text:p>19449</text:p>
          </table:table-cell>
          <table:table-cell table:formula="of:=[.B401]/[.A401]" office:value-type="float" office:value="2.16807747424126" calcext:value-type="float">
            <text:p>2.1680774742</text:p>
          </table:table-cell>
          <table:table-cell table:formula="of:=[.C401]^2" office:value-type="float" office:value="4.70055993431238" calcext:value-type="float">
            <text:p>4.7005599343</text:p>
          </table:table-cell>
          <table:table-cell table:number-columns-repeated="8"/>
        </table:table-row>
        <table:table-row table:style-name="ro1">
          <table:table-cell office:value-type="float" office:value="10118.9678045" calcext:value-type="float">
            <text:p>10118.9678045</text:p>
          </table:table-cell>
          <table:table-cell office:value-type="float" office:value="15231" calcext:value-type="float">
            <text:p>15231</text:p>
          </table:table-cell>
          <table:table-cell table:formula="of:=[.B402]/[.A402]" office:value-type="float" office:value="1.50519304876399" calcext:value-type="float">
            <text:p>1.5051930488</text:p>
          </table:table-cell>
          <table:table-cell table:formula="of:=[.C402]^2" office:value-type="float" office:value="2.26560611404743" calcext:value-type="float">
            <text:p>2.265606114</text:p>
          </table:table-cell>
          <table:table-cell table:number-columns-repeated="8"/>
        </table:table-row>
        <table:table-row table:style-name="ro1">
          <table:table-cell office:value-type="float" office:value="7173.11096581" calcext:value-type="float">
            <text:p>7173.11096581</text:p>
          </table:table-cell>
          <table:table-cell office:value-type="float" office:value="11941" calcext:value-type="float">
            <text:p>11941</text:p>
          </table:table-cell>
          <table:table-cell table:formula="of:=[.B403]/[.A403]" office:value-type="float" office:value="1.66468915048376" calcext:value-type="float">
            <text:p>1.6646891505</text:p>
          </table:table-cell>
          <table:table-cell table:formula="of:=[.C403]^2" office:value-type="float" office:value="2.77118996773835" calcext:value-type="float">
            <text:p>2.7711899677</text:p>
          </table:table-cell>
          <table:table-cell table:number-columns-repeated="8"/>
        </table:table-row>
        <table:table-row table:style-name="ro1">
          <table:table-cell office:value-type="float" office:value="5837.12286514" calcext:value-type="float">
            <text:p>5837.12286514</text:p>
          </table:table-cell>
          <table:table-cell office:value-type="float" office:value="6657" calcext:value-type="float">
            <text:p>6657</text:p>
          </table:table-cell>
          <table:table-cell table:formula="of:=[.B404]/[.A404]" office:value-type="float" office:value="1.14045911895335" calcext:value-type="float">
            <text:p>1.140459119</text:p>
          </table:table-cell>
          <table:table-cell table:formula="of:=[.C404]^2" office:value-type="float" office:value="1.30064700200384" calcext:value-type="float">
            <text:p>1.300647002</text:p>
          </table:table-cell>
          <table:table-cell table:number-columns-repeated="8"/>
        </table:table-row>
        <table:table-row table:style-name="ro1">
          <table:table-cell office:value-type="float" office:value="5459.96005749" calcext:value-type="float">
            <text:p>5459.96005749</text:p>
          </table:table-cell>
          <table:table-cell office:value-type="float" office:value="13231" calcext:value-type="float">
            <text:p>13231</text:p>
          </table:table-cell>
          <table:table-cell table:formula="of:=[.B405]/[.A405]" office:value-type="float" office:value="2.42327780069557" calcext:value-type="float">
            <text:p>2.4232778007</text:p>
          </table:table-cell>
          <table:table-cell table:formula="of:=[.C405]^2" office:value-type="float" office:value="5.87227529934394" calcext:value-type="float">
            <text:p>5.8722752993</text:p>
          </table:table-cell>
          <table:table-cell table:number-columns-repeated="8"/>
        </table:table-row>
        <table:table-row table:style-name="ro1">
          <table:table-cell office:value-type="float" office:value="9713.30725637" calcext:value-type="float">
            <text:p>9713.30725637</text:p>
          </table:table-cell>
          <table:table-cell office:value-type="float" office:value="14634" calcext:value-type="float">
            <text:p>14634</text:p>
          </table:table-cell>
          <table:table-cell table:formula="of:=[.B406]/[.A406]" office:value-type="float" office:value="1.50659292594734" calcext:value-type="float">
            <text:p>1.5065929259</text:p>
          </table:table-cell>
          <table:table-cell table:formula="of:=[.C406]^2" office:value-type="float" office:value="2.26982224451456" calcext:value-type="float">
            <text:p>2.2698222445</text:p>
          </table:table-cell>
          <table:table-cell table:number-columns-repeated="8"/>
        </table:table-row>
        <table:table-row table:style-name="ro1">
          <table:table-cell office:value-type="float" office:value="2504.16203524" calcext:value-type="float">
            <text:p>2504.16203524</text:p>
          </table:table-cell>
          <table:table-cell office:value-type="float" office:value="2996" calcext:value-type="float">
            <text:p>2996</text:p>
          </table:table-cell>
          <table:table-cell table:formula="of:=[.B407]/[.A407]" office:value-type="float" office:value="1.19640820275948" calcext:value-type="float">
            <text:p>1.1964082028</text:p>
          </table:table-cell>
          <table:table-cell table:formula="of:=[.C407]^2" office:value-type="float" office:value="1.43139258763016" calcext:value-type="float">
            <text:p>1.4313925876</text:p>
          </table:table-cell>
          <table:table-cell table:number-columns-repeated="8"/>
        </table:table-row>
        <table:table-row table:style-name="ro1">
          <table:table-cell office:value-type="float" office:value="1457.34498292" calcext:value-type="float">
            <text:p>1457.34498292</text:p>
          </table:table-cell>
          <table:table-cell office:value-type="float" office:value="2075" calcext:value-type="float">
            <text:p>2075</text:p>
          </table:table-cell>
          <table:table-cell table:formula="of:=[.B408]/[.A408]" office:value-type="float" office:value="1.42382210411322" calcext:value-type="float">
            <text:p>1.4238221041</text:p>
          </table:table-cell>
          <table:table-cell table:formula="of:=[.C408]^2" office:value-type="float" office:value="2.0272693841614" calcext:value-type="float">
            <text:p>2.0272693842</text:p>
          </table:table-cell>
          <table:table-cell table:number-columns-repeated="8"/>
        </table:table-row>
        <table:table-row table:style-name="ro1">
          <table:table-cell office:value-type="float" office:value="7372.24739711" calcext:value-type="float">
            <text:p>7372.24739711</text:p>
          </table:table-cell>
          <table:table-cell office:value-type="float" office:value="9289" calcext:value-type="float">
            <text:p>9289</text:p>
          </table:table-cell>
          <table:table-cell table:formula="of:=[.B409]/[.A409]" office:value-type="float" office:value="1.25999569732852" calcext:value-type="float">
            <text:p>1.2599956973</text:p>
          </table:table-cell>
          <table:table-cell table:formula="of:=[.C409]^2" office:value-type="float" office:value="1.58758915728639" calcext:value-type="float">
            <text:p>1.5875891573</text:p>
          </table:table-cell>
          <table:table-cell table:number-columns-repeated="8"/>
        </table:table-row>
        <table:table-row table:style-name="ro1">
          <table:table-cell office:value-type="float" office:value="7313.1414532" calcext:value-type="float">
            <text:p>7313.1414532</text:p>
          </table:table-cell>
          <table:table-cell office:value-type="float" office:value="14558" calcext:value-type="float">
            <text:p>14558</text:p>
          </table:table-cell>
          <table:table-cell table:formula="of:=[.B410]/[.A410]" office:value-type="float" office:value="1.99066298568994" calcext:value-type="float">
            <text:p>1.9906629857</text:p>
          </table:table-cell>
          <table:table-cell table:formula="of:=[.C410]^2" office:value-type="float" office:value="3.962739122596" calcext:value-type="float">
            <text:p>3.9627391226</text:p>
          </table:table-cell>
          <table:table-cell table:number-columns-repeated="8"/>
        </table:table-row>
        <table:table-row table:style-name="ro1">
          <table:table-cell office:value-type="float" office:value="2279.75673456" calcext:value-type="float">
            <text:p>2279.75673456</text:p>
          </table:table-cell>
          <table:table-cell office:value-type="float" office:value="3403" calcext:value-type="float">
            <text:p>3403</text:p>
          </table:table-cell>
          <table:table-cell table:formula="of:=[.B411]/[.A411]" office:value-type="float" office:value="1.4927031241589" calcext:value-type="float">
            <text:p>1.4927031242</text:p>
          </table:table-cell>
          <table:table-cell table:formula="of:=[.C411]^2" office:value-type="float" office:value="2.22816261687373" calcext:value-type="float">
            <text:p>2.2281626169</text:p>
          </table:table-cell>
          <table:table-cell table:number-columns-repeated="8"/>
        </table:table-row>
        <table:table-row table:style-name="ro1">
          <table:table-cell office:value-type="float" office:value="5057.82085977" calcext:value-type="float">
            <text:p>5057.82085977</text:p>
          </table:table-cell>
          <table:table-cell office:value-type="float" office:value="6559" calcext:value-type="float">
            <text:p>6559</text:p>
          </table:table-cell>
          <table:table-cell table:formula="of:=[.B412]/[.A412]" office:value-type="float" office:value="1.29680354086291" calcext:value-type="float">
            <text:p>1.2968035409</text:p>
          </table:table-cell>
          <table:table-cell table:formula="of:=[.C412]^2" office:value-type="float" office:value="1.68169942359457" calcext:value-type="float">
            <text:p>1.6816994236</text:p>
          </table:table-cell>
          <table:table-cell table:number-columns-repeated="8"/>
        </table:table-row>
        <table:table-row table:style-name="ro1">
          <table:table-cell office:value-type="float" office:value="7081.62409536" calcext:value-type="float">
            <text:p>7081.62409536</text:p>
          </table:table-cell>
          <table:table-cell office:value-type="float" office:value="10371" calcext:value-type="float">
            <text:p>10371</text:p>
          </table:table-cell>
          <table:table-cell table:formula="of:=[.B413]/[.A413]" office:value-type="float" office:value="1.46449456513729" calcext:value-type="float">
            <text:p>1.4644945651</text:p>
          </table:table-cell>
          <table:table-cell table:formula="of:=[.C413]^2" office:value-type="float" office:value="2.14474433131666" calcext:value-type="float">
            <text:p>2.1447443313</text:p>
          </table:table-cell>
          <table:table-cell table:number-columns-repeated="8"/>
        </table:table-row>
        <table:table-row table:style-name="ro1">
          <table:table-cell office:value-type="float" office:value="5629.87653131" calcext:value-type="float">
            <text:p>5629.87653131</text:p>
          </table:table-cell>
          <table:table-cell office:value-type="float" office:value="7140" calcext:value-type="float">
            <text:p>7140</text:p>
          </table:table-cell>
          <table:table-cell table:formula="of:=[.B414]/[.A414]" office:value-type="float" office:value="1.26823385207324" calcext:value-type="float">
            <text:p>1.2682338521</text:p>
          </table:table-cell>
          <table:table-cell table:formula="of:=[.C414]^2" office:value-type="float" office:value="1.60841710354452" calcext:value-type="float">
            <text:p>1.6084171035</text:p>
          </table:table-cell>
          <table:table-cell table:number-columns-repeated="8"/>
        </table:table-row>
        <table:table-row table:style-name="ro1">
          <table:table-cell office:value-type="float" office:value="6527.84557237" calcext:value-type="float">
            <text:p>6527.84557237</text:p>
          </table:table-cell>
          <table:table-cell office:value-type="float" office:value="7311" calcext:value-type="float">
            <text:p>7311</text:p>
          </table:table-cell>
          <table:table-cell table:formula="of:=[.B415]/[.A415]" office:value-type="float" office:value="1.11997134719988" calcext:value-type="float">
            <text:p>1.1199713472</text:p>
          </table:table-cell>
          <table:table-cell table:formula="of:=[.C415]^2" office:value-type="float" office:value="1.25433581854871" calcext:value-type="float">
            <text:p>1.2543358185</text:p>
          </table:table-cell>
          <table:table-cell table:number-columns-repeated="8"/>
        </table:table-row>
        <table:table-row table:style-name="ro1">
          <table:table-cell office:value-type="float" office:value="6736.17475913" calcext:value-type="float">
            <text:p>6736.17475913</text:p>
          </table:table-cell>
          <table:table-cell office:value-type="float" office:value="15188" calcext:value-type="float">
            <text:p>15188</text:p>
          </table:table-cell>
          <table:table-cell table:formula="of:=[.B416]/[.A416]" office:value-type="float" office:value="2.25469209797662" calcext:value-type="float">
            <text:p>2.254692098</text:p>
          </table:table-cell>
          <table:table-cell table:formula="of:=[.C416]^2" office:value-type="float" office:value="5.08363645667823" calcext:value-type="float">
            <text:p>5.0836364567</text:p>
          </table:table-cell>
          <table:table-cell table:number-columns-repeated="8"/>
        </table:table-row>
        <table:table-row table:style-name="ro1">
          <table:table-cell office:value-type="float" office:value="11640.7299944" calcext:value-type="float">
            <text:p>11640.7299944</text:p>
          </table:table-cell>
          <table:table-cell office:value-type="float" office:value="17540" calcext:value-type="float">
            <text:p>17540</text:p>
          </table:table-cell>
          <table:table-cell table:formula="of:=[.B417]/[.A417]" office:value-type="float" office:value="1.50677835569058" calcext:value-type="float">
            <text:p>1.5067783557</text:p>
          </table:table-cell>
          <table:table-cell table:formula="of:=[.C417]^2" office:value-type="float" office:value="2.2703810131776" calcext:value-type="float">
            <text:p>2.2703810132</text:p>
          </table:table-cell>
          <table:table-cell table:number-columns-repeated="8"/>
        </table:table-row>
        <table:table-row table:style-name="ro1">
          <table:table-cell office:value-type="float" office:value="5011.39780525" calcext:value-type="float">
            <text:p>5011.39780525</text:p>
          </table:table-cell>
          <table:table-cell office:value-type="float" office:value="6375" calcext:value-type="float">
            <text:p>6375</text:p>
          </table:table-cell>
          <table:table-cell table:formula="of:=[.B418]/[.A418]" office:value-type="float" office:value="1.27210017000077" calcext:value-type="float">
            <text:p>1.27210017</text:p>
          </table:table-cell>
          <table:table-cell table:formula="of:=[.C418]^2" office:value-type="float" office:value="1.61823884251598" calcext:value-type="float">
            <text:p>1.6182388425</text:p>
          </table:table-cell>
          <table:table-cell table:number-columns-repeated="8"/>
        </table:table-row>
        <table:table-row table:style-name="ro1">
          <table:table-cell office:value-type="float" office:value="4072.08737602" calcext:value-type="float">
            <text:p>4072.08737602</text:p>
          </table:table-cell>
          <table:table-cell office:value-type="float" office:value="5054" calcext:value-type="float">
            <text:p>5054</text:p>
          </table:table-cell>
          <table:table-cell table:formula="of:=[.B419]/[.A419]" office:value-type="float" office:value="1.24113250363004" calcext:value-type="float">
            <text:p>1.2411325036</text:p>
          </table:table-cell>
          <table:table-cell table:formula="of:=[.C419]^2" office:value-type="float" office:value="1.54040989156698" calcext:value-type="float">
            <text:p>1.5404098916</text:p>
          </table:table-cell>
          <table:table-cell table:number-columns-repeated="8"/>
        </table:table-row>
        <table:table-row table:style-name="ro1">
          <table:table-cell office:value-type="float" office:value="4121.97069581" calcext:value-type="float">
            <text:p>4121.97069581</text:p>
          </table:table-cell>
          <table:table-cell office:value-type="float" office:value="4696" calcext:value-type="float">
            <text:p>4696</text:p>
          </table:table-cell>
          <table:table-cell table:formula="of:=[.B420]/[.A420]" office:value-type="float" office:value="1.13926088916001" calcext:value-type="float">
            <text:p>1.1392608892</text:p>
          </table:table-cell>
          <table:table-cell table:formula="of:=[.C420]^2" office:value-type="float" office:value="1.29791537356965" calcext:value-type="float">
            <text:p>1.2979153736</text:p>
          </table:table-cell>
          <table:table-cell table:number-columns-repeated="8"/>
        </table:table-row>
        <table:table-row table:style-name="ro1">
          <table:table-cell office:value-type="float" office:value="8119.98095488" calcext:value-type="float">
            <text:p>8119.98095488</text:p>
          </table:table-cell>
          <table:table-cell office:value-type="float" office:value="15111" calcext:value-type="float">
            <text:p>15111</text:p>
          </table:table-cell>
          <table:table-cell table:formula="of:=[.B421]/[.A421]" office:value-type="float" office:value="1.86096495594839" calcext:value-type="float">
            <text:p>1.8609649559</text:p>
          </table:table-cell>
          <table:table-cell table:formula="of:=[.C421]^2" office:value-type="float" office:value="3.46319056726798" calcext:value-type="float">
            <text:p>3.4631905673</text:p>
          </table:table-cell>
          <table:table-cell table:number-columns-repeated="8"/>
        </table:table-row>
        <table:table-row table:style-name="ro1">
          <table:table-cell office:value-type="float" office:value="4597.13133693" calcext:value-type="float">
            <text:p>4597.13133693</text:p>
          </table:table-cell>
          <table:table-cell office:value-type="float" office:value="5874" calcext:value-type="float">
            <text:p>5874</text:p>
          </table:table-cell>
          <table:table-cell table:formula="of:=[.B422]/[.A422]" office:value-type="float" office:value="1.27775335736279" calcext:value-type="float">
            <text:p>1.2777533574</text:p>
          </table:table-cell>
          <table:table-cell table:formula="of:=[.C422]^2" office:value-type="float" office:value="1.63265364225188" calcext:value-type="float">
            <text:p>1.6326536423</text:p>
          </table:table-cell>
          <table:table-cell table:number-columns-repeated="8"/>
        </table:table-row>
        <table:table-row table:style-name="ro1">
          <table:table-cell office:value-type="float" office:value="6420.35442623" calcext:value-type="float">
            <text:p>6420.35442623</text:p>
          </table:table-cell>
          <table:table-cell office:value-type="float" office:value="7818" calcext:value-type="float">
            <text:p>7818</text:p>
          </table:table-cell>
          <table:table-cell table:formula="of:=[.B423]/[.A423]" office:value-type="float" office:value="1.21768978485985" calcext:value-type="float">
            <text:p>1.2176897849</text:p>
          </table:table-cell>
          <table:table-cell table:formula="of:=[.C423]^2" office:value-type="float" office:value="1.48276841215203" calcext:value-type="float">
            <text:p>1.4827684122</text:p>
          </table:table-cell>
          <table:table-cell table:number-columns-repeated="8"/>
        </table:table-row>
        <table:table-row table:style-name="ro1">
          <table:table-cell office:value-type="float" office:value="6238.48821883" calcext:value-type="float">
            <text:p>6238.48821883</text:p>
          </table:table-cell>
          <table:table-cell office:value-type="float" office:value="8252" calcext:value-type="float">
            <text:p>8252</text:p>
          </table:table-cell>
          <table:table-cell table:formula="of:=[.B424]/[.A424]" office:value-type="float" office:value="1.32275636509058" calcext:value-type="float">
            <text:p>1.3227563651</text:p>
          </table:table-cell>
          <table:table-cell table:formula="of:=[.C424]^2" office:value-type="float" office:value="1.74968440138765" calcext:value-type="float">
            <text:p>1.7496844014</text:p>
          </table:table-cell>
          <table:table-cell table:number-columns-repeated="8"/>
        </table:table-row>
        <table:table-row table:style-name="ro1">
          <table:table-cell office:value-type="float" office:value="9175.27349094" calcext:value-type="float">
            <text:p>9175.27349094</text:p>
          </table:table-cell>
          <table:table-cell office:value-type="float" office:value="14296" calcext:value-type="float">
            <text:p>14296</text:p>
          </table:table-cell>
          <table:table-cell table:formula="of:=[.B425]/[.A425]" office:value-type="float" office:value="1.55810069466773" calcext:value-type="float">
            <text:p>1.5581006947</text:p>
          </table:table-cell>
          <table:table-cell table:formula="of:=[.C425]^2" office:value-type="float" office:value="2.42767777472406" calcext:value-type="float">
            <text:p>2.4276777747</text:p>
          </table:table-cell>
          <table:table-cell table:number-columns-repeated="8"/>
        </table:table-row>
        <table:table-row table:style-name="ro1">
          <table:table-cell office:value-type="float" office:value="7443.53016947" calcext:value-type="float">
            <text:p>7443.53016947</text:p>
          </table:table-cell>
          <table:table-cell office:value-type="float" office:value="16924" calcext:value-type="float">
            <text:p>16924</text:p>
          </table:table-cell>
          <table:table-cell table:formula="of:=[.B426]/[.A426]" office:value-type="float" office:value="2.27365236852463" calcext:value-type="float">
            <text:p>2.2736523685</text:p>
          </table:table-cell>
          <table:table-cell table:formula="of:=[.C426]^2" office:value-type="float" office:value="5.16949509289766" calcext:value-type="float">
            <text:p>5.1694950929</text:p>
          </table:table-cell>
          <table:table-cell table:number-columns-repeated="8"/>
        </table:table-row>
        <table:table-row table:style-name="ro1">
          <table:table-cell office:value-type="float" office:value="4558.19125471" calcext:value-type="float">
            <text:p>4558.19125471</text:p>
          </table:table-cell>
          <table:table-cell office:value-type="float" office:value="5042" calcext:value-type="float">
            <text:p>5042</text:p>
          </table:table-cell>
          <table:table-cell table:formula="of:=[.B427]/[.A427]" office:value-type="float" office:value="1.10614051018374" calcext:value-type="float">
            <text:p>1.1061405102</text:p>
          </table:table-cell>
          <table:table-cell table:formula="of:=[.C427]^2" office:value-type="float" office:value="1.22354682826955" calcext:value-type="float">
            <text:p>1.2235468283</text:p>
          </table:table-cell>
          <table:table-cell table:number-columns-repeated="8"/>
        </table:table-row>
        <table:table-row table:style-name="ro1">
          <table:table-cell office:value-type="float" office:value="10041.0137887" calcext:value-type="float">
            <text:p>10041.0137887</text:p>
          </table:table-cell>
          <table:table-cell office:value-type="float" office:value="15085" calcext:value-type="float">
            <text:p>15085</text:p>
          </table:table-cell>
          <table:table-cell table:formula="of:=[.B428]/[.A428]" office:value-type="float" office:value="1.50233834127152" calcext:value-type="float">
            <text:p>1.5023383413</text:p>
          </table:table-cell>
          <table:table-cell table:formula="of:=[.C428]^2" office:value-type="float" office:value="2.25702049165446" calcext:value-type="float">
            <text:p>2.2570204917</text:p>
          </table:table-cell>
          <table:table-cell table:number-columns-repeated="8"/>
        </table:table-row>
        <table:table-row table:style-name="ro1">
          <table:table-cell office:value-type="float" office:value="5558.48313428" calcext:value-type="float">
            <text:p>5558.48313428</text:p>
          </table:table-cell>
          <table:table-cell office:value-type="float" office:value="8989" calcext:value-type="float">
            <text:p>8989</text:p>
          </table:table-cell>
          <table:table-cell table:formula="of:=[.B429]/[.A429]" office:value-type="float" office:value="1.61716781050634" calcext:value-type="float">
            <text:p>1.6171678105</text:p>
          </table:table-cell>
          <table:table-cell table:formula="of:=[.C429]^2" office:value-type="float" office:value="2.61523172733787" calcext:value-type="float">
            <text:p>2.6152317273</text:p>
          </table:table-cell>
          <table:table-cell table:number-columns-repeated="8"/>
        </table:table-row>
        <table:table-row table:style-name="ro1">
          <table:table-cell office:value-type="float" office:value="6403.72872602" calcext:value-type="float">
            <text:p>6403.72872602</text:p>
          </table:table-cell>
          <table:table-cell office:value-type="float" office:value="8567" calcext:value-type="float">
            <text:p>8567</text:p>
          </table:table-cell>
          <table:table-cell table:formula="of:=[.B430]/[.A430]" office:value-type="float" office:value="1.33781432139529" calcext:value-type="float">
            <text:p>1.3378143214</text:p>
          </table:table-cell>
          <table:table-cell table:formula="of:=[.C430]^2" office:value-type="float" office:value="1.78974715853035" calcext:value-type="float">
            <text:p>1.7897471585</text:p>
          </table:table-cell>
          <table:table-cell table:number-columns-repeated="8"/>
        </table:table-row>
        <table:table-row table:style-name="ro1">
          <table:table-cell office:value-type="float" office:value="13433.4056734" calcext:value-type="float">
            <text:p>13433.4056734</text:p>
          </table:table-cell>
          <table:table-cell office:value-type="float" office:value="22240" calcext:value-type="float">
            <text:p>22240</text:p>
          </table:table-cell>
          <table:table-cell table:formula="of:=[.B431]/[.A431]" office:value-type="float" office:value="1.65557421109066" calcext:value-type="float">
            <text:p>1.6555742111</text:p>
          </table:table-cell>
          <table:table-cell table:formula="of:=[.C431]^2" office:value-type="float" office:value="2.74092596842846" calcext:value-type="float">
            <text:p>2.7409259684</text:p>
          </table:table-cell>
          <table:table-cell table:number-columns-repeated="8"/>
        </table:table-row>
        <table:table-row table:style-name="ro1">
          <table:table-cell office:value-type="float" office:value="2191.84732356" calcext:value-type="float">
            <text:p>2191.84732356</text:p>
          </table:table-cell>
          <table:table-cell office:value-type="float" office:value="2914" calcext:value-type="float">
            <text:p>2914</text:p>
          </table:table-cell>
          <table:table-cell table:formula="of:=[.B432]/[.A432]" office:value-type="float" office:value="1.32947216198758" calcext:value-type="float">
            <text:p>1.329472162</text:p>
          </table:table-cell>
          <table:table-cell table:formula="of:=[.C432]^2" office:value-type="float" office:value="1.76749622949993" calcext:value-type="float">
            <text:p>1.7674962295</text:p>
          </table:table-cell>
          <table:table-cell table:number-columns-repeated="8"/>
        </table:table-row>
        <table:table-row table:style-name="ro1">
          <table:table-cell office:value-type="float" office:value="7330.14635963" calcext:value-type="float">
            <text:p>7330.14635963</text:p>
          </table:table-cell>
          <table:table-cell office:value-type="float" office:value="17366" calcext:value-type="float">
            <text:p>17366</text:p>
          </table:table-cell>
          <table:table-cell table:formula="of:=[.B433]/[.A433]" office:value-type="float" office:value="2.36912049882679" calcext:value-type="float">
            <text:p>2.3691204988</text:p>
          </table:table-cell>
          <table:table-cell table:formula="of:=[.C433]^2" office:value-type="float" office:value="5.6127319379613" calcext:value-type="float">
            <text:p>5.612731938</text:p>
          </table:table-cell>
          <table:table-cell table:number-columns-repeated="8"/>
        </table:table-row>
        <table:table-row table:style-name="ro1">
          <table:table-cell office:value-type="float" office:value="6391.63070115" calcext:value-type="float">
            <text:p>6391.63070115</text:p>
          </table:table-cell>
          <table:table-cell office:value-type="float" office:value="8025" calcext:value-type="float">
            <text:p>8025</text:p>
          </table:table-cell>
          <table:table-cell table:formula="of:=[.B434]/[.A434]" office:value-type="float" office:value="1.2555481339928" calcext:value-type="float">
            <text:p>1.255548134</text:p>
          </table:table-cell>
          <table:table-cell table:formula="of:=[.C434]^2" office:value-type="float" office:value="1.57640111677281" calcext:value-type="float">
            <text:p>1.5764011168</text:p>
          </table:table-cell>
          <table:table-cell table:number-columns-repeated="8"/>
        </table:table-row>
        <table:table-row table:style-name="ro1">
          <table:table-cell office:value-type="float" office:value="9716.27223227" calcext:value-type="float">
            <text:p>9716.27223227</text:p>
          </table:table-cell>
          <table:table-cell office:value-type="float" office:value="12001" calcext:value-type="float">
            <text:p>12001</text:p>
          </table:table-cell>
          <table:table-cell table:formula="of:=[.B435]/[.A435]" office:value-type="float" office:value="1.23514447857295" calcext:value-type="float">
            <text:p>1.2351444786</text:p>
          </table:table-cell>
          <table:table-cell table:formula="of:=[.C435]^2" office:value-type="float" office:value="1.52558188294925" calcext:value-type="float">
            <text:p>1.5255818829</text:p>
          </table:table-cell>
          <table:table-cell table:number-columns-repeated="8"/>
        </table:table-row>
        <table:table-row table:style-name="ro1">
          <table:table-cell office:value-type="float" office:value="3919.30651332" calcext:value-type="float">
            <text:p>3919.30651332</text:p>
          </table:table-cell>
          <table:table-cell office:value-type="float" office:value="5934" calcext:value-type="float">
            <text:p>5934</text:p>
          </table:table-cell>
          <table:table-cell table:formula="of:=[.B436]/[.A436]" office:value-type="float" office:value="1.51404335941395" calcext:value-type="float">
            <text:p>1.5140433594</text:p>
          </table:table-cell>
          <table:table-cell table:formula="of:=[.C436]^2" office:value-type="float" office:value="2.29232729418549" calcext:value-type="float">
            <text:p>2.2923272942</text:p>
          </table:table-cell>
          <table:table-cell table:number-columns-repeated="8"/>
        </table:table-row>
        <table:table-row table:style-name="ro1">
          <table:table-cell office:value-type="float" office:value="2501.5525557" calcext:value-type="float">
            <text:p>2501.5525557</text:p>
          </table:table-cell>
          <table:table-cell office:value-type="float" office:value="4352" calcext:value-type="float">
            <text:p>4352</text:p>
          </table:table-cell>
          <table:table-cell table:formula="of:=[.B437]/[.A437]" office:value-type="float" office:value="1.73971959537032" calcext:value-type="float">
            <text:p>1.7397195954</text:p>
          </table:table-cell>
          <table:table-cell table:formula="of:=[.C437]^2" office:value-type="float" office:value="3.02662427051548" calcext:value-type="float">
            <text:p>3.0266242705</text:p>
          </table:table-cell>
          <table:table-cell table:number-columns-repeated="8"/>
        </table:table-row>
        <table:table-row table:style-name="ro1">
          <table:table-cell office:value-type="float" office:value="1260.63908639" calcext:value-type="float">
            <text:p>1260.63908639</text:p>
          </table:table-cell>
          <table:table-cell office:value-type="float" office:value="2052" calcext:value-type="float">
            <text:p>2052</text:p>
          </table:table-cell>
          <table:table-cell table:formula="of:=[.B438]/[.A438]" office:value-type="float" office:value="1.627745817303" calcext:value-type="float">
            <text:p>1.6277458173</text:p>
          </table:table-cell>
          <table:table-cell table:formula="of:=[.C438]^2" office:value-type="float" office:value="2.64955644574742" calcext:value-type="float">
            <text:p>2.6495564457</text:p>
          </table:table-cell>
          <table:table-cell table:number-columns-repeated="8"/>
        </table:table-row>
        <table:table-row table:style-name="ro1">
          <table:table-cell office:value-type="float" office:value="4013.54119207" calcext:value-type="float">
            <text:p>4013.54119207</text:p>
          </table:table-cell>
          <table:table-cell office:value-type="float" office:value="5026" calcext:value-type="float">
            <text:p>5026</text:p>
          </table:table-cell>
          <table:table-cell table:formula="of:=[.B439]/[.A439]" office:value-type="float" office:value="1.25226072425279" calcext:value-type="float">
            <text:p>1.2522607243</text:p>
          </table:table-cell>
          <table:table-cell table:formula="of:=[.C439]^2" office:value-type="float" office:value="1.56815692150613" calcext:value-type="float">
            <text:p>1.5681569215</text:p>
          </table:table-cell>
          <table:table-cell table:number-columns-repeated="8"/>
        </table:table-row>
        <table:table-row table:style-name="ro1">
          <table:table-cell office:value-type="float" office:value="5685.88280354" calcext:value-type="float">
            <text:p>5685.88280354</text:p>
          </table:table-cell>
          <table:table-cell office:value-type="float" office:value="7037" calcext:value-type="float">
            <text:p>7037</text:p>
          </table:table-cell>
          <table:table-cell table:formula="of:=[.B440]/[.A440]" office:value-type="float" office:value="1.23762663479782" calcext:value-type="float">
            <text:p>1.2376266348</text:p>
          </table:table-cell>
          <table:table-cell table:formula="of:=[.C440]^2" office:value-type="float" office:value="1.53171968716097" calcext:value-type="float">
            <text:p>1.5317196872</text:p>
          </table:table-cell>
          <table:table-cell table:number-columns-repeated="8"/>
        </table:table-row>
        <table:table-row table:style-name="ro1">
          <table:table-cell office:value-type="float" office:value="6172.32281005" calcext:value-type="float">
            <text:p>6172.32281005</text:p>
          </table:table-cell>
          <table:table-cell office:value-type="float" office:value="7689" calcext:value-type="float">
            <text:p>7689</text:p>
          </table:table-cell>
          <table:table-cell table:formula="of:=[.B441]/[.A441]" office:value-type="float" office:value="1.2457222728987" calcext:value-type="float">
            <text:p>1.2457222729</text:p>
          </table:table-cell>
          <table:table-cell table:formula="of:=[.C441]^2" office:value-type="float" office:value="1.55182398119591" calcext:value-type="float">
            <text:p>1.5518239812</text:p>
          </table:table-cell>
          <table:table-cell table:number-columns-repeated="8"/>
        </table:table-row>
        <table:table-row table:style-name="ro1">
          <table:table-cell office:value-type="float" office:value="7767.00193494" calcext:value-type="float">
            <text:p>7767.00193494</text:p>
          </table:table-cell>
          <table:table-cell office:value-type="float" office:value="11673" calcext:value-type="float">
            <text:p>11673</text:p>
          </table:table-cell>
          <table:table-cell table:formula="of:=[.B442]/[.A442]" office:value-type="float" office:value="1.50289649697251" calcext:value-type="float">
            <text:p>1.502896497</text:p>
          </table:table-cell>
          <table:table-cell table:formula="of:=[.C442]^2" office:value-type="float" office:value="2.25869788061223" calcext:value-type="float">
            <text:p>2.2586978806</text:p>
          </table:table-cell>
          <table:table-cell table:number-columns-repeated="8"/>
        </table:table-row>
        <table:table-row table:style-name="ro1">
          <table:table-cell office:value-type="float" office:value="5249.79670375" calcext:value-type="float">
            <text:p>5249.79670375</text:p>
          </table:table-cell>
          <table:table-cell office:value-type="float" office:value="5628" calcext:value-type="float">
            <text:p>5628</text:p>
          </table:table-cell>
          <table:table-cell table:formula="of:=[.B443]/[.A443]" office:value-type="float" office:value="1.0720415127656" calcext:value-type="float">
            <text:p>1.0720415128</text:p>
          </table:table-cell>
          <table:table-cell table:formula="of:=[.C443]^2" office:value-type="float" office:value="1.14927300509275" calcext:value-type="float">
            <text:p>1.1492730051</text:p>
          </table:table-cell>
          <table:table-cell table:number-columns-repeated="8"/>
        </table:table-row>
        <table:table-row table:style-name="ro1">
          <table:table-cell office:value-type="float" office:value="3325.51294907" calcext:value-type="float">
            <text:p>3325.51294907</text:p>
          </table:table-cell>
          <table:table-cell office:value-type="float" office:value="5459" calcext:value-type="float">
            <text:p>5459</text:p>
          </table:table-cell>
          <table:table-cell table:formula="of:=[.B444]/[.A444]" office:value-type="float" office:value="1.64155126851232" calcext:value-type="float">
            <text:p>1.6415512685</text:p>
          </table:table-cell>
          <table:table-cell table:formula="of:=[.C444]^2" office:value-type="float" office:value="2.6946905671544" calcext:value-type="float">
            <text:p>2.6946905672</text:p>
          </table:table-cell>
          <table:table-cell table:number-columns-repeated="8"/>
        </table:table-row>
        <table:table-row table:style-name="ro1">
          <table:table-cell office:value-type="float" office:value="8324.3747648" calcext:value-type="float">
            <text:p>8324.3747648</text:p>
          </table:table-cell>
          <table:table-cell office:value-type="float" office:value="18077" calcext:value-type="float">
            <text:p>18077</text:p>
          </table:table-cell>
          <table:table-cell table:formula="of:=[.B445]/[.A445]" office:value-type="float" office:value="2.17157450388219" calcext:value-type="float">
            <text:p>2.1715745039</text:p>
          </table:table-cell>
          <table:table-cell table:formula="of:=[.C445]^2" office:value-type="float" office:value="4.71573582591119" calcext:value-type="float">
            <text:p>4.7157358259</text:p>
          </table:table-cell>
          <table:table-cell table:number-columns-repeated="8"/>
        </table:table-row>
        <table:table-row table:style-name="ro1">
          <table:table-cell office:value-type="float" office:value="4770.79768447" calcext:value-type="float">
            <text:p>4770.79768447</text:p>
          </table:table-cell>
          <table:table-cell office:value-type="float" office:value="6344" calcext:value-type="float">
            <text:p>6344</text:p>
          </table:table-cell>
          <table:table-cell table:formula="of:=[.B446]/[.A446]" office:value-type="float" office:value="1.32975666116614" calcext:value-type="float">
            <text:p>1.3297566612</text:p>
          </table:table-cell>
          <table:table-cell table:formula="of:=[.C446]^2" office:value-type="float" office:value="1.76825277791573" calcext:value-type="float">
            <text:p>1.7682527779</text:p>
          </table:table-cell>
          <table:table-cell table:number-columns-repeated="8"/>
        </table:table-row>
        <table:table-row table:style-name="ro1">
          <table:table-cell office:value-type="float" office:value="6053.41903412" calcext:value-type="float">
            <text:p>6053.41903412</text:p>
          </table:table-cell>
          <table:table-cell office:value-type="float" office:value="12822" calcext:value-type="float">
            <text:p>12822</text:p>
          </table:table-cell>
          <table:table-cell table:formula="of:=[.B447]/[.A447]" office:value-type="float" office:value="2.11814181832267" calcext:value-type="float">
            <text:p>2.1181418183</text:p>
          </table:table-cell>
          <table:table-cell table:formula="of:=[.C447]^2" office:value-type="float" office:value="4.48652476252727" calcext:value-type="float">
            <text:p>4.4865247625</text:p>
          </table:table-cell>
          <table:table-cell table:number-columns-repeated="8"/>
        </table:table-row>
        <table:table-row table:style-name="ro1">
          <table:table-cell office:value-type="float" office:value="6701.99716633" calcext:value-type="float">
            <text:p>6701.99716633</text:p>
          </table:table-cell>
          <table:table-cell office:value-type="float" office:value="8158" calcext:value-type="float">
            <text:p>8158</text:p>
          </table:table-cell>
          <table:table-cell table:formula="of:=[.B448]/[.A448]" office:value-type="float" office:value="1.2172490971773" calcext:value-type="float">
            <text:p>1.2172490972</text:p>
          </table:table-cell>
          <table:table-cell table:formula="of:=[.C448]^2" office:value-type="float" office:value="1.48169536457895" calcext:value-type="float">
            <text:p>1.4816953646</text:p>
          </table:table-cell>
          <table:table-cell table:number-columns-repeated="8"/>
        </table:table-row>
        <table:table-row table:style-name="ro1">
          <table:table-cell office:value-type="float" office:value="6944.89307455" calcext:value-type="float">
            <text:p>6944.89307455</text:p>
          </table:table-cell>
          <table:table-cell office:value-type="float" office:value="18286" calcext:value-type="float">
            <text:p>18286</text:p>
          </table:table-cell>
          <table:table-cell table:formula="of:=[.B449]/[.A449]" office:value-type="float" office:value="2.63301390010023" calcext:value-type="float">
            <text:p>2.6330139001</text:p>
          </table:table-cell>
          <table:table-cell table:formula="of:=[.C449]^2" office:value-type="float" office:value="6.93276219812104" calcext:value-type="float">
            <text:p>6.9327621981</text:p>
          </table:table-cell>
          <table:table-cell table:number-columns-repeated="8"/>
        </table:table-row>
        <table:table-row table:style-name="ro1">
          <table:table-cell office:value-type="float" office:value="5636.32126087" calcext:value-type="float">
            <text:p>5636.32126087</text:p>
          </table:table-cell>
          <table:table-cell office:value-type="float" office:value="9115" calcext:value-type="float">
            <text:p>9115</text:p>
          </table:table-cell>
          <table:table-cell table:formula="of:=[.B450]/[.A450]" office:value-type="float" office:value="1.61718957776247" calcext:value-type="float">
            <text:p>1.6171895778</text:p>
          </table:table-cell>
          <table:table-cell table:formula="of:=[.C450]^2" office:value-type="float" office:value="2.61530213042356" calcext:value-type="float">
            <text:p>2.6153021304</text:p>
          </table:table-cell>
          <table:table-cell table:number-columns-repeated="8"/>
        </table:table-row>
        <table:table-row table:style-name="ro1">
          <table:table-cell office:value-type="float" office:value="10480.1519332" calcext:value-type="float">
            <text:p>10480.1519332</text:p>
          </table:table-cell>
          <table:table-cell office:value-type="float" office:value="15711" calcext:value-type="float">
            <text:p>15711</text:p>
          </table:table-cell>
          <table:table-cell table:formula="of:=[.B451]/[.A451]" office:value-type="float" office:value="1.4991194879751" calcext:value-type="float">
            <text:p>1.499119488</text:p>
          </table:table-cell>
          <table:table-cell table:formula="of:=[.C451]^2" office:value-type="float" office:value="2.24735923922671" calcext:value-type="float">
            <text:p>2.2473592392</text:p>
          </table:table-cell>
          <table:table-cell table:number-columns-repeated="8"/>
        </table:table-row>
        <table:table-row table:style-name="ro1">
          <table:table-cell office:value-type="float" office:value="11579.7222328" calcext:value-type="float">
            <text:p>11579.7222328</text:p>
          </table:table-cell>
          <table:table-cell office:value-type="float" office:value="17242" calcext:value-type="float">
            <text:p>17242</text:p>
          </table:table-cell>
          <table:table-cell table:formula="of:=[.B452]/[.A452]" office:value-type="float" office:value="1.48898217533762" calcext:value-type="float">
            <text:p>1.4889821753</text:p>
          </table:table-cell>
          <table:table-cell table:formula="of:=[.C452]^2" office:value-type="float" office:value="2.21706791847316" calcext:value-type="float">
            <text:p>2.2170679185</text:p>
          </table:table-cell>
          <table:table-cell table:number-columns-repeated="8"/>
        </table:table-row>
        <table:table-row table:style-name="ro1">
          <table:table-cell office:value-type="float" office:value="952.950232381" calcext:value-type="float">
            <text:p>952.950232381</text:p>
          </table:table-cell>
          <table:table-cell office:value-type="float" office:value="1326" calcext:value-type="float">
            <text:p>1326</text:p>
          </table:table-cell>
          <table:table-cell table:formula="of:=[.B453]/[.A453]" office:value-type="float" office:value="1.3914682581974" calcext:value-type="float">
            <text:p>1.3914682582</text:p>
          </table:table-cell>
          <table:table-cell table:formula="of:=[.C453]^2" office:value-type="float" office:value="1.93618391357091" calcext:value-type="float">
            <text:p>1.9361839136</text:p>
          </table:table-cell>
          <table:table-cell table:number-columns-repeated="8"/>
        </table:table-row>
        <table:table-row table:style-name="ro1">
          <table:table-cell office:value-type="float" office:value="3617.19142307" calcext:value-type="float">
            <text:p>3617.19142307</text:p>
          </table:table-cell>
          <table:table-cell office:value-type="float" office:value="4987" calcext:value-type="float">
            <text:p>4987</text:p>
          </table:table-cell>
          <table:table-cell table:formula="of:=[.B454]/[.A454]" office:value-type="float" office:value="1.37869396908152" calcext:value-type="float">
            <text:p>1.3786939691</text:p>
          </table:table-cell>
          <table:table-cell table:formula="of:=[.C454]^2" office:value-type="float" office:value="1.90079706038175" calcext:value-type="float">
            <text:p>1.9007970604</text:p>
          </table:table-cell>
          <table:table-cell table:number-columns-repeated="8"/>
        </table:table-row>
        <table:table-row table:style-name="ro1">
          <table:table-cell office:value-type="float" office:value="6486.62314804" calcext:value-type="float">
            <text:p>6486.62314804</text:p>
          </table:table-cell>
          <table:table-cell office:value-type="float" office:value="13767" calcext:value-type="float">
            <text:p>13767</text:p>
          </table:table-cell>
          <table:table-cell table:formula="of:=[.B455]/[.A455]" office:value-type="float" office:value="2.12236778456289" calcext:value-type="float">
            <text:p>2.1223677846</text:p>
          </table:table-cell>
          <table:table-cell table:formula="of:=[.C455]^2" office:value-type="float" office:value="4.50444501295038" calcext:value-type="float">
            <text:p>4.504445013</text:p>
          </table:table-cell>
          <table:table-cell table:number-columns-repeated="8"/>
        </table:table-row>
        <table:table-row table:style-name="ro1">
          <table:table-cell office:value-type="float" office:value="2112.15986534" calcext:value-type="float">
            <text:p>2112.15986534</text:p>
          </table:table-cell>
          <table:table-cell office:value-type="float" office:value="2769" calcext:value-type="float">
            <text:p>2769</text:p>
          </table:table-cell>
          <table:table-cell table:formula="of:=[.B456]/[.A456]" office:value-type="float" office:value="1.31098031235163" calcext:value-type="float">
            <text:p>1.3109803124</text:p>
          </table:table-cell>
          <table:table-cell table:formula="of:=[.C456]^2" office:value-type="float" office:value="1.71866937937357" calcext:value-type="float">
            <text:p>1.7186693794</text:p>
          </table:table-cell>
          <table:table-cell table:number-columns-repeated="8"/>
        </table:table-row>
        <table:table-row table:style-name="ro1">
          <table:table-cell office:value-type="float" office:value="7556.19864527" calcext:value-type="float">
            <text:p>7556.19864527</text:p>
          </table:table-cell>
          <table:table-cell office:value-type="float" office:value="12142" calcext:value-type="float">
            <text:p>12142</text:p>
          </table:table-cell>
          <table:table-cell table:formula="of:=[.B457]/[.A457]" office:value-type="float" office:value="1.60689264139457" calcext:value-type="float">
            <text:p>1.6068926414</text:p>
          </table:table-cell>
          <table:table-cell table:formula="of:=[.C457]^2" office:value-type="float" office:value="2.58210396096803" calcext:value-type="float">
            <text:p>2.582103961</text:p>
          </table:table-cell>
          <table:table-cell table:number-columns-repeated="8"/>
        </table:table-row>
        <table:table-row table:style-name="ro1">
          <table:table-cell office:value-type="float" office:value="3436.13650218" calcext:value-type="float">
            <text:p>3436.13650218</text:p>
          </table:table-cell>
          <table:table-cell office:value-type="float" office:value="4381" calcext:value-type="float">
            <text:p>4381</text:p>
          </table:table-cell>
          <table:table-cell table:formula="of:=[.B458]/[.A458]" office:value-type="float" office:value="1.27497845246269" calcext:value-type="float">
            <text:p>1.2749784525</text:p>
          </table:table-cell>
          <table:table-cell table:formula="of:=[.C458]^2" office:value-type="float" office:value="1.62557005424414" calcext:value-type="float">
            <text:p>1.6255700542</text:p>
          </table:table-cell>
          <table:table-cell table:number-columns-repeated="8"/>
        </table:table-row>
        <table:table-row table:style-name="ro1">
          <table:table-cell office:value-type="float" office:value="9013.4877458" calcext:value-type="float">
            <text:p>9013.4877458</text:p>
          </table:table-cell>
          <table:table-cell office:value-type="float" office:value="12928" calcext:value-type="float">
            <text:p>12928</text:p>
          </table:table-cell>
          <table:table-cell table:formula="of:=[.B459]/[.A459]" office:value-type="float" office:value="1.43429495491621" calcext:value-type="float">
            <text:p>1.4342949549</text:p>
          </table:table-cell>
          <table:table-cell table:formula="of:=[.C459]^2" office:value-type="float" office:value="2.05720201769809" calcext:value-type="float">
            <text:p>2.0572020177</text:p>
          </table:table-cell>
          <table:table-cell table:number-columns-repeated="8"/>
        </table:table-row>
        <table:table-row table:style-name="ro1">
          <table:table-cell office:value-type="float" office:value="8877.21894922" calcext:value-type="float">
            <text:p>8877.21894922</text:p>
          </table:table-cell>
          <table:table-cell office:value-type="float" office:value="16076" calcext:value-type="float">
            <text:p>16076</text:p>
          </table:table-cell>
          <table:table-cell table:formula="of:=[.B460]/[.A460]" office:value-type="float" office:value="1.81092750916237" calcext:value-type="float">
            <text:p>1.8109275092</text:p>
          </table:table-cell>
          <table:table-cell table:formula="of:=[.C460]^2" office:value-type="float" office:value="3.27945844344104" calcext:value-type="float">
            <text:p>3.2794584434</text:p>
          </table:table-cell>
          <table:table-cell table:number-columns-repeated="8"/>
        </table:table-row>
        <table:table-row table:style-name="ro1">
          <table:table-cell office:value-type="float" office:value="1693.35780195" calcext:value-type="float">
            <text:p>1693.35780195</text:p>
          </table:table-cell>
          <table:table-cell office:value-type="float" office:value="1970" calcext:value-type="float">
            <text:p>1970</text:p>
          </table:table-cell>
          <table:table-cell table:formula="of:=[.B461]/[.A461]" office:value-type="float" office:value="1.16336901612372" calcext:value-type="float">
            <text:p>1.1633690161</text:p>
          </table:table-cell>
          <table:table-cell table:formula="of:=[.C461]^2" office:value-type="float" office:value="1.35342746767668" calcext:value-type="float">
            <text:p>1.3534274677</text:p>
          </table:table-cell>
          <table:table-cell table:number-columns-repeated="8"/>
        </table:table-row>
        <table:table-row table:style-name="ro1">
          <table:table-cell office:value-type="float" office:value="8541.18466022" calcext:value-type="float">
            <text:p>8541.18466022</text:p>
          </table:table-cell>
          <table:table-cell office:value-type="float" office:value="12864" calcext:value-type="float">
            <text:p>12864</text:p>
          </table:table-cell>
          <table:table-cell table:formula="of:=[.B462]/[.A462]" office:value-type="float" office:value="1.50611425835496" calcext:value-type="float">
            <text:p>1.5061142584</text:p>
          </table:table-cell>
          <table:table-cell table:formula="of:=[.C462]^2" office:value-type="float" office:value="2.26838015922011" calcext:value-type="float">
            <text:p>2.2683801592</text:p>
          </table:table-cell>
          <table:table-cell table:number-columns-repeated="8"/>
        </table:table-row>
        <table:table-row table:style-name="ro1">
          <table:table-cell office:value-type="float" office:value="3284.67764811" calcext:value-type="float">
            <text:p>3284.67764811</text:p>
          </table:table-cell>
          <table:table-cell office:value-type="float" office:value="4649" calcext:value-type="float">
            <text:p>4649</text:p>
          </table:table-cell>
          <table:table-cell table:formula="of:=[.B463]/[.A463]" office:value-type="float" office:value="1.41535958716528" calcext:value-type="float">
            <text:p>1.4153595872</text:p>
          </table:table-cell>
          <table:table-cell table:formula="of:=[.C463]^2" office:value-type="float" office:value="2.00324276098068" calcext:value-type="float">
            <text:p>2.003242761</text:p>
          </table:table-cell>
          <table:table-cell table:number-columns-repeated="8"/>
        </table:table-row>
        <table:table-row table:style-name="ro1">
          <table:table-cell office:value-type="float" office:value="5529.91064975" calcext:value-type="float">
            <text:p>5529.91064975</text:p>
          </table:table-cell>
          <table:table-cell office:value-type="float" office:value="8972" calcext:value-type="float">
            <text:p>8972</text:p>
          </table:table-cell>
          <table:table-cell table:formula="of:=[.B464]/[.A464]" office:value-type="float" office:value="1.62244936098662" calcext:value-type="float">
            <text:p>1.622449361</text:p>
          </table:table-cell>
          <table:table-cell table:formula="of:=[.C464]^2" office:value-type="float" office:value="2.6323419289659" calcext:value-type="float">
            <text:p>2.632341929</text:p>
          </table:table-cell>
          <table:table-cell table:number-columns-repeated="8"/>
        </table:table-row>
        <table:table-row table:style-name="ro1">
          <table:table-cell office:value-type="float" office:value="4495.70335047" calcext:value-type="float">
            <text:p>4495.70335047</text:p>
          </table:table-cell>
          <table:table-cell office:value-type="float" office:value="8000" calcext:value-type="float">
            <text:p>8000</text:p>
          </table:table-cell>
          <table:table-cell table:formula="of:=[.B465]/[.A465]" office:value-type="float" office:value="1.77947684185249" calcext:value-type="float">
            <text:p>1.7794768419</text:p>
          </table:table-cell>
          <table:table-cell table:formula="of:=[.C465]^2" office:value-type="float" office:value="3.1665378306893" calcext:value-type="float">
            <text:p>3.1665378307</text:p>
          </table:table-cell>
          <table:table-cell table:number-columns-repeated="8"/>
        </table:table-row>
        <table:table-row table:style-name="ro1">
          <table:table-cell office:value-type="float" office:value="1951.53478089" calcext:value-type="float">
            <text:p>1951.53478089</text:p>
          </table:table-cell>
          <table:table-cell office:value-type="float" office:value="2992" calcext:value-type="float">
            <text:p>2992</text:p>
          </table:table-cell>
          <table:table-cell table:formula="of:=[.B466]/[.A466]" office:value-type="float" office:value="1.53315228060424" calcext:value-type="float">
            <text:p>1.5331522806</text:p>
          </table:table-cell>
          <table:table-cell table:formula="of:=[.C466]^2" office:value-type="float" office:value="2.35055591552198" calcext:value-type="float">
            <text:p>2.3505559155</text:p>
          </table:table-cell>
          <table:table-cell table:number-columns-repeated="8"/>
        </table:table-row>
        <table:table-row table:style-name="ro1">
          <table:table-cell office:value-type="float" office:value="2657.30596584" calcext:value-type="float">
            <text:p>2657.30596584</text:p>
          </table:table-cell>
          <table:table-cell office:value-type="float" office:value="4816" calcext:value-type="float">
            <text:p>4816</text:p>
          </table:table-cell>
          <table:table-cell table:formula="of:=[.B467]/[.A467]" office:value-type="float" office:value="1.81236186645809" calcext:value-type="float">
            <text:p>1.8123618665</text:p>
          </table:table-cell>
          <table:table-cell table:formula="of:=[.C467]^2" office:value-type="float" office:value="3.28465553499145" calcext:value-type="float">
            <text:p>3.284655535</text:p>
          </table:table-cell>
          <table:table-cell table:number-columns-repeated="8"/>
        </table:table-row>
        <table:table-row table:style-name="ro1">
          <table:table-cell office:value-type="float" office:value="3116.2655086" calcext:value-type="float">
            <text:p>3116.2655086</text:p>
          </table:table-cell>
          <table:table-cell office:value-type="float" office:value="4812" calcext:value-type="float">
            <text:p>4812</text:p>
          </table:table-cell>
          <table:table-cell table:formula="of:=[.B468]/[.A468]" office:value-type="float" office:value="1.54415597346255" calcext:value-type="float">
            <text:p>1.5441559735</text:p>
          </table:table-cell>
          <table:table-cell table:formula="of:=[.C468]^2" office:value-type="float" office:value="2.38441767038007" calcext:value-type="float">
            <text:p>2.3844176704</text:p>
          </table:table-cell>
          <table:table-cell table:number-columns-repeated="8"/>
        </table:table-row>
        <table:table-row table:style-name="ro1">
          <table:table-cell office:value-type="float" office:value="8854.22072275" calcext:value-type="float">
            <text:p>8854.22072275</text:p>
          </table:table-cell>
          <table:table-cell office:value-type="float" office:value="10281" calcext:value-type="float">
            <text:p>10281</text:p>
          </table:table-cell>
          <table:table-cell table:formula="of:=[.B469]/[.A469]" office:value-type="float" office:value="1.16114114634437" calcext:value-type="float">
            <text:p>1.1611411463</text:p>
          </table:table-cell>
          <table:table-cell table:formula="of:=[.C469]^2" office:value-type="float" office:value="1.34824876173391" calcext:value-type="float">
            <text:p>1.3482487617</text:p>
          </table:table-cell>
          <table:table-cell table:number-columns-repeated="8"/>
        </table:table-row>
        <table:table-row table:style-name="ro1">
          <table:table-cell office:value-type="float" office:value="6661.7442821" calcext:value-type="float">
            <text:p>6661.7442821</text:p>
          </table:table-cell>
          <table:table-cell office:value-type="float" office:value="12898" calcext:value-type="float">
            <text:p>12898</text:p>
          </table:table-cell>
          <table:table-cell table:formula="of:=[.B470]/[.A470]" office:value-type="float" office:value="1.93612955613693" calcext:value-type="float">
            <text:p>1.9361295561</text:p>
          </table:table-cell>
          <table:table-cell table:formula="of:=[.C470]^2" office:value-type="float" office:value="3.74859765814698" calcext:value-type="float">
            <text:p>3.7485976581</text:p>
          </table:table-cell>
          <table:table-cell table:number-columns-repeated="8"/>
        </table:table-row>
        <table:table-row table:style-name="ro1">
          <table:table-cell office:value-type="float" office:value="4516.02761976" calcext:value-type="float">
            <text:p>4516.02761976</text:p>
          </table:table-cell>
          <table:table-cell office:value-type="float" office:value="5314" calcext:value-type="float">
            <text:p>5314</text:p>
          </table:table-cell>
          <table:table-cell table:formula="of:=[.B471]/[.A471]" office:value-type="float" office:value="1.17669785205663" calcext:value-type="float">
            <text:p>1.1766978521</text:p>
          </table:table-cell>
          <table:table-cell table:formula="of:=[.C471]^2" office:value-type="float" office:value="1.38461783503468" calcext:value-type="float">
            <text:p>1.384617835</text:p>
          </table:table-cell>
          <table:table-cell table:number-columns-repeated="8"/>
        </table:table-row>
        <table:table-row table:style-name="ro1">
          <table:table-cell office:value-type="float" office:value="2153.5531713" calcext:value-type="float">
            <text:p>2153.5531713</text:p>
          </table:table-cell>
          <table:table-cell office:value-type="float" office:value="2695" calcext:value-type="float">
            <text:p>2695</text:p>
          </table:table-cell>
          <table:table-cell table:formula="of:=[.B472]/[.A472]" office:value-type="float" office:value="1.25142022770357" calcext:value-type="float">
            <text:p>1.2514202277</text:p>
          </table:table-cell>
          <table:table-cell table:formula="of:=[.C472]^2" office:value-type="float" office:value="1.56605258630566" calcext:value-type="float">
            <text:p>1.5660525863</text:p>
          </table:table-cell>
          <table:table-cell table:number-columns-repeated="8"/>
        </table:table-row>
        <table:table-row table:style-name="ro1">
          <table:table-cell office:value-type="float" office:value="1399.29861464" calcext:value-type="float">
            <text:p>1399.29861464</text:p>
          </table:table-cell>
          <table:table-cell office:value-type="float" office:value="3007" calcext:value-type="float">
            <text:p>3007</text:p>
          </table:table-cell>
          <table:table-cell table:formula="of:=[.B473]/[.A473]" office:value-type="float" office:value="2.14893373618727" calcext:value-type="float">
            <text:p>2.1489337362</text:p>
          </table:table-cell>
          <table:table-cell table:formula="of:=[.C473]^2" office:value-type="float" office:value="4.61791620252376" calcext:value-type="float">
            <text:p>4.6179162025</text:p>
          </table:table-cell>
          <table:table-cell table:number-columns-repeated="8"/>
        </table:table-row>
        <table:table-row table:style-name="ro1">
          <table:table-cell office:value-type="float" office:value="4800.46102047" calcext:value-type="float">
            <text:p>4800.46102047</text:p>
          </table:table-cell>
          <table:table-cell office:value-type="float" office:value="6357" calcext:value-type="float">
            <text:p>6357</text:p>
          </table:table-cell>
          <table:table-cell table:formula="of:=[.B474]/[.A474]" office:value-type="float" office:value="1.32424781138575" calcext:value-type="float">
            <text:p>1.3242478114</text:p>
          </table:table-cell>
          <table:table-cell table:formula="of:=[.C474]^2" office:value-type="float" office:value="1.75363226595995" calcext:value-type="float">
            <text:p>1.753632266</text:p>
          </table:table-cell>
          <table:table-cell table:number-columns-repeated="8"/>
        </table:table-row>
        <table:table-row table:style-name="ro1">
          <table:table-cell office:value-type="float" office:value="7996.3235343" calcext:value-type="float">
            <text:p>7996.3235343</text:p>
          </table:table-cell>
          <table:table-cell office:value-type="float" office:value="10005" calcext:value-type="float">
            <text:p>10005</text:p>
          </table:table-cell>
          <table:table-cell table:formula="of:=[.B475]/[.A475]" office:value-type="float" office:value="1.25119999923513" calcext:value-type="float">
            <text:p>1.2511999992</text:p>
          </table:table-cell>
          <table:table-cell table:formula="of:=[.C475]^2" office:value-type="float" office:value="1.56550143808599" calcext:value-type="float">
            <text:p>1.5655014381</text:p>
          </table:table-cell>
          <table:table-cell table:number-columns-repeated="8"/>
        </table:table-row>
        <table:table-row table:style-name="ro1">
          <table:table-cell office:value-type="float" office:value="8602.97889722" calcext:value-type="float">
            <text:p>8602.97889722</text:p>
          </table:table-cell>
          <table:table-cell office:value-type="float" office:value="15064" calcext:value-type="float">
            <text:p>15064</text:p>
          </table:table-cell>
          <table:table-cell table:formula="of:=[.B476]/[.A476]" office:value-type="float" office:value="1.75102138224096" calcext:value-type="float">
            <text:p>1.7510213822</text:p>
          </table:table-cell>
          <table:table-cell table:formula="of:=[.C476]^2" office:value-type="float" office:value="3.06607588106505" calcext:value-type="float">
            <text:p>3.0660758811</text:p>
          </table:table-cell>
          <table:table-cell table:number-columns-repeated="8"/>
        </table:table-row>
        <table:table-row table:style-name="ro1">
          <table:table-cell office:value-type="float" office:value="4905.76349526" calcext:value-type="float">
            <text:p>4905.76349526</text:p>
          </table:table-cell>
          <table:table-cell office:value-type="float" office:value="5218" calcext:value-type="float">
            <text:p>5218</text:p>
          </table:table-cell>
          <table:table-cell table:formula="of:=[.B477]/[.A477]" office:value-type="float" office:value="1.06364687271241" calcext:value-type="float">
            <text:p>1.0636468727</text:p>
          </table:table-cell>
          <table:table-cell table:formula="of:=[.C477]^2" office:value-type="float" office:value="1.13134466983089" calcext:value-type="float">
            <text:p>1.1313446698</text:p>
          </table:table-cell>
          <table:table-cell table:number-columns-repeated="8"/>
        </table:table-row>
        <table:table-row table:style-name="ro1">
          <table:table-cell office:value-type="float" office:value="6581.21981318" calcext:value-type="float">
            <text:p>6581.21981318</text:p>
          </table:table-cell>
          <table:table-cell office:value-type="float" office:value="13956" calcext:value-type="float">
            <text:p>13956</text:p>
          </table:table-cell>
          <table:table-cell table:formula="of:=[.B478]/[.A478]" office:value-type="float" office:value="2.12057952722545" calcext:value-type="float">
            <text:p>2.1205795272</text:p>
          </table:table-cell>
          <table:table-cell table:formula="of:=[.C478]^2" office:value-type="float" office:value="4.49685753128771" calcext:value-type="float">
            <text:p>4.4968575313</text:p>
          </table:table-cell>
          <table:table-cell table:number-columns-repeated="8"/>
        </table:table-row>
        <table:table-row table:style-name="ro1">
          <table:table-cell office:value-type="float" office:value="5795.17870401" calcext:value-type="float">
            <text:p>5795.17870401</text:p>
          </table:table-cell>
          <table:table-cell office:value-type="float" office:value="18128" calcext:value-type="float">
            <text:p>18128</text:p>
          </table:table-cell>
          <table:table-cell table:formula="of:=[.B479]/[.A479]" office:value-type="float" office:value="3.12811751386653" calcext:value-type="float">
            <text:p>3.1281175139</text:p>
          </table:table-cell>
          <table:table-cell table:formula="of:=[.C479]^2" office:value-type="float" office:value="9.7851191805585" calcext:value-type="float">
            <text:p>9.7851191806</text:p>
          </table:table-cell>
          <table:table-cell table:number-columns-repeated="8"/>
        </table:table-row>
        <table:table-row table:style-name="ro1">
          <table:table-cell office:value-type="float" office:value="2583.25837153" calcext:value-type="float">
            <text:p>2583.25837153</text:p>
          </table:table-cell>
          <table:table-cell office:value-type="float" office:value="3147" calcext:value-type="float">
            <text:p>3147</text:p>
          </table:table-cell>
          <table:table-cell table:formula="of:=[.B480]/[.A480]" office:value-type="float" office:value="1.21822889831036" calcext:value-type="float">
            <text:p>1.2182288983</text:p>
          </table:table-cell>
          <table:table-cell table:formula="of:=[.C480]^2" office:value-type="float" office:value="1.48408164867847" calcext:value-type="float">
            <text:p>1.4840816487</text:p>
          </table:table-cell>
          <table:table-cell table:number-columns-repeated="8"/>
        </table:table-row>
        <table:table-row table:style-name="ro1">
          <table:table-cell office:value-type="float" office:value="6942.85791236" calcext:value-type="float">
            <text:p>6942.85791236</text:p>
          </table:table-cell>
          <table:table-cell office:value-type="float" office:value="14363" calcext:value-type="float">
            <text:p>14363</text:p>
          </table:table-cell>
          <table:table-cell table:formula="of:=[.B481]/[.A481]" office:value-type="float" office:value="2.06874462668036" calcext:value-type="float">
            <text:p>2.0687446267</text:p>
          </table:table-cell>
          <table:table-cell table:formula="of:=[.C481]^2" office:value-type="float" office:value="4.27970433041888" calcext:value-type="float">
            <text:p>4.2797043304</text:p>
          </table:table-cell>
          <table:table-cell table:number-columns-repeated="8"/>
        </table:table-row>
        <table:table-row table:style-name="ro1">
          <table:table-cell office:value-type="float" office:value="4491.1294758" calcext:value-type="float">
            <text:p>4491.1294758</text:p>
          </table:table-cell>
          <table:table-cell office:value-type="float" office:value="5835" calcext:value-type="float">
            <text:p>5835</text:p>
          </table:table-cell>
          <table:table-cell table:formula="of:=[.B482]/[.A482]" office:value-type="float" office:value="1.29922774024693" calcext:value-type="float">
            <text:p>1.2992277402</text:p>
          </table:table-cell>
          <table:table-cell table:formula="of:=[.C482]^2" office:value-type="float" office:value="1.68799272102714" calcext:value-type="float">
            <text:p>1.687992721</text:p>
          </table:table-cell>
          <table:table-cell table:number-columns-repeated="8"/>
        </table:table-row>
        <table:table-row table:style-name="ro1">
          <table:table-cell office:value-type="float" office:value="6552.59800252" calcext:value-type="float">
            <text:p>6552.59800252</text:p>
          </table:table-cell>
          <table:table-cell office:value-type="float" office:value="7566" calcext:value-type="float">
            <text:p>7566</text:p>
          </table:table-cell>
          <table:table-cell table:formula="of:=[.B483]/[.A483]" office:value-type="float" office:value="1.1546565190006" calcext:value-type="float">
            <text:p>1.154656519</text:p>
          </table:table-cell>
          <table:table-cell table:formula="of:=[.C483]^2" office:value-type="float" office:value="1.33323167687057" calcext:value-type="float">
            <text:p>1.3332316769</text:p>
          </table:table-cell>
          <table:table-cell table:number-columns-repeated="8"/>
        </table:table-row>
        <table:table-row table:style-name="ro1">
          <table:table-cell office:value-type="float" office:value="10832.0309904" calcext:value-type="float">
            <text:p>10832.0309904</text:p>
          </table:table-cell>
          <table:table-cell office:value-type="float" office:value="16941" calcext:value-type="float">
            <text:p>16941</text:p>
          </table:table-cell>
          <table:table-cell table:formula="of:=[.B484]/[.A484]" office:value-type="float" office:value="1.56397263034182" calcext:value-type="float">
            <text:p>1.5639726303</text:p>
          </table:table-cell>
          <table:table-cell table:formula="of:=[.C484]^2" office:value-type="float" office:value="2.44601038845831" calcext:value-type="float">
            <text:p>2.4460103885</text:p>
          </table:table-cell>
          <table:table-cell table:number-columns-repeated="8"/>
        </table:table-row>
        <table:table-row table:style-name="ro1">
          <table:table-cell office:value-type="float" office:value="1728.64694005" calcext:value-type="float">
            <text:p>1728.64694005</text:p>
          </table:table-cell>
          <table:table-cell office:value-type="float" office:value="2332" calcext:value-type="float">
            <text:p>2332</text:p>
          </table:table-cell>
          <table:table-cell table:formula="of:=[.B485]/[.A485]" office:value-type="float" office:value="1.34903197753762" calcext:value-type="float">
            <text:p>1.3490319775</text:p>
          </table:table-cell>
          <table:table-cell table:formula="of:=[.C485]^2" office:value-type="float" office:value="1.81988727641905" calcext:value-type="float">
            <text:p>1.8198872764</text:p>
          </table:table-cell>
          <table:table-cell table:number-columns-repeated="8"/>
        </table:table-row>
        <table:table-row table:style-name="ro1">
          <table:table-cell office:value-type="float" office:value="6972.70339739" calcext:value-type="float">
            <text:p>6972.70339739</text:p>
          </table:table-cell>
          <table:table-cell office:value-type="float" office:value="7762" calcext:value-type="float">
            <text:p>7762</text:p>
          </table:table-cell>
          <table:table-cell table:formula="of:=[.B486]/[.A486]" office:value-type="float" office:value="1.11319807506877" calcext:value-type="float">
            <text:p>1.1131980751</text:p>
          </table:table-cell>
          <table:table-cell table:formula="of:=[.C486]^2" office:value-type="float" office:value="1.23920995433681" calcext:value-type="float">
            <text:p>1.2392099543</text:p>
          </table:table-cell>
          <table:table-cell table:number-columns-repeated="8"/>
        </table:table-row>
        <table:table-row table:style-name="ro1">
          <table:table-cell office:value-type="float" office:value="5356.93537938" calcext:value-type="float">
            <text:p>5356.93537938</text:p>
          </table:table-cell>
          <table:table-cell office:value-type="float" office:value="8933" calcext:value-type="float">
            <text:p>8933</text:p>
          </table:table-cell>
          <table:table-cell table:formula="of:=[.B487]/[.A487]" office:value-type="float" office:value="1.66755791648804" calcext:value-type="float">
            <text:p>1.6675579165</text:p>
          </table:table-cell>
          <table:table-cell table:formula="of:=[.C487]^2" office:value-type="float" office:value="2.78074940484194" calcext:value-type="float">
            <text:p>2.7807494048</text:p>
          </table:table-cell>
          <table:table-cell table:number-columns-repeated="8"/>
        </table:table-row>
        <table:table-row table:style-name="ro1">
          <table:table-cell office:value-type="float" office:value="9782.02103343" calcext:value-type="float">
            <text:p>9782.02103343</text:p>
          </table:table-cell>
          <table:table-cell office:value-type="float" office:value="11695" calcext:value-type="float">
            <text:p>11695</text:p>
          </table:table-cell>
          <table:table-cell table:formula="of:=[.B488]/[.A488]" office:value-type="float" office:value="1.19556070877709" calcext:value-type="float">
            <text:p>1.1955607088</text:p>
          </table:table-cell>
          <table:table-cell table:formula="of:=[.C488]^2" office:value-type="float" office:value="1.42936540837158" calcext:value-type="float">
            <text:p>1.4293654084</text:p>
          </table:table-cell>
          <table:table-cell table:number-columns-repeated="8"/>
        </table:table-row>
        <table:table-row table:style-name="ro1">
          <table:table-cell office:value-type="float" office:value="2682.37467523" calcext:value-type="float">
            <text:p>2682.37467523</text:p>
          </table:table-cell>
          <table:table-cell office:value-type="float" office:value="4717" calcext:value-type="float">
            <text:p>4717</text:p>
          </table:table-cell>
          <table:table-cell table:formula="of:=[.B489]/[.A489]" office:value-type="float" office:value="1.75851645318548" calcext:value-type="float">
            <text:p>1.7585164532</text:p>
          </table:table-cell>
          <table:table-cell table:formula="of:=[.C489]^2" office:value-type="float" office:value="3.09238011612402" calcext:value-type="float">
            <text:p>3.0923801161</text:p>
          </table:table-cell>
          <table:table-cell table:number-columns-repeated="8"/>
        </table:table-row>
        <table:table-row table:style-name="ro1">
          <table:table-cell office:value-type="float" office:value="7264.94161856" calcext:value-type="float">
            <text:p>7264.94161856</text:p>
          </table:table-cell>
          <table:table-cell office:value-type="float" office:value="10051" calcext:value-type="float">
            <text:p>10051</text:p>
          </table:table-cell>
          <table:table-cell table:formula="of:=[.B490]/[.A490]" office:value-type="float" office:value="1.3834935678385" calcext:value-type="float">
            <text:p>1.3834935678</text:p>
          </table:table-cell>
          <table:table-cell table:formula="of:=[.C490]^2" office:value-type="float" office:value="1.91405445225051" calcext:value-type="float">
            <text:p>1.9140544523</text:p>
          </table:table-cell>
          <table:table-cell table:number-columns-repeated="8"/>
        </table:table-row>
        <table:table-row table:style-name="ro1">
          <table:table-cell office:value-type="float" office:value="2061.25471963" calcext:value-type="float">
            <text:p>2061.25471963</text:p>
          </table:table-cell>
          <table:table-cell office:value-type="float" office:value="2723" calcext:value-type="float">
            <text:p>2723</text:p>
          </table:table-cell>
          <table:table-cell table:formula="of:=[.B491]/[.A491]" office:value-type="float" office:value="1.32104003162151" calcext:value-type="float">
            <text:p>1.3210400316</text:p>
          </table:table-cell>
          <table:table-cell table:formula="of:=[.C491]^2" office:value-type="float" office:value="1.74514676514656" calcext:value-type="float">
            <text:p>1.7451467651</text:p>
          </table:table-cell>
          <table:table-cell table:number-columns-repeated="8"/>
        </table:table-row>
        <table:table-row table:style-name="ro1">
          <table:table-cell office:value-type="float" office:value="3259.32229075" calcext:value-type="float">
            <text:p>3259.32229075</text:p>
          </table:table-cell>
          <table:table-cell office:value-type="float" office:value="6813" calcext:value-type="float">
            <text:p>6813</text:p>
          </table:table-cell>
          <table:table-cell table:formula="of:=[.B492]/[.A492]" office:value-type="float" office:value="2.09031184775295" calcext:value-type="float">
            <text:p>2.0903118478</text:p>
          </table:table-cell>
          <table:table-cell table:formula="of:=[.C492]^2" office:value-type="float" office:value="4.36940362085634" calcext:value-type="float">
            <text:p>4.3694036209</text:p>
          </table:table-cell>
          <table:table-cell table:number-columns-repeated="8"/>
        </table:table-row>
        <table:table-row table:style-name="ro1">
          <table:table-cell office:value-type="float" office:value="4702.89713613" calcext:value-type="float">
            <text:p>4702.89713613</text:p>
          </table:table-cell>
          <table:table-cell office:value-type="float" office:value="5912" calcext:value-type="float">
            <text:p>5912</text:p>
          </table:table-cell>
          <table:table-cell table:formula="of:=[.B493]/[.A493]" office:value-type="float" office:value="1.25709745054406" calcext:value-type="float">
            <text:p>1.2570974505</text:p>
          </table:table-cell>
          <table:table-cell table:formula="of:=[.C493]^2" office:value-type="float" office:value="1.58029400016438" calcext:value-type="float">
            <text:p>1.5802940002</text:p>
          </table:table-cell>
          <table:table-cell table:number-columns-repeated="8"/>
        </table:table-row>
        <table:table-row table:style-name="ro1">
          <table:table-cell office:value-type="float" office:value="7714.69355047" calcext:value-type="float">
            <text:p>7714.69355047</text:p>
          </table:table-cell>
          <table:table-cell office:value-type="float" office:value="12676" calcext:value-type="float">
            <text:p>12676</text:p>
          </table:table-cell>
          <table:table-cell table:formula="of:=[.B494]/[.A494]" office:value-type="float" office:value="1.64309831843259" calcext:value-type="float">
            <text:p>1.6430983184</text:p>
          </table:table-cell>
          <table:table-cell table:formula="of:=[.C494]^2" office:value-type="float" office:value="2.699772084036" calcext:value-type="float">
            <text:p>2.699772084</text:p>
          </table:table-cell>
          <table:table-cell table:number-columns-repeated="8"/>
        </table:table-row>
        <table:table-row table:style-name="ro1">
          <table:table-cell office:value-type="float" office:value="4619.45194623" calcext:value-type="float">
            <text:p>4619.45194623</text:p>
          </table:table-cell>
          <table:table-cell office:value-type="float" office:value="5936" calcext:value-type="float">
            <text:p>5936</text:p>
          </table:table-cell>
          <table:table-cell table:formula="of:=[.B495]/[.A495]" office:value-type="float" office:value="1.28500091982653" calcext:value-type="float">
            <text:p>1.2850009198</text:p>
          </table:table-cell>
          <table:table-cell table:formula="of:=[.C495]^2" office:value-type="float" office:value="1.65122736395503" calcext:value-type="float">
            <text:p>1.651227364</text:p>
          </table:table-cell>
          <table:table-cell table:number-columns-repeated="8"/>
        </table:table-row>
        <table:table-row table:style-name="ro1">
          <table:table-cell office:value-type="float" office:value="6789.74649848" calcext:value-type="float">
            <text:p>6789.74649848</text:p>
          </table:table-cell>
          <table:table-cell office:value-type="float" office:value="7989" calcext:value-type="float">
            <text:p>7989</text:p>
          </table:table-cell>
          <table:table-cell table:formula="of:=[.B496]/[.A496]" office:value-type="float" office:value="1.17662713943569" calcext:value-type="float">
            <text:p>1.1766271394</text:p>
          </table:table-cell>
          <table:table-cell table:formula="of:=[.C496]^2" office:value-type="float" office:value="1.38445142525661" calcext:value-type="float">
            <text:p>1.3844514253</text:p>
          </table:table-cell>
          <table:table-cell table:number-columns-repeated="8"/>
        </table:table-row>
        <table:table-row table:style-name="ro1">
          <table:table-cell office:value-type="float" office:value="10037.1176866" calcext:value-type="float">
            <text:p>10037.1176866</text:p>
          </table:table-cell>
          <table:table-cell office:value-type="float" office:value="18127" calcext:value-type="float">
            <text:p>18127</text:p>
          </table:table-cell>
          <table:table-cell table:formula="of:=[.B497]/[.A497]" office:value-type="float" office:value="1.80599655857382" calcext:value-type="float">
            <text:p>1.8059965586</text:p>
          </table:table-cell>
          <table:table-cell table:formula="of:=[.C497]^2" office:value-type="float" office:value="3.26162356958047" calcext:value-type="float">
            <text:p>3.2616235696</text:p>
          </table:table-cell>
          <table:table-cell table:number-columns-repeated="8"/>
        </table:table-row>
        <table:table-row table:style-name="ro1">
          <table:table-cell office:value-type="float" office:value="2466.01170439" calcext:value-type="float">
            <text:p>2466.01170439</text:p>
          </table:table-cell>
          <table:table-cell office:value-type="float" office:value="2574" calcext:value-type="float">
            <text:p>2574</text:p>
          </table:table-cell>
          <table:table-cell table:formula="of:=[.B498]/[.A498]" office:value-type="float" office:value="1.04379066628831" calcext:value-type="float">
            <text:p>1.0437906663</text:p>
          </table:table-cell>
          <table:table-cell table:formula="of:=[.C498]^2" office:value-type="float" office:value="1.08949895503059" calcext:value-type="float">
            <text:p>1.089498955</text:p>
          </table:table-cell>
          <table:table-cell table:number-columns-repeated="8"/>
        </table:table-row>
        <table:table-row table:style-name="ro1">
          <table:table-cell office:value-type="float" office:value="4605.2465518" calcext:value-type="float">
            <text:p>4605.2465518</text:p>
          </table:table-cell>
          <table:table-cell office:value-type="float" office:value="5487" calcext:value-type="float">
            <text:p>5487</text:p>
          </table:table-cell>
          <table:table-cell table:formula="of:=[.B499]/[.A499]" office:value-type="float" office:value="1.19146715344814" calcext:value-type="float">
            <text:p>1.1914671534</text:p>
          </table:table-cell>
          <table:table-cell table:formula="of:=[.C499]^2" office:value-type="float" office:value="1.41959397774581" calcext:value-type="float">
            <text:p>1.4195939777</text:p>
          </table:table-cell>
          <table:table-cell table:number-columns-repeated="8"/>
        </table:table-row>
        <table:table-row table:style-name="ro1">
          <table:table-cell office:value-type="float" office:value="6101.02821518" calcext:value-type="float">
            <text:p>6101.02821518</text:p>
          </table:table-cell>
          <table:table-cell office:value-type="float" office:value="8424" calcext:value-type="float">
            <text:p>8424</text:p>
          </table:table-cell>
          <table:table-cell table:formula="of:=[.B500]/[.A500]" office:value-type="float" office:value="1.38075086737678" calcext:value-type="float">
            <text:p>1.3807508674</text:p>
          </table:table-cell>
          <table:table-cell table:formula="of:=[.C500]^2" office:value-type="float" office:value="1.90647295776173" calcext:value-type="float">
            <text:p>1.9064729578</text:p>
          </table:table-cell>
          <table:table-cell table:number-columns-repeated="8"/>
        </table:table-row>
        <table:table-row table:style-name="ro1">
          <table:table-cell office:value-type="float" office:value="6753.74902006" calcext:value-type="float">
            <text:p>6753.74902006</text:p>
          </table:table-cell>
          <table:table-cell office:value-type="float" office:value="9369" calcext:value-type="float">
            <text:p>9369</text:p>
          </table:table-cell>
          <table:table-cell table:formula="of:=[.B501]/[.A501]" office:value-type="float" office:value="1.38722951832711" calcext:value-type="float">
            <text:p>1.3872295183</text:p>
          </table:table-cell>
          <table:table-cell table:formula="of:=[.C501]^2" office:value-type="float" office:value="1.92440573651806" calcext:value-type="float">
            <text:p>1.9244057365</text:p>
          </table:table-cell>
          <table:table-cell table:number-columns-repeated="8"/>
        </table:table-row>
        <table:table-row table:style-name="ro1">
          <table:table-cell office:value-type="float" office:value="3951.37491198" calcext:value-type="float">
            <text:p>3951.37491198</text:p>
          </table:table-cell>
          <table:table-cell office:value-type="float" office:value="4770" calcext:value-type="float">
            <text:p>4770</text:p>
          </table:table-cell>
          <table:table-cell table:formula="of:=[.B502]/[.A502]" office:value-type="float" office:value="1.20717474455234" calcext:value-type="float">
            <text:p>1.2071747446</text:p>
          </table:table-cell>
          <table:table-cell table:formula="of:=[.C502]^2" office:value-type="float" office:value="1.45727086388502" calcext:value-type="float">
            <text:p>1.4572708639</text:p>
          </table:table-cell>
          <table:table-cell table:number-columns-repeated="8"/>
        </table:table-row>
        <table:table-row table:style-name="ro1">
          <table:table-cell office:value-type="float" office:value="4678.24362666" calcext:value-type="float">
            <text:p>4678.24362666</text:p>
          </table:table-cell>
          <table:table-cell office:value-type="float" office:value="5991" calcext:value-type="float">
            <text:p>5991</text:p>
          </table:table-cell>
          <table:table-cell table:formula="of:=[.B503]/[.A503]" office:value-type="float" office:value="1.28060880922468" calcext:value-type="float">
            <text:p>1.2806088092</text:p>
          </table:table-cell>
          <table:table-cell table:formula="of:=[.C503]^2" office:value-type="float" office:value="1.63995892226385" calcext:value-type="float">
            <text:p>1.6399589223</text:p>
          </table:table-cell>
          <table:table-cell table:number-columns-repeated="8"/>
        </table:table-row>
        <table:table-row table:style-name="ro1">
          <table:table-cell office:value-type="float" office:value="7350.26628803" calcext:value-type="float">
            <text:p>7350.26628803</text:p>
          </table:table-cell>
          <table:table-cell office:value-type="float" office:value="13645" calcext:value-type="float">
            <text:p>13645</text:p>
          </table:table-cell>
          <table:table-cell table:formula="of:=[.B504]/[.A504]" office:value-type="float" office:value="1.85639532845511" calcext:value-type="float">
            <text:p>1.8563953285</text:p>
          </table:table-cell>
          <table:table-cell table:formula="of:=[.C504]^2" office:value-type="float" office:value="3.44620361550997" calcext:value-type="float">
            <text:p>3.4462036155</text:p>
          </table:table-cell>
          <table:table-cell table:number-columns-repeated="8"/>
        </table:table-row>
        <table:table-row table:style-name="ro1">
          <table:table-cell office:value-type="float" office:value="987.109211609" calcext:value-type="float">
            <text:p>987.109211609</text:p>
          </table:table-cell>
          <table:table-cell office:value-type="float" office:value="1328" calcext:value-type="float">
            <text:p>1328</text:p>
          </table:table-cell>
          <table:table-cell table:formula="of:=[.B505]/[.A505]" office:value-type="float" office:value="1.34534252581368" calcext:value-type="float">
            <text:p>1.3453425258</text:p>
          </table:table-cell>
          <table:table-cell table:formula="of:=[.C505]^2" office:value-type="float" office:value="1.80994651176273" calcext:value-type="float">
            <text:p>1.8099465118</text:p>
          </table:table-cell>
          <table:table-cell table:number-columns-repeated="8"/>
        </table:table-row>
        <table:table-row table:style-name="ro1">
          <table:table-cell office:value-type="float" office:value="6275.78010105" calcext:value-type="float">
            <text:p>6275.78010105</text:p>
          </table:table-cell>
          <table:table-cell office:value-type="float" office:value="8273" calcext:value-type="float">
            <text:p>8273</text:p>
          </table:table-cell>
          <table:table-cell table:formula="of:=[.B506]/[.A506]" office:value-type="float" office:value="1.31824249205543" calcext:value-type="float">
            <text:p>1.3182424921</text:p>
          </table:table-cell>
          <table:table-cell table:formula="of:=[.C506]^2" office:value-type="float" office:value="1.7377632678605" calcext:value-type="float">
            <text:p>1.7377632679</text:p>
          </table:table-cell>
          <table:table-cell table:number-columns-repeated="8"/>
        </table:table-row>
        <table:table-row table:style-name="ro1">
          <table:table-cell office:value-type="float" office:value="4686.12612654" calcext:value-type="float">
            <text:p>4686.12612654</text:p>
          </table:table-cell>
          <table:table-cell office:value-type="float" office:value="5685" calcext:value-type="float">
            <text:p>5685</text:p>
          </table:table-cell>
          <table:table-cell table:formula="of:=[.B507]/[.A507]" office:value-type="float" office:value="1.21315556741054" calcext:value-type="float">
            <text:p>1.2131555674</text:p>
          </table:table-cell>
          <table:table-cell table:formula="of:=[.C507]^2" office:value-type="float" office:value="1.4717464307392" calcext:value-type="float">
            <text:p>1.4717464307</text:p>
          </table:table-cell>
          <table:table-cell table:number-columns-repeated="8"/>
        </table:table-row>
        <table:table-row table:style-name="ro1">
          <table:table-cell office:value-type="float" office:value="4436.69048371" calcext:value-type="float">
            <text:p>4436.69048371</text:p>
          </table:table-cell>
          <table:table-cell office:value-type="float" office:value="5060" calcext:value-type="float">
            <text:p>5060</text:p>
          </table:table-cell>
          <table:table-cell table:formula="of:=[.B508]/[.A508]" office:value-type="float" office:value="1.1404897453583" calcext:value-type="float">
            <text:p>1.1404897454</text:p>
          </table:table-cell>
          <table:table-cell table:formula="of:=[.C508]^2" office:value-type="float" office:value="1.30071685926743" calcext:value-type="float">
            <text:p>1.3007168593</text:p>
          </table:table-cell>
          <table:table-cell table:number-columns-repeated="8"/>
        </table:table-row>
        <table:table-row table:style-name="ro1">
          <table:table-cell office:value-type="float" office:value="4547.30044985" calcext:value-type="float">
            <text:p>4547.30044985</text:p>
          </table:table-cell>
          <table:table-cell office:value-type="float" office:value="6684" calcext:value-type="float">
            <text:p>6684</text:p>
          </table:table-cell>
          <table:table-cell table:formula="of:=[.B509]/[.A509]" office:value-type="float" office:value="1.46988308199879" calcext:value-type="float">
            <text:p>1.469883082</text:p>
          </table:table-cell>
          <table:table-cell table:formula="of:=[.C509]^2" office:value-type="float" office:value="2.16055627474626" calcext:value-type="float">
            <text:p>2.1605562747</text:p>
          </table:table-cell>
          <table:table-cell table:number-columns-repeated="8"/>
        </table:table-row>
        <table:table-row table:style-name="ro1">
          <table:table-cell office:value-type="float" office:value="7028.73022132" calcext:value-type="float">
            <text:p>7028.73022132</text:p>
          </table:table-cell>
          <table:table-cell office:value-type="float" office:value="14575" calcext:value-type="float">
            <text:p>14575</text:p>
          </table:table-cell>
          <table:table-cell table:formula="of:=[.B510]/[.A510]" office:value-type="float" office:value="2.07363201333154" calcext:value-type="float">
            <text:p>2.0736320133</text:p>
          </table:table-cell>
          <table:table-cell table:formula="of:=[.C510]^2" office:value-type="float" office:value="4.2999497267134" calcext:value-type="float">
            <text:p>4.2999497267</text:p>
          </table:table-cell>
          <table:table-cell table:number-columns-repeated="8"/>
        </table:table-row>
        <table:table-row table:style-name="ro1">
          <table:table-cell office:value-type="float" office:value="3790.05118023" calcext:value-type="float">
            <text:p>3790.05118023</text:p>
          </table:table-cell>
          <table:table-cell office:value-type="float" office:value="9043" calcext:value-type="float">
            <text:p>9043</text:p>
          </table:table-cell>
          <table:table-cell table:formula="of:=[.B511]/[.A511]" office:value-type="float" office:value="2.38598361076782" calcext:value-type="float">
            <text:p>2.3859836108</text:p>
          </table:table-cell>
          <table:table-cell table:formula="of:=[.C511]^2" office:value-type="float" office:value="5.69291779085263" calcext:value-type="float">
            <text:p>5.6929177909</text:p>
          </table:table-cell>
          <table:table-cell table:number-columns-repeated="8"/>
        </table:table-row>
        <table:table-row table:style-name="ro1">
          <table:table-cell office:value-type="float" office:value="2826.50646746" calcext:value-type="float">
            <text:p>2826.50646746</text:p>
          </table:table-cell>
          <table:table-cell office:value-type="float" office:value="4042" calcext:value-type="float">
            <text:p>4042</text:p>
          </table:table-cell>
          <table:table-cell table:formula="of:=[.B512]/[.A512]" office:value-type="float" office:value="1.43003387628272" calcext:value-type="float">
            <text:p>1.4300338763</text:p>
          </table:table-cell>
          <table:table-cell table:formula="of:=[.C512]^2" office:value-type="float" office:value="2.04499688731618" calcext:value-type="float">
            <text:p>2.0449968873</text:p>
          </table:table-cell>
          <table:table-cell table:number-columns-repeated="8"/>
        </table:table-row>
        <table:table-row table:style-name="ro1">
          <table:table-cell office:value-type="float" office:value="3663.72097406" calcext:value-type="float">
            <text:p>3663.72097406</text:p>
          </table:table-cell>
          <table:table-cell office:value-type="float" office:value="8515" calcext:value-type="float">
            <text:p>8515</text:p>
          </table:table-cell>
          <table:table-cell table:formula="of:=[.B513]/[.A513]" office:value-type="float" office:value="2.32413987317489" calcext:value-type="float">
            <text:p>2.3241398732</text:p>
          </table:table-cell>
          <table:table-cell table:formula="of:=[.C513]^2" office:value-type="float" office:value="5.4016261500814" calcext:value-type="float">
            <text:p>5.4016261501</text:p>
          </table:table-cell>
          <table:table-cell table:number-columns-repeated="8"/>
        </table:table-row>
        <table:table-row table:style-name="ro1">
          <table:table-cell office:value-type="float" office:value="4630.98269286" calcext:value-type="float">
            <text:p>4630.98269286</text:p>
          </table:table-cell>
          <table:table-cell office:value-type="float" office:value="6366" calcext:value-type="float">
            <text:p>6366</text:p>
          </table:table-cell>
          <table:table-cell table:formula="of:=[.B514]/[.A514]" office:value-type="float" office:value="1.3746542412726" calcext:value-type="float">
            <text:p>1.3746542413</text:p>
          </table:table-cell>
          <table:table-cell table:formula="of:=[.C514]^2" office:value-type="float" office:value="1.88967428304875" calcext:value-type="float">
            <text:p>1.889674283</text:p>
          </table:table-cell>
          <table:table-cell table:number-columns-repeated="8"/>
        </table:table-row>
        <table:table-row table:style-name="ro1">
          <table:table-cell office:value-type="float" office:value="10020.1468824" calcext:value-type="float">
            <text:p>10020.1468824</text:p>
          </table:table-cell>
          <table:table-cell office:value-type="float" office:value="15686" calcext:value-type="float">
            <text:p>15686</text:p>
          </table:table-cell>
          <table:table-cell table:formula="of:=[.B515]/[.A515]" office:value-type="float" office:value="1.56544611412352" calcext:value-type="float">
            <text:p>1.5654461141</text:p>
          </table:table-cell>
          <table:table-cell table:formula="of:=[.C515]^2" office:value-type="float" office:value="2.45062153622443" calcext:value-type="float">
            <text:p>2.4506215362</text:p>
          </table:table-cell>
          <table:table-cell table:number-columns-repeated="8"/>
        </table:table-row>
        <table:table-row table:style-name="ro1">
          <table:table-cell office:value-type="float" office:value="2711.18689425" calcext:value-type="float">
            <text:p>2711.18689425</text:p>
          </table:table-cell>
          <table:table-cell office:value-type="float" office:value="2812" calcext:value-type="float">
            <text:p>2812</text:p>
          </table:table-cell>
          <table:table-cell table:formula="of:=[.B516]/[.A516]" office:value-type="float" office:value="1.03718412255673" calcext:value-type="float">
            <text:p>1.0371841226</text:p>
          </table:table-cell>
          <table:table-cell table:formula="of:=[.C516]^2" office:value-type="float" office:value="1.07575090408378" calcext:value-type="float">
            <text:p>1.0757509041</text:p>
          </table:table-cell>
          <table:table-cell table:number-columns-repeated="8"/>
        </table:table-row>
        <table:table-row table:style-name="ro1">
          <table:table-cell office:value-type="float" office:value="2936.60192557" calcext:value-type="float">
            <text:p>2936.60192557</text:p>
          </table:table-cell>
          <table:table-cell office:value-type="float" office:value="4933" calcext:value-type="float">
            <text:p>4933</text:p>
          </table:table-cell>
          <table:table-cell table:formula="of:=[.B517]/[.A517]" office:value-type="float" office:value="1.67983271993615" calcext:value-type="float">
            <text:p>1.6798327199</text:p>
          </table:table-cell>
          <table:table-cell table:formula="of:=[.C517]^2" office:value-type="float" office:value="2.8218379669681" calcext:value-type="float">
            <text:p>2.821837967</text:p>
          </table:table-cell>
          <table:table-cell table:number-columns-repeated="8"/>
        </table:table-row>
        <table:table-row table:style-name="ro1">
          <table:table-cell office:value-type="float" office:value="3507.62242513" calcext:value-type="float">
            <text:p>3507.62242513</text:p>
          </table:table-cell>
          <table:table-cell office:value-type="float" office:value="4022" calcext:value-type="float">
            <text:p>4022</text:p>
          </table:table-cell>
          <table:table-cell table:formula="of:=[.B518]/[.A518]" office:value-type="float" office:value="1.14664565124935" calcext:value-type="float">
            <text:p>1.1466456512</text:p>
          </table:table-cell>
          <table:table-cell table:formula="of:=[.C518]^2" office:value-type="float" office:value="1.31479624952904" calcext:value-type="float">
            <text:p>1.3147962495</text:p>
          </table:table-cell>
          <table:table-cell table:number-columns-repeated="8"/>
        </table:table-row>
        <table:table-row table:style-name="ro1">
          <table:table-cell office:value-type="float" office:value="2887.67037545" calcext:value-type="float">
            <text:p>2887.67037545</text:p>
          </table:table-cell>
          <table:table-cell office:value-type="float" office:value="3312" calcext:value-type="float">
            <text:p>3312</text:p>
          </table:table-cell>
          <table:table-cell table:formula="of:=[.B519]/[.A519]" office:value-type="float" office:value="1.1469453120957" calcext:value-type="float">
            <text:p>1.1469453121</text:p>
          </table:table-cell>
          <table:table-cell table:formula="of:=[.C519]^2" office:value-type="float" office:value="1.3154835489383" calcext:value-type="float">
            <text:p>1.3154835489</text:p>
          </table:table-cell>
          <table:table-cell table:number-columns-repeated="8"/>
        </table:table-row>
        <table:table-row table:style-name="ro1">
          <table:table-cell office:value-type="float" office:value="4657.88705166" calcext:value-type="float">
            <text:p>4657.88705166</text:p>
          </table:table-cell>
          <table:table-cell office:value-type="float" office:value="5887" calcext:value-type="float">
            <text:p>5887</text:p>
          </table:table-cell>
          <table:table-cell table:formula="of:=[.B520]/[.A520]" office:value-type="float" office:value="1.26387779151965" calcext:value-type="float">
            <text:p>1.2638777915</text:p>
          </table:table-cell>
          <table:table-cell table:formula="of:=[.C520]^2" office:value-type="float" office:value="1.59738707189658" calcext:value-type="float">
            <text:p>1.5973870719</text:p>
          </table:table-cell>
          <table:table-cell table:number-columns-repeated="8"/>
        </table:table-row>
        <table:table-row table:style-name="ro1">
          <table:table-cell office:value-type="float" office:value="10114.2947508" calcext:value-type="float">
            <text:p>10114.2947508</text:p>
          </table:table-cell>
          <table:table-cell office:value-type="float" office:value="15080" calcext:value-type="float">
            <text:p>15080</text:p>
          </table:table-cell>
          <table:table-cell table:formula="of:=[.B521]/[.A521]" office:value-type="float" office:value="1.49095911989387" calcext:value-type="float">
            <text:p>1.4909591199</text:p>
          </table:table-cell>
          <table:table-cell table:formula="of:=[.C521]^2" office:value-type="float" office:value="2.22295909719472" calcext:value-type="float">
            <text:p>2.2229590972</text:p>
          </table:table-cell>
          <table:table-cell table:number-columns-repeated="8"/>
        </table:table-row>
        <table:table-row table:style-name="ro1">
          <table:table-cell office:value-type="float" office:value="7892.55903709" calcext:value-type="float">
            <text:p>7892.55903709</text:p>
          </table:table-cell>
          <table:table-cell office:value-type="float" office:value="10635" calcext:value-type="float">
            <text:p>10635</text:p>
          </table:table-cell>
          <table:table-cell table:formula="of:=[.B522]/[.A522]" office:value-type="float" office:value="1.34747170721464" calcext:value-type="float">
            <text:p>1.3474717072</text:p>
          </table:table-cell>
          <table:table-cell table:formula="of:=[.C522]^2" office:value-type="float" office:value="1.81568000174394" calcext:value-type="float">
            <text:p>1.8156800017</text:p>
          </table:table-cell>
          <table:table-cell table:number-columns-repeated="8"/>
        </table:table-row>
        <table:table-row table:style-name="ro1">
          <table:table-cell office:value-type="float" office:value="6650.91761695" calcext:value-type="float">
            <text:p>6650.91761695</text:p>
          </table:table-cell>
          <table:table-cell office:value-type="float" office:value="13912" calcext:value-type="float">
            <text:p>13912</text:p>
          </table:table-cell>
          <table:table-cell table:formula="of:=[.B523]/[.A523]" office:value-type="float" office:value="2.09174144099229" calcext:value-type="float">
            <text:p>2.091741441</text:p>
          </table:table-cell>
          <table:table-cell table:formula="of:=[.C523]^2" office:value-type="float" office:value="4.3753822559645" calcext:value-type="float">
            <text:p>4.375382256</text:p>
          </table:table-cell>
          <table:table-cell table:number-columns-repeated="8"/>
        </table:table-row>
        <table:table-row table:style-name="ro1">
          <table:table-cell office:value-type="float" office:value="4973.32257494" calcext:value-type="float">
            <text:p>4973.32257494</text:p>
          </table:table-cell>
          <table:table-cell office:value-type="float" office:value="6934" calcext:value-type="float">
            <text:p>6934</text:p>
          </table:table-cell>
          <table:table-cell table:formula="of:=[.B524]/[.A524]" office:value-type="float" office:value="1.39423894097271" calcext:value-type="float">
            <text:p>1.394238941</text:p>
          </table:table-cell>
          <table:table-cell table:formula="of:=[.C524]^2" office:value-type="float" office:value="1.94390222452469" calcext:value-type="float">
            <text:p>1.9439022245</text:p>
          </table:table-cell>
          <table:table-cell table:number-columns-repeated="8"/>
        </table:table-row>
        <table:table-row table:style-name="ro1">
          <table:table-cell office:value-type="float" office:value="11202.7565046" calcext:value-type="float">
            <text:p>11202.7565046</text:p>
          </table:table-cell>
          <table:table-cell office:value-type="float" office:value="15617" calcext:value-type="float">
            <text:p>15617</text:p>
          </table:table-cell>
          <table:table-cell table:formula="of:=[.B525]/[.A525]" office:value-type="float" office:value="1.39403190577136" calcext:value-type="float">
            <text:p>1.3940319058</text:p>
          </table:table-cell>
          <table:table-cell table:formula="of:=[.C525]^2" office:value-type="float" office:value="1.94332495430852" calcext:value-type="float">
            <text:p>1.9433249543</text:p>
          </table:table-cell>
          <table:table-cell table:number-columns-repeated="8"/>
        </table:table-row>
        <table:table-row table:style-name="ro1">
          <table:table-cell office:value-type="float" office:value="1459.09967195" calcext:value-type="float">
            <text:p>1459.09967195</text:p>
          </table:table-cell>
          <table:table-cell office:value-type="float" office:value="1813" calcext:value-type="float">
            <text:p>1813</text:p>
          </table:table-cell>
          <table:table-cell table:formula="of:=[.B526]/[.A526]" office:value-type="float" office:value="1.24254705477182" calcext:value-type="float">
            <text:p>1.2425470548</text:p>
          </table:table-cell>
          <table:table-cell table:formula="of:=[.C526]^2" office:value-type="float" office:value="1.54392318332212" calcext:value-type="float">
            <text:p>1.5439231833</text:p>
          </table:table-cell>
          <table:table-cell table:number-columns-repeated="8"/>
        </table:table-row>
        <table:table-row table:style-name="ro1">
          <table:table-cell office:value-type="float" office:value="7439.27667296" calcext:value-type="float">
            <text:p>7439.27667296</text:p>
          </table:table-cell>
          <table:table-cell office:value-type="float" office:value="9207" calcext:value-type="float">
            <text:p>9207</text:p>
          </table:table-cell>
          <table:table-cell table:formula="of:=[.B527]/[.A527]" office:value-type="float" office:value="1.23762032315121" calcext:value-type="float">
            <text:p>1.2376203232</text:p>
          </table:table-cell>
          <table:table-cell table:formula="of:=[.C527]^2" office:value-type="float" office:value="1.5317040642769" calcext:value-type="float">
            <text:p>1.5317040643</text:p>
          </table:table-cell>
          <table:table-cell table:number-columns-repeated="8"/>
        </table:table-row>
        <table:table-row table:style-name="ro1">
          <table:table-cell office:value-type="float" office:value="4190.11478536" calcext:value-type="float">
            <text:p>4190.11478536</text:p>
          </table:table-cell>
          <table:table-cell office:value-type="float" office:value="5289" calcext:value-type="float">
            <text:p>5289</text:p>
          </table:table-cell>
          <table:table-cell table:formula="of:=[.B528]/[.A528]" office:value-type="float" office:value="1.26225658983841" calcext:value-type="float">
            <text:p>1.2622565898</text:p>
          </table:table-cell>
          <table:table-cell table:formula="of:=[.C528]^2" office:value-type="float" office:value="1.59329169859048" calcext:value-type="float">
            <text:p>1.5932916986</text:p>
          </table:table-cell>
          <table:table-cell table:number-columns-repeated="8"/>
        </table:table-row>
        <table:table-row table:style-name="ro1">
          <table:table-cell office:value-type="float" office:value="2577.5069836" calcext:value-type="float">
            <text:p>2577.5069836</text:p>
          </table:table-cell>
          <table:table-cell office:value-type="float" office:value="2783" calcext:value-type="float">
            <text:p>2783</text:p>
          </table:table-cell>
          <table:table-cell table:formula="of:=[.B529]/[.A529]" office:value-type="float" office:value="1.07972549355152" calcext:value-type="float">
            <text:p>1.0797254936</text:p>
          </table:table-cell>
          <table:table-cell table:formula="of:=[.C529]^2" office:value-type="float" office:value="1.16580714142507" calcext:value-type="float">
            <text:p>1.1658071414</text:p>
          </table:table-cell>
          <table:table-cell table:number-columns-repeated="8"/>
        </table:table-row>
        <table:table-row table:style-name="ro1">
          <table:table-cell office:value-type="float" office:value="2559.57092444" calcext:value-type="float">
            <text:p>2559.57092444</text:p>
          </table:table-cell>
          <table:table-cell office:value-type="float" office:value="3351" calcext:value-type="float">
            <text:p>3351</text:p>
          </table:table-cell>
          <table:table-cell table:formula="of:=[.B530]/[.A530]" office:value-type="float" office:value="1.30920380756128" calcext:value-type="float">
            <text:p>1.3092038076</text:p>
          </table:table-cell>
          <table:table-cell table:formula="of:=[.C530]^2" office:value-type="float" office:value="1.71401460973296" calcext:value-type="float">
            <text:p>1.7140146097</text:p>
          </table:table-cell>
          <table:table-cell table:number-columns-repeated="8"/>
        </table:table-row>
        <table:table-row table:style-name="ro1">
          <table:table-cell office:value-type="float" office:value="6476.43345403" calcext:value-type="float">
            <text:p>6476.43345403</text:p>
          </table:table-cell>
          <table:table-cell office:value-type="float" office:value="10576" calcext:value-type="float">
            <text:p>10576</text:p>
          </table:table-cell>
          <table:table-cell table:formula="of:=[.B531]/[.A531]" office:value-type="float" office:value="1.63299755568692" calcext:value-type="float">
            <text:p>1.6329975557</text:p>
          </table:table-cell>
          <table:table-cell table:formula="of:=[.C531]^2" office:value-type="float" office:value="2.66668101687946" calcext:value-type="float">
            <text:p>2.6666810169</text:p>
          </table:table-cell>
          <table:table-cell table:number-columns-repeated="8"/>
        </table:table-row>
        <table:table-row table:style-name="ro1">
          <table:table-cell office:value-type="float" office:value="2390.99608092" calcext:value-type="float">
            <text:p>2390.99608092</text:p>
          </table:table-cell>
          <table:table-cell office:value-type="float" office:value="3286" calcext:value-type="float">
            <text:p>3286</text:p>
          </table:table-cell>
          <table:table-cell table:formula="of:=[.B532]/[.A532]" office:value-type="float" office:value="1.37432262069439" calcext:value-type="float">
            <text:p>1.3743226207</text:p>
          </table:table-cell>
          <table:table-cell table:formula="of:=[.C532]^2" office:value-type="float" office:value="1.88876266575231" calcext:value-type="float">
            <text:p>1.8887626658</text:p>
          </table:table-cell>
          <table:table-cell table:number-columns-repeated="8"/>
        </table:table-row>
        <table:table-row table:style-name="ro1">
          <table:table-cell office:value-type="float" office:value="4147.24361472" calcext:value-type="float">
            <text:p>4147.24361472</text:p>
          </table:table-cell>
          <table:table-cell office:value-type="float" office:value="5381" calcext:value-type="float">
            <text:p>5381</text:p>
          </table:table-cell>
          <table:table-cell table:formula="of:=[.B533]/[.A533]" office:value-type="float" office:value="1.29748828376056" calcext:value-type="float">
            <text:p>1.2974882838</text:p>
          </table:table-cell>
          <table:table-cell table:formula="of:=[.C533]^2" office:value-type="float" office:value="1.68347584649593" calcext:value-type="float">
            <text:p>1.6834758465</text:p>
          </table:table-cell>
          <table:table-cell table:number-columns-repeated="8"/>
        </table:table-row>
        <table:table-row table:style-name="ro1">
          <table:table-cell office:value-type="float" office:value="5958.77034578" calcext:value-type="float">
            <text:p>5958.77034578</text:p>
          </table:table-cell>
          <table:table-cell office:value-type="float" office:value="6702" calcext:value-type="float">
            <text:p>6702</text:p>
          </table:table-cell>
          <table:table-cell table:formula="of:=[.B534]/[.A534]" office:value-type="float" office:value="1.12472869587034" calcext:value-type="float">
            <text:p>1.1247286959</text:p>
          </table:table-cell>
          <table:table-cell table:formula="of:=[.C534]^2" office:value-type="float" office:value="1.2650146393142" calcext:value-type="float">
            <text:p>1.2650146393</text:p>
          </table:table-cell>
          <table:table-cell table:number-columns-repeated="8"/>
        </table:table-row>
        <table:table-row table:style-name="ro1">
          <table:table-cell office:value-type="float" office:value="4805.56058971" calcext:value-type="float">
            <text:p>4805.56058971</text:p>
          </table:table-cell>
          <table:table-cell office:value-type="float" office:value="5933" calcext:value-type="float">
            <text:p>5933</text:p>
          </table:table-cell>
          <table:table-cell table:formula="of:=[.B535]/[.A535]" office:value-type="float" office:value="1.23461142342147" calcext:value-type="float">
            <text:p>1.2346114234</text:p>
          </table:table-cell>
          <table:table-cell table:formula="of:=[.C535]^2" office:value-type="float" office:value="1.5242653668428" calcext:value-type="float">
            <text:p>1.5242653668</text:p>
          </table:table-cell>
          <table:table-cell table:number-columns-repeated="8"/>
        </table:table-row>
        <table:table-row table:style-name="ro1">
          <table:table-cell office:value-type="float" office:value="9617.90030593" calcext:value-type="float">
            <text:p>9617.90030593</text:p>
          </table:table-cell>
          <table:table-cell office:value-type="float" office:value="19988" calcext:value-type="float">
            <text:p>19988</text:p>
          </table:table-cell>
          <table:table-cell table:formula="of:=[.B536]/[.A536]" office:value-type="float" office:value="2.0782082745936" calcext:value-type="float">
            <text:p>2.0782082746</text:p>
          </table:table-cell>
          <table:table-cell table:formula="of:=[.C536]^2" office:value-type="float" office:value="4.31894963258929" calcext:value-type="float">
            <text:p>4.3189496326</text:p>
          </table:table-cell>
          <table:table-cell table:number-columns-repeated="8"/>
        </table:table-row>
        <table:table-row table:style-name="ro1">
          <table:table-cell office:value-type="float" office:value="10966.2302189" calcext:value-type="float">
            <text:p>10966.2302189</text:p>
          </table:table-cell>
          <table:table-cell office:value-type="float" office:value="17701" calcext:value-type="float">
            <text:p>17701</text:p>
          </table:table-cell>
          <table:table-cell table:formula="of:=[.B537]/[.A537]" office:value-type="float" office:value="1.61413718722527" calcext:value-type="float">
            <text:p>1.6141371872</text:p>
          </table:table-cell>
          <table:table-cell table:formula="of:=[.C537]^2" office:value-type="float" office:value="2.60543885918351" calcext:value-type="float">
            <text:p>2.6054388592</text:p>
          </table:table-cell>
          <table:table-cell table:number-columns-repeated="8"/>
        </table:table-row>
        <table:table-row table:style-name="ro1">
          <table:table-cell office:value-type="float" office:value="5703.04357872" calcext:value-type="float">
            <text:p>5703.04357872</text:p>
          </table:table-cell>
          <table:table-cell office:value-type="float" office:value="9878" calcext:value-type="float">
            <text:p>9878</text:p>
          </table:table-cell>
          <table:table-cell table:formula="of:=[.B538]/[.A538]" office:value-type="float" office:value="1.73205760461978" calcext:value-type="float">
            <text:p>1.7320576046</text:p>
          </table:table-cell>
          <table:table-cell table:formula="of:=[.C538]^2" office:value-type="float" office:value="3.00002354572122" calcext:value-type="float">
            <text:p>3.0000235457</text:p>
          </table:table-cell>
          <table:table-cell table:number-columns-repeated="8"/>
        </table:table-row>
        <table:table-row table:style-name="ro1">
          <table:table-cell office:value-type="float" office:value="6677.34552525" calcext:value-type="float">
            <text:p>6677.34552525</text:p>
          </table:table-cell>
          <table:table-cell office:value-type="float" office:value="15415" calcext:value-type="float">
            <text:p>15415</text:p>
          </table:table-cell>
          <table:table-cell table:formula="of:=[.B539]/[.A539]" office:value-type="float" office:value="2.30855209479711" calcext:value-type="float">
            <text:p>2.3085520948</text:p>
          </table:table-cell>
          <table:table-cell table:formula="of:=[.C539]^2" office:value-type="float" office:value="5.32941277439213" calcext:value-type="float">
            <text:p>5.3294127744</text:p>
          </table:table-cell>
          <table:table-cell table:number-columns-repeated="8"/>
        </table:table-row>
        <table:table-row table:style-name="ro1">
          <table:table-cell office:value-type="float" office:value="3841.09071307" calcext:value-type="float">
            <text:p>3841.09071307</text:p>
          </table:table-cell>
          <table:table-cell office:value-type="float" office:value="4341" calcext:value-type="float">
            <text:p>4341</text:p>
          </table:table-cell>
          <table:table-cell table:formula="of:=[.B540]/[.A540]" office:value-type="float" office:value="1.13014774299106" calcext:value-type="float">
            <text:p>1.130147743</text:p>
          </table:table-cell>
          <table:table-cell table:formula="of:=[.C540]^2" office:value-type="float" office:value="1.2772339209878" calcext:value-type="float">
            <text:p>1.277233921</text:p>
          </table:table-cell>
          <table:table-cell table:number-columns-repeated="8"/>
        </table:table-row>
        <table:table-row table:style-name="ro1">
          <table:table-cell office:value-type="float" office:value="4342.43216298" calcext:value-type="float">
            <text:p>4342.43216298</text:p>
          </table:table-cell>
          <table:table-cell office:value-type="float" office:value="6082" calcext:value-type="float">
            <text:p>6082</text:p>
          </table:table-cell>
          <table:table-cell table:formula="of:=[.B541]/[.A541]" office:value-type="float" office:value="1.40059758488575" calcext:value-type="float">
            <text:p>1.4005975849</text:p>
          </table:table-cell>
          <table:table-cell table:formula="of:=[.C541]^2" office:value-type="float" office:value="1.9616735947878" calcext:value-type="float">
            <text:p>1.9616735948</text:p>
          </table:table-cell>
          <table:table-cell table:number-columns-repeated="8"/>
        </table:table-row>
        <table:table-row table:style-name="ro1">
          <table:table-cell office:value-type="float" office:value="5466.83400226" calcext:value-type="float">
            <text:p>5466.83400226</text:p>
          </table:table-cell>
          <table:table-cell office:value-type="float" office:value="7598" calcext:value-type="float">
            <text:p>7598</text:p>
          </table:table-cell>
          <table:table-cell table:formula="of:=[.B542]/[.A542]" office:value-type="float" office:value="1.38983550568007" calcext:value-type="float">
            <text:p>1.3898355057</text:p>
          </table:table-cell>
          <table:table-cell table:formula="of:=[.C542]^2" office:value-type="float" office:value="1.93164273284896" calcext:value-type="float">
            <text:p>1.9316427328</text:p>
          </table:table-cell>
          <table:table-cell table:number-columns-repeated="8"/>
        </table:table-row>
        <table:table-row table:style-name="ro1">
          <table:table-cell office:value-type="float" office:value="4495.72354498" calcext:value-type="float">
            <text:p>4495.72354498</text:p>
          </table:table-cell>
          <table:table-cell office:value-type="float" office:value="5930" calcext:value-type="float">
            <text:p>5930</text:p>
          </table:table-cell>
          <table:table-cell table:formula="of:=[.B543]/[.A543]" office:value-type="float" office:value="1.31903128399021" calcext:value-type="float">
            <text:p>1.319031284</text:p>
          </table:table-cell>
          <table:table-cell table:formula="of:=[.C543]^2" office:value-type="float" office:value="1.73984352814487" calcext:value-type="float">
            <text:p>1.7398435281</text:p>
          </table:table-cell>
          <table:table-cell table:number-columns-repeated="8"/>
        </table:table-row>
        <table:table-row table:style-name="ro1">
          <table:table-cell office:value-type="float" office:value="10091.5250667" calcext:value-type="float">
            <text:p>10091.5250667</text:p>
          </table:table-cell>
          <table:table-cell office:value-type="float" office:value="18486" calcext:value-type="float">
            <text:p>18486</text:p>
          </table:table-cell>
          <table:table-cell table:formula="of:=[.B544]/[.A544]" office:value-type="float" office:value="1.83183412594396" calcext:value-type="float">
            <text:p>1.8318341259</text:p>
          </table:table-cell>
          <table:table-cell table:formula="of:=[.C544]^2" office:value-type="float" office:value="3.35561626497289" calcext:value-type="float">
            <text:p>3.355616265</text:p>
          </table:table-cell>
          <table:table-cell table:number-columns-repeated="8"/>
        </table:table-row>
        <table:table-row table:style-name="ro1">
          <table:table-cell office:value-type="float" office:value="5579.66596118" calcext:value-type="float">
            <text:p>5579.66596118</text:p>
          </table:table-cell>
          <table:table-cell office:value-type="float" office:value="9372" calcext:value-type="float">
            <text:p>9372</text:p>
          </table:table-cell>
          <table:table-cell table:formula="of:=[.B545]/[.A545]" office:value-type="float" office:value="1.67967044357222" calcext:value-type="float">
            <text:p>1.6796704436</text:p>
          </table:table-cell>
          <table:table-cell table:formula="of:=[.C545]^2" office:value-type="float" office:value="2.82129279901008" calcext:value-type="float">
            <text:p>2.821292799</text:p>
          </table:table-cell>
          <table:table-cell table:number-columns-repeated="8"/>
        </table:table-row>
        <table:table-row table:style-name="ro1">
          <table:table-cell office:value-type="float" office:value="11687.0199356" calcext:value-type="float">
            <text:p>11687.0199356</text:p>
          </table:table-cell>
          <table:table-cell office:value-type="float" office:value="15323" calcext:value-type="float">
            <text:p>15323</text:p>
          </table:table-cell>
          <table:table-cell table:formula="of:=[.B546]/[.A546]" office:value-type="float" office:value="1.3111126775205" calcext:value-type="float">
            <text:p>1.3111126775</text:p>
          </table:table-cell>
          <table:table-cell table:formula="of:=[.C546]^2" office:value-type="float" office:value="1.71901645315498" calcext:value-type="float">
            <text:p>1.7190164532</text:p>
          </table:table-cell>
          <table:table-cell table:number-columns-repeated="8"/>
        </table:table-row>
        <table:table-row table:style-name="ro1">
          <table:table-cell office:value-type="float" office:value="8533.01975464" calcext:value-type="float">
            <text:p>8533.01975464</text:p>
          </table:table-cell>
          <table:table-cell office:value-type="float" office:value="13303" calcext:value-type="float">
            <text:p>13303</text:p>
          </table:table-cell>
          <table:table-cell table:formula="of:=[.B547]/[.A547]" office:value-type="float" office:value="1.55900260195299" calcext:value-type="float">
            <text:p>1.559002602</text:p>
          </table:table-cell>
          <table:table-cell table:formula="of:=[.C547]^2" office:value-type="float" office:value="2.43048911289618" calcext:value-type="float">
            <text:p>2.4304891129</text:p>
          </table:table-cell>
          <table:table-cell table:number-columns-repeated="8"/>
        </table:table-row>
        <table:table-row table:style-name="ro1">
          <table:table-cell office:value-type="float" office:value="6859.54849939" calcext:value-type="float">
            <text:p>6859.54849939</text:p>
          </table:table-cell>
          <table:table-cell office:value-type="float" office:value="15222" calcext:value-type="float">
            <text:p>15222</text:p>
          </table:table-cell>
          <table:table-cell table:formula="of:=[.B548]/[.A548]" office:value-type="float" office:value="2.21909649029432" calcext:value-type="float">
            <text:p>2.2190964903</text:p>
          </table:table-cell>
          <table:table-cell table:formula="of:=[.C548]^2" office:value-type="float" office:value="4.92438923323656" calcext:value-type="float">
            <text:p>4.9243892332</text:p>
          </table:table-cell>
          <table:table-cell table:number-columns-repeated="8"/>
        </table:table-row>
        <table:table-row table:style-name="ro1">
          <table:table-cell office:value-type="float" office:value="3488.53529574" calcext:value-type="float">
            <text:p>3488.53529574</text:p>
          </table:table-cell>
          <table:table-cell office:value-type="float" office:value="4726" calcext:value-type="float">
            <text:p>4726</text:p>
          </table:table-cell>
          <table:table-cell table:formula="of:=[.B549]/[.A549]" office:value-type="float" office:value="1.35472328623738" calcext:value-type="float">
            <text:p>1.3547232862</text:p>
          </table:table-cell>
          <table:table-cell table:formula="of:=[.C549]^2" office:value-type="float" office:value="1.83527518227382" calcext:value-type="float">
            <text:p>1.8352751823</text:p>
          </table:table-cell>
          <table:table-cell table:number-columns-repeated="8"/>
        </table:table-row>
        <table:table-row table:style-name="ro1">
          <table:table-cell office:value-type="float" office:value="2652.5139563" calcext:value-type="float">
            <text:p>2652.5139563</text:p>
          </table:table-cell>
          <table:table-cell office:value-type="float" office:value="3050" calcext:value-type="float">
            <text:p>3050</text:p>
          </table:table-cell>
          <table:table-cell table:formula="of:=[.B550]/[.A550]" office:value-type="float" office:value="1.14985257391613" calcext:value-type="float">
            <text:p>1.1498525739</text:p>
          </table:table-cell>
          <table:table-cell table:formula="of:=[.C550]^2" office:value-type="float" office:value="1.32216094174154" calcext:value-type="float">
            <text:p>1.3221609417</text:p>
          </table:table-cell>
          <table:table-cell table:number-columns-repeated="8"/>
        </table:table-row>
        <table:table-row table:style-name="ro1">
          <table:table-cell office:value-type="float" office:value="8086.78502103" calcext:value-type="float">
            <text:p>8086.78502103</text:p>
          </table:table-cell>
          <table:table-cell office:value-type="float" office:value="17172" calcext:value-type="float">
            <text:p>17172</text:p>
          </table:table-cell>
          <table:table-cell table:formula="of:=[.B551]/[.A551]" office:value-type="float" office:value="2.12346438731134" calcext:value-type="float">
            <text:p>2.1234643873</text:p>
          </table:table-cell>
          <table:table-cell table:formula="of:=[.C551]^2" office:value-type="float" office:value="4.50910100417953" calcext:value-type="float">
            <text:p>4.5091010042</text:p>
          </table:table-cell>
          <table:table-cell table:number-columns-repeated="8"/>
        </table:table-row>
        <table:table-row table:style-name="ro1">
          <table:table-cell office:value-type="float" office:value="3213.4928395" calcext:value-type="float">
            <text:p>3213.4928395</text:p>
          </table:table-cell>
          <table:table-cell office:value-type="float" office:value="4889" calcext:value-type="float">
            <text:p>4889</text:p>
          </table:table-cell>
          <table:table-cell table:formula="of:=[.B552]/[.A552]" office:value-type="float" office:value="1.52139750862513" calcext:value-type="float">
            <text:p>1.5213975086</text:p>
          </table:table-cell>
          <table:table-cell table:formula="of:=[.C552]^2" office:value-type="float" office:value="2.31465037925076" calcext:value-type="float">
            <text:p>2.3146503793</text:p>
          </table:table-cell>
          <table:table-cell table:number-columns-repeated="8"/>
        </table:table-row>
        <table:table-row table:style-name="ro1">
          <table:table-cell office:value-type="float" office:value="3942.88276317" calcext:value-type="float">
            <text:p>3942.88276317</text:p>
          </table:table-cell>
          <table:table-cell office:value-type="float" office:value="4898" calcext:value-type="float">
            <text:p>4898</text:p>
          </table:table-cell>
          <table:table-cell table:formula="of:=[.B553]/[.A553]" office:value-type="float" office:value="1.24223830486456" calcext:value-type="float">
            <text:p>1.2422383049</text:p>
          </table:table-cell>
          <table:table-cell table:formula="of:=[.C553]^2" office:value-type="float" office:value="1.54315600607278" calcext:value-type="float">
            <text:p>1.5431560061</text:p>
          </table:table-cell>
          <table:table-cell table:number-columns-repeated="8"/>
        </table:table-row>
        <table:table-row table:style-name="ro1">
          <table:table-cell office:value-type="float" office:value="2196.29466067" calcext:value-type="float">
            <text:p>2196.29466067</text:p>
          </table:table-cell>
          <table:table-cell office:value-type="float" office:value="2987" calcext:value-type="float">
            <text:p>2987</text:p>
          </table:table-cell>
          <table:table-cell table:formula="of:=[.B554]/[.A554]" office:value-type="float" office:value="1.36001787623924" calcext:value-type="float">
            <text:p>1.3600178762</text:p>
          </table:table-cell>
          <table:table-cell table:formula="of:=[.C554]^2" office:value-type="float" office:value="1.8496486236903" calcext:value-type="float">
            <text:p>1.8496486237</text:p>
          </table:table-cell>
          <table:table-cell table:number-columns-repeated="8"/>
        </table:table-row>
        <table:table-row table:style-name="ro1">
          <table:table-cell office:value-type="float" office:value="5758.24698802" calcext:value-type="float">
            <text:p>5758.24698802</text:p>
          </table:table-cell>
          <table:table-cell office:value-type="float" office:value="9969" calcext:value-type="float">
            <text:p>9969</text:p>
          </table:table-cell>
          <table:table-cell table:formula="of:=[.B555]/[.A555]" office:value-type="float" office:value="1.73125606121801" calcext:value-type="float">
            <text:p>1.7312560612</text:p>
          </table:table-cell>
          <table:table-cell table:formula="of:=[.C555]^2" office:value-type="float" office:value="2.99724754950411" calcext:value-type="float">
            <text:p>2.9972475495</text:p>
          </table:table-cell>
          <table:table-cell table:number-columns-repeated="8"/>
        </table:table-row>
        <table:table-row table:style-name="ro1">
          <table:table-cell office:value-type="float" office:value="2571.16708068" calcext:value-type="float">
            <text:p>2571.16708068</text:p>
          </table:table-cell>
          <table:table-cell office:value-type="float" office:value="4541" calcext:value-type="float">
            <text:p>4541</text:p>
          </table:table-cell>
          <table:table-cell table:formula="of:=[.B556]/[.A556]" office:value-type="float" office:value="1.76612404309371" calcext:value-type="float">
            <text:p>1.7661240431</text:p>
          </table:table-cell>
          <table:table-cell table:formula="of:=[.C556]^2" office:value-type="float" office:value="3.11919413559366" calcext:value-type="float">
            <text:p>3.1191941356</text:p>
          </table:table-cell>
          <table:table-cell table:number-columns-repeated="8"/>
        </table:table-row>
        <table:table-row table:style-name="ro1">
          <table:table-cell office:value-type="float" office:value="3247.28188408" calcext:value-type="float">
            <text:p>3247.28188408</text:p>
          </table:table-cell>
          <table:table-cell office:value-type="float" office:value="4936" calcext:value-type="float">
            <text:p>4936</text:p>
          </table:table-cell>
          <table:table-cell table:formula="of:=[.B557]/[.A557]" office:value-type="float" office:value="1.52004050655382" calcext:value-type="float">
            <text:p>1.5200405066</text:p>
          </table:table-cell>
          <table:table-cell table:formula="of:=[.C557]^2" office:value-type="float" office:value="2.31052314156439" calcext:value-type="float">
            <text:p>2.3105231416</text:p>
          </table:table-cell>
          <table:table-cell table:number-columns-repeated="8"/>
        </table:table-row>
        <table:table-row table:style-name="ro1">
          <table:table-cell office:value-type="float" office:value="6850.04324885" calcext:value-type="float">
            <text:p>6850.04324885</text:p>
          </table:table-cell>
          <table:table-cell office:value-type="float" office:value="10012" calcext:value-type="float">
            <text:p>10012</text:p>
          </table:table-cell>
          <table:table-cell table:formula="of:=[.B558]/[.A558]" office:value-type="float" office:value="1.46159661133247" calcext:value-type="float">
            <text:p>1.4615966113</text:p>
          </table:table-cell>
          <table:table-cell table:formula="of:=[.C558]^2" office:value-type="float" office:value="2.13626465425855" calcext:value-type="float">
            <text:p>2.1362646543</text:p>
          </table:table-cell>
          <table:table-cell table:number-columns-repeated="8"/>
        </table:table-row>
        <table:table-row table:style-name="ro1">
          <table:table-cell office:value-type="float" office:value="1713.24593033" calcext:value-type="float">
            <text:p>1713.24593033</text:p>
          </table:table-cell>
          <table:table-cell office:value-type="float" office:value="2240" calcext:value-type="float">
            <text:p>2240</text:p>
          </table:table-cell>
          <table:table-cell table:formula="of:=[.B559]/[.A559]" office:value-type="float" office:value="1.30745969410739" calcext:value-type="float">
            <text:p>1.3074596941</text:p>
          </table:table-cell>
          <table:table-cell table:formula="of:=[.C559]^2" office:value-type="float" office:value="1.7094508517154" calcext:value-type="float">
            <text:p>1.7094508517</text:p>
          </table:table-cell>
          <table:table-cell table:number-columns-repeated="8"/>
        </table:table-row>
        <table:table-row table:style-name="ro1">
          <table:table-cell office:value-type="float" office:value="747.121854711" calcext:value-type="float">
            <text:p>747.121854711</text:p>
          </table:table-cell>
          <table:table-cell office:value-type="float" office:value="1454" calcext:value-type="float">
            <text:p>1454</text:p>
          </table:table-cell>
          <table:table-cell table:formula="of:=[.B560]/[.A560]" office:value-type="float" office:value="1.94613501242369" calcext:value-type="float">
            <text:p>1.9461350124</text:p>
          </table:table-cell>
          <table:table-cell table:formula="of:=[.C560]^2" office:value-type="float" office:value="3.78744148658134" calcext:value-type="float">
            <text:p>3.7874414866</text:p>
          </table:table-cell>
          <table:table-cell table:number-columns-repeated="8"/>
        </table:table-row>
        <table:table-row table:style-name="ro1">
          <table:table-cell office:value-type="float" office:value="4917.68007518" calcext:value-type="float">
            <text:p>4917.68007518</text:p>
          </table:table-cell>
          <table:table-cell office:value-type="float" office:value="9218" calcext:value-type="float">
            <text:p>9218</text:p>
          </table:table-cell>
          <table:table-cell table:formula="of:=[.B561]/[.A561]" office:value-type="float" office:value="1.87446109935539" calcext:value-type="float">
            <text:p>1.8744610994</text:p>
          </table:table-cell>
          <table:table-cell table:formula="of:=[.C561]^2" office:value-type="float" office:value="3.51360441299662" calcext:value-type="float">
            <text:p>3.513604413</text:p>
          </table:table-cell>
          <table:table-cell table:number-columns-repeated="8"/>
        </table:table-row>
        <table:table-row table:style-name="ro1">
          <table:table-cell office:value-type="float" office:value="1855.77732982" calcext:value-type="float">
            <text:p>1855.77732982</text:p>
          </table:table-cell>
          <table:table-cell office:value-type="float" office:value="2677" calcext:value-type="float">
            <text:p>2677</text:p>
          </table:table-cell>
          <table:table-cell table:formula="of:=[.B562]/[.A562]" office:value-type="float" office:value="1.44252220187411" calcext:value-type="float">
            <text:p>1.4425222019</text:p>
          </table:table-cell>
          <table:table-cell table:formula="of:=[.C562]^2" office:value-type="float" office:value="2.08087030289973" calcext:value-type="float">
            <text:p>2.0808703029</text:p>
          </table:table-cell>
          <table:table-cell table:number-columns-repeated="8"/>
        </table:table-row>
        <table:table-row table:style-name="ro1">
          <table:table-cell office:value-type="float" office:value="7874.69309611" calcext:value-type="float">
            <text:p>7874.69309611</text:p>
          </table:table-cell>
          <table:table-cell office:value-type="float" office:value="9944" calcext:value-type="float">
            <text:p>9944</text:p>
          </table:table-cell>
          <table:table-cell table:formula="of:=[.B563]/[.A563]" office:value-type="float" office:value="1.26277937167002" calcext:value-type="float">
            <text:p>1.2627793717</text:p>
          </table:table-cell>
          <table:table-cell table:formula="of:=[.C563]^2" office:value-type="float" office:value="1.59461174151532" calcext:value-type="float">
            <text:p>1.5946117415</text:p>
          </table:table-cell>
          <table:table-cell table:number-columns-repeated="8"/>
        </table:table-row>
        <table:table-row table:style-name="ro1">
          <table:table-cell office:value-type="float" office:value="7448.56244002" calcext:value-type="float">
            <text:p>7448.56244002</text:p>
          </table:table-cell>
          <table:table-cell office:value-type="float" office:value="10422" calcext:value-type="float">
            <text:p>10422</text:p>
          </table:table-cell>
          <table:table-cell table:formula="of:=[.B564]/[.A564]" office:value-type="float" office:value="1.39919616488736" calcext:value-type="float">
            <text:p>1.3991961649</text:p>
          </table:table-cell>
          <table:table-cell table:formula="of:=[.C564]^2" office:value-type="float" office:value="1.95774990783549" calcext:value-type="float">
            <text:p>1.9577499078</text:p>
          </table:table-cell>
          <table:table-cell table:number-columns-repeated="8"/>
        </table:table-row>
        <table:table-row table:style-name="ro1">
          <table:table-cell office:value-type="float" office:value="5939.12944613" calcext:value-type="float">
            <text:p>5939.12944613</text:p>
          </table:table-cell>
          <table:table-cell office:value-type="float" office:value="6835" calcext:value-type="float">
            <text:p>6835</text:p>
          </table:table-cell>
          <table:table-cell table:formula="of:=[.B565]/[.A565]" office:value-type="float" office:value="1.15084206565893" calcext:value-type="float">
            <text:p>1.1508420657</text:p>
          </table:table-cell>
          <table:table-cell table:formula="of:=[.C565]^2" office:value-type="float" office:value="1.3244374600901" calcext:value-type="float">
            <text:p>1.3244374601</text:p>
          </table:table-cell>
          <table:table-cell table:number-columns-repeated="8"/>
        </table:table-row>
        <table:table-row table:style-name="ro1">
          <table:table-cell office:value-type="float" office:value="4678.15645204" calcext:value-type="float">
            <text:p>4678.15645204</text:p>
          </table:table-cell>
          <table:table-cell office:value-type="float" office:value="6666" calcext:value-type="float">
            <text:p>6666</text:p>
          </table:table-cell>
          <table:table-cell table:formula="of:=[.B566]/[.A566]" office:value-type="float" office:value="1.42492027967409" calcext:value-type="float">
            <text:p>1.4249202797</text:p>
          </table:table-cell>
          <table:table-cell table:formula="of:=[.C566]^2" office:value-type="float" office:value="2.0303978034265" calcext:value-type="float">
            <text:p>2.0303978034</text:p>
          </table:table-cell>
          <table:table-cell table:number-columns-repeated="8"/>
        </table:table-row>
        <table:table-row table:style-name="ro1">
          <table:table-cell office:value-type="float" office:value="3938.82964817" calcext:value-type="float">
            <text:p>3938.82964817</text:p>
          </table:table-cell>
          <table:table-cell office:value-type="float" office:value="4431" calcext:value-type="float">
            <text:p>4431</text:p>
          </table:table-cell>
          <table:table-cell table:formula="of:=[.B567]/[.A567]" office:value-type="float" office:value="1.12495344957573" calcext:value-type="float">
            <text:p>1.1249534496</text:p>
          </table:table-cell>
          <table:table-cell table:formula="of:=[.C567]^2" office:value-type="float" office:value="1.26552026371233" calcext:value-type="float">
            <text:p>1.2655202637</text:p>
          </table:table-cell>
          <table:table-cell table:number-columns-repeated="8"/>
        </table:table-row>
        <table:table-row table:style-name="ro1">
          <table:table-cell office:value-type="float" office:value="5400.91550582" calcext:value-type="float">
            <text:p>5400.91550582</text:p>
          </table:table-cell>
          <table:table-cell office:value-type="float" office:value="9751" calcext:value-type="float">
            <text:p>9751</text:p>
          </table:table-cell>
          <table:table-cell table:formula="of:=[.B568]/[.A568]" office:value-type="float" office:value="1.80543465075363" calcext:value-type="float">
            <text:p>1.8054346508</text:p>
          </table:table-cell>
          <table:table-cell table:formula="of:=[.C568]^2" office:value-type="float" office:value="3.25959427814188" calcext:value-type="float">
            <text:p>3.2595942781</text:p>
          </table:table-cell>
          <table:table-cell table:number-columns-repeated="8"/>
        </table:table-row>
        <table:table-row table:style-name="ro1">
          <table:table-cell office:value-type="float" office:value="1884.45554895" calcext:value-type="float">
            <text:p>1884.45554895</text:p>
          </table:table-cell>
          <table:table-cell office:value-type="float" office:value="2517" calcext:value-type="float">
            <text:p>2517</text:p>
          </table:table-cell>
          <table:table-cell table:formula="of:=[.B569]/[.A569]" office:value-type="float" office:value="1.33566429911411" calcext:value-type="float">
            <text:p>1.3356642991</text:p>
          </table:table-cell>
          <table:table-cell table:formula="of:=[.C569]^2" office:value-type="float" office:value="1.78399911992799" calcext:value-type="float">
            <text:p>1.7839991199</text:p>
          </table:table-cell>
          <table:table-cell table:number-columns-repeated="8"/>
        </table:table-row>
        <table:table-row table:style-name="ro1">
          <table:table-cell office:value-type="float" office:value="1598.68116185" calcext:value-type="float">
            <text:p>1598.68116185</text:p>
          </table:table-cell>
          <table:table-cell office:value-type="float" office:value="3734" calcext:value-type="float">
            <text:p>3734</text:p>
          </table:table-cell>
          <table:table-cell table:formula="of:=[.B570]/[.A570]" office:value-type="float" office:value="2.33567523600453" calcext:value-type="float">
            <text:p>2.335675236</text:p>
          </table:table-cell>
          <table:table-cell table:formula="of:=[.C570]^2" office:value-type="float" office:value="5.45537880808483" calcext:value-type="float">
            <text:p>5.4553788081</text:p>
          </table:table-cell>
          <table:table-cell table:number-columns-repeated="8"/>
        </table:table-row>
        <table:table-row table:style-name="ro1">
          <table:table-cell office:value-type="float" office:value="2160.61696653" calcext:value-type="float">
            <text:p>2160.61696653</text:p>
          </table:table-cell>
          <table:table-cell office:value-type="float" office:value="3254" calcext:value-type="float">
            <text:p>3254</text:p>
          </table:table-cell>
          <table:table-cell table:formula="of:=[.B571]/[.A571]" office:value-type="float" office:value="1.50605130405229" calcext:value-type="float">
            <text:p>1.5060513041</text:p>
          </table:table-cell>
          <table:table-cell table:formula="of:=[.C571]^2" office:value-type="float" office:value="2.26819053043759" calcext:value-type="float">
            <text:p>2.2681905304</text:p>
          </table:table-cell>
          <table:table-cell table:number-columns-repeated="8"/>
        </table:table-row>
        <table:table-row table:style-name="ro1">
          <table:table-cell office:value-type="float" office:value="2667.24473585" calcext:value-type="float">
            <text:p>2667.24473585</text:p>
          </table:table-cell>
          <table:table-cell office:value-type="float" office:value="3160" calcext:value-type="float">
            <text:p>3160</text:p>
          </table:table-cell>
          <table:table-cell table:formula="of:=[.B572]/[.A572]" office:value-type="float" office:value="1.18474317617988" calcext:value-type="float">
            <text:p>1.1847431762</text:p>
          </table:table-cell>
          <table:table-cell table:formula="of:=[.C572]^2" office:value-type="float" office:value="1.4036163935048" calcext:value-type="float">
            <text:p>1.4036163935</text:p>
          </table:table-cell>
          <table:table-cell table:number-columns-repeated="8"/>
        </table:table-row>
        <table:table-row table:style-name="ro1">
          <table:table-cell office:value-type="float" office:value="6904.55290582" calcext:value-type="float">
            <text:p>6904.55290582</text:p>
          </table:table-cell>
          <table:table-cell office:value-type="float" office:value="14240" calcext:value-type="float">
            <text:p>14240</text:p>
          </table:table-cell>
          <table:table-cell table:formula="of:=[.B573]/[.A573]" office:value-type="float" office:value="2.06240725420422" calcext:value-type="float">
            <text:p>2.0624072542</text:p>
          </table:table-cell>
          <table:table-cell table:formula="of:=[.C573]^2" office:value-type="float" office:value="4.25352368219419" calcext:value-type="float">
            <text:p>4.2535236822</text:p>
          </table:table-cell>
          <table:table-cell table:number-columns-repeated="8"/>
        </table:table-row>
        <table:table-row table:style-name="ro1">
          <table:table-cell office:value-type="float" office:value="3275.14597016" calcext:value-type="float">
            <text:p>3275.14597016</text:p>
          </table:table-cell>
          <table:table-cell office:value-type="float" office:value="4244" calcext:value-type="float">
            <text:p>4244</text:p>
          </table:table-cell>
          <table:table-cell table:formula="of:=[.B574]/[.A574]" office:value-type="float" office:value="1.29582010654404" calcext:value-type="float">
            <text:p>1.2958201065</text:p>
          </table:table-cell>
          <table:table-cell table:formula="of:=[.C574]^2" office:value-type="float" office:value="1.6791497485238" calcext:value-type="float">
            <text:p>1.6791497485</text:p>
          </table:table-cell>
          <table:table-cell table:number-columns-repeated="8"/>
        </table:table-row>
        <table:table-row table:style-name="ro1">
          <table:table-cell office:value-type="float" office:value="5671.55367491" calcext:value-type="float">
            <text:p>5671.55367491</text:p>
          </table:table-cell>
          <table:table-cell office:value-type="float" office:value="9417" calcext:value-type="float">
            <text:p>9417</text:p>
          </table:table-cell>
          <table:table-cell table:formula="of:=[.B575]/[.A575]" office:value-type="float" office:value="1.66039158575881" calcext:value-type="float">
            <text:p>1.6603915858</text:p>
          </table:table-cell>
          <table:table-cell table:formula="of:=[.C575]^2" office:value-type="float" office:value="2.75690021805864" calcext:value-type="float">
            <text:p>2.7569002181</text:p>
          </table:table-cell>
          <table:table-cell table:number-columns-repeated="8"/>
        </table:table-row>
        <table:table-row table:style-name="ro1">
          <table:table-cell office:value-type="float" office:value="3959.67376929" calcext:value-type="float">
            <text:p>3959.67376929</text:p>
          </table:table-cell>
          <table:table-cell office:value-type="float" office:value="5832" calcext:value-type="float">
            <text:p>5832</text:p>
          </table:table-cell>
          <table:table-cell table:formula="of:=[.B576]/[.A576]" office:value-type="float" office:value="1.47284860819373" calcext:value-type="float">
            <text:p>1.4728486082</text:p>
          </table:table-cell>
          <table:table-cell table:formula="of:=[.C576]^2" office:value-type="float" office:value="2.16928302265821" calcext:value-type="float">
            <text:p>2.1692830227</text:p>
          </table:table-cell>
          <table:table-cell table:number-columns-repeated="8"/>
        </table:table-row>
        <table:table-row table:style-name="ro1">
          <table:table-cell office:value-type="float" office:value="1926.92829769" calcext:value-type="float">
            <text:p>1926.92829769</text:p>
          </table:table-cell>
          <table:table-cell office:value-type="float" office:value="3783" calcext:value-type="float">
            <text:p>3783</text:p>
          </table:table-cell>
          <table:table-cell table:formula="of:=[.B577]/[.A577]" office:value-type="float" office:value="1.9632282138028" calcext:value-type="float">
            <text:p>1.9632282138</text:p>
          </table:table-cell>
          <table:table-cell table:formula="of:=[.C577]^2" office:value-type="float" office:value="3.85426501947131" calcext:value-type="float">
            <text:p>3.8542650195</text:p>
          </table:table-cell>
          <table:table-cell table:number-columns-repeated="8"/>
        </table:table-row>
        <table:table-row table:style-name="ro1">
          <table:table-cell office:value-type="float" office:value="2468.31268521" calcext:value-type="float">
            <text:p>2468.31268521</text:p>
          </table:table-cell>
          <table:table-cell office:value-type="float" office:value="3507" calcext:value-type="float">
            <text:p>3507</text:p>
          </table:table-cell>
          <table:table-cell table:formula="of:=[.B578]/[.A578]" office:value-type="float" office:value="1.42080864430741" calcext:value-type="float">
            <text:p>1.4208086443</text:p>
          </table:table-cell>
          <table:table-cell table:formula="of:=[.C578]^2" office:value-type="float" office:value="2.01869720373866" calcext:value-type="float">
            <text:p>2.0186972037</text:p>
          </table:table-cell>
          <table:table-cell table:number-columns-repeated="8"/>
        </table:table-row>
        <table:table-row table:style-name="ro1">
          <table:table-cell office:value-type="float" office:value="8402.60411884" calcext:value-type="float">
            <text:p>8402.60411884</text:p>
          </table:table-cell>
          <table:table-cell office:value-type="float" office:value="15157" calcext:value-type="float">
            <text:p>15157</text:p>
          </table:table-cell>
          <table:table-cell table:formula="of:=[.B579]/[.A579]" office:value-type="float" office:value="1.80384554426592" calcext:value-type="float">
            <text:p>1.8038455443</text:p>
          </table:table-cell>
          <table:table-cell table:formula="of:=[.C579]^2" office:value-type="float" office:value="3.25385874756801" calcext:value-type="float">
            <text:p>3.2538587476</text:p>
          </table:table-cell>
          <table:table-cell table:number-columns-repeated="8"/>
        </table:table-row>
        <table:table-row table:style-name="ro1">
          <table:table-cell office:value-type="float" office:value="752.52094355" calcext:value-type="float">
            <text:p>752.52094355</text:p>
          </table:table-cell>
          <table:table-cell office:value-type="float" office:value="877" calcext:value-type="float">
            <text:p>877</text:p>
          </table:table-cell>
          <table:table-cell table:formula="of:=[.B580]/[.A580]" office:value-type="float" office:value="1.16541606916981" calcext:value-type="float">
            <text:p>1.1654160692</text:p>
          </table:table-cell>
          <table:table-cell table:formula="of:=[.C580]^2" office:value-type="float" office:value="1.35819461427922" calcext:value-type="float">
            <text:p>1.3581946143</text:p>
          </table:table-cell>
          <table:table-cell table:number-columns-repeated="8"/>
        </table:table-row>
        <table:table-row table:style-name="ro1">
          <table:table-cell office:value-type="float" office:value="3212.42973986" calcext:value-type="float">
            <text:p>3212.42973986</text:p>
          </table:table-cell>
          <table:table-cell office:value-type="float" office:value="4698" calcext:value-type="float">
            <text:p>4698</text:p>
          </table:table-cell>
          <table:table-cell table:formula="of:=[.B581]/[.A581]" office:value-type="float" office:value="1.46244443628042" calcext:value-type="float">
            <text:p>1.4624444363</text:p>
          </table:table-cell>
          <table:table-cell table:formula="of:=[.C581]^2" office:value-type="float" office:value="2.13874372920754" calcext:value-type="float">
            <text:p>2.1387437292</text:p>
          </table:table-cell>
          <table:table-cell table:number-columns-repeated="8"/>
        </table:table-row>
        <table:table-row table:style-name="ro1">
          <table:table-cell office:value-type="float" office:value="7951.01730207" calcext:value-type="float">
            <text:p>7951.01730207</text:p>
          </table:table-cell>
          <table:table-cell office:value-type="float" office:value="16627" calcext:value-type="float">
            <text:p>16627</text:p>
          </table:table-cell>
          <table:table-cell table:formula="of:=[.B582]/[.A582]" office:value-type="float" office:value="2.09117894834303" calcext:value-type="float">
            <text:p>2.0911789483</text:p>
          </table:table-cell>
          <table:table-cell table:formula="of:=[.C582]^2" office:value-type="float" office:value="4.37302939399307" calcext:value-type="float">
            <text:p>4.373029394</text:p>
          </table:table-cell>
          <table:table-cell table:number-columns-repeated="8"/>
        </table:table-row>
        <table:table-row table:style-name="ro1">
          <table:table-cell office:value-type="float" office:value="1009.47573073" calcext:value-type="float">
            <text:p>1009.47573073</text:p>
          </table:table-cell>
          <table:table-cell office:value-type="float" office:value="1925" calcext:value-type="float">
            <text:p>1925</text:p>
          </table:table-cell>
          <table:table-cell table:formula="of:=[.B583]/[.A583]" office:value-type="float" office:value="1.90693044062381" calcext:value-type="float">
            <text:p>1.9069304406</text:p>
          </table:table-cell>
          <table:table-cell table:formula="of:=[.C583]^2" office:value-type="float" office:value="3.63638370537771" calcext:value-type="float">
            <text:p>3.6363837054</text:p>
          </table:table-cell>
          <table:table-cell table:number-columns-repeated="8"/>
        </table:table-row>
        <table:table-row table:style-name="ro1">
          <table:table-cell office:value-type="float" office:value="4120.18408247" calcext:value-type="float">
            <text:p>4120.18408247</text:p>
          </table:table-cell>
          <table:table-cell office:value-type="float" office:value="4961" calcext:value-type="float">
            <text:p>4961</text:p>
          </table:table-cell>
          <table:table-cell table:formula="of:=[.B584]/[.A584]" office:value-type="float" office:value="1.20407241538246" calcext:value-type="float">
            <text:p>1.2040724154</text:p>
          </table:table-cell>
          <table:table-cell table:formula="of:=[.C584]^2" office:value-type="float" office:value="1.44979038148494" calcext:value-type="float">
            <text:p>1.4497903815</text:p>
          </table:table-cell>
          <table:table-cell table:number-columns-repeated="8"/>
        </table:table-row>
        <table:table-row table:style-name="ro1">
          <table:table-cell office:value-type="float" office:value="5056.04792921" calcext:value-type="float">
            <text:p>5056.04792921</text:p>
          </table:table-cell>
          <table:table-cell office:value-type="float" office:value="8306" calcext:value-type="float">
            <text:p>8306</text:p>
          </table:table-cell>
          <table:table-cell table:formula="of:=[.B585]/[.A585]" office:value-type="float" office:value="1.64278505985164" calcext:value-type="float">
            <text:p>1.6427850599</text:p>
          </table:table-cell>
          <table:table-cell table:formula="of:=[.C585]^2" office:value-type="float" office:value="2.69874275287175" calcext:value-type="float">
            <text:p>2.6987427529</text:p>
          </table:table-cell>
          <table:table-cell table:number-columns-repeated="8"/>
        </table:table-row>
        <table:table-row table:style-name="ro1">
          <table:table-cell office:value-type="float" office:value="4678.66232425" calcext:value-type="float">
            <text:p>4678.66232425</text:p>
          </table:table-cell>
          <table:table-cell office:value-type="float" office:value="6340" calcext:value-type="float">
            <text:p>6340</text:p>
          </table:table-cell>
          <table:table-cell table:formula="of:=[.B586]/[.A586]" office:value-type="float" office:value="1.3550881770499" calcext:value-type="float">
            <text:p>1.355088177</text:p>
          </table:table-cell>
          <table:table-cell table:formula="of:=[.C586]^2" office:value-type="float" office:value="1.83626396758043" calcext:value-type="float">
            <text:p>1.8362639676</text:p>
          </table:table-cell>
          <table:table-cell table:number-columns-repeated="8"/>
        </table:table-row>
        <table:table-row table:style-name="ro1">
          <table:table-cell office:value-type="float" office:value="5954.44141445" calcext:value-type="float">
            <text:p>5954.44141445</text:p>
          </table:table-cell>
          <table:table-cell office:value-type="float" office:value="7462" calcext:value-type="float">
            <text:p>7462</text:p>
          </table:table-cell>
          <table:table-cell table:formula="of:=[.B587]/[.A587]" office:value-type="float" office:value="1.25318220142221" calcext:value-type="float">
            <text:p>1.2531822014</text:p>
          </table:table-cell>
          <table:table-cell table:formula="of:=[.C587]^2" office:value-type="float" office:value="1.5704656299614" calcext:value-type="float">
            <text:p>1.57046563</text:p>
          </table:table-cell>
          <table:table-cell table:number-columns-repeated="8"/>
        </table:table-row>
        <table:table-row table:style-name="ro1">
          <table:table-cell office:value-type="float" office:value="7008.01541579" calcext:value-type="float">
            <text:p>7008.01541579</text:p>
          </table:table-cell>
          <table:table-cell office:value-type="float" office:value="12298" calcext:value-type="float">
            <text:p>12298</text:p>
          </table:table-cell>
          <table:table-cell table:formula="of:=[.B588]/[.A588]" office:value-type="float" office:value="1.75484773796173" calcext:value-type="float">
            <text:p>1.754847738</text:p>
          </table:table-cell>
          <table:table-cell table:formula="of:=[.C588]^2" office:value-type="float" office:value="3.07949058342939" calcext:value-type="float">
            <text:p>3.0794905834</text:p>
          </table:table-cell>
          <table:table-cell table:number-columns-repeated="8"/>
        </table:table-row>
        <table:table-row table:style-name="ro1">
          <table:table-cell office:value-type="float" office:value="4229.55555709" calcext:value-type="float">
            <text:p>4229.55555709</text:p>
          </table:table-cell>
          <table:table-cell office:value-type="float" office:value="5784" calcext:value-type="float">
            <text:p>5784</text:p>
          </table:table-cell>
          <table:table-cell table:formula="of:=[.B589]/[.A589]" office:value-type="float" office:value="1.36751957077483" calcext:value-type="float">
            <text:p>1.3675195708</text:p>
          </table:table-cell>
          <table:table-cell table:formula="of:=[.C589]^2" office:value-type="float" office:value="1.87010977645217" calcext:value-type="float">
            <text:p>1.8701097765</text:p>
          </table:table-cell>
          <table:table-cell table:number-columns-repeated="8"/>
        </table:table-row>
        <table:table-row table:style-name="ro1">
          <table:table-cell office:value-type="float" office:value="2964.12687298" calcext:value-type="float">
            <text:p>2964.12687298</text:p>
          </table:table-cell>
          <table:table-cell office:value-type="float" office:value="3406" calcext:value-type="float">
            <text:p>3406</text:p>
          </table:table-cell>
          <table:table-cell table:formula="of:=[.B590]/[.A590]" office:value-type="float" office:value="1.14907362132437" calcext:value-type="float">
            <text:p>1.1490736213</text:p>
          </table:table-cell>
          <table:table-cell table:formula="of:=[.C590]^2" office:value-type="float" office:value="1.32037018722349" calcext:value-type="float">
            <text:p>1.3203701872</text:p>
          </table:table-cell>
          <table:table-cell table:number-columns-repeated="8"/>
        </table:table-row>
        <table:table-row table:style-name="ro1">
          <table:table-cell office:value-type="float" office:value="3669.83153076" calcext:value-type="float">
            <text:p>3669.83153076</text:p>
          </table:table-cell>
          <table:table-cell office:value-type="float" office:value="4279" calcext:value-type="float">
            <text:p>4279</text:p>
          </table:table-cell>
          <table:table-cell table:formula="of:=[.B591]/[.A591]" office:value-type="float" office:value="1.16599357876078" calcext:value-type="float">
            <text:p>1.1659935788</text:p>
          </table:table-cell>
          <table:table-cell table:formula="of:=[.C591]^2" office:value-type="float" office:value="1.35954102571137" calcext:value-type="float">
            <text:p>1.3595410257</text:p>
          </table:table-cell>
          <table:table-cell table:number-columns-repeated="8"/>
        </table:table-row>
        <table:table-row table:style-name="ro1">
          <table:table-cell office:value-type="float" office:value="6713.10457774" calcext:value-type="float">
            <text:p>6713.10457774</text:p>
          </table:table-cell>
          <table:table-cell office:value-type="float" office:value="7411" calcext:value-type="float">
            <text:p>7411</text:p>
          </table:table-cell>
          <table:table-cell table:formula="of:=[.B592]/[.A592]" office:value-type="float" office:value="1.10396015944309" calcext:value-type="float">
            <text:p>1.1039601594</text:p>
          </table:table-cell>
          <table:table-cell table:formula="of:=[.C592]^2" office:value-type="float" office:value="1.21872803363762" calcext:value-type="float">
            <text:p>1.2187280336</text:p>
          </table:table-cell>
          <table:table-cell table:number-columns-repeated="8"/>
        </table:table-row>
        <table:table-row table:style-name="ro1">
          <table:table-cell office:value-type="float" office:value="8262.00225251" calcext:value-type="float">
            <text:p>8262.00225251</text:p>
          </table:table-cell>
          <table:table-cell office:value-type="float" office:value="14683" calcext:value-type="float">
            <text:p>14683</text:p>
          </table:table-cell>
          <table:table-cell table:formula="of:=[.B593]/[.A593]" office:value-type="float" office:value="1.7771721129148" calcext:value-type="float">
            <text:p>1.7771721129</text:p>
          </table:table-cell>
          <table:table-cell table:formula="of:=[.C593]^2" office:value-type="float" office:value="3.15834071892204" calcext:value-type="float">
            <text:p>3.1583407189</text:p>
          </table:table-cell>
          <table:table-cell table:number-columns-repeated="8"/>
        </table:table-row>
        <table:table-row table:style-name="ro1">
          <table:table-cell office:value-type="float" office:value="3428.54481008" calcext:value-type="float">
            <text:p>3428.54481008</text:p>
          </table:table-cell>
          <table:table-cell office:value-type="float" office:value="5344" calcext:value-type="float">
            <text:p>5344</text:p>
          </table:table-cell>
          <table:table-cell table:formula="of:=[.B594]/[.A594]" office:value-type="float" office:value="1.55867876782258" calcext:value-type="float">
            <text:p>1.5586787678</text:p>
          </table:table-cell>
          <table:table-cell table:formula="of:=[.C594]^2" office:value-type="float" office:value="2.42947950126092" calcext:value-type="float">
            <text:p>2.4294795013</text:p>
          </table:table-cell>
          <table:table-cell table:number-columns-repeated="8"/>
        </table:table-row>
        <table:table-row table:style-name="ro1">
          <table:table-cell office:value-type="float" office:value="7020.90815257" calcext:value-type="float">
            <text:p>7020.90815257</text:p>
          </table:table-cell>
          <table:table-cell office:value-type="float" office:value="9240" calcext:value-type="float">
            <text:p>9240</text:p>
          </table:table-cell>
          <table:table-cell table:formula="of:=[.B595]/[.A595]" office:value-type="float" office:value="1.31606906103987" calcext:value-type="float">
            <text:p>1.316069061</text:p>
          </table:table-cell>
          <table:table-cell table:formula="of:=[.C595]^2" office:value-type="float" office:value="1.73203777342638" calcext:value-type="float">
            <text:p>1.7320377734</text:p>
          </table:table-cell>
          <table:table-cell table:number-columns-repeated="8"/>
        </table:table-row>
        <table:table-row table:style-name="ro1">
          <table:table-cell office:value-type="float" office:value="10824.0865988" calcext:value-type="float">
            <text:p>10824.0865988</text:p>
          </table:table-cell>
          <table:table-cell office:value-type="float" office:value="17445" calcext:value-type="float">
            <text:p>17445</text:p>
          </table:table-cell>
          <table:table-cell table:formula="of:=[.B596]/[.A596]" office:value-type="float" office:value="1.61168333611947" calcext:value-type="float">
            <text:p>1.6116833361</text:p>
          </table:table-cell>
          <table:table-cell table:formula="of:=[.C596]^2" office:value-type="float" office:value="2.59752317592518" calcext:value-type="float">
            <text:p>2.5975231759</text:p>
          </table:table-cell>
          <table:table-cell table:number-columns-repeated="8"/>
        </table:table-row>
        <table:table-row table:style-name="ro1">
          <table:table-cell office:value-type="float" office:value="1377.1847114" calcext:value-type="float">
            <text:p>1377.1847114</text:p>
          </table:table-cell>
          <table:table-cell office:value-type="float" office:value="2201" calcext:value-type="float">
            <text:p>2201</text:p>
          </table:table-cell>
          <table:table-cell table:formula="of:=[.B597]/[.A597]" office:value-type="float" office:value="1.59818794224236" calcext:value-type="float">
            <text:p>1.5981879422</text:p>
          </table:table-cell>
          <table:table-cell table:formula="of:=[.C597]^2" office:value-type="float" office:value="2.55420469872886" calcext:value-type="float">
            <text:p>2.5542046987</text:p>
          </table:table-cell>
          <table:table-cell table:number-columns-repeated="8"/>
        </table:table-row>
        <table:table-row table:style-name="ro1">
          <table:table-cell office:value-type="float" office:value="5688.8162488" calcext:value-type="float">
            <text:p>5688.8162488</text:p>
          </table:table-cell>
          <table:table-cell office:value-type="float" office:value="7752" calcext:value-type="float">
            <text:p>7752</text:p>
          </table:table-cell>
          <table:table-cell table:formula="of:=[.B598]/[.A598]" office:value-type="float" office:value="1.36267364966046" calcext:value-type="float">
            <text:p>1.3626736497</text:p>
          </table:table-cell>
          <table:table-cell table:formula="of:=[.C598]^2" office:value-type="float" office:value="1.85687947547895" calcext:value-type="float">
            <text:p>1.8568794755</text:p>
          </table:table-cell>
          <table:table-cell table:number-columns-repeated="8"/>
        </table:table-row>
        <table:table-row table:style-name="ro1">
          <table:table-cell office:value-type="float" office:value="3535.33692376" calcext:value-type="float">
            <text:p>3535.33692376</text:p>
          </table:table-cell>
          <table:table-cell office:value-type="float" office:value="4695" calcext:value-type="float">
            <text:p>4695</text:p>
          </table:table-cell>
          <table:table-cell table:formula="of:=[.B599]/[.A599]" office:value-type="float" office:value="1.3280205256948" calcext:value-type="float">
            <text:p>1.3280205257</text:p>
          </table:table-cell>
          <table:table-cell table:formula="of:=[.C599]^2" office:value-type="float" office:value="1.7636385166667" calcext:value-type="float">
            <text:p>1.7636385167</text:p>
          </table:table-cell>
          <table:table-cell table:number-columns-repeated="8"/>
        </table:table-row>
        <table:table-row table:style-name="ro1">
          <table:table-cell office:value-type="float" office:value="1171.91722144" calcext:value-type="float">
            <text:p>1171.91722144</text:p>
          </table:table-cell>
          <table:table-cell office:value-type="float" office:value="1914" calcext:value-type="float">
            <text:p>1914</text:p>
          </table:table-cell>
          <table:table-cell table:formula="of:=[.B600]/[.A600]" office:value-type="float" office:value="1.63322115673679" calcext:value-type="float">
            <text:p>1.6332211567</text:p>
          </table:table-cell>
          <table:table-cell table:formula="of:=[.C600]^2" office:value-type="float" office:value="2.66741134681265" calcext:value-type="float">
            <text:p>2.6674113468</text:p>
          </table:table-cell>
          <table:table-cell table:number-columns-repeated="8"/>
        </table:table-row>
        <table:table-row table:style-name="ro1">
          <table:table-cell office:value-type="float" office:value="7829.21268944" calcext:value-type="float">
            <text:p>7829.21268944</text:p>
          </table:table-cell>
          <table:table-cell office:value-type="float" office:value="15983" calcext:value-type="float">
            <text:p>15983</text:p>
          </table:table-cell>
          <table:table-cell table:formula="of:=[.B601]/[.A601]" office:value-type="float" office:value="2.04145686597042" calcext:value-type="float">
            <text:p>2.041456866</text:p>
          </table:table-cell>
          <table:table-cell table:formula="of:=[.C601]^2" office:value-type="float" office:value="4.16754613561776" calcext:value-type="float">
            <text:p>4.1675461356</text:p>
          </table:table-cell>
          <table:table-cell table:number-columns-repeated="8"/>
        </table:table-row>
        <table:table-row table:style-name="ro1">
          <table:table-cell office:value-type="float" office:value="10591.7122759" calcext:value-type="float">
            <text:p>10591.7122759</text:p>
          </table:table-cell>
          <table:table-cell office:value-type="float" office:value="16619" calcext:value-type="float">
            <text:p>16619</text:p>
          </table:table-cell>
          <table:table-cell table:formula="of:=[.B602]/[.A602]" office:value-type="float" office:value="1.56905697276297" calcext:value-type="float">
            <text:p>1.5690569728</text:p>
          </table:table-cell>
          <table:table-cell table:formula="of:=[.C602]^2" office:value-type="float" office:value="2.46193978377608" calcext:value-type="float">
            <text:p>2.4619397838</text:p>
          </table:table-cell>
          <table:table-cell table:number-columns-repeated="8"/>
        </table:table-row>
        <table:table-row table:style-name="ro1">
          <table:table-cell office:value-type="float" office:value="982.597550889" calcext:value-type="float">
            <text:p>982.597550889</text:p>
          </table:table-cell>
          <table:table-cell office:value-type="float" office:value="1695" calcext:value-type="float">
            <text:p>1695</text:p>
          </table:table-cell>
          <table:table-cell table:formula="of:=[.B603]/[.A603]" office:value-type="float" office:value="1.72501956519885" calcext:value-type="float">
            <text:p>1.7250195652</text:p>
          </table:table-cell>
          <table:table-cell table:formula="of:=[.C603]^2" office:value-type="float" office:value="2.97569250031884" calcext:value-type="float">
            <text:p>2.9756925003</text:p>
          </table:table-cell>
          <table:table-cell table:number-columns-repeated="8"/>
        </table:table-row>
        <table:table-row table:style-name="ro1">
          <table:table-cell office:value-type="float" office:value="724.614288674" calcext:value-type="float">
            <text:p>724.614288674</text:p>
          </table:table-cell>
          <table:table-cell office:value-type="float" office:value="859" calcext:value-type="float">
            <text:p>859</text:p>
          </table:table-cell>
          <table:table-cell table:formula="of:=[.B604]/[.A604]" office:value-type="float" office:value="1.18545826852506" calcext:value-type="float">
            <text:p>1.1854582685</text:p>
          </table:table-cell>
          <table:table-cell table:formula="of:=[.C604]^2" office:value-type="float" office:value="1.40531130641444" calcext:value-type="float">
            <text:p>1.4053113064</text:p>
          </table:table-cell>
          <table:table-cell table:number-columns-repeated="8"/>
        </table:table-row>
        <table:table-row table:style-name="ro1">
          <table:table-cell office:value-type="float" office:value="1584.16668734" calcext:value-type="float">
            <text:p>1584.16668734</text:p>
          </table:table-cell>
          <table:table-cell office:value-type="float" office:value="2403" calcext:value-type="float">
            <text:p>2403</text:p>
          </table:table-cell>
          <table:table-cell table:formula="of:=[.B605]/[.A605]" office:value-type="float" office:value="1.51688582975755" calcext:value-type="float">
            <text:p>1.5168858298</text:p>
          </table:table-cell>
          <table:table-cell table:formula="of:=[.C605]^2" office:value-type="float" office:value="2.30094262051924" calcext:value-type="float">
            <text:p>2.3009426205</text:p>
          </table:table-cell>
          <table:table-cell table:number-columns-repeated="8"/>
        </table:table-row>
        <table:table-row table:style-name="ro1">
          <table:table-cell office:value-type="float" office:value="4773.12575178" calcext:value-type="float">
            <text:p>4773.12575178</text:p>
          </table:table-cell>
          <table:table-cell office:value-type="float" office:value="6684" calcext:value-type="float">
            <text:p>6684</text:p>
          </table:table-cell>
          <table:table-cell table:formula="of:=[.B606]/[.A606]" office:value-type="float" office:value="1.40034022726248" calcext:value-type="float">
            <text:p>1.4003402273</text:p>
          </table:table-cell>
          <table:table-cell table:formula="of:=[.C606]^2" office:value-type="float" office:value="1.96095275208953" calcext:value-type="float">
            <text:p>1.9609527521</text:p>
          </table:table-cell>
          <table:table-cell table:number-columns-repeated="8"/>
        </table:table-row>
        <table:table-row table:style-name="ro1">
          <table:table-cell office:value-type="float" office:value="8907.5697296" calcext:value-type="float">
            <text:p>8907.5697296</text:p>
          </table:table-cell>
          <table:table-cell office:value-type="float" office:value="16030" calcext:value-type="float">
            <text:p>16030</text:p>
          </table:table-cell>
          <table:table-cell table:formula="of:=[.B607]/[.A607]" office:value-type="float" office:value="1.79959298513623" calcext:value-type="float">
            <text:p>1.7995929851</text:p>
          </table:table-cell>
          <table:table-cell table:formula="of:=[.C607]^2" office:value-type="float" office:value="3.23853491215153" calcext:value-type="float">
            <text:p>3.2385349122</text:p>
          </table:table-cell>
          <table:table-cell table:number-columns-repeated="8"/>
        </table:table-row>
        <table:table-row table:style-name="ro1">
          <table:table-cell office:value-type="float" office:value="6154.03828061" calcext:value-type="float">
            <text:p>6154.03828061</text:p>
          </table:table-cell>
          <table:table-cell office:value-type="float" office:value="11412" calcext:value-type="float">
            <text:p>11412</text:p>
          </table:table-cell>
          <table:table-cell table:formula="of:=[.B608]/[.A608]" office:value-type="float" office:value="1.85439210476748" calcext:value-type="float">
            <text:p>1.8543921048</text:p>
          </table:table-cell>
          <table:table-cell table:formula="of:=[.C608]^2" office:value-type="float" office:value="3.43877007822395" calcext:value-type="float">
            <text:p>3.4387700782</text:p>
          </table:table-cell>
          <table:table-cell table:number-columns-repeated="8"/>
        </table:table-row>
        <table:table-row table:style-name="ro1">
          <table:table-cell office:value-type="float" office:value="4254.96580491" calcext:value-type="float">
            <text:p>4254.96580491</text:p>
          </table:table-cell>
          <table:table-cell office:value-type="float" office:value="6236" calcext:value-type="float">
            <text:p>6236</text:p>
          </table:table-cell>
          <table:table-cell table:formula="of:=[.B609]/[.A609]" office:value-type="float" office:value="1.46558169581621" calcext:value-type="float">
            <text:p>1.4655816958</text:p>
          </table:table-cell>
          <table:table-cell table:formula="of:=[.C609]^2" office:value-type="float" office:value="2.14792970711153" calcext:value-type="float">
            <text:p>2.1479297071</text:p>
          </table:table-cell>
          <table:table-cell table:number-columns-repeated="8"/>
        </table:table-row>
        <table:table-row table:style-name="ro1">
          <table:table-cell office:value-type="float" office:value="2929.37064181" calcext:value-type="float">
            <text:p>2929.37064181</text:p>
          </table:table-cell>
          <table:table-cell office:value-type="float" office:value="4043" calcext:value-type="float">
            <text:p>4043</text:p>
          </table:table-cell>
          <table:table-cell table:formula="of:=[.B610]/[.A610]" office:value-type="float" office:value="1.38015993684634" calcext:value-type="float">
            <text:p>1.3801599368</text:p>
          </table:table-cell>
          <table:table-cell table:formula="of:=[.C610]^2" office:value-type="float" office:value="1.90484145127568" calcext:value-type="float">
            <text:p>1.9048414513</text:p>
          </table:table-cell>
          <table:table-cell table:number-columns-repeated="8"/>
        </table:table-row>
        <table:table-row table:style-name="ro1">
          <table:table-cell office:value-type="float" office:value="9897.70593186" calcext:value-type="float">
            <text:p>9897.70593186</text:p>
          </table:table-cell>
          <table:table-cell office:value-type="float" office:value="12404" calcext:value-type="float">
            <text:p>12404</text:p>
          </table:table-cell>
          <table:table-cell table:formula="of:=[.B611]/[.A611]" office:value-type="float" office:value="1.25321969407804" calcext:value-type="float">
            <text:p>1.2532196941</text:p>
          </table:table-cell>
          <table:table-cell table:formula="of:=[.C611]^2" office:value-type="float" office:value="1.57055960162506" calcext:value-type="float">
            <text:p>1.5705596016</text:p>
          </table:table-cell>
          <table:table-cell table:number-columns-repeated="8"/>
        </table:table-row>
        <table:table-row table:style-name="ro1">
          <table:table-cell office:value-type="float" office:value="10698.5446966" calcext:value-type="float">
            <text:p>10698.5446966</text:p>
          </table:table-cell>
          <table:table-cell office:value-type="float" office:value="18937" calcext:value-type="float">
            <text:p>18937</text:p>
          </table:table-cell>
          <table:table-cell table:formula="of:=[.B612]/[.A612]" office:value-type="float" office:value="1.77005382853784" calcext:value-type="float">
            <text:p>1.7700538285</text:p>
          </table:table-cell>
          <table:table-cell table:formula="of:=[.C612]^2" office:value-type="float" office:value="3.13309055592145" calcext:value-type="float">
            <text:p>3.1330905559</text:p>
          </table:table-cell>
          <table:table-cell table:number-columns-repeated="8"/>
        </table:table-row>
        <table:table-row table:style-name="ro1">
          <table:table-cell office:value-type="float" office:value="3730.69317839" calcext:value-type="float">
            <text:p>3730.69317839</text:p>
          </table:table-cell>
          <table:table-cell office:value-type="float" office:value="4914" calcext:value-type="float">
            <text:p>4914</text:p>
          </table:table-cell>
          <table:table-cell table:formula="of:=[.B613]/[.A613]" office:value-type="float" office:value="1.31718149014888" calcext:value-type="float">
            <text:p>1.3171814901</text:p>
          </table:table-cell>
          <table:table-cell table:formula="of:=[.C613]^2" office:value-type="float" office:value="1.73496707799082" calcext:value-type="float">
            <text:p>1.734967078</text:p>
          </table:table-cell>
          <table:table-cell table:number-columns-repeated="8"/>
        </table:table-row>
        <table:table-row table:style-name="ro1">
          <table:table-cell office:value-type="float" office:value="5008.9822212" calcext:value-type="float">
            <text:p>5008.9822212</text:p>
          </table:table-cell>
          <table:table-cell office:value-type="float" office:value="6246" calcext:value-type="float">
            <text:p>6246</text:p>
          </table:table-cell>
          <table:table-cell table:formula="of:=[.B614]/[.A614]" office:value-type="float" office:value="1.24695990605925" calcext:value-type="float">
            <text:p>1.2469599061</text:p>
          </table:table-cell>
          <table:table-cell table:formula="of:=[.C614]^2" office:value-type="float" office:value="1.55490900731929" calcext:value-type="float">
            <text:p>1.5549090073</text:p>
          </table:table-cell>
          <table:table-cell table:number-columns-repeated="8"/>
        </table:table-row>
        <table:table-row table:style-name="ro1">
          <table:table-cell office:value-type="float" office:value="5992.25515686" calcext:value-type="float">
            <text:p>5992.25515686</text:p>
          </table:table-cell>
          <table:table-cell office:value-type="float" office:value="7186" calcext:value-type="float">
            <text:p>7186</text:p>
          </table:table-cell>
          <table:table-cell table:formula="of:=[.B615]/[.A615]" office:value-type="float" office:value="1.19921462152248" calcext:value-type="float">
            <text:p>1.1992146215</text:p>
          </table:table-cell>
          <table:table-cell table:formula="of:=[.C615]^2" office:value-type="float" office:value="1.43811570847331" calcext:value-type="float">
            <text:p>1.4381157085</text:p>
          </table:table-cell>
          <table:table-cell table:number-columns-repeated="8"/>
        </table:table-row>
        <table:table-row table:style-name="ro1">
          <table:table-cell office:value-type="float" office:value="8967.42556314" calcext:value-type="float">
            <text:p>8967.42556314</text:p>
          </table:table-cell>
          <table:table-cell office:value-type="float" office:value="11544" calcext:value-type="float">
            <text:p>11544</text:p>
          </table:table-cell>
          <table:table-cell table:formula="of:=[.B616]/[.A616]" office:value-type="float" office:value="1.28732599102365" calcext:value-type="float">
            <text:p>1.287325991</text:p>
          </table:table-cell>
          <table:table-cell table:formula="of:=[.C616]^2" office:value-type="float" office:value="1.65720820716502" calcext:value-type="float">
            <text:p>1.6572082072</text:p>
          </table:table-cell>
          <table:table-cell table:number-columns-repeated="8"/>
        </table:table-row>
        <table:table-row table:style-name="ro1">
          <table:table-cell office:value-type="float" office:value="2882.25348382" calcext:value-type="float">
            <text:p>2882.25348382</text:p>
          </table:table-cell>
          <table:table-cell office:value-type="float" office:value="4187" calcext:value-type="float">
            <text:p>4187</text:p>
          </table:table-cell>
          <table:table-cell table:formula="of:=[.B617]/[.A617]" office:value-type="float" office:value="1.45268277877168" calcext:value-type="float">
            <text:p>1.4526827788</text:p>
          </table:table-cell>
          <table:table-cell table:formula="of:=[.C617]^2" office:value-type="float" office:value="2.11028725573982" calcext:value-type="float">
            <text:p>2.1102872557</text:p>
          </table:table-cell>
          <table:table-cell table:number-columns-repeated="8"/>
        </table:table-row>
        <table:table-row table:style-name="ro1">
          <table:table-cell office:value-type="float" office:value="5961.8392979" calcext:value-type="float">
            <text:p>5961.8392979</text:p>
          </table:table-cell>
          <table:table-cell office:value-type="float" office:value="9138" calcext:value-type="float">
            <text:p>9138</text:p>
          </table:table-cell>
          <table:table-cell table:formula="of:=[.B618]/[.A618]" office:value-type="float" office:value="1.53274845955992" calcext:value-type="float">
            <text:p>1.5327484596</text:p>
          </table:table-cell>
          <table:table-cell table:formula="of:=[.C618]^2" office:value-type="float" office:value="2.3493178402833" calcext:value-type="float">
            <text:p>2.3493178403</text:p>
          </table:table-cell>
          <table:table-cell table:number-columns-repeated="8"/>
        </table:table-row>
        <table:table-row table:style-name="ro1">
          <table:table-cell office:value-type="float" office:value="5931.76655135" calcext:value-type="float">
            <text:p>5931.76655135</text:p>
          </table:table-cell>
          <table:table-cell office:value-type="float" office:value="8181" calcext:value-type="float">
            <text:p>8181</text:p>
          </table:table-cell>
          <table:table-cell table:formula="of:=[.B619]/[.A619]" office:value-type="float" office:value="1.37918441819631" calcext:value-type="float">
            <text:p>1.3791844182</text:p>
          </table:table-cell>
          <table:table-cell table:formula="of:=[.C619]^2" office:value-type="float" office:value="1.9021496593955" calcext:value-type="float">
            <text:p>1.9021496594</text:p>
          </table:table-cell>
          <table:table-cell table:number-columns-repeated="8"/>
        </table:table-row>
        <table:table-row table:style-name="ro1">
          <table:table-cell office:value-type="float" office:value="2613.42331852" calcext:value-type="float">
            <text:p>2613.42331852</text:p>
          </table:table-cell>
          <table:table-cell office:value-type="float" office:value="3478" calcext:value-type="float">
            <text:p>3478</text:p>
          </table:table-cell>
          <table:table-cell table:formula="of:=[.B620]/[.A620]" office:value-type="float" office:value="1.3308215226187" calcext:value-type="float">
            <text:p>1.3308215226</text:p>
          </table:table-cell>
          <table:table-cell table:formula="of:=[.C620]^2" office:value-type="float" office:value="1.77108592506515" calcext:value-type="float">
            <text:p>1.7710859251</text:p>
          </table:table-cell>
          <table:table-cell table:number-columns-repeated="8"/>
        </table:table-row>
        <table:table-row table:style-name="ro1">
          <table:table-cell office:value-type="float" office:value="10794.104907" calcext:value-type="float">
            <text:p>10794.104907</text:p>
          </table:table-cell>
          <table:table-cell office:value-type="float" office:value="19738" calcext:value-type="float">
            <text:p>19738</text:p>
          </table:table-cell>
          <table:table-cell table:formula="of:=[.B621]/[.A621]" office:value-type="float" office:value="1.82859071410357" calcext:value-type="float">
            <text:p>1.8285907141</text:p>
          </table:table-cell>
          <table:table-cell table:formula="of:=[.C621]^2" office:value-type="float" office:value="3.34374399970581" calcext:value-type="float">
            <text:p>3.3437439997</text:p>
          </table:table-cell>
          <table:table-cell table:number-columns-repeated="8"/>
        </table:table-row>
        <table:table-row table:style-name="ro1">
          <table:table-cell office:value-type="float" office:value="3710.55749422" calcext:value-type="float">
            <text:p>3710.55749422</text:p>
          </table:table-cell>
          <table:table-cell office:value-type="float" office:value="5404" calcext:value-type="float">
            <text:p>5404</text:p>
          </table:table-cell>
          <table:table-cell table:formula="of:=[.B622]/[.A622]" office:value-type="float" office:value="1.45638492555847" calcext:value-type="float">
            <text:p>1.4563849256</text:p>
          </table:table-cell>
          <table:table-cell table:formula="of:=[.C622]^2" office:value-type="float" office:value="2.12105705139394" calcext:value-type="float">
            <text:p>2.1210570514</text:p>
          </table:table-cell>
          <table:table-cell table:number-columns-repeated="8"/>
        </table:table-row>
        <table:table-row table:style-name="ro1">
          <table:table-cell office:value-type="float" office:value="1927.83857059" calcext:value-type="float">
            <text:p>1927.83857059</text:p>
          </table:table-cell>
          <table:table-cell office:value-type="float" office:value="2373" calcext:value-type="float">
            <text:p>2373</text:p>
          </table:table-cell>
          <table:table-cell table:formula="of:=[.B623]/[.A623]" office:value-type="float" office:value="1.23091219161248" calcext:value-type="float">
            <text:p>1.2309121916</text:p>
          </table:table-cell>
          <table:table-cell table:formula="of:=[.C623]^2" office:value-type="float" office:value="1.51514482346023" calcext:value-type="float">
            <text:p>1.5151448235</text:p>
          </table:table-cell>
          <table:table-cell table:number-columns-repeated="8"/>
        </table:table-row>
        <table:table-row table:style-name="ro1">
          <table:table-cell office:value-type="float" office:value="2423.6148942" calcext:value-type="float">
            <text:p>2423.6148942</text:p>
          </table:table-cell>
          <table:table-cell office:value-type="float" office:value="3109" calcext:value-type="float">
            <text:p>3109</text:p>
          </table:table-cell>
          <table:table-cell table:formula="of:=[.B624]/[.A624]" office:value-type="float" office:value="1.28279455925123" calcext:value-type="float">
            <text:p>1.2827945593</text:p>
          </table:table-cell>
          <table:table-cell table:formula="of:=[.C624]^2" office:value-type="float" office:value="1.64556188124455" calcext:value-type="float">
            <text:p>1.6455618812</text:p>
          </table:table-cell>
          <table:table-cell table:number-columns-repeated="8"/>
        </table:table-row>
        <table:table-row table:style-name="ro1">
          <table:table-cell office:value-type="float" office:value="10343.729607" calcext:value-type="float">
            <text:p>10343.729607</text:p>
          </table:table-cell>
          <table:table-cell office:value-type="float" office:value="14914" calcext:value-type="float">
            <text:p>14914</text:p>
          </table:table-cell>
          <table:table-cell table:formula="of:=[.B625]/[.A625]" office:value-type="float" office:value="1.44183970063439" calcext:value-type="float">
            <text:p>1.4418397006</text:p>
          </table:table-cell>
          <table:table-cell table:formula="of:=[.C625]^2" office:value-type="float" office:value="2.07890172232548" calcext:value-type="float">
            <text:p>2.0789017223</text:p>
          </table:table-cell>
          <table:table-cell table:number-columns-repeated="8"/>
        </table:table-row>
        <table:table-row table:style-name="ro1">
          <table:table-cell office:value-type="float" office:value="2267.15650914" calcext:value-type="float">
            <text:p>2267.15650914</text:p>
          </table:table-cell>
          <table:table-cell office:value-type="float" office:value="3377" calcext:value-type="float">
            <text:p>3377</text:p>
          </table:table-cell>
          <table:table-cell table:formula="of:=[.B626]/[.A626]" office:value-type="float" office:value="1.48953104313076" calcext:value-type="float">
            <text:p>1.4895310431</text:p>
          </table:table-cell>
          <table:table-cell table:formula="of:=[.C626]^2" office:value-type="float" office:value="2.21870272845021" calcext:value-type="float">
            <text:p>2.2187027285</text:p>
          </table:table-cell>
          <table:table-cell table:number-columns-repeated="8"/>
        </table:table-row>
        <table:table-row table:style-name="ro1">
          <table:table-cell office:value-type="float" office:value="2374.47681232" calcext:value-type="float">
            <text:p>2374.47681232</text:p>
          </table:table-cell>
          <table:table-cell office:value-type="float" office:value="2886" calcext:value-type="float">
            <text:p>2886</text:p>
          </table:table-cell>
          <table:table-cell table:formula="of:=[.B627]/[.A627]" office:value-type="float" office:value="1.21542564030356" calcext:value-type="float">
            <text:p>1.2154256403</text:p>
          </table:table-cell>
          <table:table-cell table:formula="of:=[.C627]^2" office:value-type="float" office:value="1.47725948710733" calcext:value-type="float">
            <text:p>1.4772594871</text:p>
          </table:table-cell>
          <table:table-cell table:number-columns-repeated="8"/>
        </table:table-row>
        <table:table-row table:style-name="ro1">
          <table:table-cell office:value-type="float" office:value="7270.94231776" calcext:value-type="float">
            <text:p>7270.94231776</text:p>
          </table:table-cell>
          <table:table-cell office:value-type="float" office:value="15332" calcext:value-type="float">
            <text:p>15332</text:p>
          </table:table-cell>
          <table:table-cell table:formula="of:=[.B628]/[.A628]" office:value-type="float" office:value="2.10866753303077" calcext:value-type="float">
            <text:p>2.108667533</text:p>
          </table:table-cell>
          <table:table-cell table:formula="of:=[.C628]^2" office:value-type="float" office:value="4.44647876485807" calcext:value-type="float">
            <text:p>4.4464787649</text:p>
          </table:table-cell>
          <table:table-cell table:number-columns-repeated="8"/>
        </table:table-row>
        <table:table-row table:style-name="ro1">
          <table:table-cell office:value-type="float" office:value="9940.59815748" calcext:value-type="float">
            <text:p>9940.59815748</text:p>
          </table:table-cell>
          <table:table-cell office:value-type="float" office:value="16056" calcext:value-type="float">
            <text:p>16056</text:p>
          </table:table-cell>
          <table:table-cell table:formula="of:=[.B629]/[.A629]" office:value-type="float" office:value="1.61519455324913" calcext:value-type="float">
            <text:p>1.6151945532</text:p>
          </table:table-cell>
          <table:table-cell table:formula="of:=[.C629]^2" office:value-type="float" office:value="2.60885344484565" calcext:value-type="float">
            <text:p>2.6088534448</text:p>
          </table:table-cell>
          <table:table-cell table:number-columns-repeated="8"/>
        </table:table-row>
        <table:table-row table:style-name="ro1">
          <table:table-cell office:value-type="float" office:value="4639.04255961" calcext:value-type="float">
            <text:p>4639.04255961</text:p>
          </table:table-cell>
          <table:table-cell office:value-type="float" office:value="7580" calcext:value-type="float">
            <text:p>7580</text:p>
          </table:table-cell>
          <table:table-cell table:formula="of:=[.B630]/[.A630]" office:value-type="float" office:value="1.63395784854305" calcext:value-type="float">
            <text:p>1.6339578485</text:p>
          </table:table-cell>
          <table:table-cell table:formula="of:=[.C630]^2" office:value-type="float" office:value="2.66981825081543" calcext:value-type="float">
            <text:p>2.6698182508</text:p>
          </table:table-cell>
          <table:table-cell table:number-columns-repeated="8"/>
        </table:table-row>
        <table:table-row table:style-name="ro1">
          <table:table-cell office:value-type="float" office:value="5782.44502874" calcext:value-type="float">
            <text:p>5782.44502874</text:p>
          </table:table-cell>
          <table:table-cell office:value-type="float" office:value="6959" calcext:value-type="float">
            <text:p>6959</text:p>
          </table:table-cell>
          <table:table-cell table:formula="of:=[.B631]/[.A631]" office:value-type="float" office:value="1.20347015240305" calcext:value-type="float">
            <text:p>1.2034701524</text:p>
          </table:table-cell>
          <table:table-cell table:formula="of:=[.C631]^2" office:value-type="float" office:value="1.44834040772503" calcext:value-type="float">
            <text:p>1.4483404077</text:p>
          </table:table-cell>
          <table:table-cell table:number-columns-repeated="8"/>
        </table:table-row>
        <table:table-row table:style-name="ro1">
          <table:table-cell office:value-type="float" office:value="3043.8568627" calcext:value-type="float">
            <text:p>3043.8568627</text:p>
          </table:table-cell>
          <table:table-cell office:value-type="float" office:value="3532" calcext:value-type="float">
            <text:p>3532</text:p>
          </table:table-cell>
          <table:table-cell table:formula="of:=[.B632]/[.A632]" office:value-type="float" office:value="1.16036993831142" calcext:value-type="float">
            <text:p>1.1603699383</text:p>
          </table:table-cell>
          <table:table-cell table:formula="of:=[.C632]^2" office:value-type="float" office:value="1.34645839373686" calcext:value-type="float">
            <text:p>1.3464583937</text:p>
          </table:table-cell>
          <table:table-cell table:number-columns-repeated="8"/>
        </table:table-row>
        <table:table-row table:style-name="ro1">
          <table:table-cell office:value-type="float" office:value="6757.85380586" calcext:value-type="float">
            <text:p>6757.85380586</text:p>
          </table:table-cell>
          <table:table-cell office:value-type="float" office:value="14004" calcext:value-type="float">
            <text:p>14004</text:p>
          </table:table-cell>
          <table:table-cell table:formula="of:=[.B633]/[.A633]" office:value-type="float" office:value="2.07225554181959" calcext:value-type="float">
            <text:p>2.0722555418</text:p>
          </table:table-cell>
          <table:table-cell table:formula="of:=[.C633]^2" office:value-type="float" office:value="4.29424303060201" calcext:value-type="float">
            <text:p>4.2942430306</text:p>
          </table:table-cell>
          <table:table-cell table:number-columns-repeated="8"/>
        </table:table-row>
        <table:table-row table:style-name="ro1">
          <table:table-cell office:value-type="float" office:value="2926.33013079" calcext:value-type="float">
            <text:p>2926.33013079</text:p>
          </table:table-cell>
          <table:table-cell office:value-type="float" office:value="3768" calcext:value-type="float">
            <text:p>3768</text:p>
          </table:table-cell>
          <table:table-cell table:formula="of:=[.B634]/[.A634]" office:value-type="float" office:value="1.28761958890222" calcext:value-type="float">
            <text:p>1.2876195889</text:p>
          </table:table-cell>
          <table:table-cell table:formula="of:=[.C634]^2" office:value-type="float" office:value="1.65796420572472" calcext:value-type="float">
            <text:p>1.6579642057</text:p>
          </table:table-cell>
          <table:table-cell table:number-columns-repeated="8"/>
        </table:table-row>
        <table:table-row table:style-name="ro1">
          <table:table-cell office:value-type="float" office:value="592.578706429" calcext:value-type="float">
            <text:p>592.578706429</text:p>
          </table:table-cell>
          <table:table-cell office:value-type="float" office:value="2467" calcext:value-type="float">
            <text:p>2467</text:p>
          </table:table-cell>
          <table:table-cell table:formula="of:=[.B635]/[.A635]" office:value-type="float" office:value="4.16316005491767" calcext:value-type="float">
            <text:p>4.1631600549</text:p>
          </table:table-cell>
          <table:table-cell table:formula="of:=[.C635]^2" office:value-type="float" office:value="17.3319016428621" calcext:value-type="float">
            <text:p>17.3319016429</text:p>
          </table:table-cell>
          <table:table-cell table:number-columns-repeated="8"/>
        </table:table-row>
        <table:table-row table:style-name="ro1">
          <table:table-cell office:value-type="float" office:value="2958.01138285" calcext:value-type="float">
            <text:p>2958.01138285</text:p>
          </table:table-cell>
          <table:table-cell office:value-type="float" office:value="4349" calcext:value-type="float">
            <text:p>4349</text:p>
          </table:table-cell>
          <table:table-cell table:formula="of:=[.B636]/[.A636]" office:value-type="float" office:value="1.47024451130063" calcext:value-type="float">
            <text:p>1.4702445113</text:p>
          </table:table-cell>
          <table:table-cell table:formula="of:=[.C636]^2" office:value-type="float" office:value="2.16161892300963" calcext:value-type="float">
            <text:p>2.161618923</text:p>
          </table:table-cell>
          <table:table-cell table:number-columns-repeated="8"/>
        </table:table-row>
        <table:table-row table:style-name="ro1">
          <table:table-cell office:value-type="float" office:value="5071.67552227" calcext:value-type="float">
            <text:p>5071.67552227</text:p>
          </table:table-cell>
          <table:table-cell office:value-type="float" office:value="7661" calcext:value-type="float">
            <text:p>7661</text:p>
          </table:table-cell>
          <table:table-cell table:formula="of:=[.B637]/[.A637]" office:value-type="float" office:value="1.51054616297122" calcext:value-type="float">
            <text:p>1.510546163</text:p>
          </table:table-cell>
          <table:table-cell table:formula="of:=[.C637]^2" office:value-type="float" office:value="2.28174971046707" calcext:value-type="float">
            <text:p>2.2817497105</text:p>
          </table:table-cell>
          <table:table-cell table:number-columns-repeated="8"/>
        </table:table-row>
        <table:table-row table:style-name="ro1">
          <table:table-cell office:value-type="float" office:value="7177.26903971" calcext:value-type="float">
            <text:p>7177.26903971</text:p>
          </table:table-cell>
          <table:table-cell office:value-type="float" office:value="11054" calcext:value-type="float">
            <text:p>11054</text:p>
          </table:table-cell>
          <table:table-cell table:formula="of:=[.B638]/[.A638]" office:value-type="float" office:value="1.54014011998729" calcext:value-type="float">
            <text:p>1.54014012</text:p>
          </table:table-cell>
          <table:table-cell table:formula="of:=[.C638]^2" office:value-type="float" office:value="2.37203158919445" calcext:value-type="float">
            <text:p>2.3720315892</text:p>
          </table:table-cell>
          <table:table-cell table:number-columns-repeated="8"/>
        </table:table-row>
        <table:table-row table:style-name="ro1">
          <table:table-cell office:value-type="float" office:value="9307.71049716" calcext:value-type="float">
            <text:p>9307.71049716</text:p>
          </table:table-cell>
          <table:table-cell office:value-type="float" office:value="20717" calcext:value-type="float">
            <text:p>20717</text:p>
          </table:table-cell>
          <table:table-cell table:formula="of:=[.B639]/[.A639]" office:value-type="float" office:value="2.22578903870305" calcext:value-type="float">
            <text:p>2.2257890387</text:p>
          </table:table-cell>
          <table:table-cell table:formula="of:=[.C639]^2" office:value-type="float" office:value="4.95413684481063" calcext:value-type="float">
            <text:p>4.9541368448</text:p>
          </table:table-cell>
          <table:table-cell table:number-columns-repeated="8"/>
        </table:table-row>
        <table:table-row table:style-name="ro1">
          <table:table-cell office:value-type="float" office:value="5102.78582738" calcext:value-type="float">
            <text:p>5102.78582738</text:p>
          </table:table-cell>
          <table:table-cell office:value-type="float" office:value="6206" calcext:value-type="float">
            <text:p>6206</text:p>
          </table:table-cell>
          <table:table-cell table:formula="of:=[.B640]/[.A640]" office:value-type="float" office:value="1.21619840807358" calcext:value-type="float">
            <text:p>1.2161984081</text:p>
          </table:table-cell>
          <table:table-cell table:formula="of:=[.C640]^2" office:value-type="float" office:value="1.47913856780072" calcext:value-type="float">
            <text:p>1.4791385678</text:p>
          </table:table-cell>
          <table:table-cell table:number-columns-repeated="8"/>
        </table:table-row>
        <table:table-row table:style-name="ro1">
          <table:table-cell office:value-type="float" office:value="5328.60431793" calcext:value-type="float">
            <text:p>5328.60431793</text:p>
          </table:table-cell>
          <table:table-cell office:value-type="float" office:value="9114" calcext:value-type="float">
            <text:p>9114</text:p>
          </table:table-cell>
          <table:table-cell table:formula="of:=[.B641]/[.A641]" office:value-type="float" office:value="1.71039158778082" calcext:value-type="float">
            <text:p>1.7103915878</text:p>
          </table:table-cell>
          <table:table-cell table:formula="of:=[.C641]^2" office:value-type="float" office:value="2.92543938355138" calcext:value-type="float">
            <text:p>2.9254393836</text:p>
          </table:table-cell>
          <table:table-cell table:number-columns-repeated="8"/>
        </table:table-row>
        <table:table-row table:style-name="ro1">
          <table:table-cell office:value-type="float" office:value="5836.81583646" calcext:value-type="float">
            <text:p>5836.81583646</text:p>
          </table:table-cell>
          <table:table-cell office:value-type="float" office:value="8095" calcext:value-type="float">
            <text:p>8095</text:p>
          </table:table-cell>
          <table:table-cell table:formula="of:=[.B642]/[.A642]" office:value-type="float" office:value="1.38688631384155" calcext:value-type="float">
            <text:p>1.3868863138</text:p>
          </table:table-cell>
          <table:table-cell table:formula="of:=[.C642]^2" office:value-type="float" office:value="1.92345364752101" calcext:value-type="float">
            <text:p>1.9234536475</text:p>
          </table:table-cell>
          <table:table-cell table:number-columns-repeated="8"/>
        </table:table-row>
        <table:table-row table:style-name="ro1">
          <table:table-cell office:value-type="float" office:value="7930.87896048" calcext:value-type="float">
            <text:p>7930.87896048</text:p>
          </table:table-cell>
          <table:table-cell office:value-type="float" office:value="9548" calcext:value-type="float">
            <text:p>9548</text:p>
          </table:table-cell>
          <table:table-cell table:formula="of:=[.B643]/[.A643]" office:value-type="float" office:value="1.20390186857954" calcext:value-type="float">
            <text:p>1.2039018686</text:p>
          </table:table-cell>
          <table:table-cell table:formula="of:=[.C643]^2" office:value-type="float" office:value="1.4493797091693" calcext:value-type="float">
            <text:p>1.4493797092</text:p>
          </table:table-cell>
          <table:table-cell table:number-columns-repeated="8"/>
        </table:table-row>
        <table:table-row table:style-name="ro1">
          <table:table-cell office:value-type="float" office:value="472.311966457" calcext:value-type="float">
            <text:p>472.311966457</text:p>
          </table:table-cell>
          <table:table-cell office:value-type="float" office:value="772" calcext:value-type="float">
            <text:p>772</text:p>
          </table:table-cell>
          <table:table-cell table:formula="of:=[.B644]/[.A644]" office:value-type="float" office:value="1.63451289576904" calcext:value-type="float">
            <text:p>1.6345128958</text:p>
          </table:table-cell>
          <table:table-cell table:formula="of:=[.C644]^2" office:value-type="float" office:value="2.67163240643529" calcext:value-type="float">
            <text:p>2.6716324064</text:p>
          </table:table-cell>
          <table:table-cell table:number-columns-repeated="8"/>
        </table:table-row>
        <table:table-row table:style-name="ro1">
          <table:table-cell office:value-type="float" office:value="4176.03310223" calcext:value-type="float">
            <text:p>4176.03310223</text:p>
          </table:table-cell>
          <table:table-cell office:value-type="float" office:value="5286" calcext:value-type="float">
            <text:p>5286</text:p>
          </table:table-cell>
          <table:table-cell table:formula="of:=[.B645]/[.A645]" office:value-type="float" office:value="1.26579456402711" calcext:value-type="float">
            <text:p>1.265794564</text:p>
          </table:table-cell>
          <table:table-cell table:formula="of:=[.C645]^2" office:value-type="float" office:value="1.60223587832058" calcext:value-type="float">
            <text:p>1.6022358783</text:p>
          </table:table-cell>
          <table:table-cell table:number-columns-repeated="8"/>
        </table:table-row>
        <table:table-row table:style-name="ro1">
          <table:table-cell office:value-type="float" office:value="2276.6411187" calcext:value-type="float">
            <text:p>2276.6411187</text:p>
          </table:table-cell>
          <table:table-cell office:value-type="float" office:value="3455" calcext:value-type="float">
            <text:p>3455</text:p>
          </table:table-cell>
          <table:table-cell table:formula="of:=[.B646]/[.A646]" office:value-type="float" office:value="1.51758657595224" calcext:value-type="float">
            <text:p>1.517586576</text:p>
          </table:table-cell>
          <table:table-cell table:formula="of:=[.C646]^2" office:value-type="float" office:value="2.30306901551043" calcext:value-type="float">
            <text:p>2.3030690155</text:p>
          </table:table-cell>
          <table:table-cell table:number-columns-repeated="8"/>
        </table:table-row>
        <table:table-row table:style-name="ro1">
          <table:table-cell office:value-type="float" office:value="7687.63693675" calcext:value-type="float">
            <text:p>7687.63693675</text:p>
          </table:table-cell>
          <table:table-cell office:value-type="float" office:value="16015" calcext:value-type="float">
            <text:p>16015</text:p>
          </table:table-cell>
          <table:table-cell table:formula="of:=[.B647]/[.A647]" office:value-type="float" office:value="2.08321492439918" calcext:value-type="float">
            <text:p>2.0832149244</text:p>
          </table:table-cell>
          <table:table-cell table:formula="of:=[.C647]^2" office:value-type="float" office:value="4.33978442123948" calcext:value-type="float">
            <text:p>4.3397844212</text:p>
          </table:table-cell>
          <table:table-cell table:number-columns-repeated="8"/>
        </table:table-row>
        <table:table-row table:style-name="ro1">
          <table:table-cell office:value-type="float" office:value="8175.43861058" calcext:value-type="float">
            <text:p>8175.43861058</text:p>
          </table:table-cell>
          <table:table-cell office:value-type="float" office:value="9975" calcext:value-type="float">
            <text:p>9975</text:p>
          </table:table-cell>
          <table:table-cell table:formula="of:=[.B648]/[.A648]" office:value-type="float" office:value="1.22011802364844" calcext:value-type="float">
            <text:p>1.2201180236</text:p>
          </table:table-cell>
          <table:table-cell table:formula="of:=[.C648]^2" office:value-type="float" office:value="1.48868799163177" calcext:value-type="float">
            <text:p>1.4886879916</text:p>
          </table:table-cell>
          <table:table-cell table:number-columns-repeated="8"/>
        </table:table-row>
        <table:table-row table:style-name="ro1">
          <table:table-cell office:value-type="float" office:value="6811.03060576" calcext:value-type="float">
            <text:p>6811.03060576</text:p>
          </table:table-cell>
          <table:table-cell office:value-type="float" office:value="13203" calcext:value-type="float">
            <text:p>13203</text:p>
          </table:table-cell>
          <table:table-cell table:formula="of:=[.B649]/[.A649]" office:value-type="float" office:value="1.93847315688677" calcext:value-type="float">
            <text:p>1.9384731569</text:p>
          </table:table-cell>
          <table:table-cell table:formula="of:=[.C649]^2" office:value-type="float" office:value="3.75767817997056" calcext:value-type="float">
            <text:p>3.75767818</text:p>
          </table:table-cell>
          <table:table-cell table:number-columns-repeated="8"/>
        </table:table-row>
        <table:table-row table:style-name="ro1">
          <table:table-cell office:value-type="float" office:value="2739.87709571" calcext:value-type="float">
            <text:p>2739.87709571</text:p>
          </table:table-cell>
          <table:table-cell office:value-type="float" office:value="3294" calcext:value-type="float">
            <text:p>3294</text:p>
          </table:table-cell>
          <table:table-cell table:formula="of:=[.B650]/[.A650]" office:value-type="float" office:value="1.20224370836109" calcext:value-type="float">
            <text:p>1.2022437084</text:p>
          </table:table-cell>
          <table:table-cell table:formula="of:=[.C650]^2" office:value-type="float" office:value="1.44538993429382" calcext:value-type="float">
            <text:p>1.4453899343</text:p>
          </table:table-cell>
          <table:table-cell table:number-columns-repeated="8"/>
        </table:table-row>
        <table:table-row table:style-name="ro1">
          <table:table-cell office:value-type="float" office:value="7442.13541123" calcext:value-type="float">
            <text:p>7442.13541123</text:p>
          </table:table-cell>
          <table:table-cell office:value-type="float" office:value="17612" calcext:value-type="float">
            <text:p>17612</text:p>
          </table:table-cell>
          <table:table-cell table:formula="of:=[.B651]/[.A651]" office:value-type="float" office:value="2.36652506663933" calcext:value-type="float">
            <text:p>2.3665250666</text:p>
          </table:table-cell>
          <table:table-cell table:formula="of:=[.C651]^2" office:value-type="float" office:value="5.60044089103229" calcext:value-type="float">
            <text:p>5.600440891</text:p>
          </table:table-cell>
          <table:table-cell table:number-columns-repeated="8"/>
        </table:table-row>
        <table:table-row table:style-name="ro1">
          <table:table-cell office:value-type="float" office:value="2848.02071125" calcext:value-type="float">
            <text:p>2848.02071125</text:p>
          </table:table-cell>
          <table:table-cell office:value-type="float" office:value="4417" calcext:value-type="float">
            <text:p>4417</text:p>
          </table:table-cell>
          <table:table-cell table:formula="of:=[.B652]/[.A652]" office:value-type="float" office:value="1.5509016428681" calcext:value-type="float">
            <text:p>1.5509016429</text:p>
          </table:table-cell>
          <table:table-cell table:formula="of:=[.C652]^2" office:value-type="float" office:value="2.40529590585097" calcext:value-type="float">
            <text:p>2.4052959059</text:p>
          </table:table-cell>
          <table:table-cell table:number-columns-repeated="8"/>
        </table:table-row>
        <table:table-row table:style-name="ro1">
          <table:table-cell office:value-type="float" office:value="5880.53544889" calcext:value-type="float">
            <text:p>5880.53544889</text:p>
          </table:table-cell>
          <table:table-cell office:value-type="float" office:value="10102" calcext:value-type="float">
            <text:p>10102</text:p>
          </table:table-cell>
          <table:table-cell table:formula="of:=[.B653]/[.A653]" office:value-type="float" office:value="1.71787077687064" calcext:value-type="float">
            <text:p>1.7178707769</text:p>
          </table:table-cell>
          <table:table-cell table:formula="of:=[.C653]^2" office:value-type="float" office:value="2.95108000602613" calcext:value-type="float">
            <text:p>2.951080006</text:p>
          </table:table-cell>
          <table:table-cell table:number-columns-repeated="8"/>
        </table:table-row>
        <table:table-row table:style-name="ro1">
          <table:table-cell office:value-type="float" office:value="8309.68957942" calcext:value-type="float">
            <text:p>8309.68957942</text:p>
          </table:table-cell>
          <table:table-cell office:value-type="float" office:value="12173" calcext:value-type="float">
            <text:p>12173</text:p>
          </table:table-cell>
          <table:table-cell table:formula="of:=[.B654]/[.A654]" office:value-type="float" office:value="1.46491633455815" calcext:value-type="float">
            <text:p>1.4649163346</text:p>
          </table:table-cell>
          <table:table-cell table:formula="of:=[.C654]^2" office:value-type="float" office:value="2.14597986725528" calcext:value-type="float">
            <text:p>2.1459798673</text:p>
          </table:table-cell>
          <table:table-cell table:number-columns-repeated="8"/>
        </table:table-row>
        <table:table-row table:style-name="ro1">
          <table:table-cell office:value-type="float" office:value="3698.13821267" calcext:value-type="float">
            <text:p>3698.13821267</text:p>
          </table:table-cell>
          <table:table-cell office:value-type="float" office:value="4690" calcext:value-type="float">
            <text:p>4690</text:p>
          </table:table-cell>
          <table:table-cell table:formula="of:=[.B655]/[.A655]" office:value-type="float" office:value="1.26820571062808" calcext:value-type="float">
            <text:p>1.2682057106</text:p>
          </table:table-cell>
          <table:table-cell table:formula="of:=[.C655]^2" office:value-type="float" office:value="1.60834572446966" calcext:value-type="float">
            <text:p>1.6083457245</text:p>
          </table:table-cell>
          <table:table-cell table:number-columns-repeated="8"/>
        </table:table-row>
        <table:table-row table:style-name="ro1">
          <table:table-cell office:value-type="float" office:value="7022.25054594" calcext:value-type="float">
            <text:p>7022.25054594</text:p>
          </table:table-cell>
          <table:table-cell office:value-type="float" office:value="12387" calcext:value-type="float">
            <text:p>12387</text:p>
          </table:table-cell>
          <table:table-cell table:formula="of:=[.B656]/[.A656]" office:value-type="float" office:value="1.7639644041413" calcext:value-type="float">
            <text:p>1.7639644041</text:p>
          </table:table-cell>
          <table:table-cell table:formula="of:=[.C656]^2" office:value-type="float" office:value="3.11157041907759" calcext:value-type="float">
            <text:p>3.1115704191</text:p>
          </table:table-cell>
          <table:table-cell table:number-columns-repeated="8"/>
        </table:table-row>
        <table:table-row table:style-name="ro1">
          <table:table-cell office:value-type="float" office:value="1552.67186358" calcext:value-type="float">
            <text:p>1552.67186358</text:p>
          </table:table-cell>
          <table:table-cell office:value-type="float" office:value="2238" calcext:value-type="float">
            <text:p>2238</text:p>
          </table:table-cell>
          <table:table-cell table:formula="of:=[.B657]/[.A657]" office:value-type="float" office:value="1.44138633055399" calcext:value-type="float">
            <text:p>1.4413863306</text:p>
          </table:table-cell>
          <table:table-cell table:formula="of:=[.C657]^2" office:value-type="float" office:value="2.07759455390789" calcext:value-type="float">
            <text:p>2.0775945539</text:p>
          </table:table-cell>
          <table:table-cell table:number-columns-repeated="8"/>
        </table:table-row>
        <table:table-row table:style-name="ro1">
          <table:table-cell office:value-type="float" office:value="5146.31821792" calcext:value-type="float">
            <text:p>5146.31821792</text:p>
          </table:table-cell>
          <table:table-cell office:value-type="float" office:value="8736" calcext:value-type="float">
            <text:p>8736</text:p>
          </table:table-cell>
          <table:table-cell table:formula="of:=[.B658]/[.A658]" office:value-type="float" office:value="1.69752425522005" calcext:value-type="float">
            <text:p>1.6975242552</text:p>
          </table:table-cell>
          <table:table-cell table:formula="of:=[.C658]^2" office:value-type="float" office:value="2.88158859706037" calcext:value-type="float">
            <text:p>2.8815885971</text:p>
          </table:table-cell>
          <table:table-cell table:number-columns-repeated="8"/>
        </table:table-row>
        <table:table-row table:style-name="ro1">
          <table:table-cell office:value-type="float" office:value="4003.32878529" calcext:value-type="float">
            <text:p>4003.32878529</text:p>
          </table:table-cell>
          <table:table-cell office:value-type="float" office:value="5001" calcext:value-type="float">
            <text:p>5001</text:p>
          </table:table-cell>
          <table:table-cell table:formula="of:=[.B659]/[.A659]" office:value-type="float" office:value="1.24921041168936" calcext:value-type="float">
            <text:p>1.2492104117</text:p>
          </table:table-cell>
          <table:table-cell table:formula="of:=[.C659]^2" office:value-type="float" office:value="1.56052665267311" calcext:value-type="float">
            <text:p>1.5605266527</text:p>
          </table:table-cell>
          <table:table-cell table:number-columns-repeated="8"/>
        </table:table-row>
        <table:table-row table:style-name="ro1">
          <table:table-cell office:value-type="float" office:value="1920.48519351" calcext:value-type="float">
            <text:p>1920.48519351</text:p>
          </table:table-cell>
          <table:table-cell office:value-type="float" office:value="2806" calcext:value-type="float">
            <text:p>2806</text:p>
          </table:table-cell>
          <table:table-cell table:formula="of:=[.B660]/[.A660]" office:value-type="float" office:value="1.46108910887856" calcext:value-type="float">
            <text:p>1.4610891089</text:p>
          </table:table-cell>
          <table:table-cell table:formula="of:=[.C660]^2" office:value-type="float" office:value="2.13478138408355" calcext:value-type="float">
            <text:p>2.1347813841</text:p>
          </table:table-cell>
          <table:table-cell table:number-columns-repeated="8"/>
        </table:table-row>
        <table:table-row table:style-name="ro1">
          <table:table-cell office:value-type="float" office:value="9753.91299886" calcext:value-type="float">
            <text:p>9753.91299886</text:p>
          </table:table-cell>
          <table:table-cell office:value-type="float" office:value="18179" calcext:value-type="float">
            <text:p>18179</text:p>
          </table:table-cell>
          <table:table-cell table:formula="of:=[.B661]/[.A661]" office:value-type="float" office:value="1.86376482977905" calcext:value-type="float">
            <text:p>1.8637648298</text:p>
          </table:table-cell>
          <table:table-cell table:formula="of:=[.C661]^2" office:value-type="float" office:value="3.47361934072134" calcext:value-type="float">
            <text:p>3.4736193407</text:p>
          </table:table-cell>
          <table:table-cell table:number-columns-repeated="8"/>
        </table:table-row>
        <table:table-row table:style-name="ro1">
          <table:table-cell office:value-type="float" office:value="2370.67362059" calcext:value-type="float">
            <text:p>2370.67362059</text:p>
          </table:table-cell>
          <table:table-cell office:value-type="float" office:value="4374" calcext:value-type="float">
            <text:p>4374</text:p>
          </table:table-cell>
          <table:table-cell table:formula="of:=[.B662]/[.A662]" office:value-type="float" office:value="1.84504520656514" calcext:value-type="float">
            <text:p>1.8450452066</text:p>
          </table:table-cell>
          <table:table-cell table:formula="of:=[.C662]^2" office:value-type="float" office:value="3.40419181426899" calcext:value-type="float">
            <text:p>3.4041918143</text:p>
          </table:table-cell>
          <table:table-cell table:number-columns-repeated="8"/>
        </table:table-row>
        <table:table-row table:style-name="ro1">
          <table:table-cell office:value-type="float" office:value="6951.2458011" calcext:value-type="float">
            <text:p>6951.2458011</text:p>
          </table:table-cell>
          <table:table-cell office:value-type="float" office:value="7488" calcext:value-type="float">
            <text:p>7488</text:p>
          </table:table-cell>
          <table:table-cell table:formula="of:=[.B663]/[.A663]" office:value-type="float" office:value="1.07721697869108" calcext:value-type="float">
            <text:p>1.0772169787</text:p>
          </table:table-cell>
          <table:table-cell table:formula="of:=[.C663]^2" office:value-type="float" office:value="1.16039641918034" calcext:value-type="float">
            <text:p>1.1603964192</text:p>
          </table:table-cell>
          <table:table-cell table:number-columns-repeated="8"/>
        </table:table-row>
        <table:table-row table:style-name="ro1">
          <table:table-cell office:value-type="float" office:value="5732.51446644" calcext:value-type="float">
            <text:p>5732.51446644</text:p>
          </table:table-cell>
          <table:table-cell office:value-type="float" office:value="6568" calcext:value-type="float">
            <text:p>6568</text:p>
          </table:table-cell>
          <table:table-cell table:formula="of:=[.B664]/[.A664]" office:value-type="float" office:value="1.14574503709519" calcext:value-type="float">
            <text:p>1.1457450371</text:p>
          </table:table-cell>
          <table:table-cell table:formula="of:=[.C664]^2" office:value-type="float" office:value="1.31273169002825" calcext:value-type="float">
            <text:p>1.31273169</text:p>
          </table:table-cell>
          <table:table-cell table:number-columns-repeated="8"/>
        </table:table-row>
        <table:table-row table:style-name="ro1">
          <table:table-cell office:value-type="float" office:value="2167.20316535" calcext:value-type="float">
            <text:p>2167.20316535</text:p>
          </table:table-cell>
          <table:table-cell office:value-type="float" office:value="2988" calcext:value-type="float">
            <text:p>2988</text:p>
          </table:table-cell>
          <table:table-cell table:formula="of:=[.B665]/[.A665]" office:value-type="float" office:value="1.37873552778677" calcext:value-type="float">
            <text:p>1.3787355278</text:p>
          </table:table-cell>
          <table:table-cell table:formula="of:=[.C665]^2" office:value-type="float" office:value="1.90091165558148" calcext:value-type="float">
            <text:p>1.9009116556</text:p>
          </table:table-cell>
          <table:table-cell table:number-columns-repeated="8"/>
        </table:table-row>
        <table:table-row table:style-name="ro1">
          <table:table-cell office:value-type="float" office:value="6450.82619692" calcext:value-type="float">
            <text:p>6450.82619692</text:p>
          </table:table-cell>
          <table:table-cell office:value-type="float" office:value="15650" calcext:value-type="float">
            <text:p>15650</text:p>
          </table:table-cell>
          <table:table-cell table:formula="of:=[.B666]/[.A666]" office:value-type="float" office:value="2.42604583076075" calcext:value-type="float">
            <text:p>2.4260458308</text:p>
          </table:table-cell>
          <table:table-cell table:formula="of:=[.C666]^2" office:value-type="float" office:value="5.88569837295163" calcext:value-type="float">
            <text:p>5.885698373</text:p>
          </table:table-cell>
          <table:table-cell table:number-columns-repeated="8"/>
        </table:table-row>
        <table:table-row table:style-name="ro1">
          <table:table-cell office:value-type="float" office:value="6052.19605151" calcext:value-type="float">
            <text:p>6052.19605151</text:p>
          </table:table-cell>
          <table:table-cell office:value-type="float" office:value="7566" calcext:value-type="float">
            <text:p>7566</text:p>
          </table:table-cell>
          <table:table-cell table:formula="of:=[.B667]/[.A667]" office:value-type="float" office:value="1.2501247374682" calcext:value-type="float">
            <text:p>1.2501247375</text:p>
          </table:table-cell>
          <table:table-cell table:formula="of:=[.C667]^2" office:value-type="float" office:value="1.56281185922993" calcext:value-type="float">
            <text:p>1.5628118592</text:p>
          </table:table-cell>
          <table:table-cell table:number-columns-repeated="8"/>
        </table:table-row>
        <table:table-row table:style-name="ro1">
          <table:table-cell office:value-type="float" office:value="4649.16297032" calcext:value-type="float">
            <text:p>4649.16297032</text:p>
          </table:table-cell>
          <table:table-cell office:value-type="float" office:value="7905" calcext:value-type="float">
            <text:p>7905</text:p>
          </table:table-cell>
          <table:table-cell table:formula="of:=[.B668]/[.A668]" office:value-type="float" office:value="1.70030606594458" calcext:value-type="float">
            <text:p>1.7003060659</text:p>
          </table:table-cell>
          <table:table-cell table:formula="of:=[.C668]^2" office:value-type="float" office:value="2.89104071788792" calcext:value-type="float">
            <text:p>2.8910407179</text:p>
          </table:table-cell>
          <table:table-cell table:number-columns-repeated="8"/>
        </table:table-row>
        <table:table-row table:style-name="ro1">
          <table:table-cell office:value-type="float" office:value="9376.82880108" calcext:value-type="float">
            <text:p>9376.82880108</text:p>
          </table:table-cell>
          <table:table-cell office:value-type="float" office:value="16445" calcext:value-type="float">
            <text:p>16445</text:p>
          </table:table-cell>
          <table:table-cell table:formula="of:=[.B669]/[.A669]" office:value-type="float" office:value="1.7537912175709" calcext:value-type="float">
            <text:p>1.7537912176</text:p>
          </table:table-cell>
          <table:table-cell table:formula="of:=[.C669]^2" office:value-type="float" office:value="3.07578363482883" calcext:value-type="float">
            <text:p>3.0757836348</text:p>
          </table:table-cell>
          <table:table-cell table:number-columns-repeated="8"/>
        </table:table-row>
        <table:table-row table:style-name="ro1">
          <table:table-cell office:value-type="float" office:value="8831.20578997" calcext:value-type="float">
            <text:p>8831.20578997</text:p>
          </table:table-cell>
          <table:table-cell office:value-type="float" office:value="15323" calcext:value-type="float">
            <text:p>15323</text:p>
          </table:table-cell>
          <table:table-cell table:formula="of:=[.B670]/[.A670]" office:value-type="float" office:value="1.73509715031248" calcext:value-type="float">
            <text:p>1.7350971503</text:p>
          </table:table-cell>
          <table:table-cell table:formula="of:=[.C670]^2" office:value-type="float" office:value="3.01056212102248" calcext:value-type="float">
            <text:p>3.010562121</text:p>
          </table:table-cell>
          <table:table-cell table:number-columns-repeated="8"/>
        </table:table-row>
        <table:table-row table:style-name="ro1">
          <table:table-cell office:value-type="float" office:value="1981.23724953" calcext:value-type="float">
            <text:p>1981.23724953</text:p>
          </table:table-cell>
          <table:table-cell office:value-type="float" office:value="2561" calcext:value-type="float">
            <text:p>2561</text:p>
          </table:table-cell>
          <table:table-cell table:formula="of:=[.B671]/[.A671]" office:value-type="float" office:value="1.29262661531704" calcext:value-type="float">
            <text:p>1.2926266153</text:p>
          </table:table-cell>
          <table:table-cell table:formula="of:=[.C671]^2" office:value-type="float" office:value="1.67088356662598" calcext:value-type="float">
            <text:p>1.6708835666</text:p>
          </table:table-cell>
          <table:table-cell table:number-columns-repeated="8"/>
        </table:table-row>
        <table:table-row table:style-name="ro1">
          <table:table-cell office:value-type="float" office:value="2825.02239005" calcext:value-type="float">
            <text:p>2825.02239005</text:p>
          </table:table-cell>
          <table:table-cell office:value-type="float" office:value="3088" calcext:value-type="float">
            <text:p>3088</text:p>
          </table:table-cell>
          <table:table-cell table:formula="of:=[.B672]/[.A672]" office:value-type="float" office:value="1.09308868166009" calcext:value-type="float">
            <text:p>1.0930886817</text:p>
          </table:table-cell>
          <table:table-cell table:formula="of:=[.C672]^2" office:value-type="float" office:value="1.1948428659734" calcext:value-type="float">
            <text:p>1.194842866</text:p>
          </table:table-cell>
          <table:table-cell table:number-columns-repeated="8"/>
        </table:table-row>
        <table:table-row table:style-name="ro1">
          <table:table-cell office:value-type="float" office:value="3248.84256341" calcext:value-type="float">
            <text:p>3248.84256341</text:p>
          </table:table-cell>
          <table:table-cell office:value-type="float" office:value="4313" calcext:value-type="float">
            <text:p>4313</text:p>
          </table:table-cell>
          <table:table-cell table:formula="of:=[.B673]/[.A673]" office:value-type="float" office:value="1.32754970911027" calcext:value-type="float">
            <text:p>1.3275497091</text:p>
          </table:table-cell>
          <table:table-cell table:formula="of:=[.C673]^2" office:value-type="float" office:value="1.76238823015875" calcext:value-type="float">
            <text:p>1.7623882302</text:p>
          </table:table-cell>
          <table:table-cell table:number-columns-repeated="8"/>
        </table:table-row>
        <table:table-row table:style-name="ro1">
          <table:table-cell office:value-type="float" office:value="7854.3663992" calcext:value-type="float">
            <text:p>7854.3663992</text:p>
          </table:table-cell>
          <table:table-cell office:value-type="float" office:value="13814" calcext:value-type="float">
            <text:p>13814</text:p>
          </table:table-cell>
          <table:table-cell table:formula="of:=[.B674]/[.A674]" office:value-type="float" office:value="1.75876694540339" calcext:value-type="float">
            <text:p>1.7587669454</text:p>
          </table:table-cell>
          <table:table-cell table:formula="of:=[.C674]^2" office:value-type="float" office:value="3.09326116824357" calcext:value-type="float">
            <text:p>3.0932611682</text:p>
          </table:table-cell>
          <table:table-cell table:number-columns-repeated="8"/>
        </table:table-row>
        <table:table-row table:style-name="ro1">
          <table:table-cell office:value-type="float" office:value="9923.6831469" calcext:value-type="float">
            <text:p>9923.6831469</text:p>
          </table:table-cell>
          <table:table-cell office:value-type="float" office:value="15645" calcext:value-type="float">
            <text:p>15645</text:p>
          </table:table-cell>
          <table:table-cell table:formula="of:=[.B675]/[.A675]" office:value-type="float" office:value="1.57653159299904" calcext:value-type="float">
            <text:p>1.576531593</text:p>
          </table:table-cell>
          <table:table-cell table:formula="of:=[.C675]^2" office:value-type="float" office:value="2.4854518637241" calcext:value-type="float">
            <text:p>2.4854518637</text:p>
          </table:table-cell>
          <table:table-cell table:number-columns-repeated="8"/>
        </table:table-row>
        <table:table-row table:style-name="ro1">
          <table:table-cell office:value-type="float" office:value="4213.49555115" calcext:value-type="float">
            <text:p>4213.49555115</text:p>
          </table:table-cell>
          <table:table-cell office:value-type="float" office:value="5900" calcext:value-type="float">
            <text:p>5900</text:p>
          </table:table-cell>
          <table:table-cell table:formula="of:=[.B676]/[.A676]" office:value-type="float" office:value="1.40026254409826" calcext:value-type="float">
            <text:p>1.4002625441</text:p>
          </table:table-cell>
          <table:table-cell table:formula="of:=[.C676]^2" office:value-type="float" office:value="1.96073519240453" calcext:value-type="float">
            <text:p>1.9607351924</text:p>
          </table:table-cell>
          <table:table-cell table:number-columns-repeated="8"/>
        </table:table-row>
        <table:table-row table:style-name="ro1">
          <table:table-cell office:value-type="float" office:value="1829.2371869" calcext:value-type="float">
            <text:p>1829.2371869</text:p>
          </table:table-cell>
          <table:table-cell office:value-type="float" office:value="2266" calcext:value-type="float">
            <text:p>2266</text:p>
          </table:table-cell>
          <table:table-cell table:formula="of:=[.B677]/[.A677]" office:value-type="float" office:value="1.23876773128595" calcext:value-type="float">
            <text:p>1.2387677313</text:p>
          </table:table-cell>
          <table:table-cell table:formula="of:=[.C677]^2" office:value-type="float" office:value="1.53454549207533" calcext:value-type="float">
            <text:p>1.5345454921</text:p>
          </table:table-cell>
          <table:table-cell table:number-columns-repeated="8"/>
        </table:table-row>
        <table:table-row table:style-name="ro1">
          <table:table-cell office:value-type="float" office:value="4508.48255588" calcext:value-type="float">
            <text:p>4508.48255588</text:p>
          </table:table-cell>
          <table:table-cell office:value-type="float" office:value="8602" calcext:value-type="float">
            <text:p>8602</text:p>
          </table:table-cell>
          <table:table-cell table:formula="of:=[.B678]/[.A678]" office:value-type="float" office:value="1.9079590290931" calcext:value-type="float">
            <text:p>1.9079590291</text:p>
          </table:table-cell>
          <table:table-cell table:formula="of:=[.C678]^2" office:value-type="float" office:value="3.6403076566979" calcext:value-type="float">
            <text:p>3.6403076567</text:p>
          </table:table-cell>
          <table:table-cell table:number-columns-repeated="8"/>
        </table:table-row>
        <table:table-row table:style-name="ro1">
          <table:table-cell office:value-type="float" office:value="3223.90954806" calcext:value-type="float">
            <text:p>3223.90954806</text:p>
          </table:table-cell>
          <table:table-cell office:value-type="float" office:value="4302" calcext:value-type="float">
            <text:p>4302</text:p>
          </table:table-cell>
          <table:table-cell table:formula="of:=[.B679]/[.A679]" office:value-type="float" office:value="1.33440468346537" calcext:value-type="float">
            <text:p>1.3344046835</text:p>
          </table:table-cell>
          <table:table-cell table:formula="of:=[.C679]^2" office:value-type="float" office:value="1.78063585925432" calcext:value-type="float">
            <text:p>1.7806358593</text:p>
          </table:table-cell>
          <table:table-cell table:number-columns-repeated="8"/>
        </table:table-row>
        <table:table-row table:style-name="ro1">
          <table:table-cell office:value-type="float" office:value="7958.62060773" calcext:value-type="float">
            <text:p>7958.62060773</text:p>
          </table:table-cell>
          <table:table-cell office:value-type="float" office:value="11456" calcext:value-type="float">
            <text:p>11456</text:p>
          </table:table-cell>
          <table:table-cell table:formula="of:=[.B680]/[.A680]" office:value-type="float" office:value="1.43944542209652" calcext:value-type="float">
            <text:p>1.4394454221</text:p>
          </table:table-cell>
          <table:table-cell table:formula="of:=[.C680]^2" office:value-type="float" office:value="2.07200312319464" calcext:value-type="float">
            <text:p>2.0720031232</text:p>
          </table:table-cell>
          <table:table-cell table:number-columns-repeated="8"/>
        </table:table-row>
        <table:table-row table:style-name="ro1">
          <table:table-cell office:value-type="float" office:value="7199.39350334" calcext:value-type="float">
            <text:p>7199.39350334</text:p>
          </table:table-cell>
          <table:table-cell office:value-type="float" office:value="9207" calcext:value-type="float">
            <text:p>9207</text:p>
          </table:table-cell>
          <table:table-cell table:formula="of:=[.B681]/[.A681]" office:value-type="float" office:value="1.2788577254082" calcext:value-type="float">
            <text:p>1.2788577254</text:p>
          </table:table-cell>
          <table:table-cell table:formula="of:=[.C681]^2" office:value-type="float" office:value="1.63547708183625" calcext:value-type="float">
            <text:p>1.6354770818</text:p>
          </table:table-cell>
          <table:table-cell table:number-columns-repeated="8"/>
        </table:table-row>
        <table:table-row table:style-name="ro1">
          <table:table-cell office:value-type="float" office:value="5643.24120578" calcext:value-type="float">
            <text:p>5643.24120578</text:p>
          </table:table-cell>
          <table:table-cell office:value-type="float" office:value="9446" calcext:value-type="float">
            <text:p>9446</text:p>
          </table:table-cell>
          <table:table-cell table:formula="of:=[.B682]/[.A682]" office:value-type="float" office:value="1.67386075759531" calcext:value-type="float">
            <text:p>1.6738607576</text:p>
          </table:table-cell>
          <table:table-cell table:formula="of:=[.C682]^2" office:value-type="float" office:value="2.80180983581756" calcext:value-type="float">
            <text:p>2.8018098358</text:p>
          </table:table-cell>
          <table:table-cell table:number-columns-repeated="8"/>
        </table:table-row>
        <table:table-row table:style-name="ro1">
          <table:table-cell office:value-type="float" office:value="606.298628407" calcext:value-type="float">
            <text:p>606.298628407</text:p>
          </table:table-cell>
          <table:table-cell office:value-type="float" office:value="1149" calcext:value-type="float">
            <text:p>1149</text:p>
          </table:table-cell>
          <table:table-cell table:formula="of:=[.B683]/[.A683]" office:value-type="float" office:value="1.89510572210744" calcext:value-type="float">
            <text:p>1.8951057221</text:p>
          </table:table-cell>
          <table:table-cell table:formula="of:=[.C683]^2" office:value-type="float" office:value="3.59142569796437" calcext:value-type="float">
            <text:p>3.591425698</text:p>
          </table:table-cell>
          <table:table-cell table:number-columns-repeated="8"/>
        </table:table-row>
        <table:table-row table:style-name="ro1">
          <table:table-cell office:value-type="float" office:value="3945.26268982" calcext:value-type="float">
            <text:p>3945.26268982</text:p>
          </table:table-cell>
          <table:table-cell office:value-type="float" office:value="6936" calcext:value-type="float">
            <text:p>6936</text:p>
          </table:table-cell>
          <table:table-cell table:formula="of:=[.B684]/[.A684]" office:value-type="float" office:value="1.75805783931626" calcext:value-type="float">
            <text:p>1.7580578393</text:p>
          </table:table-cell>
          <table:table-cell table:formula="of:=[.C684]^2" office:value-type="float" office:value="3.09076736638135" calcext:value-type="float">
            <text:p>3.0907673664</text:p>
          </table:table-cell>
          <table:table-cell table:number-columns-repeated="8"/>
        </table:table-row>
        <table:table-row table:style-name="ro1">
          <table:table-cell office:value-type="float" office:value="6651.39722327" calcext:value-type="float">
            <text:p>6651.39722327</text:p>
          </table:table-cell>
          <table:table-cell office:value-type="float" office:value="8330" calcext:value-type="float">
            <text:p>8330</text:p>
          </table:table-cell>
          <table:table-cell table:formula="of:=[.B685]/[.A685]" office:value-type="float" office:value="1.25236844536324" calcext:value-type="float">
            <text:p>1.2523684454</text:p>
          </table:table-cell>
          <table:table-cell table:formula="of:=[.C685]^2" office:value-type="float" office:value="1.56842672294153" calcext:value-type="float">
            <text:p>1.5684267229</text:p>
          </table:table-cell>
          <table:table-cell table:number-columns-repeated="8"/>
        </table:table-row>
        <table:table-row table:style-name="ro1">
          <table:table-cell office:value-type="float" office:value="4530.37592525" calcext:value-type="float">
            <text:p>4530.37592525</text:p>
          </table:table-cell>
          <table:table-cell office:value-type="float" office:value="6094" calcext:value-type="float">
            <text:p>6094</text:p>
          </table:table-cell>
          <table:table-cell table:formula="of:=[.B686]/[.A686]" office:value-type="float" office:value="1.34514223555603" calcext:value-type="float">
            <text:p>1.3451422356</text:p>
          </table:table-cell>
          <table:table-cell table:formula="of:=[.C686]^2" office:value-type="float" office:value="1.80940763387667" calcext:value-type="float">
            <text:p>1.8094076339</text:p>
          </table:table-cell>
          <table:table-cell table:number-columns-repeated="8"/>
        </table:table-row>
        <table:table-row table:style-name="ro1">
          <table:table-cell office:value-type="float" office:value="9302.21030691" calcext:value-type="float">
            <text:p>9302.21030691</text:p>
          </table:table-cell>
          <table:table-cell office:value-type="float" office:value="19667" calcext:value-type="float">
            <text:p>19667</text:p>
          </table:table-cell>
          <table:table-cell table:formula="of:=[.B687]/[.A687]" office:value-type="float" office:value="2.11422869953721" calcext:value-type="float">
            <text:p>2.1142286995</text:p>
          </table:table-cell>
          <table:table-cell table:formula="of:=[.C687]^2" office:value-type="float" office:value="4.46996299394682" calcext:value-type="float">
            <text:p>4.4699629939</text:p>
          </table:table-cell>
          <table:table-cell table:number-columns-repeated="8"/>
        </table:table-row>
        <table:table-row table:style-name="ro1">
          <table:table-cell office:value-type="float" office:value="936.318474965" calcext:value-type="float">
            <text:p>936.318474965</text:p>
          </table:table-cell>
          <table:table-cell office:value-type="float" office:value="1366" calcext:value-type="float">
            <text:p>1366</text:p>
          </table:table-cell>
          <table:table-cell table:formula="of:=[.B688]/[.A688]" office:value-type="float" office:value="1.45890531536405" calcext:value-type="float">
            <text:p>1.4589053154</text:p>
          </table:table-cell>
          <table:table-cell table:formula="of:=[.C688]^2" office:value-type="float" office:value="2.12840471919748" calcext:value-type="float">
            <text:p>2.1284047192</text:p>
          </table:table-cell>
          <table:table-cell table:number-columns-repeated="8"/>
        </table:table-row>
        <table:table-row table:style-name="ro1">
          <table:table-cell office:value-type="float" office:value="10675.968721" calcext:value-type="float">
            <text:p>10675.968721</text:p>
          </table:table-cell>
          <table:table-cell office:value-type="float" office:value="15792" calcext:value-type="float">
            <text:p>15792</text:p>
          </table:table-cell>
          <table:table-cell table:formula="of:=[.B689]/[.A689]" office:value-type="float" office:value="1.47921002886947" calcext:value-type="float">
            <text:p>1.4792100289</text:p>
          </table:table-cell>
          <table:table-cell table:formula="of:=[.C689]^2" office:value-type="float" office:value="2.18806230950803" calcext:value-type="float">
            <text:p>2.1880623095</text:p>
          </table:table-cell>
          <table:table-cell table:number-columns-repeated="8"/>
        </table:table-row>
        <table:table-row table:style-name="ro1">
          <table:table-cell office:value-type="float" office:value="2292.76315271" calcext:value-type="float">
            <text:p>2292.76315271</text:p>
          </table:table-cell>
          <table:table-cell office:value-type="float" office:value="3370" calcext:value-type="float">
            <text:p>3370</text:p>
          </table:table-cell>
          <table:table-cell table:formula="of:=[.B690]/[.A690]" office:value-type="float" office:value="1.46984218409857" calcext:value-type="float">
            <text:p>1.4698421841</text:p>
          </table:table-cell>
          <table:table-cell table:formula="of:=[.C690]^2" office:value-type="float" office:value="2.16043604615567" calcext:value-type="float">
            <text:p>2.1604360462</text:p>
          </table:table-cell>
          <table:table-cell table:number-columns-repeated="8"/>
        </table:table-row>
        <table:table-row table:style-name="ro1">
          <table:table-cell office:value-type="float" office:value="3838.48617515" calcext:value-type="float">
            <text:p>3838.48617515</text:p>
          </table:table-cell>
          <table:table-cell office:value-type="float" office:value="5203" calcext:value-type="float">
            <text:p>5203</text:p>
          </table:table-cell>
          <table:table-cell table:formula="of:=[.B691]/[.A691]" office:value-type="float" office:value="1.35548228196932" calcext:value-type="float">
            <text:p>1.355482282</text:p>
          </table:table-cell>
          <table:table-cell table:formula="of:=[.C691]^2" office:value-type="float" office:value="1.83733221673275" calcext:value-type="float">
            <text:p>1.8373322167</text:p>
          </table:table-cell>
          <table:table-cell table:number-columns-repeated="8"/>
        </table:table-row>
        <table:table-row table:style-name="ro1">
          <table:table-cell office:value-type="float" office:value="10166.831778" calcext:value-type="float">
            <text:p>10166.831778</text:p>
          </table:table-cell>
          <table:table-cell office:value-type="float" office:value="14295" calcext:value-type="float">
            <text:p>14295</text:p>
          </table:table-cell>
          <table:table-cell table:formula="of:=[.B692]/[.A692]" office:value-type="float" office:value="1.40604273899101" calcext:value-type="float">
            <text:p>1.406042739</text:p>
          </table:table-cell>
          <table:table-cell table:formula="of:=[.C692]^2" office:value-type="float" office:value="1.97695618386935" calcext:value-type="float">
            <text:p>1.9769561839</text:p>
          </table:table-cell>
          <table:table-cell table:number-columns-repeated="8"/>
        </table:table-row>
        <table:table-row table:style-name="ro1">
          <table:table-cell office:value-type="float" office:value="6753.0497852" calcext:value-type="float">
            <text:p>6753.0497852</text:p>
          </table:table-cell>
          <table:table-cell office:value-type="float" office:value="12957" calcext:value-type="float">
            <text:p>12957</text:p>
          </table:table-cell>
          <table:table-cell table:formula="of:=[.B693]/[.A693]" office:value-type="float" office:value="1.91868865359124" calcext:value-type="float">
            <text:p>1.9186886536</text:p>
          </table:table-cell>
          <table:table-cell table:formula="of:=[.C693]^2" office:value-type="float" office:value="3.68136614941977" calcext:value-type="float">
            <text:p>3.6813661494</text:p>
          </table:table-cell>
          <table:table-cell table:number-columns-repeated="8"/>
        </table:table-row>
        <table:table-row table:style-name="ro1">
          <table:table-cell office:value-type="float" office:value="4733.88017412" calcext:value-type="float">
            <text:p>4733.88017412</text:p>
          </table:table-cell>
          <table:table-cell office:value-type="float" office:value="6144" calcext:value-type="float">
            <text:p>6144</text:p>
          </table:table-cell>
          <table:table-cell table:formula="of:=[.B694]/[.A694]" office:value-type="float" office:value="1.29787822547539" calcext:value-type="float">
            <text:p>1.2978782255</text:p>
          </table:table-cell>
          <table:table-cell table:formula="of:=[.C694]^2" office:value-type="float" office:value="1.68448788816315" calcext:value-type="float">
            <text:p>1.6844878882</text:p>
          </table:table-cell>
          <table:table-cell table:number-columns-repeated="8"/>
        </table:table-row>
        <table:table-row table:style-name="ro1">
          <table:table-cell office:value-type="float" office:value="3311.53902999" calcext:value-type="float">
            <text:p>3311.53902999</text:p>
          </table:table-cell>
          <table:table-cell office:value-type="float" office:value="3913" calcext:value-type="float">
            <text:p>3913</text:p>
          </table:table-cell>
          <table:table-cell table:formula="of:=[.B695]/[.A695]" office:value-type="float" office:value="1.18162581342483" calcext:value-type="float">
            <text:p>1.1816258134</text:p>
          </table:table-cell>
          <table:table-cell table:formula="of:=[.C695]^2" office:value-type="float" office:value="1.39623956295189" calcext:value-type="float">
            <text:p>1.396239563</text:p>
          </table:table-cell>
          <table:table-cell table:number-columns-repeated="8"/>
        </table:table-row>
        <table:table-row table:style-name="ro1">
          <table:table-cell office:value-type="float" office:value="4889.21752896" calcext:value-type="float">
            <text:p>4889.21752896</text:p>
          </table:table-cell>
          <table:table-cell office:value-type="float" office:value="5501" calcext:value-type="float">
            <text:p>5501</text:p>
          </table:table-cell>
          <table:table-cell table:formula="of:=[.B696]/[.A696]" office:value-type="float" office:value="1.12512891222701" calcext:value-type="float">
            <text:p>1.1251289122</text:p>
          </table:table-cell>
          <table:table-cell table:formula="of:=[.C696]^2" office:value-type="float" office:value="1.26591506912914" calcext:value-type="float">
            <text:p>1.2659150691</text:p>
          </table:table-cell>
          <table:table-cell table:number-columns-repeated="8"/>
        </table:table-row>
        <table:table-row table:style-name="ro1">
          <table:table-cell office:value-type="float" office:value="5070.27277162" calcext:value-type="float">
            <text:p>5070.27277162</text:p>
          </table:table-cell>
          <table:table-cell office:value-type="float" office:value="6237" calcext:value-type="float">
            <text:p>6237</text:p>
          </table:table-cell>
          <table:table-cell table:formula="of:=[.B697]/[.A697]" office:value-type="float" office:value="1.23011133343961" calcext:value-type="float">
            <text:p>1.2301113334</text:p>
          </table:table-cell>
          <table:table-cell table:formula="of:=[.C697]^2" office:value-type="float" office:value="1.51317389265656" calcext:value-type="float">
            <text:p>1.5131738927</text:p>
          </table:table-cell>
          <table:table-cell table:number-columns-repeated="8"/>
        </table:table-row>
        <table:table-row table:style-name="ro1">
          <table:table-cell office:value-type="float" office:value="6705.48742341" calcext:value-type="float">
            <text:p>6705.48742341</text:p>
          </table:table-cell>
          <table:table-cell office:value-type="float" office:value="11186" calcext:value-type="float">
            <text:p>11186</text:p>
          </table:table-cell>
          <table:table-cell table:formula="of:=[.B698]/[.A698]" office:value-type="float" office:value="1.66818596377465" calcext:value-type="float">
            <text:p>1.6681859638</text:p>
          </table:table-cell>
          <table:table-cell table:formula="of:=[.C698]^2" office:value-type="float" office:value="2.78284440973476" calcext:value-type="float">
            <text:p>2.7828444097</text:p>
          </table:table-cell>
          <table:table-cell table:number-columns-repeated="8"/>
        </table:table-row>
        <table:table-row table:style-name="ro1">
          <table:table-cell office:value-type="float" office:value="6224.37369434" calcext:value-type="float">
            <text:p>6224.37369434</text:p>
          </table:table-cell>
          <table:table-cell office:value-type="float" office:value="7927" calcext:value-type="float">
            <text:p>7927</text:p>
          </table:table-cell>
          <table:table-cell table:formula="of:=[.B699]/[.A699]" office:value-type="float" office:value="1.27354178737826" calcext:value-type="float">
            <text:p>1.2735417874</text:p>
          </table:table-cell>
          <table:table-cell table:formula="of:=[.C699]^2" office:value-type="float" office:value="1.62190868419862" calcext:value-type="float">
            <text:p>1.6219086842</text:p>
          </table:table-cell>
          <table:table-cell table:number-columns-repeated="8"/>
        </table:table-row>
        <table:table-row table:style-name="ro1">
          <table:table-cell office:value-type="float" office:value="5001.85469679" calcext:value-type="float">
            <text:p>5001.85469679</text:p>
          </table:table-cell>
          <table:table-cell office:value-type="float" office:value="6469" calcext:value-type="float">
            <text:p>6469</text:p>
          </table:table-cell>
          <table:table-cell table:formula="of:=[.B700]/[.A700]" office:value-type="float" office:value="1.29332025661432" calcext:value-type="float">
            <text:p>1.2933202566</text:p>
          </table:table-cell>
          <table:table-cell table:formula="of:=[.C700]^2" office:value-type="float" office:value="1.67267728616894" calcext:value-type="float">
            <text:p>1.6726772862</text:p>
          </table:table-cell>
          <table:table-cell table:number-columns-repeated="8"/>
        </table:table-row>
        <table:table-row table:style-name="ro1">
          <table:table-cell office:value-type="float" office:value="2592.30691178" calcext:value-type="float">
            <text:p>2592.30691178</text:p>
          </table:table-cell>
          <table:table-cell office:value-type="float" office:value="3814" calcext:value-type="float">
            <text:p>3814</text:p>
          </table:table-cell>
          <table:table-cell table:formula="of:=[.B701]/[.A701]" office:value-type="float" office:value="1.47127640738385" calcext:value-type="float">
            <text:p>1.4712764074</text:p>
          </table:table-cell>
          <table:table-cell table:formula="of:=[.C701]^2" office:value-type="float" office:value="2.16465426692433" calcext:value-type="float">
            <text:p>2.1646542669</text:p>
          </table:table-cell>
          <table:table-cell table:number-columns-repeated="8"/>
        </table:table-row>
        <table:table-row table:style-name="ro1">
          <table:table-cell office:value-type="float" office:value="5252.03065842" calcext:value-type="float">
            <text:p>5252.03065842</text:p>
          </table:table-cell>
          <table:table-cell office:value-type="float" office:value="10909" calcext:value-type="float">
            <text:p>10909</text:p>
          </table:table-cell>
          <table:table-cell table:formula="of:=[.B702]/[.A702]" office:value-type="float" office:value="2.07710135555108" calcext:value-type="float">
            <text:p>2.0771013556</text:p>
          </table:table-cell>
          <table:table-cell table:formula="of:=[.C702]^2" office:value-type="float" office:value="4.31435004123212" calcext:value-type="float">
            <text:p>4.3143500412</text:p>
          </table:table-cell>
          <table:table-cell table:number-columns-repeated="8"/>
        </table:table-row>
        <table:table-row table:style-name="ro1">
          <table:table-cell office:value-type="float" office:value="4224.42309662" calcext:value-type="float">
            <text:p>4224.42309662</text:p>
          </table:table-cell>
          <table:table-cell office:value-type="float" office:value="8585" calcext:value-type="float">
            <text:p>8585</text:p>
          </table:table-cell>
          <table:table-cell table:formula="of:=[.B703]/[.A703]" office:value-type="float" office:value="2.03223015395142" calcext:value-type="float">
            <text:p>2.032230154</text:p>
          </table:table-cell>
          <table:table-cell table:formula="of:=[.C703]^2" office:value-type="float" office:value="4.12995939862942" calcext:value-type="float">
            <text:p>4.1299593986</text:p>
          </table:table-cell>
          <table:table-cell table:number-columns-repeated="8"/>
        </table:table-row>
        <table:table-row table:style-name="ro1">
          <table:table-cell office:value-type="float" office:value="6618.36761499" calcext:value-type="float">
            <text:p>6618.36761499</text:p>
          </table:table-cell>
          <table:table-cell office:value-type="float" office:value="12383" calcext:value-type="float">
            <text:p>12383</text:p>
          </table:table-cell>
          <table:table-cell table:formula="of:=[.B704]/[.A704]" office:value-type="float" office:value="1.87100516628203" calcext:value-type="float">
            <text:p>1.8710051663</text:p>
          </table:table-cell>
          <table:table-cell table:formula="of:=[.C704]^2" office:value-type="float" office:value="3.50066033225406" calcext:value-type="float">
            <text:p>3.5006603323</text:p>
          </table:table-cell>
          <table:table-cell table:number-columns-repeated="8"/>
        </table:table-row>
        <table:table-row table:style-name="ro1">
          <table:table-cell office:value-type="float" office:value="4055.18125285" calcext:value-type="float">
            <text:p>4055.18125285</text:p>
          </table:table-cell>
          <table:table-cell office:value-type="float" office:value="6234" calcext:value-type="float">
            <text:p>6234</text:p>
          </table:table-cell>
          <table:table-cell table:formula="of:=[.B705]/[.A705]" office:value-type="float" office:value="1.53729256753165" calcext:value-type="float">
            <text:p>1.5372925675</text:p>
          </table:table-cell>
          <table:table-cell table:formula="of:=[.C705]^2" office:value-type="float" office:value="2.36326843818806" calcext:value-type="float">
            <text:p>2.3632684382</text:p>
          </table:table-cell>
          <table:table-cell table:number-columns-repeated="8"/>
        </table:table-row>
        <table:table-row table:style-name="ro1">
          <table:table-cell office:value-type="float" office:value="6528.46164126" calcext:value-type="float">
            <text:p>6528.46164126</text:p>
          </table:table-cell>
          <table:table-cell office:value-type="float" office:value="13340" calcext:value-type="float">
            <text:p>13340</text:p>
          </table:table-cell>
          <table:table-cell table:formula="of:=[.B706]/[.A706]" office:value-type="float" office:value="2.04336040142917" calcext:value-type="float">
            <text:p>2.0433604014</text:p>
          </table:table-cell>
          <table:table-cell table:formula="of:=[.C706]^2" office:value-type="float" office:value="4.1753217301288" calcext:value-type="float">
            <text:p>4.1753217301</text:p>
          </table:table-cell>
          <table:table-cell table:number-columns-repeated="8"/>
        </table:table-row>
        <table:table-row table:style-name="ro1">
          <table:table-cell office:value-type="float" office:value="9319.55429297" calcext:value-type="float">
            <text:p>9319.55429297</text:p>
          </table:table-cell>
          <table:table-cell office:value-type="float" office:value="16348" calcext:value-type="float">
            <text:p>16348</text:p>
          </table:table-cell>
          <table:table-cell table:formula="of:=[.B707]/[.A707]" office:value-type="float" office:value="1.75416114184042" calcext:value-type="float">
            <text:p>1.7541611418</text:p>
          </table:table-cell>
          <table:table-cell table:formula="of:=[.C707]^2" office:value-type="float" office:value="3.07708131154287" calcext:value-type="float">
            <text:p>3.0770813115</text:p>
          </table:table-cell>
          <table:table-cell table:number-columns-repeated="8"/>
        </table:table-row>
        <table:table-row table:style-name="ro1">
          <table:table-cell office:value-type="float" office:value="1210.93020906" calcext:value-type="float">
            <text:p>1210.93020906</text:p>
          </table:table-cell>
          <table:table-cell office:value-type="float" office:value="1592" calcext:value-type="float">
            <text:p>1592</text:p>
          </table:table-cell>
          <table:table-cell table:formula="of:=[.B708]/[.A708]" office:value-type="float" office:value="1.31469178660248" calcext:value-type="float">
            <text:p>1.3146917866</text:p>
          </table:table-cell>
          <table:table-cell table:formula="of:=[.C708]^2" office:value-type="float" office:value="1.72841449376001" calcext:value-type="float">
            <text:p>1.7284144938</text:p>
          </table:table-cell>
          <table:table-cell table:number-columns-repeated="8"/>
        </table:table-row>
        <table:table-row table:style-name="ro1">
          <table:table-cell office:value-type="float" office:value="1161.25481038" calcext:value-type="float">
            <text:p>1161.25481038</text:p>
          </table:table-cell>
          <table:table-cell office:value-type="float" office:value="1709" calcext:value-type="float">
            <text:p>1709</text:p>
          </table:table-cell>
          <table:table-cell table:formula="of:=[.B709]/[.A709]" office:value-type="float" office:value="1.47168389290957" calcext:value-type="float">
            <text:p>1.4716838929</text:p>
          </table:table-cell>
          <table:table-cell table:formula="of:=[.C709]^2" office:value-type="float" office:value="2.16585348064946" calcext:value-type="float">
            <text:p>2.1658534806</text:p>
          </table:table-cell>
          <table:table-cell table:number-columns-repeated="8"/>
        </table:table-row>
        <table:table-row table:style-name="ro1">
          <table:table-cell office:value-type="float" office:value="10897.8317723" calcext:value-type="float">
            <text:p>10897.8317723</text:p>
          </table:table-cell>
          <table:table-cell office:value-type="float" office:value="18501" calcext:value-type="float">
            <text:p>18501</text:p>
          </table:table-cell>
          <table:table-cell table:formula="of:=[.B710]/[.A710]" office:value-type="float" office:value="1.69767715143352" calcext:value-type="float">
            <text:p>1.6976771514</text:p>
          </table:table-cell>
          <table:table-cell table:formula="of:=[.C710]^2" office:value-type="float" office:value="2.88210771049944" calcext:value-type="float">
            <text:p>2.8821077105</text:p>
          </table:table-cell>
          <table:table-cell table:number-columns-repeated="8"/>
        </table:table-row>
        <table:table-row table:style-name="ro1">
          <table:table-cell office:value-type="float" office:value="4721.14498553" calcext:value-type="float">
            <text:p>4721.14498553</text:p>
          </table:table-cell>
          <table:table-cell office:value-type="float" office:value="7121" calcext:value-type="float">
            <text:p>7121</text:p>
          </table:table-cell>
          <table:table-cell table:formula="of:=[.B711]/[.A711]" office:value-type="float" office:value="1.5083205497449" calcext:value-type="float">
            <text:p>1.5083205497</text:p>
          </table:table-cell>
          <table:table-cell table:formula="of:=[.C711]^2" office:value-type="float" office:value="2.27503088078277" calcext:value-type="float">
            <text:p>2.2750308808</text:p>
          </table:table-cell>
          <table:table-cell table:number-columns-repeated="8"/>
        </table:table-row>
        <table:table-row table:style-name="ro1">
          <table:table-cell office:value-type="float" office:value="5374.49101172" calcext:value-type="float">
            <text:p>5374.49101172</text:p>
          </table:table-cell>
          <table:table-cell office:value-type="float" office:value="7060" calcext:value-type="float">
            <text:p>7060</text:p>
          </table:table-cell>
          <table:table-cell table:formula="of:=[.B712]/[.A712]" office:value-type="float" office:value="1.3136127653027" calcext:value-type="float">
            <text:p>1.3136127653</text:p>
          </table:table-cell>
          <table:table-cell table:formula="of:=[.C712]^2" office:value-type="float" office:value="1.7255784971662" calcext:value-type="float">
            <text:p>1.7255784972</text:p>
          </table:table-cell>
          <table:table-cell table:number-columns-repeated="8"/>
        </table:table-row>
        <table:table-row table:style-name="ro1">
          <table:table-cell office:value-type="float" office:value="9299.67393507" calcext:value-type="float">
            <text:p>9299.67393507</text:p>
          </table:table-cell>
          <table:table-cell office:value-type="float" office:value="11239" calcext:value-type="float">
            <text:p>11239</text:p>
          </table:table-cell>
          <table:table-cell table:formula="of:=[.B713]/[.A713]" office:value-type="float" office:value="1.20853699586354" calcext:value-type="float">
            <text:p>1.2085369959</text:p>
          </table:table-cell>
          <table:table-cell table:formula="of:=[.C713]^2" office:value-type="float" office:value="1.46056167037088" calcext:value-type="float">
            <text:p>1.4605616704</text:p>
          </table:table-cell>
          <table:table-cell table:number-columns-repeated="8"/>
        </table:table-row>
        <table:table-row table:style-name="ro1">
          <table:table-cell office:value-type="float" office:value="8230.60387599" calcext:value-type="float">
            <text:p>8230.60387599</text:p>
          </table:table-cell>
          <table:table-cell office:value-type="float" office:value="11583" calcext:value-type="float">
            <text:p>11583</text:p>
          </table:table-cell>
          <table:table-cell table:formula="of:=[.B714]/[.A714]" office:value-type="float" office:value="1.40730864642745" calcext:value-type="float">
            <text:p>1.4073086464</text:p>
          </table:table-cell>
          <table:table-cell table:formula="of:=[.C714]^2" office:value-type="float" office:value="1.98051762630946" calcext:value-type="float">
            <text:p>1.9805176263</text:p>
          </table:table-cell>
          <table:table-cell table:number-columns-repeated="8"/>
        </table:table-row>
        <table:table-row table:style-name="ro1">
          <table:table-cell office:value-type="float" office:value="6200.50855729" calcext:value-type="float">
            <text:p>6200.50855729</text:p>
          </table:table-cell>
          <table:table-cell office:value-type="float" office:value="13143" calcext:value-type="float">
            <text:p>13143</text:p>
          </table:table-cell>
          <table:table-cell table:formula="of:=[.B715]/[.A715]" office:value-type="float" office:value="2.11966484338573" calcext:value-type="float">
            <text:p>2.1196648434</text:p>
          </table:table-cell>
          <table:table-cell table:formula="of:=[.C715]^2" office:value-type="float" office:value="4.49297904828546" calcext:value-type="float">
            <text:p>4.4929790483</text:p>
          </table:table-cell>
          <table:table-cell table:number-columns-repeated="8"/>
        </table:table-row>
        <table:table-row table:style-name="ro1">
          <table:table-cell office:value-type="float" office:value="4464.21573281" calcext:value-type="float">
            <text:p>4464.21573281</text:p>
          </table:table-cell>
          <table:table-cell office:value-type="float" office:value="7113" calcext:value-type="float">
            <text:p>7113</text:p>
          </table:table-cell>
          <table:table-cell table:formula="of:=[.B716]/[.A716]" office:value-type="float" office:value="1.59333697691234" calcext:value-type="float">
            <text:p>1.5933369769</text:p>
          </table:table-cell>
          <table:table-cell table:formula="of:=[.C716]^2" office:value-type="float" office:value="2.53872272199616" calcext:value-type="float">
            <text:p>2.538722722</text:p>
          </table:table-cell>
          <table:table-cell table:number-columns-repeated="8"/>
        </table:table-row>
        <table:table-row table:style-name="ro1">
          <table:table-cell office:value-type="float" office:value="2558.08836977" calcext:value-type="float">
            <text:p>2558.08836977</text:p>
          </table:table-cell>
          <table:table-cell office:value-type="float" office:value="2939" calcext:value-type="float">
            <text:p>2939</text:p>
          </table:table-cell>
          <table:table-cell table:formula="of:=[.B717]/[.A717]" office:value-type="float" office:value="1.14890479732107" calcext:value-type="float">
            <text:p>1.1489047973</text:p>
          </table:table-cell>
          <table:table-cell table:formula="of:=[.C717]^2" office:value-type="float" office:value="1.31998223330738" calcext:value-type="float">
            <text:p>1.3199822333</text:p>
          </table:table-cell>
          <table:table-cell table:number-columns-repeated="8"/>
        </table:table-row>
        <table:table-row table:style-name="ro1">
          <table:table-cell office:value-type="float" office:value="2579.10540374" calcext:value-type="float">
            <text:p>2579.10540374</text:p>
          </table:table-cell>
          <table:table-cell office:value-type="float" office:value="5587" calcext:value-type="float">
            <text:p>5587</text:p>
          </table:table-cell>
          <table:table-cell table:formula="of:=[.B718]/[.A718]" office:value-type="float" office:value="2.16625500915868" calcext:value-type="float">
            <text:p>2.1662550092</text:p>
          </table:table-cell>
          <table:table-cell table:formula="of:=[.C718]^2" office:value-type="float" office:value="4.69266076470508" calcext:value-type="float">
            <text:p>4.6926607647</text:p>
          </table:table-cell>
          <table:table-cell table:number-columns-repeated="8"/>
        </table:table-row>
        <table:table-row table:style-name="ro1">
          <table:table-cell office:value-type="float" office:value="6419.89044446" calcext:value-type="float">
            <text:p>6419.89044446</text:p>
          </table:table-cell>
          <table:table-cell office:value-type="float" office:value="9129" calcext:value-type="float">
            <text:p>9129</text:p>
          </table:table-cell>
          <table:table-cell table:formula="of:=[.B719]/[.A719]" office:value-type="float" office:value="1.42198688263875" calcext:value-type="float">
            <text:p>1.4219868826</text:p>
          </table:table-cell>
          <table:table-cell table:formula="of:=[.C719]^2" office:value-type="float" office:value="2.02204669439668" calcext:value-type="float">
            <text:p>2.0220466944</text:p>
          </table:table-cell>
          <table:table-cell table:number-columns-repeated="8"/>
        </table:table-row>
        <table:table-row table:style-name="ro1">
          <table:table-cell office:value-type="float" office:value="3926.3404891" calcext:value-type="float">
            <text:p>3926.3404891</text:p>
          </table:table-cell>
          <table:table-cell office:value-type="float" office:value="5505" calcext:value-type="float">
            <text:p>5505</text:p>
          </table:table-cell>
          <table:table-cell table:formula="of:=[.B720]/[.A720]" office:value-type="float" office:value="1.40206892786872" calcext:value-type="float">
            <text:p>1.4020689279</text:p>
          </table:table-cell>
          <table:table-cell table:formula="of:=[.C720]^2" office:value-type="float" office:value="1.96579727849495" calcext:value-type="float">
            <text:p>1.9657972785</text:p>
          </table:table-cell>
          <table:table-cell table:number-columns-repeated="8"/>
        </table:table-row>
        <table:table-row table:style-name="ro1">
          <table:table-cell office:value-type="float" office:value="10200.4162865" calcext:value-type="float">
            <text:p>10200.4162865</text:p>
          </table:table-cell>
          <table:table-cell office:value-type="float" office:value="12688" calcext:value-type="float">
            <text:p>12688</text:p>
          </table:table-cell>
          <table:table-cell table:formula="of:=[.B721]/[.A721]" office:value-type="float" office:value="1.24387080327224" calcext:value-type="float">
            <text:p>1.2438708033</text:p>
          </table:table-cell>
          <table:table-cell table:formula="of:=[.C721]^2" office:value-type="float" office:value="1.54721457523313" calcext:value-type="float">
            <text:p>1.5472145752</text:p>
          </table:table-cell>
          <table:table-cell table:number-columns-repeated="8"/>
        </table:table-row>
        <table:table-row table:style-name="ro1">
          <table:table-cell office:value-type="float" office:value="5353.00175178" calcext:value-type="float">
            <text:p>5353.00175178</text:p>
          </table:table-cell>
          <table:table-cell office:value-type="float" office:value="7229" calcext:value-type="float">
            <text:p>7229</text:p>
          </table:table-cell>
          <table:table-cell table:formula="of:=[.B722]/[.A722]" office:value-type="float" office:value="1.35045724533832" calcext:value-type="float">
            <text:p>1.3504572453</text:p>
          </table:table-cell>
          <table:table-cell table:formula="of:=[.C722]^2" office:value-type="float" office:value="1.82373477148675" calcext:value-type="float">
            <text:p>1.8237347715</text:p>
          </table:table-cell>
          <table:table-cell table:number-columns-repeated="8"/>
        </table:table-row>
        <table:table-row table:style-name="ro1">
          <table:table-cell office:value-type="float" office:value="1814.27879361" calcext:value-type="float">
            <text:p>1814.27879361</text:p>
          </table:table-cell>
          <table:table-cell office:value-type="float" office:value="2990" calcext:value-type="float">
            <text:p>2990</text:p>
          </table:table-cell>
          <table:table-cell table:formula="of:=[.B723]/[.A723]" office:value-type="float" office:value="1.64803778257838" calcext:value-type="float">
            <text:p>1.6480377826</text:p>
          </table:table-cell>
          <table:table-cell table:formula="of:=[.C723]^2" office:value-type="float" office:value="2.71602853280586" calcext:value-type="float">
            <text:p>2.7160285328</text:p>
          </table:table-cell>
          <table:table-cell table:number-columns-repeated="8"/>
        </table:table-row>
        <table:table-row table:style-name="ro1">
          <table:table-cell office:value-type="float" office:value="8857.9220083" calcext:value-type="float">
            <text:p>8857.9220083</text:p>
          </table:table-cell>
          <table:table-cell office:value-type="float" office:value="11336" calcext:value-type="float">
            <text:p>11336</text:p>
          </table:table-cell>
          <table:table-cell table:formula="of:=[.B724]/[.A724]" office:value-type="float" office:value="1.27975838908697" calcext:value-type="float">
            <text:p>1.2797583891</text:p>
          </table:table-cell>
          <table:table-cell table:formula="of:=[.C724]^2" office:value-type="float" office:value="1.63778153443847" calcext:value-type="float">
            <text:p>1.6377815344</text:p>
          </table:table-cell>
          <table:table-cell table:number-columns-repeated="8"/>
        </table:table-row>
        <table:table-row table:style-name="ro1">
          <table:table-cell office:value-type="float" office:value="4673.92354019" calcext:value-type="float">
            <text:p>4673.92354019</text:p>
          </table:table-cell>
          <table:table-cell office:value-type="float" office:value="7108" calcext:value-type="float">
            <text:p>7108</text:p>
          </table:table-cell>
          <table:table-cell table:formula="of:=[.B725]/[.A725]" office:value-type="float" office:value="1.52077797997334" calcext:value-type="float">
            <text:p>1.52077798</text:p>
          </table:table-cell>
          <table:table-cell table:formula="of:=[.C725]^2" office:value-type="float" office:value="2.3127656643718" calcext:value-type="float">
            <text:p>2.3127656644</text:p>
          </table:table-cell>
          <table:table-cell table:number-columns-repeated="8"/>
        </table:table-row>
        <table:table-row table:style-name="ro1">
          <table:table-cell office:value-type="float" office:value="4614.3674529" calcext:value-type="float">
            <text:p>4614.3674529</text:p>
          </table:table-cell>
          <table:table-cell office:value-type="float" office:value="7006" calcext:value-type="float">
            <text:p>7006</text:p>
          </table:table-cell>
          <table:table-cell table:formula="of:=[.B726]/[.A726]" office:value-type="float" office:value="1.51830127780503" calcext:value-type="float">
            <text:p>1.5183012778</text:p>
          </table:table-cell>
          <table:table-cell table:formula="of:=[.C726]^2" office:value-type="float" office:value="2.30523877018438" calcext:value-type="float">
            <text:p>2.3052387702</text:p>
          </table:table-cell>
          <table:table-cell table:number-columns-repeated="8"/>
        </table:table-row>
        <table:table-row table:style-name="ro1">
          <table:table-cell office:value-type="float" office:value="5263.75070188" calcext:value-type="float">
            <text:p>5263.75070188</text:p>
          </table:table-cell>
          <table:table-cell office:value-type="float" office:value="9213" calcext:value-type="float">
            <text:p>9213</text:p>
          </table:table-cell>
          <table:table-cell table:formula="of:=[.B727]/[.A727]" office:value-type="float" office:value="1.75027286089166" calcext:value-type="float">
            <text:p>1.7502728609</text:p>
          </table:table-cell>
          <table:table-cell table:formula="of:=[.C727]^2" office:value-type="float" office:value="3.06345508757388" calcext:value-type="float">
            <text:p>3.0634550876</text:p>
          </table:table-cell>
          <table:table-cell table:number-columns-repeated="8"/>
        </table:table-row>
        <table:table-row table:style-name="ro1">
          <table:table-cell office:value-type="float" office:value="2179.4153155" calcext:value-type="float">
            <text:p>2179.4153155</text:p>
          </table:table-cell>
          <table:table-cell office:value-type="float" office:value="3333" calcext:value-type="float">
            <text:p>3333</text:p>
          </table:table-cell>
          <table:table-cell table:formula="of:=[.B728]/[.A728]" office:value-type="float" office:value="1.52930924927237" calcext:value-type="float">
            <text:p>1.5293092493</text:p>
          </table:table-cell>
          <table:table-cell table:formula="of:=[.C728]^2" office:value-type="float" office:value="2.33878677991001" calcext:value-type="float">
            <text:p>2.3387867799</text:p>
          </table:table-cell>
          <table:table-cell table:number-columns-repeated="8"/>
        </table:table-row>
        <table:table-row table:style-name="ro1">
          <table:table-cell office:value-type="float" office:value="6906.43411481" calcext:value-type="float">
            <text:p>6906.43411481</text:p>
          </table:table-cell>
          <table:table-cell office:value-type="float" office:value="10158" calcext:value-type="float">
            <text:p>10158</text:p>
          </table:table-cell>
          <table:table-cell table:formula="of:=[.B729]/[.A729]" office:value-type="float" office:value="1.4708024186052" calcext:value-type="float">
            <text:p>1.4708024186</text:p>
          </table:table-cell>
          <table:table-cell table:formula="of:=[.C729]^2" office:value-type="float" office:value="2.1632597545749" calcext:value-type="float">
            <text:p>2.1632597546</text:p>
          </table:table-cell>
          <table:table-cell table:number-columns-repeated="8"/>
        </table:table-row>
        <table:table-row table:style-name="ro1">
          <table:table-cell office:value-type="float" office:value="6613.68746097" calcext:value-type="float">
            <text:p>6613.68746097</text:p>
          </table:table-cell>
          <table:table-cell office:value-type="float" office:value="9473" calcext:value-type="float">
            <text:p>9473</text:p>
          </table:table-cell>
          <table:table-cell table:formula="of:=[.B730]/[.A730]" office:value-type="float" office:value="1.4323325763281" calcext:value-type="float">
            <text:p>1.4323325763</text:p>
          </table:table-cell>
          <table:table-cell table:formula="of:=[.C730]^2" office:value-type="float" office:value="2.05157660921069" calcext:value-type="float">
            <text:p>2.0515766092</text:p>
          </table:table-cell>
          <table:table-cell table:number-columns-repeated="8"/>
        </table:table-row>
        <table:table-row table:style-name="ro1">
          <table:table-cell office:value-type="float" office:value="5012.11614193" calcext:value-type="float">
            <text:p>5012.11614193</text:p>
          </table:table-cell>
          <table:table-cell office:value-type="float" office:value="8741" calcext:value-type="float">
            <text:p>8741</text:p>
          </table:table-cell>
          <table:table-cell table:formula="of:=[.B731]/[.A731]" office:value-type="float" office:value="1.7439739528131" calcext:value-type="float">
            <text:p>1.7439739528</text:p>
          </table:table-cell>
          <table:table-cell table:formula="of:=[.C731]^2" office:value-type="float" office:value="3.04144514809054" calcext:value-type="float">
            <text:p>3.0414451481</text:p>
          </table:table-cell>
          <table:table-cell table:number-columns-repeated="8"/>
        </table:table-row>
        <table:table-row table:style-name="ro1">
          <table:table-cell office:value-type="float" office:value="6727.90109685" calcext:value-type="float">
            <text:p>6727.90109685</text:p>
          </table:table-cell>
          <table:table-cell office:value-type="float" office:value="7614" calcext:value-type="float">
            <text:p>7614</text:p>
          </table:table-cell>
          <table:table-cell table:formula="of:=[.B732]/[.A732]" office:value-type="float" office:value="1.1317051024375" calcext:value-type="float">
            <text:p>1.1317051024</text:p>
          </table:table-cell>
          <table:table-cell table:formula="of:=[.C732]^2" office:value-type="float" office:value="1.28075643888307" calcext:value-type="float">
            <text:p>1.2807564389</text:p>
          </table:table-cell>
          <table:table-cell table:number-columns-repeated="8"/>
        </table:table-row>
        <table:table-row table:style-name="ro1">
          <table:table-cell office:value-type="float" office:value="5974.82798779" calcext:value-type="float">
            <text:p>5974.82798779</text:p>
          </table:table-cell>
          <table:table-cell office:value-type="float" office:value="9054" calcext:value-type="float">
            <text:p>9054</text:p>
          </table:table-cell>
          <table:table-cell table:formula="of:=[.B733]/[.A733]" office:value-type="float" office:value="1.51535743263279" calcext:value-type="float">
            <text:p>1.5153574326</text:p>
          </table:table-cell>
          <table:table-cell table:formula="of:=[.C733]^2" office:value-type="float" office:value="2.29630814863544" calcext:value-type="float">
            <text:p>2.2963081486</text:p>
          </table:table-cell>
          <table:table-cell table:number-columns-repeated="8"/>
        </table:table-row>
        <table:table-row table:style-name="ro1">
          <table:table-cell office:value-type="float" office:value="1314.21836673" calcext:value-type="float">
            <text:p>1314.21836673</text:p>
          </table:table-cell>
          <table:table-cell office:value-type="float" office:value="2090" calcext:value-type="float">
            <text:p>2090</text:p>
          </table:table-cell>
          <table:table-cell table:formula="of:=[.B734]/[.A734]" office:value-type="float" office:value="1.59029888252154" calcext:value-type="float">
            <text:p>1.5902988825</text:p>
          </table:table-cell>
          <table:table-cell table:formula="of:=[.C734]^2" office:value-type="float" office:value="2.52905053574925" calcext:value-type="float">
            <text:p>2.5290505357</text:p>
          </table:table-cell>
          <table:table-cell table:number-columns-repeated="8"/>
        </table:table-row>
        <table:table-row table:style-name="ro1">
          <table:table-cell office:value-type="float" office:value="8136.47001182" calcext:value-type="float">
            <text:p>8136.47001182</text:p>
          </table:table-cell>
          <table:table-cell office:value-type="float" office:value="26216" calcext:value-type="float">
            <text:p>26216</text:p>
          </table:table-cell>
          <table:table-cell table:formula="of:=[.B735]/[.A735]" office:value-type="float" office:value="3.22203608713798" calcext:value-type="float">
            <text:p>3.2220360871</text:p>
          </table:table-cell>
          <table:table-cell table:formula="of:=[.C735]^2" office:value-type="float" office:value="10.3815165468194" calcext:value-type="float">
            <text:p>10.3815165468</text:p>
          </table:table-cell>
          <table:table-cell table:number-columns-repeated="8"/>
        </table:table-row>
        <table:table-row table:style-name="ro1">
          <table:table-cell office:value-type="float" office:value="7631.65080476" calcext:value-type="float">
            <text:p>7631.65080476</text:p>
          </table:table-cell>
          <table:table-cell office:value-type="float" office:value="12605" calcext:value-type="float">
            <text:p>12605</text:p>
          </table:table-cell>
          <table:table-cell table:formula="of:=[.B736]/[.A736]" office:value-type="float" office:value="1.65167410334577" calcext:value-type="float">
            <text:p>1.6516741033</text:p>
          </table:table-cell>
          <table:table-cell table:formula="of:=[.C736]^2" office:value-type="float" office:value="2.72802734366305" calcext:value-type="float">
            <text:p>2.7280273437</text:p>
          </table:table-cell>
          <table:table-cell table:number-columns-repeated="8"/>
        </table:table-row>
        <table:table-row table:style-name="ro1">
          <table:table-cell office:value-type="float" office:value="4396.7918037" calcext:value-type="float">
            <text:p>4396.7918037</text:p>
          </table:table-cell>
          <table:table-cell office:value-type="float" office:value="5123" calcext:value-type="float">
            <text:p>5123</text:p>
          </table:table-cell>
          <table:table-cell table:formula="of:=[.B737]/[.A737]" office:value-type="float" office:value="1.16516774701246" calcext:value-type="float">
            <text:p>1.165167747</text:p>
          </table:table-cell>
          <table:table-cell table:formula="of:=[.C737]^2" office:value-type="float" office:value="1.3576158786781" calcext:value-type="float">
            <text:p>1.3576158787</text:p>
          </table:table-cell>
          <table:table-cell table:number-columns-repeated="8"/>
        </table:table-row>
        <table:table-row table:style-name="ro1">
          <table:table-cell office:value-type="float" office:value="11100.9119985" calcext:value-type="float">
            <text:p>11100.9119985</text:p>
          </table:table-cell>
          <table:table-cell office:value-type="float" office:value="14849" calcext:value-type="float">
            <text:p>14849</text:p>
          </table:table-cell>
          <table:table-cell table:formula="of:=[.B738]/[.A738]" office:value-type="float" office:value="1.337637844711" calcext:value-type="float">
            <text:p>1.3376378447</text:p>
          </table:table-cell>
          <table:table-cell table:formula="of:=[.C738]^2" office:value-type="float" office:value="1.78927500360308" calcext:value-type="float">
            <text:p>1.7892750036</text:p>
          </table:table-cell>
          <table:table-cell table:number-columns-repeated="8"/>
        </table:table-row>
        <table:table-row table:style-name="ro1">
          <table:table-cell office:value-type="float" office:value="9324.32434284" calcext:value-type="float">
            <text:p>9324.32434284</text:p>
          </table:table-cell>
          <table:table-cell office:value-type="float" office:value="11571" calcext:value-type="float">
            <text:p>11571</text:p>
          </table:table-cell>
          <table:table-cell table:formula="of:=[.B739]/[.A739]" office:value-type="float" office:value="1.24094782362276" calcext:value-type="float">
            <text:p>1.2409478236</text:p>
          </table:table-cell>
          <table:table-cell table:formula="of:=[.C739]^2" office:value-type="float" office:value="1.53995150095406" calcext:value-type="float">
            <text:p>1.539951501</text:p>
          </table:table-cell>
          <table:table-cell table:number-columns-repeated="8"/>
        </table:table-row>
        <table:table-row table:style-name="ro1">
          <table:table-cell office:value-type="float" office:value="4590.52699198" calcext:value-type="float">
            <text:p>4590.52699198</text:p>
          </table:table-cell>
          <table:table-cell office:value-type="float" office:value="5097" calcext:value-type="float">
            <text:p>5097</text:p>
          </table:table-cell>
          <table:table-cell table:formula="of:=[.B740]/[.A740]" office:value-type="float" office:value="1.11033003594246" calcext:value-type="float">
            <text:p>1.1103300359</text:p>
          </table:table-cell>
          <table:table-cell table:formula="of:=[.C740]^2" office:value-type="float" office:value="1.23283278871599" calcext:value-type="float">
            <text:p>1.2328327887</text:p>
          </table:table-cell>
          <table:table-cell table:number-columns-repeated="8"/>
        </table:table-row>
        <table:table-row table:style-name="ro1">
          <table:table-cell office:value-type="float" office:value="6348.79683071" calcext:value-type="float">
            <text:p>6348.79683071</text:p>
          </table:table-cell>
          <table:table-cell office:value-type="float" office:value="7507" calcext:value-type="float">
            <text:p>7507</text:p>
          </table:table-cell>
          <table:table-cell table:formula="of:=[.B741]/[.A741]" office:value-type="float" office:value="1.1824287656659" calcext:value-type="float">
            <text:p>1.1824287657</text:p>
          </table:table-cell>
          <table:table-cell table:formula="of:=[.C741]^2" office:value-type="float" office:value="1.39813778587418" calcext:value-type="float">
            <text:p>1.3981377859</text:p>
          </table:table-cell>
          <table:table-cell table:number-columns-repeated="8"/>
        </table:table-row>
        <table:table-row table:style-name="ro1">
          <table:table-cell office:value-type="float" office:value="8828.03409358" calcext:value-type="float">
            <text:p>8828.03409358</text:p>
          </table:table-cell>
          <table:table-cell office:value-type="float" office:value="13821" calcext:value-type="float">
            <text:p>13821</text:p>
          </table:table-cell>
          <table:table-cell table:formula="of:=[.B742]/[.A742]" office:value-type="float" office:value="1.5655807231251" calcext:value-type="float">
            <text:p>1.5655807231</text:p>
          </table:table-cell>
          <table:table-cell table:formula="of:=[.C742]^2" office:value-type="float" office:value="2.45104300062091" calcext:value-type="float">
            <text:p>2.4510430006</text:p>
          </table:table-cell>
          <table:table-cell table:number-columns-repeated="8"/>
        </table:table-row>
        <table:table-row table:style-name="ro1">
          <table:table-cell office:value-type="float" office:value="5290.34979576" calcext:value-type="float">
            <text:p>5290.34979576</text:p>
          </table:table-cell>
          <table:table-cell office:value-type="float" office:value="5746" calcext:value-type="float">
            <text:p>5746</text:p>
          </table:table-cell>
          <table:table-cell table:formula="of:=[.B743]/[.A743]" office:value-type="float" office:value="1.08612855894807" calcext:value-type="float">
            <text:p>1.0861285589</text:p>
          </table:table-cell>
          <table:table-cell table:formula="of:=[.C743]^2" office:value-type="float" office:value="1.1796752465626" calcext:value-type="float">
            <text:p>1.1796752466</text:p>
          </table:table-cell>
          <table:table-cell table:number-columns-repeated="8"/>
        </table:table-row>
        <table:table-row table:style-name="ro1">
          <table:table-cell office:value-type="float" office:value="4146.48353861" calcext:value-type="float">
            <text:p>4146.48353861</text:p>
          </table:table-cell>
          <table:table-cell office:value-type="float" office:value="5012" calcext:value-type="float">
            <text:p>5012</text:p>
          </table:table-cell>
          <table:table-cell table:formula="of:=[.B744]/[.A744]" office:value-type="float" office:value="1.20873505304693" calcext:value-type="float">
            <text:p>1.208735053</text:p>
          </table:table-cell>
          <table:table-cell table:formula="of:=[.C744]^2" office:value-type="float" office:value="1.46104042846438" calcext:value-type="float">
            <text:p>1.4610404285</text:p>
          </table:table-cell>
          <table:table-cell table:number-columns-repeated="8"/>
        </table:table-row>
        <table:table-row table:style-name="ro1">
          <table:table-cell office:value-type="float" office:value="4172.07263769" calcext:value-type="float">
            <text:p>4172.07263769</text:p>
          </table:table-cell>
          <table:table-cell office:value-type="float" office:value="6874" calcext:value-type="float">
            <text:p>6874</text:p>
          </table:table-cell>
          <table:table-cell table:formula="of:=[.B745]/[.A745]" office:value-type="float" office:value="1.6476223203549" calcext:value-type="float">
            <text:p>1.6476223204</text:p>
          </table:table-cell>
          <table:table-cell table:formula="of:=[.C745]^2" office:value-type="float" office:value="2.71465931053168" calcext:value-type="float">
            <text:p>2.7146593105</text:p>
          </table:table-cell>
          <table:table-cell table:number-columns-repeated="8"/>
        </table:table-row>
        <table:table-row table:style-name="ro1">
          <table:table-cell office:value-type="float" office:value="5038.7706225" calcext:value-type="float">
            <text:p>5038.7706225</text:p>
          </table:table-cell>
          <table:table-cell office:value-type="float" office:value="6421" calcext:value-type="float">
            <text:p>6421</text:p>
          </table:table-cell>
          <table:table-cell table:formula="of:=[.B746]/[.A746]" office:value-type="float" office:value="1.274318773577" calcext:value-type="float">
            <text:p>1.2743187736</text:p>
          </table:table-cell>
          <table:table-cell table:formula="of:=[.C746]^2" office:value-type="float" office:value="1.62388833669078" calcext:value-type="float">
            <text:p>1.6238883367</text:p>
          </table:table-cell>
          <table:table-cell table:number-columns-repeated="8"/>
        </table:table-row>
        <table:table-row table:style-name="ro1">
          <table:table-cell office:value-type="float" office:value="4344.28561213" calcext:value-type="float">
            <text:p>4344.28561213</text:p>
          </table:table-cell>
          <table:table-cell office:value-type="float" office:value="5635" calcext:value-type="float">
            <text:p>5635</text:p>
          </table:table-cell>
          <table:table-cell table:formula="of:=[.B747]/[.A747]" office:value-type="float" office:value="1.29710624556224" calcext:value-type="float">
            <text:p>1.2971062456</text:p>
          </table:table-cell>
          <table:table-cell table:formula="of:=[.C747]^2" office:value-type="float" office:value="1.68248461227657" calcext:value-type="float">
            <text:p>1.6824846123</text:p>
          </table:table-cell>
          <table:table-cell table:number-columns-repeated="8"/>
        </table:table-row>
        <table:table-row table:style-name="ro1">
          <table:table-cell office:value-type="float" office:value="2497.88394954" calcext:value-type="float">
            <text:p>2497.88394954</text:p>
          </table:table-cell>
          <table:table-cell office:value-type="float" office:value="3321" calcext:value-type="float">
            <text:p>3321</text:p>
          </table:table-cell>
          <table:table-cell table:formula="of:=[.B748]/[.A748]" office:value-type="float" office:value="1.32952533708044" calcext:value-type="float">
            <text:p>1.3295253371</text:p>
          </table:table-cell>
          <table:table-cell table:formula="of:=[.C748]^2" office:value-type="float" office:value="1.76763762193887" calcext:value-type="float">
            <text:p>1.7676376219</text:p>
          </table:table-cell>
          <table:table-cell table:number-columns-repeated="8"/>
        </table:table-row>
        <table:table-row table:style-name="ro1">
          <table:table-cell office:value-type="float" office:value="5856.37103933" calcext:value-type="float">
            <text:p>5856.37103933</text:p>
          </table:table-cell>
          <table:table-cell office:value-type="float" office:value="7045" calcext:value-type="float">
            <text:p>7045</text:p>
          </table:table-cell>
          <table:table-cell table:formula="of:=[.B749]/[.A749]" office:value-type="float" office:value="1.20296339707431" calcext:value-type="float">
            <text:p>1.2029633971</text:p>
          </table:table-cell>
          <table:table-cell table:formula="of:=[.C749]^2" office:value-type="float" office:value="1.44712093470055" calcext:value-type="float">
            <text:p>1.4471209347</text:p>
          </table:table-cell>
          <table:table-cell table:number-columns-repeated="8"/>
        </table:table-row>
        <table:table-row table:style-name="ro1">
          <table:table-cell office:value-type="float" office:value="1530.22388716" calcext:value-type="float">
            <text:p>1530.22388716</text:p>
          </table:table-cell>
          <table:table-cell office:value-type="float" office:value="2371" calcext:value-type="float">
            <text:p>2371</text:p>
          </table:table-cell>
          <table:table-cell table:formula="of:=[.B750]/[.A750]" office:value-type="float" office:value="1.54944646982372" calcext:value-type="float">
            <text:p>1.5494464698</text:p>
          </table:table-cell>
          <table:table-cell table:formula="of:=[.C750]^2" office:value-type="float" office:value="2.4007843628492" calcext:value-type="float">
            <text:p>2.4007843628</text:p>
          </table:table-cell>
          <table:table-cell table:number-columns-repeated="8"/>
        </table:table-row>
        <table:table-row table:style-name="ro1">
          <table:table-cell office:value-type="float" office:value="1296.07162212" calcext:value-type="float">
            <text:p>1296.07162212</text:p>
          </table:table-cell>
          <table:table-cell office:value-type="float" office:value="2898" calcext:value-type="float">
            <text:p>2898</text:p>
          </table:table-cell>
          <table:table-cell table:formula="of:=[.B751]/[.A751]" office:value-type="float" office:value="2.23598754153702" calcext:value-type="float">
            <text:p>2.2359875415</text:p>
          </table:table-cell>
          <table:table-cell table:formula="of:=[.C751]^2" office:value-type="float" office:value="4.99964028590878" calcext:value-type="float">
            <text:p>4.9996402859</text:p>
          </table:table-cell>
          <table:table-cell table:number-columns-repeated="8"/>
        </table:table-row>
        <table:table-row table:style-name="ro1">
          <table:table-cell office:value-type="float" office:value="4407.74108008" calcext:value-type="float">
            <text:p>4407.74108008</text:p>
          </table:table-cell>
          <table:table-cell office:value-type="float" office:value="7872" calcext:value-type="float">
            <text:p>7872</text:p>
          </table:table-cell>
          <table:table-cell table:formula="of:=[.B752]/[.A752]" office:value-type="float" office:value="1.78594882434817" calcext:value-type="float">
            <text:p>1.7859488243</text:p>
          </table:table-cell>
          <table:table-cell table:formula="of:=[.C752]^2" office:value-type="float" office:value="3.1896132031906" calcext:value-type="float">
            <text:p>3.1896132032</text:p>
          </table:table-cell>
          <table:table-cell table:number-columns-repeated="8"/>
        </table:table-row>
        <table:table-row table:style-name="ro1">
          <table:table-cell office:value-type="float" office:value="7535.39130656" calcext:value-type="float">
            <text:p>7535.39130656</text:p>
          </table:table-cell>
          <table:table-cell office:value-type="float" office:value="10094" calcext:value-type="float">
            <text:p>10094</text:p>
          </table:table-cell>
          <table:table-cell table:formula="of:=[.B753]/[.A753]" office:value-type="float" office:value="1.33954556430435" calcext:value-type="float">
            <text:p>1.3395455643</text:p>
          </table:table-cell>
          <table:table-cell table:formula="of:=[.C753]^2" office:value-type="float" office:value="1.79438231884746" calcext:value-type="float">
            <text:p>1.7943823188</text:p>
          </table:table-cell>
          <table:table-cell table:number-columns-repeated="8"/>
        </table:table-row>
        <table:table-row table:style-name="ro1">
          <table:table-cell office:value-type="float" office:value="2208.89232345" calcext:value-type="float">
            <text:p>2208.89232345</text:p>
          </table:table-cell>
          <table:table-cell office:value-type="float" office:value="2614" calcext:value-type="float">
            <text:p>2614</text:p>
          </table:table-cell>
          <table:table-cell table:formula="of:=[.B754]/[.A754]" office:value-type="float" office:value="1.18339856236961" calcext:value-type="float">
            <text:p>1.1833985624</text:p>
          </table:table-cell>
          <table:table-cell table:formula="of:=[.C754]^2" office:value-type="float" office:value="1.40043215741846" calcext:value-type="float">
            <text:p>1.4004321574</text:p>
          </table:table-cell>
          <table:table-cell table:number-columns-repeated="8"/>
        </table:table-row>
        <table:table-row table:style-name="ro1">
          <table:table-cell office:value-type="float" office:value="3423.65947381" calcext:value-type="float">
            <text:p>3423.65947381</text:p>
          </table:table-cell>
          <table:table-cell office:value-type="float" office:value="5835" calcext:value-type="float">
            <text:p>5835</text:p>
          </table:table-cell>
          <table:table-cell table:formula="of:=[.B755]/[.A755]" office:value-type="float" office:value="1.70431669523095" calcext:value-type="float">
            <text:p>1.7043166952</text:p>
          </table:table-cell>
          <table:table-cell table:formula="of:=[.C755]^2" office:value-type="float" office:value="2.90469539764295" calcext:value-type="float">
            <text:p>2.9046953976</text:p>
          </table:table-cell>
          <table:table-cell table:number-columns-repeated="8"/>
        </table:table-row>
        <table:table-row table:style-name="ro1">
          <table:table-cell office:value-type="float" office:value="3719.06013969" calcext:value-type="float">
            <text:p>3719.06013969</text:p>
          </table:table-cell>
          <table:table-cell office:value-type="float" office:value="5099" calcext:value-type="float">
            <text:p>5099</text:p>
          </table:table-cell>
          <table:table-cell table:formula="of:=[.B756]/[.A756]" office:value-type="float" office:value="1.3710453201827" calcext:value-type="float">
            <text:p>1.3710453202</text:p>
          </table:table-cell>
          <table:table-cell table:formula="of:=[.C756]^2" office:value-type="float" office:value="1.87976526999489" calcext:value-type="float">
            <text:p>1.87976527</text:p>
          </table:table-cell>
          <table:table-cell table:number-columns-repeated="8"/>
        </table:table-row>
        <table:table-row table:style-name="ro1">
          <table:table-cell office:value-type="float" office:value="1157.68320459" calcext:value-type="float">
            <text:p>1157.68320459</text:p>
          </table:table-cell>
          <table:table-cell office:value-type="float" office:value="1375" calcext:value-type="float">
            <text:p>1375</text:p>
          </table:table-cell>
          <table:table-cell table:formula="of:=[.B757]/[.A757]" office:value-type="float" office:value="1.18771698038667" calcext:value-type="float">
            <text:p>1.1877169804</text:p>
          </table:table-cell>
          <table:table-cell table:formula="of:=[.C757]^2" office:value-type="float" office:value="1.41067162549883" calcext:value-type="float">
            <text:p>1.4106716255</text:p>
          </table:table-cell>
          <table:table-cell table:number-columns-repeated="8"/>
        </table:table-row>
        <table:table-row table:style-name="ro1">
          <table:table-cell office:value-type="float" office:value="9363.47090553" calcext:value-type="float">
            <text:p>9363.47090553</text:p>
          </table:table-cell>
          <table:table-cell office:value-type="float" office:value="15181" calcext:value-type="float">
            <text:p>15181</text:p>
          </table:table-cell>
          <table:table-cell table:formula="of:=[.B758]/[.A758]" office:value-type="float" office:value="1.62130049349907" calcext:value-type="float">
            <text:p>1.6213004935</text:p>
          </table:table-cell>
          <table:table-cell table:formula="of:=[.C758]^2" office:value-type="float" office:value="2.62861529022034" calcext:value-type="float">
            <text:p>2.6286152902</text:p>
          </table:table-cell>
          <table:table-cell table:number-columns-repeated="8"/>
        </table:table-row>
        <table:table-row table:style-name="ro1">
          <table:table-cell office:value-type="float" office:value="6446.17941601" calcext:value-type="float">
            <text:p>6446.17941601</text:p>
          </table:table-cell>
          <table:table-cell office:value-type="float" office:value="8280" calcext:value-type="float">
            <text:p>8280</text:p>
          </table:table-cell>
          <table:table-cell table:formula="of:=[.B759]/[.A759]" office:value-type="float" office:value="1.28448177837487" calcext:value-type="float">
            <text:p>1.2844817784</text:p>
          </table:table-cell>
          <table:table-cell table:formula="of:=[.C759]^2" office:value-type="float" office:value="1.64989343897707" calcext:value-type="float">
            <text:p>1.649893439</text:p>
          </table:table-cell>
          <table:table-cell table:number-columns-repeated="8"/>
        </table:table-row>
        <table:table-row table:style-name="ro1">
          <table:table-cell office:value-type="float" office:value="10830.121743" calcext:value-type="float">
            <text:p>10830.121743</text:p>
          </table:table-cell>
          <table:table-cell office:value-type="float" office:value="15756" calcext:value-type="float">
            <text:p>15756</text:p>
          </table:table-cell>
          <table:table-cell table:formula="of:=[.B760]/[.A760]" office:value-type="float" office:value="1.45483129127185" calcext:value-type="float">
            <text:p>1.4548312913</text:p>
          </table:table-cell>
          <table:table-cell table:formula="of:=[.C760]^2" office:value-type="float" office:value="2.11653408606371" calcext:value-type="float">
            <text:p>2.1165340861</text:p>
          </table:table-cell>
          <table:table-cell table:number-columns-repeated="8"/>
        </table:table-row>
        <table:table-row table:style-name="ro1">
          <table:table-cell office:value-type="float" office:value="8582.22539618" calcext:value-type="float">
            <text:p>8582.22539618</text:p>
          </table:table-cell>
          <table:table-cell office:value-type="float" office:value="15743" calcext:value-type="float">
            <text:p>15743</text:p>
          </table:table-cell>
          <table:table-cell table:formula="of:=[.B761]/[.A761]" office:value-type="float" office:value="1.83437270326264" calcext:value-type="float">
            <text:p>1.8343727033</text:p>
          </table:table-cell>
          <table:table-cell table:formula="of:=[.C761]^2" office:value-type="float" office:value="3.36492321447509" calcext:value-type="float">
            <text:p>3.3649232145</text:p>
          </table:table-cell>
          <table:table-cell table:number-columns-repeated="8"/>
        </table:table-row>
        <table:table-row table:style-name="ro1">
          <table:table-cell office:value-type="float" office:value="7302.24669296" calcext:value-type="float">
            <text:p>7302.24669296</text:p>
          </table:table-cell>
          <table:table-cell office:value-type="float" office:value="10535" calcext:value-type="float">
            <text:p>10535</text:p>
          </table:table-cell>
          <table:table-cell table:formula="of:=[.B762]/[.A762]" office:value-type="float" office:value="1.44270666864167" calcext:value-type="float">
            <text:p>1.4427066686</text:p>
          </table:table-cell>
          <table:table-cell table:formula="of:=[.C762]^2" office:value-type="float" office:value="2.08140253174316" calcext:value-type="float">
            <text:p>2.0814025317</text:p>
          </table:table-cell>
          <table:table-cell table:number-columns-repeated="8"/>
        </table:table-row>
        <table:table-row table:style-name="ro1">
          <table:table-cell office:value-type="float" office:value="5293.24448369" calcext:value-type="float">
            <text:p>5293.24448369</text:p>
          </table:table-cell>
          <table:table-cell office:value-type="float" office:value="7554" calcext:value-type="float">
            <text:p>7554</text:p>
          </table:table-cell>
          <table:table-cell table:formula="of:=[.B763]/[.A763]" office:value-type="float" office:value="1.42710203983134" calcext:value-type="float">
            <text:p>1.4271020398</text:p>
          </table:table-cell>
          <table:table-cell table:formula="of:=[.C763]^2" office:value-type="float" office:value="2.03662023209078" calcext:value-type="float">
            <text:p>2.0366202321</text:p>
          </table:table-cell>
          <table:table-cell table:number-columns-repeated="8"/>
        </table:table-row>
        <table:table-row table:style-name="ro1">
          <table:table-cell office:value-type="float" office:value="6851.06212714" calcext:value-type="float">
            <text:p>6851.06212714</text:p>
          </table:table-cell>
          <table:table-cell office:value-type="float" office:value="8144" calcext:value-type="float">
            <text:p>8144</text:p>
          </table:table-cell>
          <table:table-cell table:formula="of:=[.B764]/[.A764]" office:value-type="float" office:value="1.18872079231892" calcext:value-type="float">
            <text:p>1.1887207923</text:p>
          </table:table-cell>
          <table:table-cell table:formula="of:=[.C764]^2" office:value-type="float" office:value="1.41305712209132" calcext:value-type="float">
            <text:p>1.4130571221</text:p>
          </table:table-cell>
          <table:table-cell table:number-columns-repeated="8"/>
        </table:table-row>
        <table:table-row table:style-name="ro1">
          <table:table-cell office:value-type="float" office:value="1973.99328565" calcext:value-type="float">
            <text:p>1973.99328565</text:p>
          </table:table-cell>
          <table:table-cell office:value-type="float" office:value="3034" calcext:value-type="float">
            <text:p>3034</text:p>
          </table:table-cell>
          <table:table-cell table:formula="of:=[.B765]/[.A765]" office:value-type="float" office:value="1.53698597764022" calcext:value-type="float">
            <text:p>1.5369859776</text:p>
          </table:table-cell>
          <table:table-cell table:formula="of:=[.C765]^2" office:value-type="float" office:value="2.36232589546267" calcext:value-type="float">
            <text:p>2.3623258955</text:p>
          </table:table-cell>
          <table:table-cell table:number-columns-repeated="8"/>
        </table:table-row>
        <table:table-row table:style-name="ro1">
          <table:table-cell office:value-type="float" office:value="4105.48184961" calcext:value-type="float">
            <text:p>4105.48184961</text:p>
          </table:table-cell>
          <table:table-cell office:value-type="float" office:value="5596" calcext:value-type="float">
            <text:p>5596</text:p>
          </table:table-cell>
          <table:table-cell table:formula="of:=[.B766]/[.A766]" office:value-type="float" office:value="1.36305559371346" calcext:value-type="float">
            <text:p>1.3630555937</text:p>
          </table:table-cell>
          <table:table-cell table:formula="of:=[.C766]^2" office:value-type="float" office:value="1.85792055155356" calcext:value-type="float">
            <text:p>1.8579205516</text:p>
          </table:table-cell>
          <table:table-cell table:number-columns-repeated="8"/>
        </table:table-row>
        <table:table-row table:style-name="ro1">
          <table:table-cell office:value-type="float" office:value="8660.7146155" calcext:value-type="float">
            <text:p>8660.7146155</text:p>
          </table:table-cell>
          <table:table-cell office:value-type="float" office:value="11202" calcext:value-type="float">
            <text:p>11202</text:p>
          </table:table-cell>
          <table:table-cell table:formula="of:=[.B767]/[.A767]" office:value-type="float" office:value="1.29342675487215" calcext:value-type="float">
            <text:p>1.2934267549</text:p>
          </table:table-cell>
          <table:table-cell table:formula="of:=[.C767]^2" office:value-type="float" office:value="1.67295277021911" calcext:value-type="float">
            <text:p>1.6729527702</text:p>
          </table:table-cell>
          <table:table-cell table:number-columns-repeated="8"/>
        </table:table-row>
        <table:table-row table:style-name="ro1">
          <table:table-cell office:value-type="float" office:value="7890.51681373" calcext:value-type="float">
            <text:p>7890.51681373</text:p>
          </table:table-cell>
          <table:table-cell office:value-type="float" office:value="18288" calcext:value-type="float">
            <text:p>18288</text:p>
          </table:table-cell>
          <table:table-cell table:formula="of:=[.B768]/[.A768]" office:value-type="float" office:value="2.31771890634308" calcext:value-type="float">
            <text:p>2.3177189063</text:p>
          </table:table-cell>
          <table:table-cell table:formula="of:=[.C768]^2" office:value-type="float" office:value="5.37182092882017" calcext:value-type="float">
            <text:p>5.3718209288</text:p>
          </table:table-cell>
          <table:table-cell table:number-columns-repeated="8"/>
        </table:table-row>
        <table:table-row table:style-name="ro1">
          <table:table-cell office:value-type="float" office:value="5449.52228525" calcext:value-type="float">
            <text:p>5449.52228525</text:p>
          </table:table-cell>
          <table:table-cell office:value-type="float" office:value="6185" calcext:value-type="float">
            <text:p>6185</text:p>
          </table:table-cell>
          <table:table-cell table:formula="of:=[.B769]/[.A769]" office:value-type="float" office:value="1.13496186936251" calcext:value-type="float">
            <text:p>1.1349618694</text:p>
          </table:table-cell>
          <table:table-cell table:formula="of:=[.C769]^2" office:value-type="float" office:value="1.28813844490684" calcext:value-type="float">
            <text:p>1.2881384449</text:p>
          </table:table-cell>
          <table:table-cell table:number-columns-repeated="8"/>
        </table:table-row>
        <table:table-row table:style-name="ro1">
          <table:table-cell office:value-type="float" office:value="2401.65787538" calcext:value-type="float">
            <text:p>2401.65787538</text:p>
          </table:table-cell>
          <table:table-cell office:value-type="float" office:value="3151" calcext:value-type="float">
            <text:p>3151</text:p>
          </table:table-cell>
          <table:table-cell table:formula="of:=[.B770]/[.A770]" office:value-type="float" office:value="1.31201035430637" calcext:value-type="float">
            <text:p>1.3120103543</text:p>
          </table:table-cell>
          <table:table-cell table:formula="of:=[.C770]^2" office:value-type="float" office:value="1.72137116980713" calcext:value-type="float">
            <text:p>1.7213711698</text:p>
          </table:table-cell>
          <table:table-cell table:number-columns-repeated="8"/>
        </table:table-row>
        <table:table-row table:style-name="ro1">
          <table:table-cell office:value-type="float" office:value="7629.58416724" calcext:value-type="float">
            <text:p>7629.58416724</text:p>
          </table:table-cell>
          <table:table-cell office:value-type="float" office:value="14372" calcext:value-type="float">
            <text:p>14372</text:p>
          </table:table-cell>
          <table:table-cell table:formula="of:=[.B771]/[.A771]" office:value-type="float" office:value="1.88371996231599" calcext:value-type="float">
            <text:p>1.8837199623</text:p>
          </table:table-cell>
          <table:table-cell table:formula="of:=[.C771]^2" office:value-type="float" office:value="3.54840089642775" calcext:value-type="float">
            <text:p>3.5484008964</text:p>
          </table:table-cell>
          <table:table-cell table:number-columns-repeated="8"/>
        </table:table-row>
        <table:table-row table:style-name="ro1">
          <table:table-cell office:value-type="float" office:value="9110.57583561" calcext:value-type="float">
            <text:p>9110.57583561</text:p>
          </table:table-cell>
          <table:table-cell office:value-type="float" office:value="17327" calcext:value-type="float">
            <text:p>17327</text:p>
          </table:table-cell>
          <table:table-cell table:formula="of:=[.B772]/[.A772]" office:value-type="float" office:value="1.90185563598241" calcext:value-type="float">
            <text:p>1.901855636</text:p>
          </table:table-cell>
          <table:table-cell table:formula="of:=[.C772]^2" office:value-type="float" office:value="3.61705486011804" calcext:value-type="float">
            <text:p>3.6170548601</text:p>
          </table:table-cell>
          <table:table-cell table:number-columns-repeated="8"/>
        </table:table-row>
        <table:table-row table:style-name="ro1">
          <table:table-cell office:value-type="float" office:value="3870.16062987" calcext:value-type="float">
            <text:p>3870.16062987</text:p>
          </table:table-cell>
          <table:table-cell office:value-type="float" office:value="5596" calcext:value-type="float">
            <text:p>5596</text:p>
          </table:table-cell>
          <table:table-cell table:formula="of:=[.B773]/[.A773]" office:value-type="float" office:value="1.44593481645437" calcext:value-type="float">
            <text:p>1.4459348165</text:p>
          </table:table-cell>
          <table:table-cell table:formula="of:=[.C773]^2" office:value-type="float" office:value="2.09072749343493" calcext:value-type="float">
            <text:p>2.0907274934</text:p>
          </table:table-cell>
          <table:table-cell table:number-columns-repeated="8"/>
        </table:table-row>
        <table:table-row table:style-name="ro1">
          <table:table-cell office:value-type="float" office:value="3227.81696651" calcext:value-type="float">
            <text:p>3227.81696651</text:p>
          </table:table-cell>
          <table:table-cell office:value-type="float" office:value="3949" calcext:value-type="float">
            <text:p>3949</text:p>
          </table:table-cell>
          <table:table-cell table:formula="of:=[.B774]/[.A774]" office:value-type="float" office:value="1.22342748705165" calcext:value-type="float">
            <text:p>1.2234274871</text:p>
          </table:table-cell>
          <table:table-cell table:formula="of:=[.C774]^2" office:value-type="float" office:value="1.49677481607351" calcext:value-type="float">
            <text:p>1.4967748161</text:p>
          </table:table-cell>
          <table:table-cell table:number-columns-repeated="8"/>
        </table:table-row>
        <table:table-row table:style-name="ro1">
          <table:table-cell office:value-type="float" office:value="3111.98485796" calcext:value-type="float">
            <text:p>3111.98485796</text:p>
          </table:table-cell>
          <table:table-cell office:value-type="float" office:value="3324" calcext:value-type="float">
            <text:p>3324</text:p>
          </table:table-cell>
          <table:table-cell table:formula="of:=[.B775]/[.A775]" office:value-type="float" office:value="1.06812859050316" calcext:value-type="float">
            <text:p>1.0681285905</text:p>
          </table:table-cell>
          <table:table-cell table:formula="of:=[.C775]^2" office:value-type="float" office:value="1.14089868585027" calcext:value-type="float">
            <text:p>1.1408986859</text:p>
          </table:table-cell>
          <table:table-cell table:number-columns-repeated="8"/>
        </table:table-row>
        <table:table-row table:style-name="ro1">
          <table:table-cell office:value-type="float" office:value="7432.31256611" calcext:value-type="float">
            <text:p>7432.31256611</text:p>
          </table:table-cell>
          <table:table-cell office:value-type="float" office:value="15022" calcext:value-type="float">
            <text:p>15022</text:p>
          </table:table-cell>
          <table:table-cell table:formula="of:=[.B776]/[.A776]" office:value-type="float" office:value="2.0211744146092" calcext:value-type="float">
            <text:p>2.0211744146</text:p>
          </table:table-cell>
          <table:table-cell table:formula="of:=[.C776]^2" office:value-type="float" office:value="4.08514601427085" calcext:value-type="float">
            <text:p>4.0851460143</text:p>
          </table:table-cell>
          <table:table-cell table:number-columns-repeated="8"/>
        </table:table-row>
        <table:table-row table:style-name="ro1">
          <table:table-cell office:value-type="float" office:value="3465.28963123" calcext:value-type="float">
            <text:p>3465.28963123</text:p>
          </table:table-cell>
          <table:table-cell office:value-type="float" office:value="4148" calcext:value-type="float">
            <text:p>4148</text:p>
          </table:table-cell>
          <table:table-cell table:formula="of:=[.B777]/[.A777]" office:value-type="float" office:value="1.19701394152375" calcext:value-type="float">
            <text:p>1.1970139415</text:p>
          </table:table-cell>
          <table:table-cell table:formula="of:=[.C777]^2" office:value-type="float" office:value="1.43284237620222" calcext:value-type="float">
            <text:p>1.4328423762</text:p>
          </table:table-cell>
          <table:table-cell table:number-columns-repeated="8"/>
        </table:table-row>
        <table:table-row table:style-name="ro1">
          <table:table-cell office:value-type="float" office:value="1058.07999982" calcext:value-type="float">
            <text:p>1058.07999982</text:p>
          </table:table-cell>
          <table:table-cell office:value-type="float" office:value="2959" calcext:value-type="float">
            <text:p>2959</text:p>
          </table:table-cell>
          <table:table-cell table:formula="of:=[.B778]/[.A778]" office:value-type="float" office:value="2.79657492864753" calcext:value-type="float">
            <text:p>2.7965749286</text:p>
          </table:table-cell>
          <table:table-cell table:formula="of:=[.C778]^2" office:value-type="float" office:value="7.82083133153996" calcext:value-type="float">
            <text:p>7.8208313315</text:p>
          </table:table-cell>
          <table:table-cell table:number-columns-repeated="8"/>
        </table:table-row>
        <table:table-row table:style-name="ro1">
          <table:table-cell office:value-type="float" office:value="5892.01647117" calcext:value-type="float">
            <text:p>5892.01647117</text:p>
          </table:table-cell>
          <table:table-cell office:value-type="float" office:value="7292" calcext:value-type="float">
            <text:p>7292</text:p>
          </table:table-cell>
          <table:table-cell table:formula="of:=[.B779]/[.A779]" office:value-type="float" office:value="1.23760685932909" calcext:value-type="float">
            <text:p>1.2376068593</text:p>
          </table:table-cell>
          <table:table-cell table:formula="of:=[.C779]^2" office:value-type="float" office:value="1.53167073825843" calcext:value-type="float">
            <text:p>1.5316707383</text:p>
          </table:table-cell>
          <table:table-cell table:number-columns-repeated="8"/>
        </table:table-row>
        <table:table-row table:style-name="ro1">
          <table:table-cell office:value-type="float" office:value="1993.7853999" calcext:value-type="float">
            <text:p>1993.7853999</text:p>
          </table:table-cell>
          <table:table-cell office:value-type="float" office:value="3348" calcext:value-type="float">
            <text:p>3348</text:p>
          </table:table-cell>
          <table:table-cell table:formula="of:=[.B780]/[.A780]" office:value-type="float" office:value="1.67921783365849" calcext:value-type="float">
            <text:p>1.6792178337</text:p>
          </table:table-cell>
          <table:table-cell table:formula="of:=[.C780]^2" office:value-type="float" office:value="2.81977253287671" calcext:value-type="float">
            <text:p>2.8197725329</text:p>
          </table:table-cell>
          <table:table-cell table:number-columns-repeated="8"/>
        </table:table-row>
        <table:table-row table:style-name="ro1">
          <table:table-cell office:value-type="float" office:value="6258.17519213" calcext:value-type="float">
            <text:p>6258.17519213</text:p>
          </table:table-cell>
          <table:table-cell office:value-type="float" office:value="9608" calcext:value-type="float">
            <text:p>9608</text:p>
          </table:table-cell>
          <table:table-cell table:formula="of:=[.B781]/[.A781]" office:value-type="float" office:value="1.53527181726753" calcext:value-type="float">
            <text:p>1.5352718173</text:p>
          </table:table-cell>
          <table:table-cell table:formula="of:=[.C781]^2" office:value-type="float" office:value="2.35705955289594" calcext:value-type="float">
            <text:p>2.3570595529</text:p>
          </table:table-cell>
          <table:table-cell table:number-columns-repeated="8"/>
        </table:table-row>
        <table:table-row table:style-name="ro1">
          <table:table-cell office:value-type="float" office:value="1305.40459674" calcext:value-type="float">
            <text:p>1305.40459674</text:p>
          </table:table-cell>
          <table:table-cell office:value-type="float" office:value="1772" calcext:value-type="float">
            <text:p>1772</text:p>
          </table:table-cell>
          <table:table-cell table:formula="of:=[.B782]/[.A782]" office:value-type="float" office:value="1.35743355311084" calcext:value-type="float">
            <text:p>1.3574335531</text:p>
          </table:table-cell>
          <table:table-cell table:formula="of:=[.C782]^2" office:value-type="float" office:value="1.84262585111112" calcext:value-type="float">
            <text:p>1.8426258511</text:p>
          </table:table-cell>
          <table:table-cell table:number-columns-repeated="8"/>
        </table:table-row>
        <table:table-row table:style-name="ro1">
          <table:table-cell office:value-type="float" office:value="6298.87718012" calcext:value-type="float">
            <text:p>6298.87718012</text:p>
          </table:table-cell>
          <table:table-cell office:value-type="float" office:value="12010" calcext:value-type="float">
            <text:p>12010</text:p>
          </table:table-cell>
          <table:table-cell table:formula="of:=[.B783]/[.A783]" office:value-type="float" office:value="1.9066890267213" calcext:value-type="float">
            <text:p>1.9066890267</text:p>
          </table:table-cell>
          <table:table-cell table:formula="of:=[.C783]^2" office:value-type="float" office:value="3.63546304461941" calcext:value-type="float">
            <text:p>3.6354630446</text:p>
          </table:table-cell>
          <table:table-cell table:number-columns-repeated="8"/>
        </table:table-row>
        <table:table-row table:style-name="ro1">
          <table:table-cell office:value-type="float" office:value="5705.22808764" calcext:value-type="float">
            <text:p>5705.22808764</text:p>
          </table:table-cell>
          <table:table-cell office:value-type="float" office:value="7022" calcext:value-type="float">
            <text:p>7022</text:p>
          </table:table-cell>
          <table:table-cell table:formula="of:=[.B784]/[.A784]" office:value-type="float" office:value="1.23080092366731" calcext:value-type="float">
            <text:p>1.2308009237</text:p>
          </table:table-cell>
          <table:table-cell table:formula="of:=[.C784]^2" office:value-type="float" office:value="1.51487091370031" calcext:value-type="float">
            <text:p>1.5148709137</text:p>
          </table:table-cell>
          <table:table-cell table:number-columns-repeated="8"/>
        </table:table-row>
        <table:table-row table:style-name="ro1">
          <table:table-cell office:value-type="float" office:value="5321.93426194" calcext:value-type="float">
            <text:p>5321.93426194</text:p>
          </table:table-cell>
          <table:table-cell office:value-type="float" office:value="6183" calcext:value-type="float">
            <text:p>6183</text:p>
          </table:table-cell>
          <table:table-cell table:formula="of:=[.B785]/[.A785]" office:value-type="float" office:value="1.16179563588711" calcext:value-type="float">
            <text:p>1.1617956359</text:p>
          </table:table-cell>
          <table:table-cell table:formula="of:=[.C785]^2" office:value-type="float" office:value="1.34976909956634" calcext:value-type="float">
            <text:p>1.3497690996</text:p>
          </table:table-cell>
          <table:table-cell table:number-columns-repeated="8"/>
        </table:table-row>
        <table:table-row table:style-name="ro1">
          <table:table-cell office:value-type="float" office:value="2510.14228651" calcext:value-type="float">
            <text:p>2510.14228651</text:p>
          </table:table-cell>
          <table:table-cell office:value-type="float" office:value="2857" calcext:value-type="float">
            <text:p>2857</text:p>
          </table:table-cell>
          <table:table-cell table:formula="of:=[.B786]/[.A786]" office:value-type="float" office:value="1.13818249083093" calcext:value-type="float">
            <text:p>1.1381824908</text:p>
          </table:table-cell>
          <table:table-cell table:formula="of:=[.C786]^2" office:value-type="float" office:value="1.2954593824341" calcext:value-type="float">
            <text:p>1.2954593824</text:p>
          </table:table-cell>
          <table:table-cell table:number-columns-repeated="8"/>
        </table:table-row>
        <table:table-row table:style-name="ro1">
          <table:table-cell office:value-type="float" office:value="4688.56841635" calcext:value-type="float">
            <text:p>4688.56841635</text:p>
          </table:table-cell>
          <table:table-cell office:value-type="float" office:value="5405" calcext:value-type="float">
            <text:p>5405</text:p>
          </table:table-cell>
          <table:table-cell table:formula="of:=[.B787]/[.A787]" office:value-type="float" office:value="1.15280390943036" calcext:value-type="float">
            <text:p>1.1528039094</text:p>
          </table:table-cell>
          <table:table-cell table:formula="of:=[.C787]^2" office:value-type="float" office:value="1.32895685359793" calcext:value-type="float">
            <text:p>1.3289568536</text:p>
          </table:table-cell>
          <table:table-cell table:number-columns-repeated="8"/>
        </table:table-row>
        <table:table-row table:style-name="ro1">
          <table:table-cell office:value-type="float" office:value="3471.50175352" calcext:value-type="float">
            <text:p>3471.50175352</text:p>
          </table:table-cell>
          <table:table-cell office:value-type="float" office:value="5605" calcext:value-type="float">
            <text:p>5605</text:p>
          </table:table-cell>
          <table:table-cell table:formula="of:=[.B788]/[.A788]" office:value-type="float" office:value="1.61457501622077" calcext:value-type="float">
            <text:p>1.6145750162</text:p>
          </table:table-cell>
          <table:table-cell table:formula="of:=[.C788]^2" office:value-type="float" office:value="2.60685248300431" calcext:value-type="float">
            <text:p>2.606852483</text:p>
          </table:table-cell>
          <table:table-cell table:number-columns-repeated="8"/>
        </table:table-row>
        <table:table-row table:style-name="ro1">
          <table:table-cell office:value-type="float" office:value="10887.7730755" calcext:value-type="float">
            <text:p>10887.7730755</text:p>
          </table:table-cell>
          <table:table-cell office:value-type="float" office:value="14855" calcext:value-type="float">
            <text:p>14855</text:p>
          </table:table-cell>
          <table:table-cell table:formula="of:=[.B789]/[.A789]" office:value-type="float" office:value="1.3643745049598" calcext:value-type="float">
            <text:p>1.364374505</text:p>
          </table:table-cell>
          <table:table-cell table:formula="of:=[.C789]^2" office:value-type="float" office:value="1.86151778978431" calcext:value-type="float">
            <text:p>1.8615177898</text:p>
          </table:table-cell>
          <table:table-cell table:number-columns-repeated="8"/>
        </table:table-row>
        <table:table-row table:style-name="ro1">
          <table:table-cell office:value-type="float" office:value="8726.20307098" calcext:value-type="float">
            <text:p>8726.20307098</text:p>
          </table:table-cell>
          <table:table-cell office:value-type="float" office:value="11212" calcext:value-type="float">
            <text:p>11212</text:p>
          </table:table-cell>
          <table:table-cell table:formula="of:=[.B790]/[.A790]" office:value-type="float" office:value="1.28486581263354" calcext:value-type="float">
            <text:p>1.2848658126</text:p>
          </table:table-cell>
          <table:table-cell table:formula="of:=[.C790]^2" office:value-type="float" office:value="1.65088015647444" calcext:value-type="float">
            <text:p>1.6508801565</text:p>
          </table:table-cell>
          <table:table-cell table:number-columns-repeated="8"/>
        </table:table-row>
        <table:table-row table:style-name="ro1">
          <table:table-cell office:value-type="float" office:value="1380.66726018" calcext:value-type="float">
            <text:p>1380.66726018</text:p>
          </table:table-cell>
          <table:table-cell office:value-type="float" office:value="2260" calcext:value-type="float">
            <text:p>2260</text:p>
          </table:table-cell>
          <table:table-cell table:formula="of:=[.B791]/[.A791]" office:value-type="float" office:value="1.63688968745834" calcext:value-type="float">
            <text:p>1.6368896875</text:p>
          </table:table-cell>
          <table:table-cell table:formula="of:=[.C791]^2" office:value-type="float" office:value="2.67940784890745" calcext:value-type="float">
            <text:p>2.6794078489</text:p>
          </table:table-cell>
          <table:table-cell table:number-columns-repeated="8"/>
        </table:table-row>
        <table:table-row table:style-name="ro1">
          <table:table-cell office:value-type="float" office:value="3536.97811565" calcext:value-type="float">
            <text:p>3536.97811565</text:p>
          </table:table-cell>
          <table:table-cell office:value-type="float" office:value="4691" calcext:value-type="float">
            <text:p>4691</text:p>
          </table:table-cell>
          <table:table-cell table:formula="of:=[.B792]/[.A792]" office:value-type="float" office:value="1.32627340249684" calcext:value-type="float">
            <text:p>1.3262734025</text:p>
          </table:table-cell>
          <table:table-cell table:formula="of:=[.C792]^2" office:value-type="float" office:value="1.75900113817055" calcext:value-type="float">
            <text:p>1.7590011382</text:p>
          </table:table-cell>
          <table:table-cell table:number-columns-repeated="8"/>
        </table:table-row>
        <table:table-row table:style-name="ro1">
          <table:table-cell office:value-type="float" office:value="2977.73819956" calcext:value-type="float">
            <text:p>2977.73819956</text:p>
          </table:table-cell>
          <table:table-cell office:value-type="float" office:value="4668" calcext:value-type="float">
            <text:p>4668</text:p>
          </table:table-cell>
          <table:table-cell table:formula="of:=[.B793]/[.A793]" office:value-type="float" office:value="1.56763277600756" calcext:value-type="float">
            <text:p>1.567632776</text:p>
          </table:table-cell>
          <table:table-cell table:formula="of:=[.C793]^2" office:value-type="float" office:value="2.45747252041317" calcext:value-type="float">
            <text:p>2.4574725204</text:p>
          </table:table-cell>
          <table:table-cell table:number-columns-repeated="8"/>
        </table:table-row>
        <table:table-row table:style-name="ro1">
          <table:table-cell office:value-type="float" office:value="3428.92374792" calcext:value-type="float">
            <text:p>3428.92374792</text:p>
          </table:table-cell>
          <table:table-cell office:value-type="float" office:value="4632" calcext:value-type="float">
            <text:p>4632</text:p>
          </table:table-cell>
          <table:table-cell table:formula="of:=[.B794]/[.A794]" office:value-type="float" office:value="1.35086118576121" calcext:value-type="float">
            <text:p>1.3508611858</text:p>
          </table:table-cell>
          <table:table-cell table:formula="of:=[.C794]^2" office:value-type="float" office:value="1.8248259431962" calcext:value-type="float">
            <text:p>1.8248259432</text:p>
          </table:table-cell>
          <table:table-cell table:number-columns-repeated="8"/>
        </table:table-row>
        <table:table-row table:style-name="ro1">
          <table:table-cell office:value-type="float" office:value="4296.3739766" calcext:value-type="float">
            <text:p>4296.3739766</text:p>
          </table:table-cell>
          <table:table-cell office:value-type="float" office:value="6695" calcext:value-type="float">
            <text:p>6695</text:p>
          </table:table-cell>
          <table:table-cell table:formula="of:=[.B795]/[.A795]" office:value-type="float" office:value="1.55829079043491" calcext:value-type="float">
            <text:p>1.5582907904</text:p>
          </table:table-cell>
          <table:table-cell table:formula="of:=[.C795]^2" office:value-type="float" office:value="2.42827018755426" calcext:value-type="float">
            <text:p>2.4282701876</text:p>
          </table:table-cell>
          <table:table-cell table:number-columns-repeated="8"/>
        </table:table-row>
        <table:table-row table:style-name="ro1">
          <table:table-cell office:value-type="float" office:value="1943.73006673" calcext:value-type="float">
            <text:p>1943.73006673</text:p>
          </table:table-cell>
          <table:table-cell office:value-type="float" office:value="3260" calcext:value-type="float">
            <text:p>3260</text:p>
          </table:table-cell>
          <table:table-cell table:formula="of:=[.B796]/[.A796]" office:value-type="float" office:value="1.6771876176636" calcext:value-type="float">
            <text:p>1.6771876177</text:p>
          </table:table-cell>
          <table:table-cell table:formula="of:=[.C796]^2" office:value-type="float" office:value="2.8129583048441" calcext:value-type="float">
            <text:p>2.8129583048</text:p>
          </table:table-cell>
          <table:table-cell table:number-columns-repeated="8"/>
        </table:table-row>
        <table:table-row table:style-name="ro1">
          <table:table-cell office:value-type="float" office:value="7459.35131308" calcext:value-type="float">
            <text:p>7459.35131308</text:p>
          </table:table-cell>
          <table:table-cell office:value-type="float" office:value="15804" calcext:value-type="float">
            <text:p>15804</text:p>
          </table:table-cell>
          <table:table-cell table:formula="of:=[.B797]/[.A797]" office:value-type="float" office:value="2.11868289033225" calcext:value-type="float">
            <text:p>2.1186828903</text:p>
          </table:table-cell>
          <table:table-cell table:formula="of:=[.C797]^2" office:value-type="float" office:value="4.48881718978662" calcext:value-type="float">
            <text:p>4.4888171898</text:p>
          </table:table-cell>
          <table:table-cell table:number-columns-repeated="8"/>
        </table:table-row>
        <table:table-row table:style-name="ro1">
          <table:table-cell office:value-type="float" office:value="3958.84947823" calcext:value-type="float">
            <text:p>3958.84947823</text:p>
          </table:table-cell>
          <table:table-cell office:value-type="float" office:value="5768" calcext:value-type="float">
            <text:p>5768</text:p>
          </table:table-cell>
          <table:table-cell table:formula="of:=[.B798]/[.A798]" office:value-type="float" office:value="1.45698896402065" calcext:value-type="float">
            <text:p>1.456988964</text:p>
          </table:table-cell>
          <table:table-cell table:formula="of:=[.C798]^2" office:value-type="float" office:value="2.12281684127795" calcext:value-type="float">
            <text:p>2.1228168413</text:p>
          </table:table-cell>
          <table:table-cell table:number-columns-repeated="8"/>
        </table:table-row>
        <table:table-row table:style-name="ro1">
          <table:table-cell office:value-type="float" office:value="3080.90728584" calcext:value-type="float">
            <text:p>3080.90728584</text:p>
          </table:table-cell>
          <table:table-cell office:value-type="float" office:value="3788" calcext:value-type="float">
            <text:p>3788</text:p>
          </table:table-cell>
          <table:table-cell table:formula="of:=[.B799]/[.A799]" office:value-type="float" office:value="1.22950794962569" calcext:value-type="float">
            <text:p>1.2295079496</text:p>
          </table:table-cell>
          <table:table-cell table:formula="of:=[.C799]^2" office:value-type="float" office:value="1.51168979819278" calcext:value-type="float">
            <text:p>1.5116897982</text:p>
          </table:table-cell>
          <table:table-cell table:number-columns-repeated="8"/>
        </table:table-row>
        <table:table-row table:style-name="ro1">
          <table:table-cell office:value-type="float" office:value="7957.25260955" calcext:value-type="float">
            <text:p>7957.25260955</text:p>
          </table:table-cell>
          <table:table-cell office:value-type="float" office:value="14694" calcext:value-type="float">
            <text:p>14694</text:p>
          </table:table-cell>
          <table:table-cell table:formula="of:=[.B800]/[.A800]" office:value-type="float" office:value="1.84661725862075" calcext:value-type="float">
            <text:p>1.8466172586</text:p>
          </table:table-cell>
          <table:table-cell table:formula="of:=[.C800]^2" office:value-type="float" office:value="3.409995299836" calcext:value-type="float">
            <text:p>3.4099952998</text:p>
          </table:table-cell>
          <table:table-cell table:number-columns-repeated="8"/>
        </table:table-row>
        <table:table-row table:style-name="ro1">
          <table:table-cell office:value-type="float" office:value="4475.11144423" calcext:value-type="float">
            <text:p>4475.11144423</text:p>
          </table:table-cell>
          <table:table-cell office:value-type="float" office:value="7342" calcext:value-type="float">
            <text:p>7342</text:p>
          </table:table-cell>
          <table:table-cell table:formula="of:=[.B801]/[.A801]" office:value-type="float" office:value="1.6406295332525" calcext:value-type="float">
            <text:p>1.6406295333</text:p>
          </table:table-cell>
          <table:table-cell table:formula="of:=[.C801]^2" office:value-type="float" office:value="2.69166526538033" calcext:value-type="float">
            <text:p>2.6916652654</text:p>
          </table:table-cell>
          <table:table-cell table:number-columns-repeated="8"/>
        </table:table-row>
        <table:table-row table:style-name="ro1">
          <table:table-cell office:value-type="float" office:value="5197.61902127" calcext:value-type="float">
            <text:p>5197.61902127</text:p>
          </table:table-cell>
          <table:table-cell office:value-type="float" office:value="6500" calcext:value-type="float">
            <text:p>6500</text:p>
          </table:table-cell>
          <table:table-cell table:formula="of:=[.B802]/[.A802]" office:value-type="float" office:value="1.25057261284452" calcext:value-type="float">
            <text:p>1.2505726128</text:p>
          </table:table-cell>
          <table:table-cell table:formula="of:=[.C802]^2" office:value-type="float" office:value="1.56393185999677" calcext:value-type="float">
            <text:p>1.56393186</text:p>
          </table:table-cell>
          <table:table-cell table:number-columns-repeated="8"/>
        </table:table-row>
        <table:table-row table:style-name="ro1">
          <table:table-cell office:value-type="float" office:value="6941.04054877" calcext:value-type="float">
            <text:p>6941.04054877</text:p>
          </table:table-cell>
          <table:table-cell office:value-type="float" office:value="9390" calcext:value-type="float">
            <text:p>9390</text:p>
          </table:table-cell>
          <table:table-cell table:formula="of:=[.B803]/[.A803]" office:value-type="float" office:value="1.3528231010931" calcext:value-type="float">
            <text:p>1.3528231011</text:p>
          </table:table-cell>
          <table:table-cell table:formula="of:=[.C803]^2" office:value-type="float" office:value="1.83013034285116" calcext:value-type="float">
            <text:p>1.8301303429</text:p>
          </table:table-cell>
          <table:table-cell table:number-columns-repeated="8"/>
        </table:table-row>
        <table:table-row table:style-name="ro1">
          <table:table-cell office:value-type="float" office:value="9943.95197565" calcext:value-type="float">
            <text:p>9943.95197565</text:p>
          </table:table-cell>
          <table:table-cell office:value-type="float" office:value="14371" calcext:value-type="float">
            <text:p>14371</text:p>
          </table:table-cell>
          <table:table-cell table:formula="of:=[.B804]/[.A804]" office:value-type="float" office:value="1.44520006081995" calcext:value-type="float">
            <text:p>1.4452000608</text:p>
          </table:table-cell>
          <table:table-cell table:formula="of:=[.C804]^2" office:value-type="float" office:value="2.08860321579398" calcext:value-type="float">
            <text:p>2.0886032158</text:p>
          </table:table-cell>
          <table:table-cell table:number-columns-repeated="8"/>
        </table:table-row>
        <table:table-row table:style-name="ro1">
          <table:table-cell office:value-type="float" office:value="3801.36405532" calcext:value-type="float">
            <text:p>3801.36405532</text:p>
          </table:table-cell>
          <table:table-cell office:value-type="float" office:value="5577" calcext:value-type="float">
            <text:p>5577</text:p>
          </table:table-cell>
          <table:table-cell table:formula="of:=[.B805]/[.A805]" office:value-type="float" office:value="1.46710494413052" calcext:value-type="float">
            <text:p>1.4671049441</text:p>
          </table:table-cell>
          <table:table-cell table:formula="of:=[.C805]^2" office:value-type="float" office:value="2.1523969170922" calcext:value-type="float">
            <text:p>2.1523969171</text:p>
          </table:table-cell>
          <table:table-cell table:number-columns-repeated="8"/>
        </table:table-row>
        <table:table-row table:style-name="ro1">
          <table:table-cell office:value-type="float" office:value="8556.26971411" calcext:value-type="float">
            <text:p>8556.26971411</text:p>
          </table:table-cell>
          <table:table-cell office:value-type="float" office:value="14096" calcext:value-type="float">
            <text:p>14096</text:p>
          </table:table-cell>
          <table:table-cell table:formula="of:=[.B806]/[.A806]" office:value-type="float" office:value="1.64744689812133" calcext:value-type="float">
            <text:p>1.6474468981</text:p>
          </table:table-cell>
          <table:table-cell table:formula="of:=[.C806]^2" office:value-type="float" office:value="2.71408128212959" calcext:value-type="float">
            <text:p>2.7140812821</text:p>
          </table:table-cell>
          <table:table-cell table:number-columns-repeated="8"/>
        </table:table-row>
        <table:table-row table:style-name="ro1">
          <table:table-cell office:value-type="float" office:value="1368.59803674" calcext:value-type="float">
            <text:p>1368.59803674</text:p>
          </table:table-cell>
          <table:table-cell office:value-type="float" office:value="2246" calcext:value-type="float">
            <text:p>2246</text:p>
          </table:table-cell>
          <table:table-cell table:formula="of:=[.B807]/[.A807]" office:value-type="float" office:value="1.64109544198235" calcext:value-type="float">
            <text:p>1.641095442</text:p>
          </table:table-cell>
          <table:table-cell table:formula="of:=[.C807]^2" office:value-type="float" office:value="2.69319424969523" calcext:value-type="float">
            <text:p>2.6931942497</text:p>
          </table:table-cell>
          <table:table-cell table:number-columns-repeated="8"/>
        </table:table-row>
        <table:table-row table:style-name="ro1">
          <table:table-cell office:value-type="float" office:value="3997.34909317" calcext:value-type="float">
            <text:p>3997.34909317</text:p>
          </table:table-cell>
          <table:table-cell office:value-type="float" office:value="5100" calcext:value-type="float">
            <text:p>5100</text:p>
          </table:table-cell>
          <table:table-cell table:formula="of:=[.B808]/[.A808]" office:value-type="float" office:value="1.27584553691196" calcext:value-type="float">
            <text:p>1.2758455369</text:p>
          </table:table-cell>
          <table:table-cell table:formula="of:=[.C808]^2" office:value-type="float" office:value="1.62778183405816" calcext:value-type="float">
            <text:p>1.6277818341</text:p>
          </table:table-cell>
          <table:table-cell table:number-columns-repeated="8"/>
        </table:table-row>
        <table:table-row table:style-name="ro1">
          <table:table-cell office:value-type="float" office:value="9004.07108785" calcext:value-type="float">
            <text:p>9004.07108785</text:p>
          </table:table-cell>
          <table:table-cell office:value-type="float" office:value="17092" calcext:value-type="float">
            <text:p>17092</text:p>
          </table:table-cell>
          <table:table-cell table:formula="of:=[.B809]/[.A809]" office:value-type="float" office:value="1.89825244972397" calcext:value-type="float">
            <text:p>1.8982524497</text:p>
          </table:table-cell>
          <table:table-cell table:formula="of:=[.C809]^2" office:value-type="float" office:value="3.60336236288304" calcext:value-type="float">
            <text:p>3.6033623629</text:p>
          </table:table-cell>
          <table:table-cell table:number-columns-repeated="8"/>
        </table:table-row>
        <table:table-row table:style-name="ro1">
          <table:table-cell office:value-type="float" office:value="4015.52472237" calcext:value-type="float">
            <text:p>4015.52472237</text:p>
          </table:table-cell>
          <table:table-cell office:value-type="float" office:value="5248" calcext:value-type="float">
            <text:p>5248</text:p>
          </table:table-cell>
          <table:table-cell table:formula="of:=[.B810]/[.A810]" office:value-type="float" office:value="1.30692757804828" calcext:value-type="float">
            <text:p>1.306927578</text:p>
          </table:table-cell>
          <table:table-cell table:formula="of:=[.C810]^2" office:value-type="float" office:value="1.70805969426313" calcext:value-type="float">
            <text:p>1.7080596943</text:p>
          </table:table-cell>
          <table:table-cell table:number-columns-repeated="8"/>
        </table:table-row>
        <table:table-row table:style-name="ro1">
          <table:table-cell office:value-type="float" office:value="10494.2485275" calcext:value-type="float">
            <text:p>10494.2485275</text:p>
          </table:table-cell>
          <table:table-cell office:value-type="float" office:value="18355" calcext:value-type="float">
            <text:p>18355</text:p>
          </table:table-cell>
          <table:table-cell table:formula="of:=[.B811]/[.A811]" office:value-type="float" office:value="1.74905329828058" calcext:value-type="float">
            <text:p>1.7490532983</text:p>
          </table:table-cell>
          <table:table-cell table:formula="of:=[.C811]^2" office:value-type="float" office:value="3.05918744022618" calcext:value-type="float">
            <text:p>3.0591874402</text:p>
          </table:table-cell>
          <table:table-cell table:number-columns-repeated="8"/>
        </table:table-row>
        <table:table-row table:style-name="ro1">
          <table:table-cell office:value-type="float" office:value="7596.90446923" calcext:value-type="float">
            <text:p>7596.90446923</text:p>
          </table:table-cell>
          <table:table-cell office:value-type="float" office:value="20131" calcext:value-type="float">
            <text:p>20131</text:p>
          </table:table-cell>
          <table:table-cell table:formula="of:=[.B812]/[.A812]" office:value-type="float" office:value="2.64989510945376" calcext:value-type="float">
            <text:p>2.6498951095</text:p>
          </table:table-cell>
          <table:table-cell table:formula="of:=[.C812]^2" office:value-type="float" office:value="7.02194409110696" calcext:value-type="float">
            <text:p>7.0219440911</text:p>
          </table:table-cell>
          <table:table-cell table:number-columns-repeated="8"/>
        </table:table-row>
        <table:table-row table:style-name="ro1">
          <table:table-cell office:value-type="float" office:value="1084.933969" calcext:value-type="float">
            <text:p>1084.933969</text:p>
          </table:table-cell>
          <table:table-cell office:value-type="float" office:value="1243" calcext:value-type="float">
            <text:p>1243</text:p>
          </table:table-cell>
          <table:table-cell table:formula="of:=[.B813]/[.A813]" office:value-type="float" office:value="1.14569184440385" calcext:value-type="float">
            <text:p>1.1456918444</text:p>
          </table:table-cell>
          <table:table-cell table:formula="of:=[.C813]^2" office:value-type="float" office:value="1.3126098023335" calcext:value-type="float">
            <text:p>1.3126098023</text:p>
          </table:table-cell>
          <table:table-cell table:number-columns-repeated="8"/>
        </table:table-row>
        <table:table-row table:style-name="ro1">
          <table:table-cell office:value-type="float" office:value="8420.96266131" calcext:value-type="float">
            <text:p>8420.96266131</text:p>
          </table:table-cell>
          <table:table-cell office:value-type="float" office:value="14136" calcext:value-type="float">
            <text:p>14136</text:p>
          </table:table-cell>
          <table:table-cell table:formula="of:=[.B814]/[.A814]" office:value-type="float" office:value="1.67866793483691" calcext:value-type="float">
            <text:p>1.6786679348</text:p>
          </table:table-cell>
          <table:table-cell table:formula="of:=[.C814]^2" office:value-type="float" office:value="2.81792603544962" calcext:value-type="float">
            <text:p>2.8179260354</text:p>
          </table:table-cell>
          <table:table-cell table:number-columns-repeated="8"/>
        </table:table-row>
        <table:table-row table:style-name="ro1">
          <table:table-cell office:value-type="float" office:value="3601.78243631" calcext:value-type="float">
            <text:p>3601.78243631</text:p>
          </table:table-cell>
          <table:table-cell office:value-type="float" office:value="4471" calcext:value-type="float">
            <text:p>4471</text:p>
          </table:table-cell>
          <table:table-cell table:formula="of:=[.B815]/[.A815]" office:value-type="float" office:value="1.24132983573003" calcext:value-type="float">
            <text:p>1.2413298357</text:p>
          </table:table-cell>
          <table:table-cell table:formula="of:=[.C815]^2" office:value-type="float" office:value="1.54089976107354" calcext:value-type="float">
            <text:p>1.5408997611</text:p>
          </table:table-cell>
          <table:table-cell table:number-columns-repeated="8"/>
        </table:table-row>
        <table:table-row table:style-name="ro1">
          <table:table-cell office:value-type="float" office:value="6025.99830833" calcext:value-type="float">
            <text:p>6025.99830833</text:p>
          </table:table-cell>
          <table:table-cell office:value-type="float" office:value="10845" calcext:value-type="float">
            <text:p>10845</text:p>
          </table:table-cell>
          <table:table-cell table:formula="of:=[.B816]/[.A816]" office:value-type="float" office:value="1.79970179961858" calcext:value-type="float">
            <text:p>1.7997017996</text:p>
          </table:table-cell>
          <table:table-cell table:formula="of:=[.C816]^2" office:value-type="float" office:value="3.23892656755034" calcext:value-type="float">
            <text:p>3.2389265676</text:p>
          </table:table-cell>
          <table:table-cell table:number-columns-repeated="8"/>
        </table:table-row>
        <table:table-row table:style-name="ro1">
          <table:table-cell office:value-type="float" office:value="6442.11143788" calcext:value-type="float">
            <text:p>6442.11143788</text:p>
          </table:table-cell>
          <table:table-cell office:value-type="float" office:value="7531" calcext:value-type="float">
            <text:p>7531</text:p>
          </table:table-cell>
          <table:table-cell table:formula="of:=[.B817]/[.A817]" office:value-type="float" office:value="1.16902665727222" calcext:value-type="float">
            <text:p>1.1690266573</text:p>
          </table:table-cell>
          <table:table-cell table:formula="of:=[.C817]^2" office:value-type="float" office:value="1.36662332541306" calcext:value-type="float">
            <text:p>1.3666233254</text:p>
          </table:table-cell>
          <table:table-cell table:number-columns-repeated="8"/>
        </table:table-row>
        <table:table-row table:style-name="ro1">
          <table:table-cell office:value-type="float" office:value="6581.80640194" calcext:value-type="float">
            <text:p>6581.80640194</text:p>
          </table:table-cell>
          <table:table-cell office:value-type="float" office:value="9351" calcext:value-type="float">
            <text:p>9351</text:p>
          </table:table-cell>
          <table:table-cell table:formula="of:=[.B818]/[.A818]" office:value-type="float" office:value="1.42073458697354" calcext:value-type="float">
            <text:p>1.420734587</text:p>
          </table:table-cell>
          <table:table-cell table:formula="of:=[.C818]^2" office:value-type="float" office:value="2.01848676662286" calcext:value-type="float">
            <text:p>2.0184867666</text:p>
          </table:table-cell>
          <table:table-cell table:number-columns-repeated="8"/>
        </table:table-row>
        <table:table-row table:style-name="ro1">
          <table:table-cell office:value-type="float" office:value="6354.14288662" calcext:value-type="float">
            <text:p>6354.14288662</text:p>
          </table:table-cell>
          <table:table-cell office:value-type="float" office:value="10720" calcext:value-type="float">
            <text:p>10720</text:p>
          </table:table-cell>
          <table:table-cell table:formula="of:=[.B819]/[.A819]" office:value-type="float" office:value="1.68708828102894" calcext:value-type="float">
            <text:p>1.687088281</text:p>
          </table:table-cell>
          <table:table-cell table:formula="of:=[.C819]^2" office:value-type="float" office:value="2.84626686798518" calcext:value-type="float">
            <text:p>2.846266868</text:p>
          </table:table-cell>
          <table:table-cell table:number-columns-repeated="8"/>
        </table:table-row>
        <table:table-row table:style-name="ro1">
          <table:table-cell office:value-type="float" office:value="6404.925284" calcext:value-type="float">
            <text:p>6404.925284</text:p>
          </table:table-cell>
          <table:table-cell office:value-type="float" office:value="8239" calcext:value-type="float">
            <text:p>8239</text:p>
          </table:table-cell>
          <table:table-cell table:formula="of:=[.B820]/[.A820]" office:value-type="float" office:value="1.28635380346773" calcext:value-type="float">
            <text:p>1.2863538035</text:p>
          </table:table-cell>
          <table:table-cell table:formula="of:=[.C820]^2" office:value-type="float" office:value="1.65470610769588" calcext:value-type="float">
            <text:p>1.6547061077</text:p>
          </table:table-cell>
          <table:table-cell table:number-columns-repeated="8"/>
        </table:table-row>
        <table:table-row table:style-name="ro1">
          <table:table-cell office:value-type="float" office:value="3682.4859219" calcext:value-type="float">
            <text:p>3682.4859219</text:p>
          </table:table-cell>
          <table:table-cell office:value-type="float" office:value="5073" calcext:value-type="float">
            <text:p>5073</text:p>
          </table:table-cell>
          <table:table-cell table:formula="of:=[.B821]/[.A821]" office:value-type="float" office:value="1.3776020078802" calcext:value-type="float">
            <text:p>1.3776020079</text:p>
          </table:table-cell>
          <table:table-cell table:formula="of:=[.C821]^2" office:value-type="float" office:value="1.89778729211555" calcext:value-type="float">
            <text:p>1.8977872921</text:p>
          </table:table-cell>
          <table:table-cell table:number-columns-repeated="8"/>
        </table:table-row>
        <table:table-row table:style-name="ro1">
          <table:table-cell office:value-type="float" office:value="1043.58183593" calcext:value-type="float">
            <text:p>1043.58183593</text:p>
          </table:table-cell>
          <table:table-cell office:value-type="float" office:value="1814" calcext:value-type="float">
            <text:p>1814</text:p>
          </table:table-cell>
          <table:table-cell table:formula="of:=[.B822]/[.A822]" office:value-type="float" office:value="1.7382441295401" calcext:value-type="float">
            <text:p>1.7382441295</text:p>
          </table:table-cell>
          <table:table-cell table:formula="of:=[.C822]^2" office:value-type="float" office:value="3.02149265388061" calcext:value-type="float">
            <text:p>3.0214926539</text:p>
          </table:table-cell>
          <table:table-cell table:number-columns-repeated="8"/>
        </table:table-row>
        <table:table-row table:style-name="ro1">
          <table:table-cell office:value-type="float" office:value="3323.34368254" calcext:value-type="float">
            <text:p>3323.34368254</text:p>
          </table:table-cell>
          <table:table-cell office:value-type="float" office:value="4429" calcext:value-type="float">
            <text:p>4429</text:p>
          </table:table-cell>
          <table:table-cell table:formula="of:=[.B823]/[.A823]" office:value-type="float" office:value="1.33269394413489" calcext:value-type="float">
            <text:p>1.3326939441</text:p>
          </table:table-cell>
          <table:table-cell table:formula="of:=[.C823]^2" office:value-type="float" office:value="1.77607314873381" calcext:value-type="float">
            <text:p>1.7760731487</text:p>
          </table:table-cell>
          <table:table-cell table:number-columns-repeated="8"/>
        </table:table-row>
        <table:table-row table:style-name="ro1">
          <table:table-cell office:value-type="float" office:value="6626.18595338" calcext:value-type="float">
            <text:p>6626.18595338</text:p>
          </table:table-cell>
          <table:table-cell office:value-type="float" office:value="7929" calcext:value-type="float">
            <text:p>7929</text:p>
          </table:table-cell>
          <table:table-cell table:formula="of:=[.B824]/[.A824]" office:value-type="float" office:value="1.19661598026168" calcext:value-type="float">
            <text:p>1.1966159803</text:p>
          </table:table-cell>
          <table:table-cell table:formula="of:=[.C824]^2" office:value-type="float" office:value="1.43188980421763" calcext:value-type="float">
            <text:p>1.4318898042</text:p>
          </table:table-cell>
          <table:table-cell table:number-columns-repeated="8"/>
        </table:table-row>
        <table:table-row table:style-name="ro1">
          <table:table-cell office:value-type="float" office:value="7871.85277417" calcext:value-type="float">
            <text:p>7871.85277417</text:p>
          </table:table-cell>
          <table:table-cell office:value-type="float" office:value="16972" calcext:value-type="float">
            <text:p>16972</text:p>
          </table:table-cell>
          <table:table-cell table:formula="of:=[.B825]/[.A825]" office:value-type="float" office:value="2.156036258159" calcext:value-type="float">
            <text:p>2.1560362582</text:p>
          </table:table-cell>
          <table:table-cell table:formula="of:=[.C825]^2" office:value-type="float" office:value="4.64849234649625" calcext:value-type="float">
            <text:p>4.6484923465</text:p>
          </table:table-cell>
          <table:table-cell table:number-columns-repeated="8"/>
        </table:table-row>
        <table:table-row table:style-name="ro1">
          <table:table-cell office:value-type="float" office:value="5554.75120071" calcext:value-type="float">
            <text:p>5554.75120071</text:p>
          </table:table-cell>
          <table:table-cell office:value-type="float" office:value="6622" calcext:value-type="float">
            <text:p>6622</text:p>
          </table:table-cell>
          <table:table-cell table:formula="of:=[.B826]/[.A826]" office:value-type="float" office:value="1.19213260157423" calcext:value-type="float">
            <text:p>1.1921326016</text:p>
          </table:table-cell>
          <table:table-cell table:formula="of:=[.C826]^2" office:value-type="float" office:value="1.42118013973615" calcext:value-type="float">
            <text:p>1.4211801397</text:p>
          </table:table-cell>
          <table:table-cell table:number-columns-repeated="8"/>
        </table:table-row>
        <table:table-row table:style-name="ro1">
          <table:table-cell office:value-type="float" office:value="10088.2422546" calcext:value-type="float">
            <text:p>10088.2422546</text:p>
          </table:table-cell>
          <table:table-cell office:value-type="float" office:value="14944" calcext:value-type="float">
            <text:p>14944</text:p>
          </table:table-cell>
          <table:table-cell table:formula="of:=[.B827]/[.A827]" office:value-type="float" office:value="1.48132842400626" calcext:value-type="float">
            <text:p>1.481328424</text:p>
          </table:table-cell>
          <table:table-cell table:formula="of:=[.C827]^2" office:value-type="float" office:value="2.19433389976888" calcext:value-type="float">
            <text:p>2.1943338998</text:p>
          </table:table-cell>
          <table:table-cell table:number-columns-repeated="8"/>
        </table:table-row>
        <table:table-row table:style-name="ro1">
          <table:table-cell office:value-type="float" office:value="1743.33196812" calcext:value-type="float">
            <text:p>1743.33196812</text:p>
          </table:table-cell>
          <table:table-cell office:value-type="float" office:value="2695" calcext:value-type="float">
            <text:p>2695</text:p>
          </table:table-cell>
          <table:table-cell table:formula="of:=[.B828]/[.A828]" office:value-type="float" office:value="1.54589031193312" calcext:value-type="float">
            <text:p>1.5458903119</text:p>
          </table:table-cell>
          <table:table-cell table:formula="of:=[.C828]^2" office:value-type="float" office:value="2.38977685652867" calcext:value-type="float">
            <text:p>2.3897768565</text:p>
          </table:table-cell>
          <table:table-cell table:number-columns-repeated="8"/>
        </table:table-row>
        <table:table-row table:style-name="ro1">
          <table:table-cell office:value-type="float" office:value="5272.03886735" calcext:value-type="float">
            <text:p>5272.03886735</text:p>
          </table:table-cell>
          <table:table-cell office:value-type="float" office:value="7024" calcext:value-type="float">
            <text:p>7024</text:p>
          </table:table-cell>
          <table:table-cell table:formula="of:=[.B829]/[.A829]" office:value-type="float" office:value="1.33231187719423" calcext:value-type="float">
            <text:p>1.3323118772</text:p>
          </table:table-cell>
          <table:table-cell table:formula="of:=[.C829]^2" office:value-type="float" office:value="1.7750549381128" calcext:value-type="float">
            <text:p>1.7750549381</text:p>
          </table:table-cell>
          <table:table-cell table:number-columns-repeated="8"/>
        </table:table-row>
        <table:table-row table:style-name="ro1">
          <table:table-cell office:value-type="float" office:value="5522.94737806" calcext:value-type="float">
            <text:p>5522.94737806</text:p>
          </table:table-cell>
          <table:table-cell office:value-type="float" office:value="6922" calcext:value-type="float">
            <text:p>6922</text:p>
          </table:table-cell>
          <table:table-cell table:formula="of:=[.B830]/[.A830]" office:value-type="float" office:value="1.25331630489506" calcext:value-type="float">
            <text:p>1.2533163049</text:p>
          </table:table-cell>
          <table:table-cell table:formula="of:=[.C830]^2" office:value-type="float" office:value="1.5708017601158" calcext:value-type="float">
            <text:p>1.5708017601</text:p>
          </table:table-cell>
          <table:table-cell table:number-columns-repeated="8"/>
        </table:table-row>
        <table:table-row table:style-name="ro1">
          <table:table-cell office:value-type="float" office:value="3240.88255974" calcext:value-type="float">
            <text:p>3240.88255974</text:p>
          </table:table-cell>
          <table:table-cell office:value-type="float" office:value="4733" calcext:value-type="float">
            <text:p>4733</text:p>
          </table:table-cell>
          <table:table-cell table:formula="of:=[.B831]/[.A831]" office:value-type="float" office:value="1.46040466223488" calcext:value-type="float">
            <text:p>1.4604046622</text:p>
          </table:table-cell>
          <table:table-cell table:formula="of:=[.C831]^2" office:value-type="float" office:value="2.13278177747737" calcext:value-type="float">
            <text:p>2.1327817775</text:p>
          </table:table-cell>
          <table:table-cell table:number-columns-repeated="8"/>
        </table:table-row>
        <table:table-row table:style-name="ro1">
          <table:table-cell office:value-type="float" office:value="3441.99855544" calcext:value-type="float">
            <text:p>3441.99855544</text:p>
          </table:table-cell>
          <table:table-cell office:value-type="float" office:value="4635" calcext:value-type="float">
            <text:p>4635</text:p>
          </table:table-cell>
          <table:table-cell table:formula="of:=[.B832]/[.A832]" office:value-type="float" office:value="1.34660137863059" calcext:value-type="float">
            <text:p>1.3466013786</text:p>
          </table:table-cell>
          <table:table-cell table:formula="of:=[.C832]^2" office:value-type="float" office:value="1.8133352729298" calcext:value-type="float">
            <text:p>1.8133352729</text:p>
          </table:table-cell>
          <table:table-cell table:number-columns-repeated="8"/>
        </table:table-row>
        <table:table-row table:style-name="ro1">
          <table:table-cell office:value-type="float" office:value="4529.00640715" calcext:value-type="float">
            <text:p>4529.00640715</text:p>
          </table:table-cell>
          <table:table-cell office:value-type="float" office:value="5699" calcext:value-type="float">
            <text:p>5699</text:p>
          </table:table-cell>
          <table:table-cell table:formula="of:=[.B833]/[.A833]" office:value-type="float" office:value="1.2583333931705" calcext:value-type="float">
            <text:p>1.2583333932</text:p>
          </table:table-cell>
          <table:table-cell table:formula="of:=[.C833]^2" office:value-type="float" office:value="1.58340292836799" calcext:value-type="float">
            <text:p>1.5834029284</text:p>
          </table:table-cell>
          <table:table-cell table:number-columns-repeated="8"/>
        </table:table-row>
        <table:table-row table:style-name="ro1">
          <table:table-cell office:value-type="float" office:value="3231.37207892" calcext:value-type="float">
            <text:p>3231.37207892</text:p>
          </table:table-cell>
          <table:table-cell office:value-type="float" office:value="4326" calcext:value-type="float">
            <text:p>4326</text:p>
          </table:table-cell>
          <table:table-cell table:formula="of:=[.B834]/[.A834]" office:value-type="float" office:value="1.33875019476118" calcext:value-type="float">
            <text:p>1.3387501948</text:p>
          </table:table-cell>
          <table:table-cell table:formula="of:=[.C834]^2" office:value-type="float" office:value="1.79225208397311" calcext:value-type="float">
            <text:p>1.792252084</text:p>
          </table:table-cell>
          <table:table-cell table:number-columns-repeated="8"/>
        </table:table-row>
        <table:table-row table:style-name="ro1">
          <table:table-cell office:value-type="float" office:value="5510.08810538" calcext:value-type="float">
            <text:p>5510.08810538</text:p>
          </table:table-cell>
          <table:table-cell office:value-type="float" office:value="9600" calcext:value-type="float">
            <text:p>9600</text:p>
          </table:table-cell>
          <table:table-cell table:formula="of:=[.B835]/[.A835]" office:value-type="float" office:value="1.74225889248969" calcext:value-type="float">
            <text:p>1.7422588925</text:p>
          </table:table-cell>
          <table:table-cell table:formula="of:=[.C835]^2" office:value-type="float" office:value="3.03546604845942" calcext:value-type="float">
            <text:p>3.0354660485</text:p>
          </table:table-cell>
          <table:table-cell table:number-columns-repeated="8"/>
        </table:table-row>
        <table:table-row table:style-name="ro1">
          <table:table-cell office:value-type="float" office:value="5172.22779319" calcext:value-type="float">
            <text:p>5172.22779319</text:p>
          </table:table-cell>
          <table:table-cell office:value-type="float" office:value="6390" calcext:value-type="float">
            <text:p>6390</text:p>
          </table:table-cell>
          <table:table-cell table:formula="of:=[.B836]/[.A836]" office:value-type="float" office:value="1.23544442656091" calcext:value-type="float">
            <text:p>1.2354444266</text:p>
          </table:table-cell>
          <table:table-cell table:formula="of:=[.C836]^2" office:value-type="float" office:value="1.52632293112041" calcext:value-type="float">
            <text:p>1.5263229311</text:p>
          </table:table-cell>
          <table:table-cell table:number-columns-repeated="8"/>
        </table:table-row>
        <table:table-row table:style-name="ro1">
          <table:table-cell office:value-type="float" office:value="2874.93073661" calcext:value-type="float">
            <text:p>2874.93073661</text:p>
          </table:table-cell>
          <table:table-cell office:value-type="float" office:value="3906" calcext:value-type="float">
            <text:p>3906</text:p>
          </table:table-cell>
          <table:table-cell table:formula="of:=[.B837]/[.A837]" office:value-type="float" office:value="1.35864142751689" calcext:value-type="float">
            <text:p>1.3586414275</text:p>
          </table:table-cell>
          <table:table-cell table:formula="of:=[.C837]^2" office:value-type="float" office:value="1.84590652856514" calcext:value-type="float">
            <text:p>1.8459065286</text:p>
          </table:table-cell>
          <table:table-cell table:number-columns-repeated="8"/>
        </table:table-row>
        <table:table-row table:style-name="ro1">
          <table:table-cell office:value-type="float" office:value="2110.60762611" calcext:value-type="float">
            <text:p>2110.60762611</text:p>
          </table:table-cell>
          <table:table-cell office:value-type="float" office:value="2948" calcext:value-type="float">
            <text:p>2948</text:p>
          </table:table-cell>
          <table:table-cell table:formula="of:=[.B838]/[.A838]" office:value-type="float" office:value="1.39675416857721" calcext:value-type="float">
            <text:p>1.3967541686</text:p>
          </table:table-cell>
          <table:table-cell table:formula="of:=[.C838]^2" office:value-type="float" office:value="1.95092220743782" calcext:value-type="float">
            <text:p>1.9509222074</text:p>
          </table:table-cell>
          <table:table-cell table:number-columns-repeated="8"/>
        </table:table-row>
        <table:table-row table:style-name="ro1">
          <table:table-cell office:value-type="float" office:value="1069.46661428" calcext:value-type="float">
            <text:p>1069.46661428</text:p>
          </table:table-cell>
          <table:table-cell office:value-type="float" office:value="2521" calcext:value-type="float">
            <text:p>2521</text:p>
          </table:table-cell>
          <table:table-cell table:formula="of:=[.B839]/[.A839]" office:value-type="float" office:value="2.35724983495368" calcext:value-type="float">
            <text:p>2.357249835</text:p>
          </table:table-cell>
          <table:table-cell table:formula="of:=[.C839]^2" office:value-type="float" office:value="5.55662678438915" calcext:value-type="float">
            <text:p>5.5566267844</text:p>
          </table:table-cell>
          <table:table-cell table:number-columns-repeated="8"/>
        </table:table-row>
        <table:table-row table:style-name="ro1">
          <table:table-cell office:value-type="float" office:value="2599.45591431" calcext:value-type="float">
            <text:p>2599.45591431</text:p>
          </table:table-cell>
          <table:table-cell office:value-type="float" office:value="3477" calcext:value-type="float">
            <text:p>3477</text:p>
          </table:table-cell>
          <table:table-cell table:formula="of:=[.B840]/[.A840]" office:value-type="float" office:value="1.33758760087414" calcext:value-type="float">
            <text:p>1.3375876009</text:p>
          </table:table-cell>
          <table:table-cell table:formula="of:=[.C840]^2" office:value-type="float" office:value="1.78914059001223" calcext:value-type="float">
            <text:p>1.78914059</text:p>
          </table:table-cell>
          <table:table-cell table:number-columns-repeated="8"/>
        </table:table-row>
        <table:table-row table:style-name="ro1">
          <table:table-cell office:value-type="float" office:value="4846.30683267" calcext:value-type="float">
            <text:p>4846.30683267</text:p>
          </table:table-cell>
          <table:table-cell office:value-type="float" office:value="5316" calcext:value-type="float">
            <text:p>5316</text:p>
          </table:table-cell>
          <table:table-cell table:formula="of:=[.B841]/[.A841]" office:value-type="float" office:value="1.09691775274394" calcext:value-type="float">
            <text:p>1.0969177527</text:p>
          </table:table-cell>
          <table:table-cell table:formula="of:=[.C841]^2" office:value-type="float" office:value="1.20322855628483" calcext:value-type="float">
            <text:p>1.2032285563</text:p>
          </table:table-cell>
          <table:table-cell table:number-columns-repeated="8"/>
        </table:table-row>
        <table:table-row table:style-name="ro1">
          <table:table-cell office:value-type="float" office:value="2917.19750667" calcext:value-type="float">
            <text:p>2917.19750667</text:p>
          </table:table-cell>
          <table:table-cell office:value-type="float" office:value="3476" calcext:value-type="float">
            <text:p>3476</text:p>
          </table:table-cell>
          <table:table-cell table:formula="of:=[.B842]/[.A842]" office:value-type="float" office:value="1.19155456291606" calcext:value-type="float">
            <text:p>1.1915545629</text:p>
          </table:table-cell>
          <table:table-cell table:formula="of:=[.C842]^2" office:value-type="float" office:value="1.41980227640609" calcext:value-type="float">
            <text:p>1.4198022764</text:p>
          </table:table-cell>
          <table:table-cell table:number-columns-repeated="8"/>
        </table:table-row>
        <table:table-row table:style-name="ro1">
          <table:table-cell office:value-type="float" office:value="5047.68521343" calcext:value-type="float">
            <text:p>5047.68521343</text:p>
          </table:table-cell>
          <table:table-cell office:value-type="float" office:value="9192" calcext:value-type="float">
            <text:p>9192</text:p>
          </table:table-cell>
          <table:table-cell table:formula="of:=[.B843]/[.A843]" office:value-type="float" office:value="1.8210327330919" calcext:value-type="float">
            <text:p>1.8210327331</text:p>
          </table:table-cell>
          <table:table-cell table:formula="of:=[.C843]^2" office:value-type="float" office:value="3.31616021499215" calcext:value-type="float">
            <text:p>3.316160215</text:p>
          </table:table-cell>
          <table:table-cell table:number-columns-repeated="8"/>
        </table:table-row>
        <table:table-row table:style-name="ro1">
          <table:table-cell office:value-type="float" office:value="6677.3898247" calcext:value-type="float">
            <text:p>6677.3898247</text:p>
          </table:table-cell>
          <table:table-cell office:value-type="float" office:value="8455" calcext:value-type="float">
            <text:p>8455</text:p>
          </table:table-cell>
          <table:table-cell table:formula="of:=[.B844]/[.A844]" office:value-type="float" office:value="1.26621332915513" calcext:value-type="float">
            <text:p>1.2662133292</text:p>
          </table:table-cell>
          <table:table-cell table:formula="of:=[.C844]^2" office:value-type="float" office:value="1.60329619493013" calcext:value-type="float">
            <text:p>1.6032961949</text:p>
          </table:table-cell>
          <table:table-cell table:number-columns-repeated="8"/>
        </table:table-row>
        <table:table-row table:style-name="ro1">
          <table:table-cell office:value-type="float" office:value="8591.34771841" calcext:value-type="float">
            <text:p>8591.34771841</text:p>
          </table:table-cell>
          <table:table-cell office:value-type="float" office:value="16866" calcext:value-type="float">
            <text:p>16866</text:p>
          </table:table-cell>
          <table:table-cell table:formula="of:=[.B845]/[.A845]" office:value-type="float" office:value="1.96313786297563" calcext:value-type="float">
            <text:p>1.963137863</text:p>
          </table:table-cell>
          <table:table-cell table:formula="of:=[.C845]^2" office:value-type="float" office:value="3.85391026904854" calcext:value-type="float">
            <text:p>3.853910269</text:p>
          </table:table-cell>
          <table:table-cell table:number-columns-repeated="8"/>
        </table:table-row>
        <table:table-row table:style-name="ro1">
          <table:table-cell office:value-type="float" office:value="4631.25502647" calcext:value-type="float">
            <text:p>4631.25502647</text:p>
          </table:table-cell>
          <table:table-cell office:value-type="float" office:value="11364" calcext:value-type="float">
            <text:p>11364</text:p>
          </table:table-cell>
          <table:table-cell table:formula="of:=[.B846]/[.A846]" office:value-type="float" office:value="2.45376251902538" calcext:value-type="float">
            <text:p>2.453762519</text:p>
          </table:table-cell>
          <table:table-cell table:formula="of:=[.C846]^2" office:value-type="float" office:value="6.0209504997738" calcext:value-type="float">
            <text:p>6.0209504998</text:p>
          </table:table-cell>
          <table:table-cell table:number-columns-repeated="8"/>
        </table:table-row>
        <table:table-row table:style-name="ro1">
          <table:table-cell office:value-type="float" office:value="6030.84458391" calcext:value-type="float">
            <text:p>6030.84458391</text:p>
          </table:table-cell>
          <table:table-cell office:value-type="float" office:value="9360" calcext:value-type="float">
            <text:p>9360</text:p>
          </table:table-cell>
          <table:table-cell table:formula="of:=[.B847]/[.A847]" office:value-type="float" office:value="1.55202142415874" calcext:value-type="float">
            <text:p>1.5520214242</text:p>
          </table:table-cell>
          <table:table-cell table:formula="of:=[.C847]^2" office:value-type="float" office:value="2.40877050104771" calcext:value-type="float">
            <text:p>2.408770501</text:p>
          </table:table-cell>
          <table:table-cell table:number-columns-repeated="8"/>
        </table:table-row>
        <table:table-row table:style-name="ro1">
          <table:table-cell office:value-type="float" office:value="4526.95786308" calcext:value-type="float">
            <text:p>4526.95786308</text:p>
          </table:table-cell>
          <table:table-cell office:value-type="float" office:value="4780" calcext:value-type="float">
            <text:p>4780</text:p>
          </table:table-cell>
          <table:table-cell table:formula="of:=[.B848]/[.A848]" office:value-type="float" office:value="1.05589672901171" calcext:value-type="float">
            <text:p>1.055896729</text:p>
          </table:table-cell>
          <table:table-cell table:formula="of:=[.C848]^2" office:value-type="float" office:value="1.11491790233762" calcext:value-type="float">
            <text:p>1.1149179023</text:p>
          </table:table-cell>
          <table:table-cell table:number-columns-repeated="8"/>
        </table:table-row>
        <table:table-row table:style-name="ro1">
          <table:table-cell office:value-type="float" office:value="6191.01160308" calcext:value-type="float">
            <text:p>6191.01160308</text:p>
          </table:table-cell>
          <table:table-cell office:value-type="float" office:value="9113" calcext:value-type="float">
            <text:p>9113</text:p>
          </table:table-cell>
          <table:table-cell table:formula="of:=[.B849]/[.A849]" office:value-type="float" office:value="1.47197268948201" calcext:value-type="float">
            <text:p>1.4719726895</text:p>
          </table:table-cell>
          <table:table-cell table:formula="of:=[.C849]^2" office:value-type="float" office:value="2.1667035985809" calcext:value-type="float">
            <text:p>2.1667035986</text:p>
          </table:table-cell>
          <table:table-cell table:number-columns-repeated="8"/>
        </table:table-row>
        <table:table-row table:style-name="ro1">
          <table:table-cell office:value-type="float" office:value="1937.66290844" calcext:value-type="float">
            <text:p>1937.66290844</text:p>
          </table:table-cell>
          <table:table-cell office:value-type="float" office:value="2382" calcext:value-type="float">
            <text:p>2382</text:p>
          </table:table-cell>
          <table:table-cell table:formula="of:=[.B850]/[.A850]" office:value-type="float" office:value="1.22931599176749" calcext:value-type="float">
            <text:p>1.2293159918</text:p>
          </table:table-cell>
          <table:table-cell table:formula="of:=[.C850]^2" office:value-type="float" office:value="1.51121780761529" calcext:value-type="float">
            <text:p>1.5112178076</text:p>
          </table:table-cell>
          <table:table-cell table:number-columns-repeated="8"/>
        </table:table-row>
        <table:table-row table:style-name="ro1">
          <table:table-cell office:value-type="float" office:value="8208.28633709" calcext:value-type="float">
            <text:p>8208.28633709</text:p>
          </table:table-cell>
          <table:table-cell office:value-type="float" office:value="10392" calcext:value-type="float">
            <text:p>10392</text:p>
          </table:table-cell>
          <table:table-cell table:formula="of:=[.B851]/[.A851]" office:value-type="float" office:value="1.26603770546389" calcext:value-type="float">
            <text:p>1.2660377055</text:p>
          </table:table-cell>
          <table:table-cell table:formula="of:=[.C851]^2" office:value-type="float" office:value="1.60285147165627" calcext:value-type="float">
            <text:p>1.6028514717</text:p>
          </table:table-cell>
          <table:table-cell table:number-columns-repeated="8"/>
        </table:table-row>
        <table:table-row table:style-name="ro1">
          <table:table-cell office:value-type="float" office:value="1611.52286762" calcext:value-type="float">
            <text:p>1611.52286762</text:p>
          </table:table-cell>
          <table:table-cell office:value-type="float" office:value="2026" calcext:value-type="float">
            <text:p>2026</text:p>
          </table:table-cell>
          <table:table-cell table:formula="of:=[.B852]/[.A852]" office:value-type="float" office:value="1.25719593603541" calcext:value-type="float">
            <text:p>1.257195936</text:p>
          </table:table-cell>
          <table:table-cell table:formula="of:=[.C852]^2" office:value-type="float" office:value="1.58054162158396" calcext:value-type="float">
            <text:p>1.5805416216</text:p>
          </table:table-cell>
          <table:table-cell table:number-columns-repeated="8"/>
        </table:table-row>
        <table:table-row table:style-name="ro1">
          <table:table-cell office:value-type="float" office:value="8399.36332457" calcext:value-type="float">
            <text:p>8399.36332457</text:p>
          </table:table-cell>
          <table:table-cell office:value-type="float" office:value="14208" calcext:value-type="float">
            <text:p>14208</text:p>
          </table:table-cell>
          <table:table-cell table:formula="of:=[.B853]/[.A853]" office:value-type="float" office:value="1.69155678245736" calcext:value-type="float">
            <text:p>1.6915567825</text:p>
          </table:table-cell>
          <table:table-cell table:formula="of:=[.C853]^2" office:value-type="float" office:value="2.8613643482775" calcext:value-type="float">
            <text:p>2.8613643483</text:p>
          </table:table-cell>
          <table:table-cell table:number-columns-repeated="8"/>
        </table:table-row>
        <table:table-row table:style-name="ro1">
          <table:table-cell office:value-type="float" office:value="4026.4914878" calcext:value-type="float">
            <text:p>4026.4914878</text:p>
          </table:table-cell>
          <table:table-cell office:value-type="float" office:value="4733" calcext:value-type="float">
            <text:p>4733</text:p>
          </table:table-cell>
          <table:table-cell table:formula="of:=[.B854]/[.A854]" office:value-type="float" office:value="1.17546504552181" calcext:value-type="float">
            <text:p>1.1754650455</text:p>
          </table:table-cell>
          <table:table-cell table:formula="of:=[.C854]^2" office:value-type="float" office:value="1.38171807324359" calcext:value-type="float">
            <text:p>1.3817180732</text:p>
          </table:table-cell>
          <table:table-cell table:number-columns-repeated="8"/>
        </table:table-row>
        <table:table-row table:style-name="ro1">
          <table:table-cell office:value-type="float" office:value="6931.02458931" calcext:value-type="float">
            <text:p>6931.02458931</text:p>
          </table:table-cell>
          <table:table-cell office:value-type="float" office:value="14949" calcext:value-type="float">
            <text:p>14949</text:p>
          </table:table-cell>
          <table:table-cell table:formula="of:=[.B855]/[.A855]" office:value-type="float" office:value="2.15682397420094" calcext:value-type="float">
            <text:p>2.1568239742</text:p>
          </table:table-cell>
          <table:table-cell table:formula="of:=[.C855]^2" office:value-type="float" office:value="4.65188965568792" calcext:value-type="float">
            <text:p>4.6518896557</text:p>
          </table:table-cell>
          <table:table-cell table:number-columns-repeated="8"/>
        </table:table-row>
        <table:table-row table:style-name="ro1">
          <table:table-cell office:value-type="float" office:value="2478.01805803" calcext:value-type="float">
            <text:p>2478.01805803</text:p>
          </table:table-cell>
          <table:table-cell office:value-type="float" office:value="4101" calcext:value-type="float">
            <text:p>4101</text:p>
          </table:table-cell>
          <table:table-cell table:formula="of:=[.B856]/[.A856]" office:value-type="float" office:value="1.65495162019128" calcext:value-type="float">
            <text:p>1.6549516202</text:p>
          </table:table-cell>
          <table:table-cell table:formula="of:=[.C856]^2" office:value-type="float" office:value="2.73886486517375" calcext:value-type="float">
            <text:p>2.7388648652</text:p>
          </table:table-cell>
          <table:table-cell table:number-columns-repeated="8"/>
        </table:table-row>
        <table:table-row table:style-name="ro1">
          <table:table-cell office:value-type="float" office:value="6950.88305531" calcext:value-type="float">
            <text:p>6950.88305531</text:p>
          </table:table-cell>
          <table:table-cell office:value-type="float" office:value="17166" calcext:value-type="float">
            <text:p>17166</text:p>
          </table:table-cell>
          <table:table-cell table:formula="of:=[.B857]/[.A857]" office:value-type="float" office:value="2.46961427251842" calcext:value-type="float">
            <text:p>2.4696142725</text:p>
          </table:table-cell>
          <table:table-cell table:formula="of:=[.C857]^2" office:value-type="float" office:value="6.09899465502667" calcext:value-type="float">
            <text:p>6.098994655</text:p>
          </table:table-cell>
          <table:table-cell table:number-columns-repeated="8"/>
        </table:table-row>
        <table:table-row table:style-name="ro1">
          <table:table-cell office:value-type="float" office:value="3047.05035199" calcext:value-type="float">
            <text:p>3047.05035199</text:p>
          </table:table-cell>
          <table:table-cell office:value-type="float" office:value="4065" calcext:value-type="float">
            <text:p>4065</text:p>
          </table:table-cell>
          <table:table-cell table:formula="of:=[.B858]/[.A858]" office:value-type="float" office:value="1.33407706812104" calcext:value-type="float">
            <text:p>1.3340770681</text:p>
          </table:table-cell>
          <table:table-cell table:formula="of:=[.C858]^2" office:value-type="float" office:value="1.77976162368643" calcext:value-type="float">
            <text:p>1.7797616237</text:p>
          </table:table-cell>
          <table:table-cell table:number-columns-repeated="8"/>
        </table:table-row>
        <table:table-row table:style-name="ro1">
          <table:table-cell office:value-type="float" office:value="9648.77198" calcext:value-type="float">
            <text:p>9648.77198</text:p>
          </table:table-cell>
          <table:table-cell office:value-type="float" office:value="11426" calcext:value-type="float">
            <text:p>11426</text:p>
          </table:table-cell>
          <table:table-cell table:formula="of:=[.B859]/[.A859]" office:value-type="float" office:value="1.18419214628388" calcext:value-type="float">
            <text:p>1.1841921463</text:p>
          </table:table-cell>
          <table:table-cell table:formula="of:=[.C859]^2" office:value-type="float" office:value="1.40231103932043" calcext:value-type="float">
            <text:p>1.4023110393</text:p>
          </table:table-cell>
          <table:table-cell table:number-columns-repeated="8"/>
        </table:table-row>
        <table:table-row table:style-name="ro1">
          <table:table-cell office:value-type="float" office:value="6885.81534157" calcext:value-type="float">
            <text:p>6885.81534157</text:p>
          </table:table-cell>
          <table:table-cell office:value-type="float" office:value="13668" calcext:value-type="float">
            <text:p>13668</text:p>
          </table:table-cell>
          <table:table-cell table:formula="of:=[.B860]/[.A860]" office:value-type="float" office:value="1.98495012166324" calcext:value-type="float">
            <text:p>1.9849501217</text:p>
          </table:table-cell>
          <table:table-cell table:formula="of:=[.C860]^2" office:value-type="float" office:value="3.94002698549092" calcext:value-type="float">
            <text:p>3.9400269855</text:p>
          </table:table-cell>
          <table:table-cell table:number-columns-repeated="8"/>
        </table:table-row>
        <table:table-row table:style-name="ro1">
          <table:table-cell office:value-type="float" office:value="4959.55800393" calcext:value-type="float">
            <text:p>4959.55800393</text:p>
          </table:table-cell>
          <table:table-cell office:value-type="float" office:value="5443" calcext:value-type="float">
            <text:p>5443</text:p>
          </table:table-cell>
          <table:table-cell table:formula="of:=[.B861]/[.A861]" office:value-type="float" office:value="1.0974768307351" calcext:value-type="float">
            <text:p>1.0974768307</text:p>
          </table:table-cell>
          <table:table-cell table:formula="of:=[.C861]^2" office:value-type="float" office:value="1.20445539400036" calcext:value-type="float">
            <text:p>1.204455394</text:p>
          </table:table-cell>
          <table:table-cell table:number-columns-repeated="8"/>
        </table:table-row>
        <table:table-row table:style-name="ro1">
          <table:table-cell office:value-type="float" office:value="3801.90876259" calcext:value-type="float">
            <text:p>3801.90876259</text:p>
          </table:table-cell>
          <table:table-cell office:value-type="float" office:value="4679" calcext:value-type="float">
            <text:p>4679</text:p>
          </table:table-cell>
          <table:table-cell table:formula="of:=[.B862]/[.A862]" office:value-type="float" office:value="1.23069760275165" calcext:value-type="float">
            <text:p>1.2306976028</text:p>
          </table:table-cell>
          <table:table-cell table:formula="of:=[.C862]^2" office:value-type="float" office:value="1.51461658941865" calcext:value-type="float">
            <text:p>1.5146165894</text:p>
          </table:table-cell>
          <table:table-cell table:number-columns-repeated="8"/>
        </table:table-row>
        <table:table-row table:style-name="ro1">
          <table:table-cell office:value-type="float" office:value="6488.61420565" calcext:value-type="float">
            <text:p>6488.61420565</text:p>
          </table:table-cell>
          <table:table-cell office:value-type="float" office:value="8008" calcext:value-type="float">
            <text:p>8008</text:p>
          </table:table-cell>
          <table:table-cell table:formula="of:=[.B863]/[.A863]" office:value-type="float" office:value="1.23416183274188" calcext:value-type="float">
            <text:p>1.2341618327</text:p>
          </table:table-cell>
          <table:table-cell table:formula="of:=[.C863]^2" office:value-type="float" office:value="1.5231554293968" calcext:value-type="float">
            <text:p>1.5231554294</text:p>
          </table:table-cell>
          <table:table-cell table:number-columns-repeated="8"/>
        </table:table-row>
        <table:table-row table:style-name="ro1">
          <table:table-cell office:value-type="float" office:value="3271.29543541" calcext:value-type="float">
            <text:p>3271.29543541</text:p>
          </table:table-cell>
          <table:table-cell office:value-type="float" office:value="4725" calcext:value-type="float">
            <text:p>4725</text:p>
          </table:table-cell>
          <table:table-cell table:formula="of:=[.B864]/[.A864]" office:value-type="float" office:value="1.44438192553764" calcext:value-type="float">
            <text:p>1.4443819255</text:p>
          </table:table-cell>
          <table:table-cell table:formula="of:=[.C864]^2" office:value-type="float" office:value="2.08623914681983" calcext:value-type="float">
            <text:p>2.0862391468</text:p>
          </table:table-cell>
          <table:table-cell table:number-columns-repeated="8"/>
        </table:table-row>
        <table:table-row table:style-name="ro1">
          <table:table-cell office:value-type="float" office:value="7884.87364097" calcext:value-type="float">
            <text:p>7884.87364097</text:p>
          </table:table-cell>
          <table:table-cell office:value-type="float" office:value="11175" calcext:value-type="float">
            <text:p>11175</text:p>
          </table:table-cell>
          <table:table-cell table:formula="of:=[.B865]/[.A865]" office:value-type="float" office:value="1.41727065122952" calcext:value-type="float">
            <text:p>1.4172706512</text:p>
          </table:table-cell>
          <table:table-cell table:formula="of:=[.C865]^2" office:value-type="float" office:value="2.00865609883654" calcext:value-type="float">
            <text:p>2.0086560988</text:p>
          </table:table-cell>
          <table:table-cell table:number-columns-repeated="8"/>
        </table:table-row>
        <table:table-row table:style-name="ro1">
          <table:table-cell office:value-type="float" office:value="5508.75968002" calcext:value-type="float">
            <text:p>5508.75968002</text:p>
          </table:table-cell>
          <table:table-cell office:value-type="float" office:value="8038" calcext:value-type="float">
            <text:p>8038</text:p>
          </table:table-cell>
          <table:table-cell table:formula="of:=[.B866]/[.A866]" office:value-type="float" office:value="1.45913063319016" calcext:value-type="float">
            <text:p>1.4591306332</text:p>
          </table:table-cell>
          <table:table-cell table:formula="of:=[.C866]^2" office:value-type="float" office:value="2.12906220471391" calcext:value-type="float">
            <text:p>2.1290622047</text:p>
          </table:table-cell>
          <table:table-cell table:number-columns-repeated="8"/>
        </table:table-row>
        <table:table-row table:style-name="ro1">
          <table:table-cell office:value-type="float" office:value="10832.0523708" calcext:value-type="float">
            <text:p>10832.0523708</text:p>
          </table:table-cell>
          <table:table-cell office:value-type="float" office:value="17253" calcext:value-type="float">
            <text:p>17253</text:p>
          </table:table-cell>
          <table:table-cell table:formula="of:=[.B867]/[.A867]" office:value-type="float" office:value="1.59277294915126" calcext:value-type="float">
            <text:p>1.5927729492</text:p>
          </table:table-cell>
          <table:table-cell table:formula="of:=[.C867]^2" office:value-type="float" office:value="2.536925667548" calcext:value-type="float">
            <text:p>2.5369256675</text:p>
          </table:table-cell>
          <table:table-cell table:number-columns-repeated="8"/>
        </table:table-row>
        <table:table-row table:style-name="ro1">
          <table:table-cell office:value-type="float" office:value="3352.7306184" calcext:value-type="float">
            <text:p>3352.7306184</text:p>
          </table:table-cell>
          <table:table-cell office:value-type="float" office:value="4205" calcext:value-type="float">
            <text:p>4205</text:p>
          </table:table-cell>
          <table:table-cell table:formula="of:=[.B868]/[.A868]" office:value-type="float" office:value="1.25420156839404" calcext:value-type="float">
            <text:p>1.2542015684</text:p>
          </table:table-cell>
          <table:table-cell table:formula="of:=[.C868]^2" office:value-type="float" office:value="1.57302157416207" calcext:value-type="float">
            <text:p>1.5730215742</text:p>
          </table:table-cell>
          <table:table-cell table:number-columns-repeated="8"/>
        </table:table-row>
        <table:table-row table:style-name="ro1">
          <table:table-cell office:value-type="float" office:value="5068.25963775" calcext:value-type="float">
            <text:p>5068.25963775</text:p>
          </table:table-cell>
          <table:table-cell office:value-type="float" office:value="10094" calcext:value-type="float">
            <text:p>10094</text:p>
          </table:table-cell>
          <table:table-cell table:formula="of:=[.B869]/[.A869]" office:value-type="float" office:value="1.99161067535228" calcext:value-type="float">
            <text:p>1.9916106754</text:p>
          </table:table-cell>
          <table:table-cell table:formula="of:=[.C869]^2" office:value-type="float" office:value="3.96651308217718" calcext:value-type="float">
            <text:p>3.9665130822</text:p>
          </table:table-cell>
          <table:table-cell table:number-columns-repeated="8"/>
        </table:table-row>
        <table:table-row table:style-name="ro1">
          <table:table-cell office:value-type="float" office:value="4733.74387016" calcext:value-type="float">
            <text:p>4733.74387016</text:p>
          </table:table-cell>
          <table:table-cell office:value-type="float" office:value="6509" calcext:value-type="float">
            <text:p>6509</text:p>
          </table:table-cell>
          <table:table-cell table:formula="of:=[.B870]/[.A870]" office:value-type="float" office:value="1.37502158514123" calcext:value-type="float">
            <text:p>1.3750215851</text:p>
          </table:table-cell>
          <table:table-cell table:formula="of:=[.C870]^2" office:value-type="float" office:value="1.89068435960431" calcext:value-type="float">
            <text:p>1.8906843596</text:p>
          </table:table-cell>
          <table:table-cell table:number-columns-repeated="8"/>
        </table:table-row>
        <table:table-row table:style-name="ro1">
          <table:table-cell office:value-type="float" office:value="1452.95630526" calcext:value-type="float">
            <text:p>1452.95630526</text:p>
          </table:table-cell>
          <table:table-cell office:value-type="float" office:value="1722" calcext:value-type="float">
            <text:p>1722</text:p>
          </table:table-cell>
          <table:table-cell table:formula="of:=[.B871]/[.A871]" office:value-type="float" office:value="1.18516984562165" calcext:value-type="float">
            <text:p>1.1851698456</text:p>
          </table:table-cell>
          <table:table-cell table:formula="of:=[.C871]^2" office:value-type="float" office:value="1.40462756297085" calcext:value-type="float">
            <text:p>1.404627563</text:p>
          </table:table-cell>
          <table:table-cell table:number-columns-repeated="8"/>
        </table:table-row>
        <table:table-row table:style-name="ro1">
          <table:table-cell office:value-type="float" office:value="5214.81705344" calcext:value-type="float">
            <text:p>5214.81705344</text:p>
          </table:table-cell>
          <table:table-cell office:value-type="float" office:value="7548" calcext:value-type="float">
            <text:p>7548</text:p>
          </table:table-cell>
          <table:table-cell table:formula="of:=[.B872]/[.A872]" office:value-type="float" office:value="1.44741415137869" calcext:value-type="float">
            <text:p>1.4474141514</text:p>
          </table:table-cell>
          <table:table-cell table:formula="of:=[.C872]^2" office:value-type="float" office:value="2.09500772561131" calcext:value-type="float">
            <text:p>2.0950077256</text:p>
          </table:table-cell>
          <table:table-cell table:number-columns-repeated="8"/>
        </table:table-row>
        <table:table-row table:style-name="ro1">
          <table:table-cell office:value-type="float" office:value="2265.9819519" calcext:value-type="float">
            <text:p>2265.9819519</text:p>
          </table:table-cell>
          <table:table-cell office:value-type="float" office:value="2767" calcext:value-type="float">
            <text:p>2767</text:p>
          </table:table-cell>
          <table:table-cell table:formula="of:=[.B873]/[.A873]" office:value-type="float" office:value="1.22110416531778" calcext:value-type="float">
            <text:p>1.2211041653</text:p>
          </table:table-cell>
          <table:table-cell table:formula="of:=[.C873]^2" office:value-type="float" office:value="1.49109538255643" calcext:value-type="float">
            <text:p>1.4910953826</text:p>
          </table:table-cell>
          <table:table-cell table:number-columns-repeated="8"/>
        </table:table-row>
        <table:table-row table:style-name="ro1">
          <table:table-cell office:value-type="float" office:value="7982.7888157" calcext:value-type="float">
            <text:p>7982.7888157</text:p>
          </table:table-cell>
          <table:table-cell office:value-type="float" office:value="9496" calcext:value-type="float">
            <text:p>9496</text:p>
          </table:table-cell>
          <table:table-cell table:formula="of:=[.B874]/[.A874]" office:value-type="float" office:value="1.18955921536142" calcext:value-type="float">
            <text:p>1.1895592154</text:p>
          </table:table-cell>
          <table:table-cell table:formula="of:=[.C874]^2" office:value-type="float" office:value="1.41505112685127" calcext:value-type="float">
            <text:p>1.4150511269</text:p>
          </table:table-cell>
          <table:table-cell table:number-columns-repeated="8"/>
        </table:table-row>
        <table:table-row table:style-name="ro1">
          <table:table-cell office:value-type="float" office:value="11932.9406919" calcext:value-type="float">
            <text:p>11932.9406919</text:p>
          </table:table-cell>
          <table:table-cell office:value-type="float" office:value="19002" calcext:value-type="float">
            <text:p>19002</text:p>
          </table:table-cell>
          <table:table-cell table:formula="of:=[.B875]/[.A875]" office:value-type="float" office:value="1.5923987632737" calcext:value-type="float">
            <text:p>1.5923987633</text:p>
          </table:table-cell>
          <table:table-cell table:formula="of:=[.C875]^2" office:value-type="float" office:value="2.53573382127562" calcext:value-type="float">
            <text:p>2.5357338213</text:p>
          </table:table-cell>
          <table:table-cell table:number-columns-repeated="8"/>
        </table:table-row>
        <table:table-row table:style-name="ro1">
          <table:table-cell office:value-type="float" office:value="562.67951661" calcext:value-type="float">
            <text:p>562.67951661</text:p>
          </table:table-cell>
          <table:table-cell office:value-type="float" office:value="782" calcext:value-type="float">
            <text:p>782</text:p>
          </table:table-cell>
          <table:table-cell table:formula="of:=[.B876]/[.A876]" office:value-type="float" office:value="1.38977868736248" calcext:value-type="float">
            <text:p>1.3897786874</text:p>
          </table:table-cell>
          <table:table-cell table:formula="of:=[.C876]^2" office:value-type="float" office:value="1.93148479984698" calcext:value-type="float">
            <text:p>1.9314847998</text:p>
          </table:table-cell>
          <table:table-cell table:number-columns-repeated="8"/>
        </table:table-row>
        <table:table-row table:style-name="ro1">
          <table:table-cell office:value-type="float" office:value="4186.45424691" calcext:value-type="float">
            <text:p>4186.45424691</text:p>
          </table:table-cell>
          <table:table-cell office:value-type="float" office:value="5429" calcext:value-type="float">
            <text:p>5429</text:p>
          </table:table-cell>
          <table:table-cell table:formula="of:=[.B877]/[.A877]" office:value-type="float" office:value="1.29680146486902" calcext:value-type="float">
            <text:p>1.2968014649</text:p>
          </table:table-cell>
          <table:table-cell table:formula="of:=[.C877]^2" office:value-type="float" office:value="1.68169403928643" calcext:value-type="float">
            <text:p>1.6816940393</text:p>
          </table:table-cell>
          <table:table-cell table:number-columns-repeated="8"/>
        </table:table-row>
        <table:table-row table:style-name="ro1">
          <table:table-cell office:value-type="float" office:value="2012.08323317" calcext:value-type="float">
            <text:p>2012.08323317</text:p>
          </table:table-cell>
          <table:table-cell office:value-type="float" office:value="3147" calcext:value-type="float">
            <text:p>3147</text:p>
          </table:table-cell>
          <table:table-cell table:formula="of:=[.B878]/[.A878]" office:value-type="float" office:value="1.5640506059195" calcext:value-type="float">
            <text:p>1.5640506059</text:p>
          </table:table-cell>
          <table:table-cell table:formula="of:=[.C878]^2" office:value-type="float" office:value="2.44625429787715" calcext:value-type="float">
            <text:p>2.4462542979</text:p>
          </table:table-cell>
          <table:table-cell table:number-columns-repeated="8"/>
        </table:table-row>
        <table:table-row table:style-name="ro1">
          <table:table-cell office:value-type="float" office:value="5872.32270444" calcext:value-type="float">
            <text:p>5872.32270444</text:p>
          </table:table-cell>
          <table:table-cell office:value-type="float" office:value="15515" calcext:value-type="float">
            <text:p>15515</text:p>
          </table:table-cell>
          <table:table-cell table:formula="of:=[.B879]/[.A879]" office:value-type="float" office:value="2.64205507443746" calcext:value-type="float">
            <text:p>2.6420550744</text:p>
          </table:table-cell>
          <table:table-cell table:formula="of:=[.C879]^2" office:value-type="float" office:value="6.98045501636072" calcext:value-type="float">
            <text:p>6.9804550164</text:p>
          </table:table-cell>
          <table:table-cell table:number-columns-repeated="8"/>
        </table:table-row>
        <table:table-row table:style-name="ro1">
          <table:table-cell office:value-type="float" office:value="3464.25100449" calcext:value-type="float">
            <text:p>3464.25100449</text:p>
          </table:table-cell>
          <table:table-cell office:value-type="float" office:value="6342" calcext:value-type="float">
            <text:p>6342</text:p>
          </table:table-cell>
          <table:table-cell table:formula="of:=[.B880]/[.A880]" office:value-type="float" office:value="1.83069875473231" calcext:value-type="float">
            <text:p>1.8306987547</text:p>
          </table:table-cell>
          <table:table-cell table:formula="of:=[.C880]^2" office:value-type="float" office:value="3.35145793057843" calcext:value-type="float">
            <text:p>3.3514579306</text:p>
          </table:table-cell>
          <table:table-cell table:number-columns-repeated="8"/>
        </table:table-row>
        <table:table-row table:style-name="ro1">
          <table:table-cell office:value-type="float" office:value="4735.435067" calcext:value-type="float">
            <text:p>4735.435067</text:p>
          </table:table-cell>
          <table:table-cell office:value-type="float" office:value="9122" calcext:value-type="float">
            <text:p>9122</text:p>
          </table:table-cell>
          <table:table-cell table:formula="of:=[.B881]/[.A881]" office:value-type="float" office:value="1.92632775467007" calcext:value-type="float">
            <text:p>1.9263277547</text:p>
          </table:table-cell>
          <table:table-cell table:formula="of:=[.C881]^2" office:value-type="float" office:value="3.71073861841221" calcext:value-type="float">
            <text:p>3.7107386184</text:p>
          </table:table-cell>
          <table:table-cell table:number-columns-repeated="8"/>
        </table:table-row>
        <table:table-row table:style-name="ro1">
          <table:table-cell office:value-type="float" office:value="6589.20205949" calcext:value-type="float">
            <text:p>6589.20205949</text:p>
          </table:table-cell>
          <table:table-cell office:value-type="float" office:value="9500" calcext:value-type="float">
            <text:p>9500</text:p>
          </table:table-cell>
          <table:table-cell table:formula="of:=[.B882]/[.A882]" office:value-type="float" office:value="1.44175272122939" calcext:value-type="float">
            <text:p>1.4417527212</text:p>
          </table:table-cell>
          <table:table-cell table:formula="of:=[.C882]^2" office:value-type="float" office:value="2.07865090917235" calcext:value-type="float">
            <text:p>2.0786509092</text:p>
          </table:table-cell>
          <table:table-cell table:number-columns-repeated="8"/>
        </table:table-row>
        <table:table-row table:style-name="ro1">
          <table:table-cell office:value-type="float" office:value="9550.80145465" calcext:value-type="float">
            <text:p>9550.80145465</text:p>
          </table:table-cell>
          <table:table-cell office:value-type="float" office:value="15703" calcext:value-type="float">
            <text:p>15703</text:p>
          </table:table-cell>
          <table:table-cell table:formula="of:=[.B883]/[.A883]" office:value-type="float" office:value="1.64415521300097" calcext:value-type="float">
            <text:p>1.644155213</text:p>
          </table:table-cell>
          <table:table-cell table:formula="of:=[.C883]^2" office:value-type="float" office:value="2.70324636443825" calcext:value-type="float">
            <text:p>2.7032463644</text:p>
          </table:table-cell>
          <table:table-cell table:number-columns-repeated="8"/>
        </table:table-row>
        <table:table-row table:style-name="ro1">
          <table:table-cell office:value-type="float" office:value="4168.98730005" calcext:value-type="float">
            <text:p>4168.98730005</text:p>
          </table:table-cell>
          <table:table-cell office:value-type="float" office:value="5820" calcext:value-type="float">
            <text:p>5820</text:p>
          </table:table-cell>
          <table:table-cell table:formula="of:=[.B884]/[.A884]" office:value-type="float" office:value="1.39602248246959" calcext:value-type="float">
            <text:p>1.3960224825</text:p>
          </table:table-cell>
          <table:table-cell table:formula="of:=[.C884]^2" office:value-type="float" office:value="1.94887877156056" calcext:value-type="float">
            <text:p>1.9488787716</text:p>
          </table:table-cell>
          <table:table-cell table:number-columns-repeated="8"/>
        </table:table-row>
        <table:table-row table:style-name="ro1">
          <table:table-cell office:value-type="float" office:value="11187.1257645" calcext:value-type="float">
            <text:p>11187.1257645</text:p>
          </table:table-cell>
          <table:table-cell office:value-type="float" office:value="18658" calcext:value-type="float">
            <text:p>18658</text:p>
          </table:table-cell>
          <table:table-cell table:formula="of:=[.B885]/[.A885]" office:value-type="float" office:value="1.66780998021916" calcext:value-type="float">
            <text:p>1.6678099802</text:p>
          </table:table-cell>
          <table:table-cell table:formula="of:=[.C885]^2" office:value-type="float" office:value="2.78159013011863" calcext:value-type="float">
            <text:p>2.7815901301</text:p>
          </table:table-cell>
          <table:table-cell table:number-columns-repeated="8"/>
        </table:table-row>
        <table:table-row table:style-name="ro1">
          <table:table-cell office:value-type="float" office:value="4568.22665312" calcext:value-type="float">
            <text:p>4568.22665312</text:p>
          </table:table-cell>
          <table:table-cell office:value-type="float" office:value="5497" calcext:value-type="float">
            <text:p>5497</text:p>
          </table:table-cell>
          <table:table-cell table:formula="of:=[.B886]/[.A886]" office:value-type="float" office:value="1.20331157304677" calcext:value-type="float">
            <text:p>1.203311573</text:p>
          </table:table-cell>
          <table:table-cell table:formula="of:=[.C886]^2" office:value-type="float" office:value="1.44795874182829" calcext:value-type="float">
            <text:p>1.4479587418</text:p>
          </table:table-cell>
          <table:table-cell table:number-columns-repeated="8"/>
        </table:table-row>
        <table:table-row table:style-name="ro1">
          <table:table-cell office:value-type="float" office:value="2176.33614352" calcext:value-type="float">
            <text:p>2176.33614352</text:p>
          </table:table-cell>
          <table:table-cell office:value-type="float" office:value="2990" calcext:value-type="float">
            <text:p>2990</text:p>
          </table:table-cell>
          <table:table-cell table:formula="of:=[.B887]/[.A887]" office:value-type="float" office:value="1.37386865025546" calcext:value-type="float">
            <text:p>1.3738686503</text:p>
          </table:table-cell>
          <table:table-cell table:formula="of:=[.C887]^2" office:value-type="float" office:value="1.88751506815477" calcext:value-type="float">
            <text:p>1.8875150682</text:p>
          </table:table-cell>
          <table:table-cell table:number-columns-repeated="8"/>
        </table:table-row>
        <table:table-row table:style-name="ro1">
          <table:table-cell office:value-type="float" office:value="5416.96425357" calcext:value-type="float">
            <text:p>5416.96425357</text:p>
          </table:table-cell>
          <table:table-cell office:value-type="float" office:value="7909" calcext:value-type="float">
            <text:p>7909</text:p>
          </table:table-cell>
          <table:table-cell table:formula="of:=[.B888]/[.A888]" office:value-type="float" office:value="1.4600428634521" calcext:value-type="float">
            <text:p>1.4600428635</text:p>
          </table:table-cell>
          <table:table-cell table:formula="of:=[.C888]^2" office:value-type="float" office:value="2.1317251631174" calcext:value-type="float">
            <text:p>2.1317251631</text:p>
          </table:table-cell>
          <table:table-cell table:number-columns-repeated="8"/>
        </table:table-row>
        <table:table-row table:style-name="ro1">
          <table:table-cell office:value-type="float" office:value="5034.72851529" calcext:value-type="float">
            <text:p>5034.72851529</text:p>
          </table:table-cell>
          <table:table-cell office:value-type="float" office:value="5946" calcext:value-type="float">
            <text:p>5946</text:p>
          </table:table-cell>
          <table:table-cell table:formula="of:=[.B889]/[.A889]" office:value-type="float" office:value="1.18099714452181" calcext:value-type="float">
            <text:p>1.1809971445</text:p>
          </table:table-cell>
          <table:table-cell table:formula="of:=[.C889]^2" office:value-type="float" office:value="1.39475425536866" calcext:value-type="float">
            <text:p>1.3947542554</text:p>
          </table:table-cell>
          <table:table-cell table:number-columns-repeated="8"/>
        </table:table-row>
        <table:table-row table:style-name="ro1">
          <table:table-cell office:value-type="float" office:value="3634.8816837" calcext:value-type="float">
            <text:p>3634.8816837</text:p>
          </table:table-cell>
          <table:table-cell office:value-type="float" office:value="5485" calcext:value-type="float">
            <text:p>5485</text:p>
          </table:table-cell>
          <table:table-cell table:formula="of:=[.B890]/[.A890]" office:value-type="float" office:value="1.50898996921868" calcext:value-type="float">
            <text:p>1.5089899692</text:p>
          </table:table-cell>
          <table:table-cell table:formula="of:=[.C890]^2" office:value-type="float" office:value="2.27705072720259" calcext:value-type="float">
            <text:p>2.2770507272</text:p>
          </table:table-cell>
          <table:table-cell table:number-columns-repeated="8"/>
        </table:table-row>
        <table:table-row table:style-name="ro1">
          <table:table-cell office:value-type="float" office:value="5245.09410108" calcext:value-type="float">
            <text:p>5245.09410108</text:p>
          </table:table-cell>
          <table:table-cell office:value-type="float" office:value="8843" calcext:value-type="float">
            <text:p>8843</text:p>
          </table:table-cell>
          <table:table-cell table:formula="of:=[.B891]/[.A891]" office:value-type="float" office:value="1.6859564060403" calcext:value-type="float">
            <text:p>1.685956406</text:p>
          </table:table-cell>
          <table:table-cell table:formula="of:=[.C891]^2" office:value-type="float" office:value="2.84244900306832" calcext:value-type="float">
            <text:p>2.8424490031</text:p>
          </table:table-cell>
          <table:table-cell table:number-columns-repeated="8"/>
        </table:table-row>
        <table:table-row table:style-name="ro1">
          <table:table-cell office:value-type="float" office:value="3046.01009269" calcext:value-type="float">
            <text:p>3046.01009269</text:p>
          </table:table-cell>
          <table:table-cell office:value-type="float" office:value="3763" calcext:value-type="float">
            <text:p>3763</text:p>
          </table:table-cell>
          <table:table-cell table:formula="of:=[.B892]/[.A892]" office:value-type="float" office:value="1.23538658293703" calcext:value-type="float">
            <text:p>1.2353865829</text:p>
          </table:table-cell>
          <table:table-cell table:formula="of:=[.C892]^2" office:value-type="float" office:value="1.52618000930083" calcext:value-type="float">
            <text:p>1.5261800093</text:p>
          </table:table-cell>
          <table:table-cell table:number-columns-repeated="8"/>
        </table:table-row>
        <table:table-row table:style-name="ro1">
          <table:table-cell office:value-type="float" office:value="5798.13299628" calcext:value-type="float">
            <text:p>5798.13299628</text:p>
          </table:table-cell>
          <table:table-cell office:value-type="float" office:value="7820" calcext:value-type="float">
            <text:p>7820</text:p>
          </table:table-cell>
          <table:table-cell table:formula="of:=[.B893]/[.A893]" office:value-type="float" office:value="1.34871000803486" calcext:value-type="float">
            <text:p>1.348710008</text:p>
          </table:table-cell>
          <table:table-cell table:formula="of:=[.C893]^2" office:value-type="float" office:value="1.8190186857734" calcext:value-type="float">
            <text:p>1.8190186858</text:p>
          </table:table-cell>
          <table:table-cell table:number-columns-repeated="8"/>
        </table:table-row>
        <table:table-row table:style-name="ro1">
          <table:table-cell office:value-type="float" office:value="1143.79255449" calcext:value-type="float">
            <text:p>1143.79255449</text:p>
          </table:table-cell>
          <table:table-cell office:value-type="float" office:value="1858" calcext:value-type="float">
            <text:p>1858</text:p>
          </table:table-cell>
          <table:table-cell table:formula="of:=[.B894]/[.A894]" office:value-type="float" office:value="1.62442043594912" calcext:value-type="float">
            <text:p>1.6244204359</text:p>
          </table:table-cell>
          <table:table-cell table:formula="of:=[.C894]^2" office:value-type="float" office:value="2.63874175272912" calcext:value-type="float">
            <text:p>2.6387417527</text:p>
          </table:table-cell>
          <table:table-cell table:number-columns-repeated="8"/>
        </table:table-row>
        <table:table-row table:style-name="ro1">
          <table:table-cell office:value-type="float" office:value="3552.89802307" calcext:value-type="float">
            <text:p>3552.89802307</text:p>
          </table:table-cell>
          <table:table-cell office:value-type="float" office:value="4122" calcext:value-type="float">
            <text:p>4122</text:p>
          </table:table-cell>
          <table:table-cell table:formula="of:=[.B895]/[.A895]" office:value-type="float" office:value="1.16017965425257" calcext:value-type="float">
            <text:p>1.1601796543</text:p>
          </table:table-cell>
          <table:table-cell table:formula="of:=[.C895]^2" office:value-type="float" office:value="1.34601683014162" calcext:value-type="float">
            <text:p>1.3460168301</text:p>
          </table:table-cell>
          <table:table-cell table:number-columns-repeated="8"/>
        </table:table-row>
        <table:table-row table:style-name="ro1">
          <table:table-cell office:value-type="float" office:value="5692.91184006" calcext:value-type="float">
            <text:p>5692.91184006</text:p>
          </table:table-cell>
          <table:table-cell office:value-type="float" office:value="7803" calcext:value-type="float">
            <text:p>7803</text:p>
          </table:table-cell>
          <table:table-cell table:formula="of:=[.B896]/[.A896]" office:value-type="float" office:value="1.37065182444802" calcext:value-type="float">
            <text:p>1.3706518244</text:p>
          </table:table-cell>
          <table:table-cell table:formula="of:=[.C896]^2" office:value-type="float" office:value="1.8786864238627" calcext:value-type="float">
            <text:p>1.8786864239</text:p>
          </table:table-cell>
          <table:table-cell table:number-columns-repeated="8"/>
        </table:table-row>
        <table:table-row table:style-name="ro1">
          <table:table-cell office:value-type="float" office:value="5601.46940685" calcext:value-type="float">
            <text:p>5601.46940685</text:p>
          </table:table-cell>
          <table:table-cell office:value-type="float" office:value="6408" calcext:value-type="float">
            <text:p>6408</text:p>
          </table:table-cell>
          <table:table-cell table:formula="of:=[.B897]/[.A897]" office:value-type="float" office:value="1.1439855392522" calcext:value-type="float">
            <text:p>1.1439855393</text:p>
          </table:table-cell>
          <table:table-cell table:formula="of:=[.C897]^2" office:value-type="float" office:value="1.30870291401815" calcext:value-type="float">
            <text:p>1.308702914</text:p>
          </table:table-cell>
          <table:table-cell table:number-columns-repeated="8"/>
        </table:table-row>
        <table:table-row table:style-name="ro1">
          <table:table-cell office:value-type="float" office:value="2562.2264785" calcext:value-type="float">
            <text:p>2562.2264785</text:p>
          </table:table-cell>
          <table:table-cell office:value-type="float" office:value="4033" calcext:value-type="float">
            <text:p>4033</text:p>
          </table:table-cell>
          <table:table-cell table:formula="of:=[.B898]/[.A898]" office:value-type="float" office:value="1.57402166976318" calcext:value-type="float">
            <text:p>1.5740216698</text:p>
          </table:table-cell>
          <table:table-cell table:formula="of:=[.C898]^2" office:value-type="float" office:value="2.47754421688407" calcext:value-type="float">
            <text:p>2.4775442169</text:p>
          </table:table-cell>
          <table:table-cell table:number-columns-repeated="8"/>
        </table:table-row>
        <table:table-row table:style-name="ro1">
          <table:table-cell office:value-type="float" office:value="4362.38189697" calcext:value-type="float">
            <text:p>4362.38189697</text:p>
          </table:table-cell>
          <table:table-cell office:value-type="float" office:value="5896" calcext:value-type="float">
            <text:p>5896</text:p>
          </table:table-cell>
          <table:table-cell table:formula="of:=[.B899]/[.A899]" office:value-type="float" office:value="1.35155521438763" calcext:value-type="float">
            <text:p>1.3515552144</text:p>
          </table:table-cell>
          <table:table-cell table:formula="of:=[.C899]^2" office:value-type="float" office:value="1.82670149753839" calcext:value-type="float">
            <text:p>1.8267014975</text:p>
          </table:table-cell>
          <table:table-cell table:number-columns-repeated="8"/>
        </table:table-row>
        <table:table-row table:style-name="ro1">
          <table:table-cell office:value-type="float" office:value="3399.61686276" calcext:value-type="float">
            <text:p>3399.61686276</text:p>
          </table:table-cell>
          <table:table-cell office:value-type="float" office:value="3708" calcext:value-type="float">
            <text:p>3708</text:p>
          </table:table-cell>
          <table:table-cell table:formula="of:=[.B900]/[.A900]" office:value-type="float" office:value="1.09071114472283" calcext:value-type="float">
            <text:p>1.0907111447</text:p>
          </table:table-cell>
          <table:table-cell table:formula="of:=[.C900]^2" office:value-type="float" office:value="1.18965080122259" calcext:value-type="float">
            <text:p>1.1896508012</text:p>
          </table:table-cell>
          <table:table-cell table:number-columns-repeated="8"/>
        </table:table-row>
        <table:table-row table:style-name="ro1">
          <table:table-cell office:value-type="float" office:value="5878.55720898" calcext:value-type="float">
            <text:p>5878.55720898</text:p>
          </table:table-cell>
          <table:table-cell office:value-type="float" office:value="7648" calcext:value-type="float">
            <text:p>7648</text:p>
          </table:table-cell>
          <table:table-cell table:formula="of:=[.B901]/[.A901]" office:value-type="float" office:value="1.3009995017684" calcext:value-type="float">
            <text:p>1.3009995018</text:p>
          </table:table-cell>
          <table:table-cell table:formula="of:=[.C901]^2" office:value-type="float" office:value="1.69259970360162" calcext:value-type="float">
            <text:p>1.6925997036</text:p>
          </table:table-cell>
          <table:table-cell table:number-columns-repeated="8"/>
        </table:table-row>
        <table:table-row table:style-name="ro1">
          <table:table-cell office:value-type="float" office:value="6538.0571709" calcext:value-type="float">
            <text:p>6538.0571709</text:p>
          </table:table-cell>
          <table:table-cell office:value-type="float" office:value="8010" calcext:value-type="float">
            <text:p>8010</text:p>
          </table:table-cell>
          <table:table-cell table:formula="of:=[.B902]/[.A902]" office:value-type="float" office:value="1.22513459130511" calcext:value-type="float">
            <text:p>1.2251345913</text:p>
          </table:table-cell>
          <table:table-cell table:formula="of:=[.C902]^2" office:value-type="float" office:value="1.50095476681233" calcext:value-type="float">
            <text:p>1.5009547668</text:p>
          </table:table-cell>
          <table:table-cell table:number-columns-repeated="8"/>
        </table:table-row>
        <table:table-row table:style-name="ro1">
          <table:table-cell office:value-type="float" office:value="8504.57384869" calcext:value-type="float">
            <text:p>8504.57384869</text:p>
          </table:table-cell>
          <table:table-cell office:value-type="float" office:value="15301" calcext:value-type="float">
            <text:p>15301</text:p>
          </table:table-cell>
          <table:table-cell table:formula="of:=[.B903]/[.A903]" office:value-type="float" office:value="1.79914952497671" calcext:value-type="float">
            <text:p>1.799149525</text:p>
          </table:table-cell>
          <table:table-cell table:formula="of:=[.C903]^2" office:value-type="float" office:value="3.23693901322394" calcext:value-type="float">
            <text:p>3.2369390132</text:p>
          </table:table-cell>
          <table:table-cell table:number-columns-repeated="8"/>
        </table:table-row>
        <table:table-row table:style-name="ro1">
          <table:table-cell office:value-type="float" office:value="6302.15866828" calcext:value-type="float">
            <text:p>6302.15866828</text:p>
          </table:table-cell>
          <table:table-cell office:value-type="float" office:value="9509" calcext:value-type="float">
            <text:p>9509</text:p>
          </table:table-cell>
          <table:table-cell table:formula="of:=[.B904]/[.A904]" office:value-type="float" office:value="1.50884807897025" calcext:value-type="float">
            <text:p>1.508848079</text:p>
          </table:table-cell>
          <table:table-cell table:formula="of:=[.C904]^2" office:value-type="float" office:value="2.27662252541222" calcext:value-type="float">
            <text:p>2.2766225254</text:p>
          </table:table-cell>
          <table:table-cell table:number-columns-repeated="8"/>
        </table:table-row>
        <table:table-row table:style-name="ro1">
          <table:table-cell office:value-type="float" office:value="2850.01713574" calcext:value-type="float">
            <text:p>2850.01713574</text:p>
          </table:table-cell>
          <table:table-cell office:value-type="float" office:value="4237" calcext:value-type="float">
            <text:p>4237</text:p>
          </table:table-cell>
          <table:table-cell table:formula="of:=[.B905]/[.A905]" office:value-type="float" office:value="1.48665772807709" calcext:value-type="float">
            <text:p>1.4866577281</text:p>
          </table:table-cell>
          <table:table-cell table:formula="of:=[.C905]^2" office:value-type="float" office:value="2.21015120045133" calcext:value-type="float">
            <text:p>2.2101512005</text:p>
          </table:table-cell>
          <table:table-cell table:number-columns-repeated="8"/>
        </table:table-row>
        <table:table-row table:style-name="ro1">
          <table:table-cell office:value-type="float" office:value="6462.71820429" calcext:value-type="float">
            <text:p>6462.71820429</text:p>
          </table:table-cell>
          <table:table-cell office:value-type="float" office:value="8280" calcext:value-type="float">
            <text:p>8280</text:p>
          </table:table-cell>
          <table:table-cell table:formula="of:=[.B906]/[.A906]" office:value-type="float" office:value="1.28119465188869" calcext:value-type="float">
            <text:p>1.2811946519</text:p>
          </table:table-cell>
          <table:table-cell table:formula="of:=[.C906]^2" office:value-type="float" office:value="1.64145973602817" calcext:value-type="float">
            <text:p>1.641459736</text:p>
          </table:table-cell>
          <table:table-cell table:number-columns-repeated="8"/>
        </table:table-row>
        <table:table-row table:style-name="ro1">
          <table:table-cell office:value-type="float" office:value="9619.11568536" calcext:value-type="float">
            <text:p>9619.11568536</text:p>
          </table:table-cell>
          <table:table-cell office:value-type="float" office:value="11446" calcext:value-type="float">
            <text:p>11446</text:p>
          </table:table-cell>
          <table:table-cell table:formula="of:=[.B907]/[.A907]" office:value-type="float" office:value="1.18992227294038" calcext:value-type="float">
            <text:p>1.1899222729</text:p>
          </table:table-cell>
          <table:table-cell table:formula="of:=[.C907]^2" office:value-type="float" office:value="1.41591501563959" calcext:value-type="float">
            <text:p>1.4159150156</text:p>
          </table:table-cell>
          <table:table-cell table:number-columns-repeated="8"/>
        </table:table-row>
        <table:table-row table:style-name="ro1">
          <table:table-cell office:value-type="float" office:value="5554.17644629" calcext:value-type="float">
            <text:p>5554.17644629</text:p>
          </table:table-cell>
          <table:table-cell office:value-type="float" office:value="6548" calcext:value-type="float">
            <text:p>6548</text:p>
          </table:table-cell>
          <table:table-cell table:formula="of:=[.B908]/[.A908]" office:value-type="float" office:value="1.17893265785134" calcext:value-type="float">
            <text:p>1.1789326579</text:p>
          </table:table-cell>
          <table:table-cell table:formula="of:=[.C908]^2" office:value-type="float" office:value="1.38988221174843" calcext:value-type="float">
            <text:p>1.3898822117</text:p>
          </table:table-cell>
          <table:table-cell table:number-columns-repeated="8"/>
        </table:table-row>
        <table:table-row table:style-name="ro1">
          <table:table-cell office:value-type="float" office:value="3558.55162168" calcext:value-type="float">
            <text:p>3558.55162168</text:p>
          </table:table-cell>
          <table:table-cell office:value-type="float" office:value="4523" calcext:value-type="float">
            <text:p>4523</text:p>
          </table:table-cell>
          <table:table-cell table:formula="of:=[.B909]/[.A909]" office:value-type="float" office:value="1.27102273083359" calcext:value-type="float">
            <text:p>1.2710227308</text:p>
          </table:table-cell>
          <table:table-cell table:formula="of:=[.C909]^2" office:value-type="float" office:value="1.61549878229567" calcext:value-type="float">
            <text:p>1.6154987823</text:p>
          </table:table-cell>
          <table:table-cell table:number-columns-repeated="8"/>
        </table:table-row>
        <table:table-row table:style-name="ro1">
          <table:table-cell office:value-type="float" office:value="1974.32711173" calcext:value-type="float">
            <text:p>1974.32711173</text:p>
          </table:table-cell>
          <table:table-cell office:value-type="float" office:value="2840" calcext:value-type="float">
            <text:p>2840</text:p>
          </table:table-cell>
          <table:table-cell table:formula="of:=[.B910]/[.A910]" office:value-type="float" office:value="1.43846477269486" calcext:value-type="float">
            <text:p>1.4384647727</text:p>
          </table:table-cell>
          <table:table-cell table:formula="of:=[.C910]^2" office:value-type="float" office:value="2.06918090228408" calcext:value-type="float">
            <text:p>2.0691809023</text:p>
          </table:table-cell>
          <table:table-cell table:number-columns-repeated="8"/>
        </table:table-row>
        <table:table-row table:style-name="ro1">
          <table:table-cell office:value-type="float" office:value="2715.76750759" calcext:value-type="float">
            <text:p>2715.76750759</text:p>
          </table:table-cell>
          <table:table-cell office:value-type="float" office:value="3981" calcext:value-type="float">
            <text:p>3981</text:p>
          </table:table-cell>
          <table:table-cell table:formula="of:=[.B911]/[.A911]" office:value-type="float" office:value="1.46588394951848" calcext:value-type="float">
            <text:p>1.4658839495</text:p>
          </table:table-cell>
          <table:table-cell table:formula="of:=[.C911]^2" office:value-type="float" office:value="2.14881575345591" calcext:value-type="float">
            <text:p>2.1488157535</text:p>
          </table:table-cell>
          <table:table-cell table:number-columns-repeated="8"/>
        </table:table-row>
        <table:table-row table:style-name="ro1">
          <table:table-cell office:value-type="float" office:value="9135.01125369" calcext:value-type="float">
            <text:p>9135.01125369</text:p>
          </table:table-cell>
          <table:table-cell office:value-type="float" office:value="17683" calcext:value-type="float">
            <text:p>17683</text:p>
          </table:table-cell>
          <table:table-cell table:formula="of:=[.B912]/[.A912]" office:value-type="float" office:value="1.93573926828575" calcext:value-type="float">
            <text:p>1.9357392683</text:p>
          </table:table-cell>
          <table:table-cell table:formula="of:=[.C912]^2" office:value-type="float" office:value="3.74708651478346" calcext:value-type="float">
            <text:p>3.7470865148</text:p>
          </table:table-cell>
          <table:table-cell table:number-columns-repeated="8"/>
        </table:table-row>
        <table:table-row table:style-name="ro1">
          <table:table-cell office:value-type="float" office:value="3784.88842319" calcext:value-type="float">
            <text:p>3784.88842319</text:p>
          </table:table-cell>
          <table:table-cell office:value-type="float" office:value="6137" calcext:value-type="float">
            <text:p>6137</text:p>
          </table:table-cell>
          <table:table-cell table:formula="of:=[.B913]/[.A913]" office:value-type="float" office:value="1.62144806235202" calcext:value-type="float">
            <text:p>1.6214480624</text:p>
          </table:table-cell>
          <table:table-cell table:formula="of:=[.C913]^2" office:value-type="float" office:value="2.62909381890511" calcext:value-type="float">
            <text:p>2.6290938189</text:p>
          </table:table-cell>
          <table:table-cell table:number-columns-repeated="8"/>
        </table:table-row>
        <table:table-row table:style-name="ro1">
          <table:table-cell office:value-type="float" office:value="8249.18775166" calcext:value-type="float">
            <text:p>8249.18775166</text:p>
          </table:table-cell>
          <table:table-cell office:value-type="float" office:value="17969" calcext:value-type="float">
            <text:p>17969</text:p>
          </table:table-cell>
          <table:table-cell table:formula="of:=[.B914]/[.A914]" office:value-type="float" office:value="2.17827506670388" calcext:value-type="float">
            <text:p>2.1782750667</text:p>
          </table:table-cell>
          <table:table-cell table:formula="of:=[.C914]^2" office:value-type="float" office:value="4.74488226622379" calcext:value-type="float">
            <text:p>4.7448822662</text:p>
          </table:table-cell>
          <table:table-cell table:number-columns-repeated="8"/>
        </table:table-row>
        <table:table-row table:style-name="ro1">
          <table:table-cell office:value-type="float" office:value="9008.05938461" calcext:value-type="float">
            <text:p>9008.05938461</text:p>
          </table:table-cell>
          <table:table-cell office:value-type="float" office:value="13198" calcext:value-type="float">
            <text:p>13198</text:p>
          </table:table-cell>
          <table:table-cell table:formula="of:=[.B915]/[.A915]" office:value-type="float" office:value="1.46513243713162" calcext:value-type="float">
            <text:p>1.4651324371</text:p>
          </table:table-cell>
          <table:table-cell table:formula="of:=[.C915]^2" office:value-type="float" office:value="2.14661305833524" calcext:value-type="float">
            <text:p>2.1466130583</text:p>
          </table:table-cell>
          <table:table-cell table:number-columns-repeated="8"/>
        </table:table-row>
        <table:table-row table:style-name="ro1">
          <table:table-cell office:value-type="float" office:value="4151.49018141" calcext:value-type="float">
            <text:p>4151.49018141</text:p>
          </table:table-cell>
          <table:table-cell office:value-type="float" office:value="5644" calcext:value-type="float">
            <text:p>5644</text:p>
          </table:table-cell>
          <table:table-cell table:formula="of:=[.B916]/[.A916]" office:value-type="float" office:value="1.35951182668655" calcext:value-type="float">
            <text:p>1.3595118267</text:p>
          </table:table-cell>
          <table:table-cell table:formula="of:=[.C916]^2" office:value-type="float" office:value="1.84827240690061" calcext:value-type="float">
            <text:p>1.8482724069</text:p>
          </table:table-cell>
          <table:table-cell table:number-columns-repeated="8"/>
        </table:table-row>
        <table:table-row table:style-name="ro1">
          <table:table-cell office:value-type="float" office:value="5872.40788957" calcext:value-type="float">
            <text:p>5872.40788957</text:p>
          </table:table-cell>
          <table:table-cell office:value-type="float" office:value="7421" calcext:value-type="float">
            <text:p>7421</text:p>
          </table:table-cell>
          <table:table-cell table:formula="of:=[.B917]/[.A917]" office:value-type="float" office:value="1.26370649647489" calcext:value-type="float">
            <text:p>1.2637064965</text:p>
          </table:table-cell>
          <table:table-cell table:formula="of:=[.C917]^2" office:value-type="float" office:value="1.59695410923284" calcext:value-type="float">
            <text:p>1.5969541092</text:p>
          </table:table-cell>
          <table:table-cell table:number-columns-repeated="8"/>
        </table:table-row>
        <table:table-row table:style-name="ro1">
          <table:table-cell office:value-type="float" office:value="4170.82438042" calcext:value-type="float">
            <text:p>4170.82438042</text:p>
          </table:table-cell>
          <table:table-cell office:value-type="float" office:value="5587" calcext:value-type="float">
            <text:p>5587</text:p>
          </table:table-cell>
          <table:table-cell table:formula="of:=[.B918]/[.A918]" office:value-type="float" office:value="1.33954333494075" calcext:value-type="float">
            <text:p>1.3395433349</text:p>
          </table:table-cell>
          <table:table-cell table:formula="of:=[.C918]^2" office:value-type="float" office:value="1.79437634618419" calcext:value-type="float">
            <text:p>1.7943763462</text:p>
          </table:table-cell>
          <table:table-cell table:number-columns-repeated="8"/>
        </table:table-row>
        <table:table-row table:style-name="ro1">
          <table:table-cell office:value-type="float" office:value="5684.94348461" calcext:value-type="float">
            <text:p>5684.94348461</text:p>
          </table:table-cell>
          <table:table-cell office:value-type="float" office:value="8091" calcext:value-type="float">
            <text:p>8091</text:p>
          </table:table-cell>
          <table:table-cell table:formula="of:=[.B919]/[.A919]" office:value-type="float" office:value="1.42323314592371" calcext:value-type="float">
            <text:p>1.4232331459</text:p>
          </table:table-cell>
          <table:table-cell table:formula="of:=[.C919]^2" office:value-type="float" office:value="2.02559258765591" calcext:value-type="float">
            <text:p>2.0255925877</text:p>
          </table:table-cell>
          <table:table-cell table:number-columns-repeated="8"/>
        </table:table-row>
        <table:table-row table:style-name="ro1">
          <table:table-cell office:value-type="float" office:value="6880.74245785" calcext:value-type="float">
            <text:p>6880.74245785</text:p>
          </table:table-cell>
          <table:table-cell office:value-type="float" office:value="9640" calcext:value-type="float">
            <text:p>9640</text:p>
          </table:table-cell>
          <table:table-cell table:formula="of:=[.B920]/[.A920]" office:value-type="float" office:value="1.40101159999123" calcext:value-type="float">
            <text:p>1.4010116</text:p>
          </table:table-cell>
          <table:table-cell table:formula="of:=[.C920]^2" office:value-type="float" office:value="1.96283350330998" calcext:value-type="float">
            <text:p>1.9628335033</text:p>
          </table:table-cell>
          <table:table-cell table:number-columns-repeated="8"/>
        </table:table-row>
        <table:table-row table:style-name="ro1">
          <table:table-cell office:value-type="float" office:value="5940.15380311" calcext:value-type="float">
            <text:p>5940.15380311</text:p>
          </table:table-cell>
          <table:table-cell office:value-type="float" office:value="9970" calcext:value-type="float">
            <text:p>9970</text:p>
          </table:table-cell>
          <table:table-cell table:formula="of:=[.B921]/[.A921]" office:value-type="float" office:value="1.67840771981024" calcext:value-type="float">
            <text:p>1.6784077198</text:p>
          </table:table-cell>
          <table:table-cell table:formula="of:=[.C921]^2" office:value-type="float" office:value="2.81705247391862" calcext:value-type="float">
            <text:p>2.8170524739</text:p>
          </table:table-cell>
          <table:table-cell table:number-columns-repeated="8"/>
        </table:table-row>
        <table:table-row table:style-name="ro1">
          <table:table-cell office:value-type="float" office:value="4208.89080303" calcext:value-type="float">
            <text:p>4208.89080303</text:p>
          </table:table-cell>
          <table:table-cell office:value-type="float" office:value="5101" calcext:value-type="float">
            <text:p>5101</text:p>
          </table:table-cell>
          <table:table-cell table:formula="of:=[.B922]/[.A922]" office:value-type="float" office:value="1.21195826613695" calcext:value-type="float">
            <text:p>1.2119582661</text:p>
          </table:table-cell>
          <table:table-cell table:formula="of:=[.C922]^2" office:value-type="float" office:value="1.46884283885769" calcext:value-type="float">
            <text:p>1.4688428389</text:p>
          </table:table-cell>
          <table:table-cell table:number-columns-repeated="8"/>
        </table:table-row>
        <table:table-row table:style-name="ro1">
          <table:table-cell office:value-type="float" office:value="8255.77496921" calcext:value-type="float">
            <text:p>8255.77496921</text:p>
          </table:table-cell>
          <table:table-cell office:value-type="float" office:value="15669" calcext:value-type="float">
            <text:p>15669</text:p>
          </table:table-cell>
          <table:table-cell table:formula="of:=[.B923]/[.A923]" office:value-type="float" office:value="1.89794417343468" calcext:value-type="float">
            <text:p>1.8979441734</text:p>
          </table:table-cell>
          <table:table-cell table:formula="of:=[.C923]^2" office:value-type="float" office:value="3.60219208547465" calcext:value-type="float">
            <text:p>3.6021920855</text:p>
          </table:table-cell>
          <table:table-cell table:number-columns-repeated="8"/>
        </table:table-row>
        <table:table-row table:style-name="ro1">
          <table:table-cell office:value-type="float" office:value="4961.56433872" calcext:value-type="float">
            <text:p>4961.56433872</text:p>
          </table:table-cell>
          <table:table-cell office:value-type="float" office:value="6014" calcext:value-type="float">
            <text:p>6014</text:p>
          </table:table-cell>
          <table:table-cell table:formula="of:=[.B924]/[.A924]" office:value-type="float" office:value="1.21211770914" calcext:value-type="float">
            <text:p>1.2121177091</text:p>
          </table:table-cell>
          <table:table-cell table:formula="of:=[.C924]^2" office:value-type="float" office:value="1.4692293408108" calcext:value-type="float">
            <text:p>1.4692293408</text:p>
          </table:table-cell>
          <table:table-cell table:number-columns-repeated="8"/>
        </table:table-row>
        <table:table-row table:style-name="ro1">
          <table:table-cell office:value-type="float" office:value="9704.76767538" calcext:value-type="float">
            <text:p>9704.76767538</text:p>
          </table:table-cell>
          <table:table-cell office:value-type="float" office:value="18414" calcext:value-type="float">
            <text:p>18414</text:p>
          </table:table-cell>
          <table:table-cell table:formula="of:=[.B925]/[.A925]" office:value-type="float" office:value="1.89741791003554" calcext:value-type="float">
            <text:p>1.89741791</text:p>
          </table:table-cell>
          <table:table-cell table:formula="of:=[.C925]^2" office:value-type="float" office:value="3.60019472532364" calcext:value-type="float">
            <text:p>3.6001947253</text:p>
          </table:table-cell>
          <table:table-cell table:number-columns-repeated="8"/>
        </table:table-row>
        <table:table-row table:style-name="ro1">
          <table:table-cell office:value-type="float" office:value="3633.89869872" calcext:value-type="float">
            <text:p>3633.89869872</text:p>
          </table:table-cell>
          <table:table-cell office:value-type="float" office:value="4831" calcext:value-type="float">
            <text:p>4831</text:p>
          </table:table-cell>
          <table:table-cell table:formula="of:=[.B926]/[.A926]" office:value-type="float" office:value="1.32942616196254" calcext:value-type="float">
            <text:p>1.329426162</text:p>
          </table:table-cell>
          <table:table-cell table:formula="of:=[.C926]^2" office:value-type="float" office:value="1.76737392011045" calcext:value-type="float">
            <text:p>1.7673739201</text:p>
          </table:table-cell>
          <table:table-cell table:number-columns-repeated="8"/>
        </table:table-row>
        <table:table-row table:style-name="ro1">
          <table:table-cell office:value-type="float" office:value="6684.59386799" calcext:value-type="float">
            <text:p>6684.59386799</text:p>
          </table:table-cell>
          <table:table-cell office:value-type="float" office:value="15168" calcext:value-type="float">
            <text:p>15168</text:p>
          </table:table-cell>
          <table:table-cell table:formula="of:=[.B927]/[.A927]" office:value-type="float" office:value="2.26909821292717" calcext:value-type="float">
            <text:p>2.2690982129</text:p>
          </table:table-cell>
          <table:table-cell table:formula="of:=[.C927]^2" office:value-type="float" office:value="5.14880669990926" calcext:value-type="float">
            <text:p>5.1488066999</text:p>
          </table:table-cell>
          <table:table-cell table:number-columns-repeated="8"/>
        </table:table-row>
        <table:table-row table:style-name="ro1">
          <table:table-cell office:value-type="float" office:value="1956.55089434" calcext:value-type="float">
            <text:p>1956.55089434</text:p>
          </table:table-cell>
          <table:table-cell office:value-type="float" office:value="3014" calcext:value-type="float">
            <text:p>3014</text:p>
          </table:table-cell>
          <table:table-cell table:formula="of:=[.B928]/[.A928]" office:value-type="float" office:value="1.54046593355636" calcext:value-type="float">
            <text:p>1.5404659336</text:p>
          </table:table-cell>
          <table:table-cell table:formula="of:=[.C928]^2" office:value-type="float" office:value="2.37303529244767" calcext:value-type="float">
            <text:p>2.3730352924</text:p>
          </table:table-cell>
          <table:table-cell table:number-columns-repeated="8"/>
        </table:table-row>
        <table:table-row table:style-name="ro1">
          <table:table-cell office:value-type="float" office:value="2133.19908845" calcext:value-type="float">
            <text:p>2133.19908845</text:p>
          </table:table-cell>
          <table:table-cell office:value-type="float" office:value="3155" calcext:value-type="float">
            <text:p>3155</text:p>
          </table:table-cell>
          <table:table-cell table:formula="of:=[.B929]/[.A929]" office:value-type="float" office:value="1.4789993194177" calcext:value-type="float">
            <text:p>1.4789993194</text:p>
          </table:table-cell>
          <table:table-cell table:formula="of:=[.C929]^2" office:value-type="float" office:value="2.18743898683801" calcext:value-type="float">
            <text:p>2.187438986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5-12T19:09:31.557995736</dc:date>
    <meta:editing-duration>P0D</meta:editing-duration>
    <meta:editing-cycles>1</meta:editing-cycles>
    <meta:document-statistic meta:table-count="1" meta:cell-count="38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694cm" svg:height="15.932cm" xlink:href=".." xlink:type="simple" chart:class="chart:line" chart:style-name="ch1">
        <chart:title svg:x="16.564cm" svg:y="0.453cm" chart:style-name="ch2">
          <text:p>Rapport de la distance réelle par la distance à vol d'oiseau</text:p>
        </chart:title>
        <chart:legend chart:legend-position="end" svg:x="42.276cm" svg:y="7.653cm" style:legend-expansion="high" chart:style-name="ch3"/>
        <chart:plot-area chart:style-name="ch4" table:cell-range-address="Sheet1.C1:Sheet1.C929" svg:x="0.893cm" svg:y="1.592cm" svg:width="40.49cm" svg:height="14.022cm">
          <chartooo:coordinate-region svg:x="1.658cm" svg:y="1.805cm" svg:width="39.725cm" svg:height="12.80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929" chart:class="chart:line">
            <chart:data-point chart:repeated="9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151164094734">
                <text:p>1.4151164094734</text:p>
                <draw:g>
                  <svg:desc>Sheet1.C1:Sheet1.C9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651143271046">
                <text:p>1.15651143271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919570537619">
                <text:p>1.06919570537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3850515885028">
                <text:p>1.23850515885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1533849113542">
                <text:p>2.21533849113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6311420059784">
                <text:p>1.96311420059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7154831372384">
                <text:p>1.37154831372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0210263995203">
                <text:p>1.70210263995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4536507398277">
                <text:p>1.345365073982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7372899612925">
                <text:p>1.57372899612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4045468419012">
                <text:p>1.640454684190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2621100773924">
                <text:p>1.226211007739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4874288741755">
                <text:p>1.24874288741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6194625260518">
                <text:p>1.36194625260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7807441667595">
                <text:p>1.17807441667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0901515230854">
                <text:p>1.10901515230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1325381467015">
                <text:p>1.91325381467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4960159665095">
                <text:p>1.44960159665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1838934499931">
                <text:p>1.418389344999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0010846642129">
                <text:p>1.40010846642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4671228383293">
                <text:p>2.24671228383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2879038256096">
                <text:p>1.228790382560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1988371553904">
                <text:p>1.719883715539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6758925007831">
                <text:p>1.16758925007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9878090067146">
                <text:p>1.39878090067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3400234263646">
                <text:p>1.434002342636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4080439689072">
                <text:p>1.44080439689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3114963474444">
                <text:p>1.63114963474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0668574231606">
                <text:p>2.606685742316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7949300550469">
                <text:p>1.47949300550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6691629508219">
                <text:p>1.466916295082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8510886208119">
                <text:p>2.68510886208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0313022385067">
                <text:p>2.503130223850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5108530546861">
                <text:p>1.251085305468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8689262256682">
                <text:p>1.986892622566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3185596668157">
                <text:p>1.231855966681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3787506032228">
                <text:p>1.23787506032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0194069920046">
                <text:p>2.101940699200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636262548126">
                <text:p>1.2636262548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8063060350984">
                <text:p>1.180630603509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4807941313113">
                <text:p>1.34807941313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5237481593088">
                <text:p>1.152374815930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8460974617478">
                <text:p>1.78460974617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4889283573647">
                <text:p>2.248892835736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0775803212125">
                <text:p>1.40775803212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2505243238451">
                <text:p>1.625052432384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8630634327785">
                <text:p>1.28630634327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281965561979">
                <text:p>1.522819655619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8290615410197">
                <text:p>1.182906154101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8817759298363">
                <text:p>1.288177592983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4870393605751">
                <text:p>1.148703936057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658514385507">
                <text:p>1.4658514385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0543556453381">
                <text:p>1.205435564533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1670907747713">
                <text:p>1.516709077477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5690686397771">
                <text:p>1.856906863977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4072482189119">
                <text:p>1.24072482189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738446617">
                <text:p>1.127384466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9656611782868">
                <text:p>1.496566117828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1428648306083">
                <text:p>1.314286483060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078903552343">
                <text:p>1.90789035523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0788370070992">
                <text:p>1.407883700709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8988035922809">
                <text:p>1.08988035922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8366199750128">
                <text:p>1.68366199750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9783645575684">
                <text:p>1.597836455756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7272320935934">
                <text:p>1.672723209359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8841753486842">
                <text:p>1.488417534868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9821905885523">
                <text:p>1.198219058855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4469236164684">
                <text:p>2.444692361646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9142531838487">
                <text:p>1.091425318384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5315856915208">
                <text:p>1.45315856915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2064408583349">
                <text:p>1.420644085833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2910092645194">
                <text:p>1.329100926451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3119894709307">
                <text:p>1.931198947093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7274984218952">
                <text:p>1.272749842189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1656320929708">
                <text:p>1.516563209297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555956952275">
                <text:p>1.165559569522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8125045231096">
                <text:p>1.581250452310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8511646272975">
                <text:p>1.485116462729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0841098475526">
                <text:p>1.708410984755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26668408045715">
                <text:p>2.26668408045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6307974480335">
                <text:p>1.963079744803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7685304917641">
                <text:p>1.376853049176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7789762680525">
                <text:p>1.277897626805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4667357479236">
                <text:p>1.946673574792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6796597856809">
                <text:p>1.867965978568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8276215992557">
                <text:p>1.782762159925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0892112298962">
                <text:p>1.508921122989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2872798210728">
                <text:p>1.828727982107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9787361472532">
                <text:p>1.297873614725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7680114439366">
                <text:p>2.176801144393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4667733452886">
                <text:p>1.346677334528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961034967945">
                <text:p>1.39610349679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9092211224023">
                <text:p>1.190922112240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1680174198117">
                <text:p>1.216801741981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0755649160082">
                <text:p>1.407556491600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9246139497558">
                <text:p>1.592461394975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4322036054294">
                <text:p>1.343220360542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0105561457432">
                <text:p>1.201055614574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1259305254165">
                <text:p>1.412593052541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8923698806216">
                <text:p>1.389236988062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76202886376857">
                <text:p>1.762028863768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0612840734381">
                <text:p>1.506128407343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4662466449282">
                <text:p>1.646624664492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262897916803">
                <text:p>1.62628979168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2360339918577">
                <text:p>1.223603399185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0098137539129">
                <text:p>1.200981375391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2993564184069">
                <text:p>1.329935641840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3521545780786">
                <text:p>1.535215457807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43395481541691">
                <text:p>2.433954815416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3404859105975">
                <text:p>1.934048591059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1285564024055">
                <text:p>1.312855640240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659787914059">
                <text:p>1.126597879140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5867453781818">
                <text:p>1.258674537818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1322922739347">
                <text:p>1.213229227393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3761159654695">
                <text:p>1.137611596546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8868904177282">
                <text:p>1.688689041772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8758472846973">
                <text:p>1.587584728469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42111908901648">
                <text:p>1.421119089016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6999695234901">
                <text:p>1.269996952349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0113754833911">
                <text:p>1.301137548339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6484582956429">
                <text:p>1.664845829564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5970328383628">
                <text:p>1.259703283836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4610524712862">
                <text:p>1.346105247128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2782170537392">
                <text:p>1.327821705373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8460257403208">
                <text:p>1.284602574032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9762699978054">
                <text:p>1.197626999780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3005985816577">
                <text:p>1.430059858165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46649700153343">
                <text:p>1.466497001533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299563244649">
                <text:p>1.32995632446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1678431891802">
                <text:p>1.516784318918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3793019979139">
                <text:p>1.737930199791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8025467026388">
                <text:p>1.280254670263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63401937042">
                <text:p>1.7634019370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4610041903589">
                <text:p>1.146100419035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1642530556973">
                <text:p>1.216425305569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8163482888411">
                <text:p>1.581634828884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6385686631026">
                <text:p>1.463856866310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3378049914464">
                <text:p>1.533780499144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8431647666777">
                <text:p>1.584316476667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5589325819631">
                <text:p>1.355893258196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7260588374045">
                <text:p>1.272605883740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1601820056434">
                <text:p>1.516018200564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09976961602066">
                <text:p>2.099769616020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7407713383083">
                <text:p>1.574077133830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971396369264">
                <text:p>1.449713963692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9073572689196">
                <text:p>2.390735726891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955725967776">
                <text:p>1.09557259677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3118538856283">
                <text:p>1.131185388562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0853991652573">
                <text:p>1.908539916525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4242672908962">
                <text:p>1.242426729089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287221051224">
                <text:p>1.32872210512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47980338817354">
                <text:p>1.479803388173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0395944015651">
                <text:p>1.403959440156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1317057401243">
                <text:p>1.313170574012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8441727089688">
                <text:p>1.684417270896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7388440553448">
                <text:p>1.573884405534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7494018300535">
                <text:p>1.17494018300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7553318681073">
                <text:p>1.475533186810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5451720773429">
                <text:p>1.254517207734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375771462235">
                <text:p>1.23757714622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456109595093">
                <text:p>1.24561095950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8531350778928">
                <text:p>1.385313507789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7823202007001">
                <text:p>1.27823202007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45869710191395">
                <text:p>1.458697101913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0198891870618">
                <text:p>2.70198891870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4431520995952">
                <text:p>1.644315209959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9908107962386">
                <text:p>1.599081079623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91360336019291">
                <text:p>1.913603360192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9475335317234">
                <text:p>1.194753353172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3249351979026">
                <text:p>1.432493519790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9542160134824">
                <text:p>1.795421601348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67746454721331">
                <text:p>1.677464547213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53764642033797">
                <text:p>1.537646420337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39804249442613">
                <text:p>1.398042494426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8174274521895">
                <text:p>1.081742745218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2355109306867">
                <text:p>1.23551093068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3376891572985">
                <text:p>1.133768915729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4120903249138">
                <text:p>1.441209032491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8751155799766">
                <text:p>1.687511557997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53297043587892">
                <text:p>2.532970435878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7279297070258">
                <text:p>1.272792970702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964761880236">
                <text:p>1.19647618802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7866879397589">
                <text:p>1.378668793975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2220944885701">
                <text:p>1.222209448857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67463551375092">
                <text:p>1.674635513750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5279078533092">
                <text:p>1.352790785330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3410440277093">
                <text:p>1.834104402770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34825773895795">
                <text:p>2.348257738957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0131195226449">
                <text:p>1.901311952264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3546712864976">
                <text:p>1.035467128649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130220498842">
                <text:p>2.1302204988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74933493336016">
                <text:p>1.749334933360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0859596036376">
                <text:p>1.208595960363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33888057299174">
                <text:p>3.338880572991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09151086099047">
                <text:p>2.091510860990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6277848567459">
                <text:p>1.362778485674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1067668942317">
                <text:p>1.410676689423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0543871697672">
                <text:p>1.105438716976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8547865048002">
                <text:p>1.78547865048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2728542067873">
                <text:p>1.327285420678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13050320214987">
                <text:p>2.130503202149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35278027956781">
                <text:p>1.352780279567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7975987008832">
                <text:p>1.379759870088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85506991784201">
                <text:p>1.855069917842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38257882455397">
                <text:p>2.382578824553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0914749633884">
                <text:p>1.409147496338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31407353897349">
                <text:p>1.314073538973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6656762449253">
                <text:p>1.66567624492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61696887358881">
                <text:p>1.616968873588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1691036069874">
                <text:p>1.116910360698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67460475396199">
                <text:p>1.674604753961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8019757080251">
                <text:p>1.280197570802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37269131216266">
                <text:p>1.372691312162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92797535931817">
                <text:p>1.927975359318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96855220062869">
                <text:p>1.968552200628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1071894214962">
                <text:p>1.310718942149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417177109084">
                <text:p>1.54171771090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1304774246636">
                <text:p>1.313047742466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9128269101849">
                <text:p>1.291282691018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7691633435497">
                <text:p>1.76916334354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29408387234495">
                <text:p>1.294083872344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43863275885196">
                <text:p>2.438632758851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11875202523164">
                <text:p>2.118752025231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1646555757376">
                <text:p>1.316465557573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1624670276877">
                <text:p>1.416246702768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2586414354648">
                <text:p>1.325864143546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2517814254551">
                <text:p>1.225178142545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1464599752192">
                <text:p>1.314645997521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6151176067671">
                <text:p>1.861511760676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3704865315111">
                <text:p>1.337048653151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24765840354662">
                <text:p>1.247658403546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25349905459365">
                <text:p>1.253499054593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0500390726984">
                <text:p>2.305003907269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69675978189178">
                <text:p>1.696759781891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153494552819">
                <text:p>1.31534945528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2695003636825">
                <text:p>2.26950036368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04845062807947">
                <text:p>2.048450628079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8717788545329">
                <text:p>1.87177885453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00725421689777">
                <text:p>2.007254216897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9254270531251">
                <text:p>1.092542705312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25620736435247">
                <text:p>1.256207364352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9833727555261">
                <text:p>1.598337275552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24797291717358">
                <text:p>1.247972917173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7936082499074">
                <text:p>1.979360824990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37500151506456">
                <text:p>1.375001515064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94381177328626">
                <text:p>1.943811773286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29924613488396">
                <text:p>1.299246134883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61868914395863">
                <text:p>1.618689143958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3528206781757">
                <text:p>1.635282067817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11473915987668">
                <text:p>1.114739159876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43610819378653">
                <text:p>1.436108193786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2042768483244">
                <text:p>1.20427684832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71735003934912">
                <text:p>1.717350039349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2862077490854">
                <text:p>1.528620774908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22262418930568">
                <text:p>1.222624189305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24060872941293">
                <text:p>1.240608729412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80332478685932">
                <text:p>1.803324786859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3281336163732">
                <text:p>1.332813361637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72493181851862">
                <text:p>1.724931818518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969638247019">
                <text:p>1.59696382470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28099421709998">
                <text:p>1.280994217099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44929335884409">
                <text:p>1.449293358844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48797021877318">
                <text:p>1.487970218773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5045499052571">
                <text:p>1.250454990525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9667139490688">
                <text:p>1.596671394906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48005409547001">
                <text:p>1.480054095470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20001693540801">
                <text:p>2.200016935408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10459230444725">
                <text:p>1.104592304447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23728897793137">
                <text:p>1.237288977931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26949275393962">
                <text:p>1.269492753939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22380387855619">
                <text:p>1.223803878556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21488877486492">
                <text:p>1.214888774864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37875261519">
                <text:p>1.378752615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13985231836567">
                <text:p>1.139852318365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25115792304754">
                <text:p>1.251157923047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14942473815977">
                <text:p>1.149424738159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327802363818">
                <text:p>1.3278023638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1954173438324">
                <text:p>1.519541734383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19522058982607">
                <text:p>1.195220589826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28456622780809">
                <text:p>1.284566227808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61274105928491">
                <text:p>1.612741059284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29167460786281">
                <text:p>1.291674607862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20716120323916">
                <text:p>1.207161203239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30277078795716">
                <text:p>1.302770787957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23750484410254">
                <text:p>2.237504844102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3046025681385">
                <text:p>1.530460256813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23275100391002">
                <text:p>1.232751003910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25159792173732">
                <text:p>1.251597921737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16044860291786">
                <text:p>1.160448602917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26046710346611">
                <text:p>1.260467103466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89862609662713">
                <text:p>1.898626096627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9666070725506">
                <text:p>1.796660707255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39857984177339">
                <text:p>1.398579841773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2788174561414">
                <text:p>1.327881745614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64104700855952">
                <text:p>1.641047008559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1326985631379">
                <text:p>1.13269856313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32941385361632">
                <text:p>1.329413853616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4915902422853">
                <text:p>1.149159024228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34487360093355">
                <text:p>1.344873600933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0076487606427">
                <text:p>1.300764876064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14617202444477">
                <text:p>1.146172024444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07982385010879">
                <text:p>1.079823850108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71685307796817">
                <text:p>1.716853077968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3343275941465">
                <text:p>1.33432759414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46306512809965">
                <text:p>1.463065128099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80498141245613">
                <text:p>1.804981412456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32720673466692">
                <text:p>2.327206734666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19473075764203">
                <text:p>1.194730757642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72620691444891">
                <text:p>1.726206914448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97868806091694">
                <text:p>1.978688060916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69259467492037">
                <text:p>2.692594674920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28487811456278">
                <text:p>1.284878114562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27571373813254">
                <text:p>1.275713738132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30911732231517">
                <text:p>1.309117322315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24749578864362">
                <text:p>2.247495788643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48198812144677">
                <text:p>1.481988121446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25235430265444">
                <text:p>1.252354302654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35379127041648">
                <text:p>1.353791270416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2547639357286">
                <text:p>1.25476393572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1599493094282">
                <text:p>1.515994930942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46266295187899">
                <text:p>1.462662951878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3278947902091">
                <text:p>1.532789479020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3214504951303">
                <text:p>1.132145049513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24498397127226">
                <text:p>1.244983971272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02759099852822">
                <text:p>2.027590998528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38434615895971">
                <text:p>1.384346158959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32500165967774">
                <text:p>1.325001659677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2384339403789">
                <text:p>1.23843394037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26115390615571">
                <text:p>1.261153906155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22558757068124">
                <text:p>2.225587570681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28752824603576">
                <text:p>1.287528246035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5808487990346">
                <text:p>1.558084879903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96522630750655">
                <text:p>1.965226307506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465416665447">
                <text:p>1.14654166654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47970366724415">
                <text:p>1.479703667244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47122604048618">
                <text:p>1.471226040486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84742758630032">
                <text:p>1.847427586300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271726503035">
                <text:p>1.52717265030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7838624078914">
                <text:p>1.178386240789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26445489019012">
                <text:p>1.264454890190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43025880761131">
                <text:p>1.430258807611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3725722442614">
                <text:p>1.537257224426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4353853066085">
                <text:p>1.43538530660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20568362003523">
                <text:p>1.205683620035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04811139016265">
                <text:p>2.048111390162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7131747025358">
                <text:p>1.571317470253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21973687649853">
                <text:p>1.219736876498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16221109631834">
                <text:p>1.162211096318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5476919549459">
                <text:p>1.154769195494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6309258792278">
                <text:p>1.563092587922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3069379429458">
                <text:p>1.530693794294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88554714523991">
                <text:p>1.885547145239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2447251957302">
                <text:p>1.24472519573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27662652829821">
                <text:p>1.276626528298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6761388832314">
                <text:p>1.67613888323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68464830113852">
                <text:p>1.684648301138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438446375122">
                <text:p>1.44384463751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39953165148132">
                <text:p>1.399531651481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1679411910447">
                <text:p>1.16794119104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33461769865849">
                <text:p>1.334617698658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44394748207374">
                <text:p>1.443947482073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28432606152517">
                <text:p>1.284326061525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33131640932806">
                <text:p>1.331316409328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19278772598763">
                <text:p>1.192787725987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3754341335341">
                <text:p>1.37543413353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66988169899815">
                <text:p>1.669881698998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6547041655967">
                <text:p>1.565470416559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39317321508852">
                <text:p>1.393173215088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43710014929398">
                <text:p>1.437100149293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32263646109077">
                <text:p>1.322636461090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27089463216952">
                <text:p>1.270894632169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23777425606481">
                <text:p>1.237774256064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11152584030821">
                <text:p>2.111525840308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47102783313106">
                <text:p>1.471027833131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85904875980741">
                <text:p>1.859048759807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18804236539695">
                <text:p>1.188042365396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2593285936178">
                <text:p>1.25932859361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36547673309361">
                <text:p>1.3654767330936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22848611873522">
                <text:p>1.228486118735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85690043389219">
                <text:p>1.856900433892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3598668699961">
                <text:p>1.535986686999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93126195607124">
                <text:p>1.931261956071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47004612855967">
                <text:p>1.470046128559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7376908946266">
                <text:p>1.673769089462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18631604093465">
                <text:p>1.186316040934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859189330399">
                <text:p>1.68591893303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84523946864344">
                <text:p>1.845239468643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0267352422276">
                <text:p>1.502673524222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20639615150654">
                <text:p>1.206396151506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26309812631892">
                <text:p>1.263098126318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35438936145411">
                <text:p>1.354389361454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36944257243377">
                <text:p>1.369442572433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80054281291386">
                <text:p>1.800542812913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26881317534351">
                <text:p>1.268813175343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90181131541693">
                <text:p>1.901811315416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87732688286103">
                <text:p>1.877326882861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20221886610899">
                <text:p>1.202218866108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3306849114492">
                <text:p>1.33068491144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18555785025876">
                <text:p>1.185557850258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76614267057382">
                <text:p>1.766142670573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16807747424126">
                <text:p>2.168077474241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0519304876399">
                <text:p>1.505193048763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66468915048376">
                <text:p>1.664689150483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14045911895335">
                <text:p>1.140459118953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42327780069557">
                <text:p>2.423277800695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0659292594734">
                <text:p>1.506592925947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19640820275948">
                <text:p>1.196408202759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42382210411322">
                <text:p>1.423822104113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25999569732852">
                <text:p>1.259995697328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99066298568994">
                <text:p>1.990662985689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4927031241589">
                <text:p>1.49270312415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29680354086291">
                <text:p>1.296803540862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46449456513729">
                <text:p>1.464494565137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26823385207324">
                <text:p>1.268233852073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11997134719988">
                <text:p>1.119971347199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25469209797662">
                <text:p>2.254692097976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0677835569058">
                <text:p>1.506778355690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27210017000077">
                <text:p>1.272100170000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24113250363004">
                <text:p>1.241132503630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13926088916001">
                <text:p>1.139260889160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86096495594839">
                <text:p>1.860964955948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27775335736279">
                <text:p>1.277753357362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21768978485985">
                <text:p>1.217689784859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32275636509058">
                <text:p>1.322756365090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5810069466773">
                <text:p>1.558100694667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27365236852463">
                <text:p>2.273652368524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10614051018374">
                <text:p>1.106140510183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0233834127152">
                <text:p>1.502338341271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61716781050634">
                <text:p>1.617167810506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3781432139529">
                <text:p>1.337814321395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65557421109066">
                <text:p>1.655574211090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32947216198758">
                <text:p>1.329472161987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36912049882679">
                <text:p>2.369120498826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2555481339928">
                <text:p>1.25554813399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3514447857295">
                <text:p>1.235144478572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1404335941395">
                <text:p>1.514043359413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73971959537032">
                <text:p>1.739719595370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627745817303">
                <text:p>1.6277458173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25226072425279">
                <text:p>1.252260724252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23762663479782">
                <text:p>1.237626634797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2457222728987">
                <text:p>1.24572227289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0289649697251">
                <text:p>1.502896496972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0720415127656">
                <text:p>1.07204151276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64155126851232">
                <text:p>1.641551268512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17157450388219">
                <text:p>2.171574503882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2975666116614">
                <text:p>1.329756661166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11814181832267">
                <text:p>2.118141818322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2172490971773">
                <text:p>1.21724909717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63301390010023">
                <text:p>2.633013900100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61718957776247">
                <text:p>1.617189577762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991194879751">
                <text:p>1.49911948797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8898217533762">
                <text:p>1.488982175337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3914682581974">
                <text:p>1.39146825819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37869396908152">
                <text:p>1.378693969081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12236778456289">
                <text:p>2.122367784562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31098031235163">
                <text:p>1.310980312351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60689264139457">
                <text:p>1.606892641394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27497845246269">
                <text:p>1.274978452462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43429495491621">
                <text:p>1.434294954916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81092750916237">
                <text:p>1.810927509162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16336901612372">
                <text:p>1.163369016123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50611425835496">
                <text:p>1.506114258354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41535958716528">
                <text:p>1.415359587165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62244936098662">
                <text:p>1.622449360986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77947684185249">
                <text:p>1.779476841852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3315228060424">
                <text:p>1.533152280604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81236186645809">
                <text:p>1.812361866458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4415597346255">
                <text:p>1.544155973462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6114114634437">
                <text:p>1.161141146344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93612955613693">
                <text:p>1.936129556136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17669785205663">
                <text:p>1.176697852056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25142022770357">
                <text:p>1.251420227703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14893373618727">
                <text:p>2.148933736187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32424781138575">
                <text:p>1.324247811385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25119999923513">
                <text:p>1.251199999235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75102138224096">
                <text:p>1.751021382240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06364687271241">
                <text:p>1.0636468727124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12057952722545">
                <text:p>2.120579527225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12811751386653">
                <text:p>3.128117513866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21822889831036">
                <text:p>1.218228898310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06874462668036">
                <text:p>2.068744626680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29922774024693">
                <text:p>1.299227740246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1546565190006">
                <text:p>1.15465651900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6397263034182">
                <text:p>1.563972630341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34903197753762">
                <text:p>1.349031977537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11319807506877">
                <text:p>1.113198075068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66755791648804">
                <text:p>1.667557916488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19556070877709">
                <text:p>1.195560708777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75851645318548">
                <text:p>1.758516453185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3834935678385">
                <text:p>1.383493567838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32104003162151">
                <text:p>1.321040031621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09031184775295">
                <text:p>2.090311847752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25709745054406">
                <text:p>1.257097450544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64309831843259">
                <text:p>1.6430983184325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28500091982653">
                <text:p>1.285000919826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17662713943569">
                <text:p>1.176627139435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80599655857382">
                <text:p>1.8059965585738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04379066628831">
                <text:p>1.043790666288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19146715344814">
                <text:p>1.191467153448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38075086737678">
                <text:p>1.380750867376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38722951832711">
                <text:p>1.387229518327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20717474455234">
                <text:p>1.2071747445523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28060880922468">
                <text:p>1.280608809224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85639532845511">
                <text:p>1.856395328455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34534252581368">
                <text:p>1.345342525813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31824249205543">
                <text:p>1.318242492055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21315556741054">
                <text:p>1.2131555674105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1404897453583">
                <text:p>1.14048974535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46988308199879">
                <text:p>1.469883081998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07363201333154">
                <text:p>2.073632013331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38598361076782">
                <text:p>2.385983610767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43003387628272">
                <text:p>1.430033876282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32413987317489">
                <text:p>2.324139873174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3746542412726">
                <text:p>1.374654241272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56544611412352">
                <text:p>1.5654461141235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03718412255673">
                <text:p>1.037184122556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67983271993615">
                <text:p>1.679832719936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14664565124935">
                <text:p>1.1466456512493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1469453120957">
                <text:p>1.14694531209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26387779151965">
                <text:p>1.2638777915196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49095911989387">
                <text:p>1.4909591198938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34747170721464">
                <text:p>1.347471707214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09174144099229">
                <text:p>2.091741440992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39423894097271">
                <text:p>1.3942389409727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39403190577136">
                <text:p>1.394031905771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24254705477182">
                <text:p>1.242547054771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23762032315121">
                <text:p>1.237620323151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26225658983841">
                <text:p>1.262256589838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07972549355152">
                <text:p>1.079725493551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30920380756128">
                <text:p>1.309203807561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63299755568692">
                <text:p>1.632997555686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37432262069439">
                <text:p>1.374322620694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29748828376056">
                <text:p>1.297488283760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12472869587034">
                <text:p>1.124728695870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23461142342147">
                <text:p>1.2346114234214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0782082745936">
                <text:p>2.07820827459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61413718722527">
                <text:p>1.614137187225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73205760461978">
                <text:p>1.732057604619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30855209479711">
                <text:p>2.308552094797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13014774299106">
                <text:p>1.130147742991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40059758488575">
                <text:p>1.400597584885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38983550568007">
                <text:p>1.3898355056800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31903128399021">
                <text:p>1.3190312839902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83183412594396">
                <text:p>1.831834125943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67967044357222">
                <text:p>1.679670443572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3111126775205">
                <text:p>1.31111267752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55900260195299">
                <text:p>1.559002601952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21909649029432">
                <text:p>2.219096490294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35472328623738">
                <text:p>1.354723286237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14985257391613">
                <text:p>1.149852573916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12346438731134">
                <text:p>2.123464387311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52139750862513">
                <text:p>1.521397508625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24223830486456">
                <text:p>1.242238304864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36001787623924">
                <text:p>1.360017876239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73125606121801">
                <text:p>1.7312560612180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76612404309371">
                <text:p>1.7661240430937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52004050655382">
                <text:p>1.520040506553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46159661133247">
                <text:p>1.4615966113324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30745969410739">
                <text:p>1.3074596941073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94613501242369">
                <text:p>1.946135012423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87446109935539">
                <text:p>1.8744610993553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44252220187411">
                <text:p>1.442522201874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26277937167002">
                <text:p>1.2627793716700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39919616488736">
                <text:p>1.399196164887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15084206565893">
                <text:p>1.1508420656589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42492027967409">
                <text:p>1.424920279674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2495344957573">
                <text:p>1.1249534495757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80543465075363">
                <text:p>1.805434650753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33566429911411">
                <text:p>1.335664299114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33567523600453">
                <text:p>2.3356752360045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50605130405229">
                <text:p>1.5060513040522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18474317617988">
                <text:p>1.1847431761798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06240725420422">
                <text:p>2.062407254204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29582010654404">
                <text:p>1.295820106544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66039158575881">
                <text:p>1.6603915857588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47284860819373">
                <text:p>1.4728486081937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9632282138028">
                <text:p>1.96322821380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42080864430741">
                <text:p>1.4208086443074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80384554426592">
                <text:p>1.803845544265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16541606916981">
                <text:p>1.165416069169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46244443628042">
                <text:p>1.4624444362804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09117894834303">
                <text:p>2.091178948343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90693044062381">
                <text:p>1.9069304406238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20407241538246">
                <text:p>1.2040724153824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64278505985164">
                <text:p>1.642785059851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3550881770499">
                <text:p>1.355088177049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25318220142221">
                <text:p>1.253182201422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75484773796173">
                <text:p>1.754847737961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36751957077483">
                <text:p>1.367519570774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4907362132437">
                <text:p>1.149073621324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16599357876078">
                <text:p>1.1659935787607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10396015944309">
                <text:p>1.103960159443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7771721129148">
                <text:p>1.77717211291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55867876782258">
                <text:p>1.558678767822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31606906103987">
                <text:p>1.316069061039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61168333611947">
                <text:p>1.6116833361194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59818794224236">
                <text:p>1.5981879422423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36267364966046">
                <text:p>1.362673649660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3280205256948">
                <text:p>1.32802052569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63322115673679">
                <text:p>1.633221156736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04145686597042">
                <text:p>2.041456865970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56905697276297">
                <text:p>1.569056972762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72501956519885">
                <text:p>1.7250195651988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18545826852506">
                <text:p>1.185458268525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51688582975755">
                <text:p>1.516885829757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40034022726248">
                <text:p>1.400340227262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79959298513623">
                <text:p>1.799592985136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85439210476748">
                <text:p>1.854392104767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46558169581621">
                <text:p>1.465581695816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38015993684634">
                <text:p>1.380159936846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25321969407804">
                <text:p>1.253219694078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77005382853784">
                <text:p>1.770053828537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31718149014888">
                <text:p>1.317181490148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24695990605925">
                <text:p>1.246959906059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19921462152248">
                <text:p>1.199214621522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28732599102365">
                <text:p>1.2873259910236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45268277877168">
                <text:p>1.452682778771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53274845955992">
                <text:p>1.5327484595599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37918441819631">
                <text:p>1.379184418196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3308215226187">
                <text:p>1.330821522618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82859071410357">
                <text:p>1.828590714103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45638492555847">
                <text:p>1.4563849255584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23091219161248">
                <text:p>1.230912191612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28279455925123">
                <text:p>1.2827945592512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44183970063439">
                <text:p>1.4418397006343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48953104313076">
                <text:p>1.489531043130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21542564030356">
                <text:p>1.215425640303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10866753303077">
                <text:p>2.108667533030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61519455324913">
                <text:p>1.615194553249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63395784854305">
                <text:p>1.633957848543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20347015240305">
                <text:p>1.203470152403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16036993831142">
                <text:p>1.1603699383114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07225554181959">
                <text:p>2.0722555418195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28761958890222">
                <text:p>1.287619588902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.16316005491767">
                <text:p>4.163160054917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47024451130063">
                <text:p>1.470244511300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51054616297122">
                <text:p>1.510546162971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54014011998729">
                <text:p>1.540140119987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22578903870305">
                <text:p>2.225789038703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21619840807358">
                <text:p>1.2161984080735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71039158778082">
                <text:p>1.7103915877808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38688631384155">
                <text:p>1.386886313841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20390186857954">
                <text:p>1.2039018685795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63451289576904">
                <text:p>1.6345128957690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26579456402711">
                <text:p>1.265794564027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51758657595224">
                <text:p>1.517586575952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08321492439918">
                <text:p>2.0832149243991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22011802364844">
                <text:p>1.220118023648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93847315688677">
                <text:p>1.938473156886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20224370836109">
                <text:p>1.202243708361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36652506663933">
                <text:p>2.3665250666393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5509016428681">
                <text:p>1.550901642868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71787077687064">
                <text:p>1.717870776870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46491633455815">
                <text:p>1.464916334558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26820571062808">
                <text:p>1.268205710628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7639644041413">
                <text:p>1.76396440414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44138633055399">
                <text:p>1.441386330553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69752425522005">
                <text:p>1.697524255220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24921041168936">
                <text:p>1.2492104116893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46108910887856">
                <text:p>1.461089108878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86376482977905">
                <text:p>1.863764829779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84504520656514">
                <text:p>1.845045206565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07721697869108">
                <text:p>1.077216978691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14574503709519">
                <text:p>1.145745037095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37873552778677">
                <text:p>1.3787355277867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42604583076075">
                <text:p>2.426045830760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2501247374682">
                <text:p>1.250124737468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70030606594458">
                <text:p>1.7003060659445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7537912175709">
                <text:p>1.753791217570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73509715031248">
                <text:p>1.735097150312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29262661531704">
                <text:p>1.2926266153170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09308868166009">
                <text:p>1.093088681660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32754970911027">
                <text:p>1.3275497091102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75876694540339">
                <text:p>1.7587669454033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57653159299904">
                <text:p>1.5765315929990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40026254409826">
                <text:p>1.4002625440982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23876773128595">
                <text:p>1.238767731285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9079590290931">
                <text:p>1.90795902909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33440468346537">
                <text:p>1.3344046834653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43944542209652">
                <text:p>1.439445422096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2788577254082">
                <text:p>1.278857725408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67386075759531">
                <text:p>1.6738607575953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89510572210744">
                <text:p>1.8951057221074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75805783931626">
                <text:p>1.7580578393162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25236844536324">
                <text:p>1.252368445363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34514223555603">
                <text:p>1.345142235556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11422869953721">
                <text:p>2.1142286995372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45890531536405">
                <text:p>1.458905315364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47921002886947">
                <text:p>1.4792100288694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46984218409857">
                <text:p>1.4698421840985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35548228196932">
                <text:p>1.3554822819693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40604273899101">
                <text:p>1.406042738991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91868865359124">
                <text:p>1.918688653591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29787822547539">
                <text:p>1.2978782254753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18162581342483">
                <text:p>1.1816258134248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12512891222701">
                <text:p>1.1251289122270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23011133343961">
                <text:p>1.2301113334396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66818596377465">
                <text:p>1.6681859637746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27354178737826">
                <text:p>1.273541787378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29332025661432">
                <text:p>1.2933202566143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47127640738385">
                <text:p>1.4712764073838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07710135555108">
                <text:p>2.077101355551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03223015395142">
                <text:p>2.0322301539514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87100516628203">
                <text:p>1.871005166282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53729256753165">
                <text:p>1.537292567531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04336040142917">
                <text:p>2.043360401429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75416114184042">
                <text:p>1.7541611418404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31469178660248">
                <text:p>1.3146917866024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47168389290957">
                <text:p>1.4716838929095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69767715143352">
                <text:p>1.697677151433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5083205497449">
                <text:p>1.508320549744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3136127653027">
                <text:p>1.31361276530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20853699586354">
                <text:p>1.208536995863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40730864642745">
                <text:p>1.4073086464274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11966484338573">
                <text:p>2.1196648433857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59333697691234">
                <text:p>1.593336976912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14890479732107">
                <text:p>1.148904797321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16625500915868">
                <text:p>2.1662550091586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42198688263875">
                <text:p>1.421986882638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40206892786872">
                <text:p>1.4020689278687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24387080327224">
                <text:p>1.243870803272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35045724533832">
                <text:p>1.3504572453383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64803778257838">
                <text:p>1.648037782578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27975838908697">
                <text:p>1.2797583890869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52077797997334">
                <text:p>1.5207779799733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51830127780503">
                <text:p>1.5183012778050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75027286089166">
                <text:p>1.750272860891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52930924927237">
                <text:p>1.529309249272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4708024186052">
                <text:p>1.47080241860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4323325763281">
                <text:p>1.432332576328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7439739528131">
                <text:p>1.743973952813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1317051024375">
                <text:p>1.13170510243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51535743263279">
                <text:p>1.5153574326327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59029888252154">
                <text:p>1.5902988825215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22203608713798">
                <text:p>3.2220360871379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65167410334577">
                <text:p>1.651674103345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16516774701246">
                <text:p>1.1651677470124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337637844711">
                <text:p>1.3376378447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24094782362276">
                <text:p>1.240947823622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11033003594246">
                <text:p>1.110330035942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1824287656659">
                <text:p>1.182428765665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5655807231251">
                <text:p>1.56558072312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08612855894807">
                <text:p>1.0861285589480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20873505304693">
                <text:p>1.208735053046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6476223203549">
                <text:p>1.647622320354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274318773577">
                <text:p>1.27431877357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29710624556224">
                <text:p>1.297106245562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32952533708044">
                <text:p>1.3295253370804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20296339707431">
                <text:p>1.202963397074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54944646982372">
                <text:p>1.549446469823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23598754153702">
                <text:p>2.2359875415370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78594882434817">
                <text:p>1.785948824348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33954556430435">
                <text:p>1.339545564304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18339856236961">
                <text:p>1.1833985623696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70431669523095">
                <text:p>1.7043166952309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3710453201827">
                <text:p>1.371045320182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18771698038667">
                <text:p>1.1877169803866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62130049349907">
                <text:p>1.621300493499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28448177837487">
                <text:p>1.2844817783748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45483129127185">
                <text:p>1.454831291271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83437270326264">
                <text:p>1.8343727032626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44270666864167">
                <text:p>1.442706668641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42710203983134">
                <text:p>1.427102039831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18872079231892">
                <text:p>1.1887207923189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53698597764022">
                <text:p>1.536985977640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36305559371346">
                <text:p>1.3630555937134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29342675487215">
                <text:p>1.293426754872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31771890634308">
                <text:p>2.317718906343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13496186936251">
                <text:p>1.1349618693625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31201035430637">
                <text:p>1.3120103543063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88371996231599">
                <text:p>1.8837199623159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90185563598241">
                <text:p>1.9018556359824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44593481645437">
                <text:p>1.4459348164543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22342748705165">
                <text:p>1.2234274870516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06812859050316">
                <text:p>1.068128590503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0211744146092">
                <text:p>2.021174414609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19701394152375">
                <text:p>1.197013941523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79657492864753">
                <text:p>2.7965749286475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23760685932909">
                <text:p>1.2376068593290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67921783365849">
                <text:p>1.6792178336584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53527181726753">
                <text:p>1.5352718172675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35743355311084">
                <text:p>1.3574335531108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9066890267213">
                <text:p>1.90668902672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23080092366731">
                <text:p>1.2308009236673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16179563588711">
                <text:p>1.161795635887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13818249083093">
                <text:p>1.1381824908309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15280390943036">
                <text:p>1.1528039094303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61457501622077">
                <text:p>1.614575016220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3643745049598">
                <text:p>1.364374504959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28486581263354">
                <text:p>1.2848658126335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63688968745834">
                <text:p>1.636889687458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32627340249684">
                <text:p>1.3262734024968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56763277600756">
                <text:p>1.5676327760075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35086118576121">
                <text:p>1.3508611857612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55829079043491">
                <text:p>1.558290790434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6771876176636">
                <text:p>1.67718761766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11868289033225">
                <text:p>2.118682890332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45698896402065">
                <text:p>1.4569889640206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22950794962569">
                <text:p>1.2295079496256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84661725862075">
                <text:p>1.846617258620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6406295332525">
                <text:p>1.64062953325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25057261284452">
                <text:p>1.2505726128445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3528231010931">
                <text:p>1.352823101093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44520006081995">
                <text:p>1.4452000608199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46710494413052">
                <text:p>1.467104944130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64744689812133">
                <text:p>1.6474468981213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64109544198235">
                <text:p>1.641095441982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27584553691196">
                <text:p>1.275845536911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89825244972397">
                <text:p>1.8982524497239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30692757804828">
                <text:p>1.306927578048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74905329828058">
                <text:p>1.749053298280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64989510945376">
                <text:p>2.649895109453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14569184440385">
                <text:p>1.1456918444038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67866793483691">
                <text:p>1.678667934836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24132983573003">
                <text:p>1.2413298357300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79970179961858">
                <text:p>1.7997017996185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16902665727222">
                <text:p>1.169026657272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42073458697354">
                <text:p>1.4207345869735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68708828102894">
                <text:p>1.687088281028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28635380346773">
                <text:p>1.2863538034677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3776020078802">
                <text:p>1.377602007880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7382441295401">
                <text:p>1.738244129540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33269394413489">
                <text:p>1.3326939441348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19661598026168">
                <text:p>1.196615980261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156036258159">
                <text:p>2.1560362581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19213260157423">
                <text:p>1.1921326015742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48132842400626">
                <text:p>1.481328424006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54589031193312">
                <text:p>1.545890311933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33231187719423">
                <text:p>1.3323118771942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25331630489506">
                <text:p>1.2533163048950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46040466223488">
                <text:p>1.4604046622348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34660137863059">
                <text:p>1.3466013786305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2583333931705">
                <text:p>1.25833339317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33875019476118">
                <text:p>1.3387501947611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74225889248969">
                <text:p>1.7422588924896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23544442656091">
                <text:p>1.235444426560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35864142751689">
                <text:p>1.3586414275168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39675416857721">
                <text:p>1.396754168577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35724983495368">
                <text:p>2.357249834953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33758760087414">
                <text:p>1.337587600874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09691775274394">
                <text:p>1.0969177527439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19155456291606">
                <text:p>1.1915545629160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8210327330919">
                <text:p>1.821032733091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26621332915513">
                <text:p>1.266213329155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96313786297563">
                <text:p>1.9631378629756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45376251902538">
                <text:p>2.4537625190253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55202142415874">
                <text:p>1.5520214241587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05589672901171">
                <text:p>1.055896729011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47197268948201">
                <text:p>1.471972689482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22931599176749">
                <text:p>1.2293159917674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26603770546389">
                <text:p>1.2660377054638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25719593603541">
                <text:p>1.2571959360354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69155678245736">
                <text:p>1.691556782457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17546504552181">
                <text:p>1.1754650455218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15682397420094">
                <text:p>2.156823974200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65495162019128">
                <text:p>1.6549516201912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46961427251842">
                <text:p>2.4696142725184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33407706812104">
                <text:p>1.3340770681210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18419214628388">
                <text:p>1.1841921462838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98495012166324">
                <text:p>1.9849501216632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0974768307351">
                <text:p>1.09747683073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23069760275165">
                <text:p>1.2306976027516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23416183274188">
                <text:p>1.2341618327418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44438192553764">
                <text:p>1.4443819255376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41727065122952">
                <text:p>1.4172706512295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45913063319016">
                <text:p>1.459130633190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59277294915126">
                <text:p>1.5927729491512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25420156839404">
                <text:p>1.254201568394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99161067535228">
                <text:p>1.9916106753522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37502158514123">
                <text:p>1.3750215851412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18516984562165">
                <text:p>1.185169845621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44741415137869">
                <text:p>1.4474141513786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22110416531778">
                <text:p>1.221104165317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18955921536142">
                <text:p>1.1895592153614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5923987632737">
                <text:p>1.592398763273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38977868736248">
                <text:p>1.3897786873624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29680146486902">
                <text:p>1.2968014648690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5640506059195">
                <text:p>1.564050605919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64205507443746">
                <text:p>2.6420550744374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83069875473231">
                <text:p>1.8306987547323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92632775467007">
                <text:p>1.926327754670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44175272122939">
                <text:p>1.4417527212293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64415521300097">
                <text:p>1.6441552130009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9602248246959">
                <text:p>1.3960224824695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66780998021916">
                <text:p>1.667809980219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20331157304677">
                <text:p>1.2033115730467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37386865025546">
                <text:p>1.3738686502554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4600428634521">
                <text:p>1.460042863452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18099714452181">
                <text:p>1.1809971445218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50898996921868">
                <text:p>1.5089899692186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6859564060403">
                <text:p>1.685956406040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23538658293703">
                <text:p>1.2353865829370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34871000803486">
                <text:p>1.3487100080348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62442043594912">
                <text:p>1.6244204359491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16017965425257">
                <text:p>1.1601796542525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37065182444802">
                <text:p>1.3706518244480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1439855392522">
                <text:p>1.14398553925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57402166976318">
                <text:p>1.574021669763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35155521438763">
                <text:p>1.3515552143876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09071114472283">
                <text:p>1.0907111447228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3009995017684">
                <text:p>1.300999501768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22513459130511">
                <text:p>1.225134591305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79914952497671">
                <text:p>1.7991495249767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50884807897025">
                <text:p>1.508848078970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48665772807709">
                <text:p>1.4866577280770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28119465188869">
                <text:p>1.2811946518886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18992227294038">
                <text:p>1.1899222729403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17893265785134">
                <text:p>1.178932657851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27102273083359">
                <text:p>1.2710227308335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43846477269486">
                <text:p>1.4384647726948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46588394951848">
                <text:p>1.4658839495184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93573926828575">
                <text:p>1.935739268285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62144806235202">
                <text:p>1.6214480623520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17827506670388">
                <text:p>2.1782750667038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46513243713162">
                <text:p>1.4651324371316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35951182668655">
                <text:p>1.359511826686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26370649647489">
                <text:p>1.2637064964748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33954333494075">
                <text:p>1.339543334940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42323314592371">
                <text:p>1.4232331459237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40101159999123">
                <text:p>1.4010115999912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67840771981024">
                <text:p>1.678407719810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21195826613695">
                <text:p>1.2119582661369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89794417343468">
                <text:p>1.8979441734346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21211770914">
                <text:p>1.212117709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89741791003554">
                <text:p>1.8974179100355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32942616196254">
                <text:p>1.3294261619625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26909821292717">
                <text:p>2.269098212927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54046593355636">
                <text:p>1.540465933556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4789993194177">
                <text:p>1.4789993194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I1:Sheet1.I21 Sheet1.L1:Sheet1.L21" chart:data-source-has-labels="both" svg:x="1.354cm" svg:y="0.179cm" svg:width="14.319cm" svg:height="7.635cm">
          <chartooo:coordinate-region svg:x="2.24cm" svg:y="0.392cm" svg:width="13.404cm" svg:height="6.323cm"/>
          <chart:axis chart:dimension="x" chart:name="primary-x" chart:style-name="ch3" chartooo:axis-type="auto">
            <chartooo:date-scale/>
            <chart:title svg:x="7.866cm" svg:y="7.995cm" chart:style-name="ch4">
              <text:p>Rapport</text:p>
            </chart:title>
            <chart:categories table:cell-range-address="Sheet1.I2:Sheet1.I21"/>
          </chart:axis>
          <chart:axis chart:dimension="y" chart:name="primary-y" chart:style-name="ch5">
            <chart:title svg:x="0.451cm" svg:y="4.537cm" chart:style-name="ch6">
              <text:p>Effectif</text:p>
            </chart:title>
          </chart:axis>
          <chart:series chart:style-name="ch7" chart:values-cell-range-address="Sheet1.L2:Sheet1.L21" chart:label-cell-address="Sheet1.L1:Sheet1.L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.05">
                <text:p/>
                <draw:g>
                  <svg:desc>Sheet1.I2:Sheet1.I21</svg:desc>
                </draw:g>
              </table:table-cell>
              <table:table-cell office:value-type="float" office:value="21">
                <text:p>21</text:p>
                <draw:g>
                  <svg:desc>Sheet1.L2:Sheet1.L21</svg:desc>
                </draw:g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